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1D000001DB7D2BDBE286204B70.png" manifest:media-type="image/png"/>
  <manifest:file-entry manifest:full-path="Pictures/10000000000008A80000067E8F735EA6ED9F0C0B.jpg" manifest:media-type="image/jpeg"/>
  <manifest:file-entry manifest:full-path="Pictures/10000001000001090000006F47BB9789C9C0FA55.png" manifest:media-type="image/png"/>
  <manifest:file-entry manifest:full-path="Pictures/100048B800001B6E00000B7822A3FAAEBE51E006.wmf" manifest:media-type="image/x-wmf"/>
  <manifest:file-entry manifest:full-path="Pictures/10000001000001B9000001219F9F77CFE0FDB8A0.png" manifest:media-type="image/png"/>
  <manifest:file-entry manifest:full-path="Pictures/10001EB70000819B00003A653728BE2E112D5303.svg" manifest:media-type="image/svg+xml"/>
  <manifest:file-entry manifest:full-path="Pictures/1000000000000008000000089442829B9654ACB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 style:font-charset="x-symbol"/>
    <style:font-face style:name="DejaVu Sans3" svg:font-family="'DejaVu Sans'" style:font-pitch="variable" style:font-charset="x-symbol"/>
    <style:font-face style:name="DejaVu Sans4" svg:font-family="'DejaVu Sans'" style:font-family-generic="modern" style:font-pitch="variable"/>
    <style:font-face style:name="DejaVu Sans5" svg:font-family="'DejaVu Sans'" style:font-pitch="variable"/>
    <style:font-face style:name="Droid Sans Fallback" svg:font-family="'Droid Sans Fallback'" style:font-family-generic="swiss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Mono2" svg:font-family="'Liberation Mono'" style:font-family-generic="modern" style:font-pitch="fixed"/>
    <style:font-face style:name="Liberation Mono3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/>
    <style:font-face style:name="Liberation Sans2" svg:font-family="'Liberation Sans'" style:font-adornments="Regular" style:font-family-generic="swiss"/>
    <style:font-face style:name="Liberation Sans3" svg:font-family="'Liberation Sans', Arial" style:font-family-generic="swiss" style:font-pitch="variable"/>
    <style:font-face style:name="Liberation Sans4" svg:font-family="'Liberation Sans'" style:font-family-generic="swiss" style:font-pitch="variable"/>
    <style:font-face style:name="Liberation Sans5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pitch="variable" style:font-charset="x-symbol"/>
    <style:font-face style:name="Liberation Serif4" svg:font-family="'Liberation Serif'" style:font-family-generic="modern" style:font-pitch="variable"/>
    <style:font-face style:name="Liberation Serif5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draw:fill-color="#b37509" draw:opacity="100%" draw:textarea-horizontal-align="justify" draw:textarea-vertical-align="middle" draw:auto-grow-height="false" fo:min-height="1.368cm" fo:min-width="1.118cm" draw:shadow-opacity="100%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14.25cm" fo:min-width="24.5cm"/>
    </style:style>
    <style:style style:name="gr4" style:family="graphic" style:parent-style-name="standard">
      <style:graphic-properties draw:stroke="dash" draw:stroke-dash="Fine_20_Dashed" svg:stroke-color="#000000" draw:fill="solid" draw:fill-color="#f0e6ff" draw:textarea-horizontal-align="justify" draw:textarea-vertical-align="middle" draw:auto-grow-height="false" fo:min-height="3.75cm" fo:min-width="4cm"/>
    </style:style>
    <style:style style:name="gr5" style:family="graphic" style:parent-style-name="standard">
      <style:graphic-properties svg:stroke-color="#000000" draw:fill="hatch" draw:fill-color="#f0e6ff" draw:fill-hatch-name="Hatching_20_2" draw:fill-hatch-solid="true" draw:textarea-horizontal-align="justify" draw:textarea-vertical-align="top" draw:auto-grow-height="false" fo:min-height="2.6cm" fo:min-width="0.5cm" fo:padding-top="0.2cm" fo:padding-bottom="0.2cm"/>
      <style:paragraph-properties style:writing-mode="lr-tb"/>
    </style:style>
    <style:style style:name="gr6" style:family="graphic" style:parent-style-name="standard">
      <style:graphic-properties svg:stroke-color="#000000" draw:fill="hatch" draw:fill-color="#f0e6ff" draw:fill-hatch-name="Hatching_20_2" draw:fill-hatch-solid="true" draw:textarea-horizontal-align="justify" draw:textarea-vertical-align="top" draw:auto-grow-height="false" fo:min-height="2.675cm" fo:min-width="0.5cm" fo:padding-top="0.2cm"/>
      <style:paragraph-properties style:writing-mode="lr-tb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2.75cm" fo:min-width="0.5cm"/>
    </style:style>
    <style:style style:name="gr8" style:family="graphic" style:parent-style-name="standard">
      <style:graphic-properties svg:stroke-color="#000000" draw:fill-color="#f0e6ff" draw:textarea-horizontal-align="justify" draw:textarea-vertical-align="top" draw:auto-grow-height="false" fo:min-height="2.675cm" fo:min-width="0.5cm" fo:padding-top="0.2cm"/>
      <style:paragraph-properties style:writing-mode="lr-tb"/>
    </style:style>
    <style:style style:name="gr9" style:family="graphic" style:parent-style-name="standard">
      <style:graphic-properties svg:stroke-color="#000000" draw:fill-color="#ffffff" draw:textarea-horizontal-align="justify" draw:textarea-vertical-align="top" draw:auto-grow-height="false" fo:min-height="2.675cm" fo:min-width="0.5cm" fo:padding-top="0.2cm"/>
    </style:style>
    <style:style style:name="gr10" style:family="graphic" style:parent-style-name="standard">
      <style:graphic-properties svg:stroke-color="#000000" draw:fill="solid" draw:fill-color="#f0e6ff" draw:fill-hatch-solid="true" draw:textarea-horizontal-align="justify" draw:textarea-vertical-align="top" draw:auto-grow-height="false" fo:min-height="2.675cm" fo:min-width="0.5cm" fo:padding-top="0.2cm"/>
      <style:paragraph-properties style:writing-mode="lr-tb"/>
    </style:style>
    <style:style style:name="gr11" style:family="graphic" style:parent-style-name="standard">
      <style:graphic-properties svg:stroke-width="0.05cm" svg:stroke-color="#000000" draw:marker-start-width="0.355cm" draw:marker-end="Arrow_20_concave" draw:marker-end-width="0.3cm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svg:stroke-color="#000000" draw:fill-color="#ffffcc" draw:textarea-horizontal-align="justify" draw:textarea-vertical-align="middle" draw:auto-grow-height="false" fo:min-height="0.93cm" fo:min-width="2.349cm" fo:wrap-option="no-wrap"/>
      <style:paragraph-properties style:writing-mode="lr-tb"/>
    </style:style>
    <style:style style:name="gr13" style:family="graphic" style:parent-style-name="standard">
      <style:graphic-properties svg:stroke-color="#000000" draw:fill-color="#f0e6ff" draw:textarea-horizontal-align="justify" draw:textarea-vertical-align="top" draw:auto-grow-height="false" fo:min-height="0.674cm" fo:min-width="2.497cm" fo:padding-top="0.2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left" draw:textarea-vertical-align="top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512cm" fo:min-width="15.017cm"/>
    </style:style>
    <style:style style:name="gr16" style:family="graphic" style:parent-style-name="standard">
      <style:graphic-properties svg:stroke-color="#000000" draw:fill="solid" draw:fill-color="#eeeeee" draw:fill-hatch-solid="false" draw:textarea-horizontal-align="justify" draw:textarea-vertical-align="middle" draw:auto-grow-height="false" fo:min-height="2.316cm" fo:min-width="1.575cm"/>
    </style:style>
    <style:style style:name="gr17" style:family="graphic" style:parent-style-name="standard">
      <style:graphic-properties svg:stroke-color="#000000" draw:fill-color="#eeeeee" draw:textarea-horizontal-align="justify" draw:textarea-vertical-align="middle" draw:auto-grow-height="false" fo:min-height="0.261cm" fo:min-width="1.575cm"/>
      <style:paragraph-properties style:writing-mode="lr-tb"/>
    </style:style>
    <style:style style:name="gr18" style:family="graphic" style:parent-style-name="standard">
      <style:graphic-properties svg:stroke-color="#000000" draw:fill="solid" draw:fill-color="#eeeeee" draw:fill-hatch-solid="true" draw:textarea-horizontal-align="justify" draw:textarea-vertical-align="middle" draw:auto-grow-height="false" fo:min-height="2.316cm" fo:min-width="1.575cm"/>
    </style:style>
    <style:style style:name="gr19" style:family="graphic" style:parent-style-name="standard">
      <style:graphic-properties svg:stroke-color="#000000" draw:fill="solid" draw:fill-color="#eeeeee" draw:fill-hatch-solid="true" draw:textarea-horizontal-align="justify" draw:textarea-vertical-align="middle" draw:auto-grow-height="false" fo:min-height="0.261cm" fo:min-width="1.575cm"/>
      <style:paragraph-properties style:writing-mode="lr-tb"/>
    </style:style>
    <style:style style:name="gr20" style:family="graphic" style:parent-style-name="standard">
      <style:graphic-properties svg:stroke-color="#000000" draw:fill-color="#f0e6ff" draw:textarea-horizontal-align="justify" draw:textarea-vertical-align="middle" draw:auto-grow-height="false" fo:min-height="2.316cm" fo:min-width="1.587cm"/>
    </style:style>
    <style:style style:name="gr21" style:family="graphic" style:parent-style-name="standard">
      <style:graphic-properties svg:stroke-color="#000000" draw:fill-color="#f0e6ff" draw:textarea-horizontal-align="justify" draw:textarea-vertical-align="middle" draw:auto-grow-height="false" fo:min-height="0.261cm" fo:min-width="1.587cm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2.316cm" fo:min-width="1.611cm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0.261cm" fo:min-width="1.611cm"/>
    </style:style>
    <style:style style:name="gr24" style:family="graphic" style:parent-style-name="standard">
      <style:graphic-properties svg:stroke-color="#000000" draw:fill-color="#f0e6ff" draw:textarea-horizontal-align="justify" draw:textarea-vertical-align="middle" draw:auto-grow-height="false" fo:min-height="2.316cm" fo:min-width="1.597cm"/>
    </style:style>
    <style:style style:name="gr25" style:family="graphic" style:parent-style-name="standard">
      <style:graphic-properties svg:stroke-color="#000000" draw:fill-color="#f0e6ff" draw:textarea-horizontal-align="justify" draw:textarea-vertical-align="middle" draw:auto-grow-height="false" fo:min-height="0.261cm" fo:min-width="1.597cm"/>
      <style:paragraph-properties style:writing-mode="lr-tb"/>
    </style:style>
    <style:style style:name="gr26" style:family="graphic" style:parent-style-name="standard">
      <style:graphic-properties svg:stroke-color="#000000" draw:fill-color="#eeeeee" draw:textarea-horizontal-align="justify" draw:textarea-vertical-align="middle" draw:auto-grow-height="false" fo:min-height="2.316cm" fo:min-width="1.576cm"/>
    </style:style>
    <style:style style:name="gr27" style:family="graphic" style:parent-style-name="standard">
      <style:graphic-properties svg:stroke-color="#000000" draw:fill-color="#eeeeee" draw:textarea-horizontal-align="justify" draw:textarea-vertical-align="middle" draw:auto-grow-height="false" fo:min-height="0.261cm" fo:min-width="1.576cm"/>
    </style:style>
    <style:style style:name="gr28" style:family="graphic" style:parent-style-name="standard">
      <style:graphic-properties svg:stroke-color="#000000" draw:fill-color="#eeeeee" draw:textarea-horizontal-align="justify" draw:textarea-vertical-align="middle" draw:auto-grow-height="false" fo:min-height="2.316cm" fo:min-width="1.611cm"/>
    </style:style>
    <style:style style:name="gr29" style:family="graphic" style:parent-style-name="standard">
      <style:graphic-properties svg:stroke-color="#000000" draw:fill-color="#eeeeee" draw:textarea-horizontal-align="justify" draw:textarea-vertical-align="middle" draw:auto-grow-height="false" fo:min-height="0.261cm" fo:min-width="1.611cm"/>
    </style:style>
    <style:style style:name="gr30" style:family="graphic" style:parent-style-name="standard">
      <style:graphic-properties svg:stroke-color="#000000" draw:fill-color="#ffffff" draw:textarea-horizontal-align="justify" draw:textarea-vertical-align="middle" draw:auto-grow-height="false" fo:min-height="2.316cm" fo:min-width="1.575cm"/>
    </style:style>
    <style:style style:name="gr31" style:family="graphic" style:parent-style-name="standard">
      <style:graphic-properties svg:stroke-color="#000000" draw:fill-color="#ffffff" draw:textarea-horizontal-align="justify" draw:textarea-vertical-align="middle" draw:auto-grow-height="false" fo:min-height="0.261cm" fo:min-width="1.575cm"/>
    </style:style>
    <style:style style:name="gr32" style:family="graphic" style:parent-style-name="standard">
      <style:graphic-properties svg:stroke-color="#000000" draw:fill-color="#f0e6ff" draw:textarea-horizontal-align="justify" draw:textarea-vertical-align="middle" draw:auto-grow-height="false" fo:min-height="2.316cm" fo:min-width="1.576cm"/>
    </style:style>
    <style:style style:name="gr33" style:family="graphic" style:parent-style-name="standard">
      <style:graphic-properties svg:stroke-color="#000000" draw:fill-color="#f0e6ff" draw:textarea-horizontal-align="justify" draw:textarea-vertical-align="middle" draw:auto-grow-height="false" fo:min-height="0.261cm" fo:min-width="1.576cm"/>
      <style:paragraph-properties style:writing-mode="lr-tb"/>
    </style:style>
    <style:style style:name="gr34" style:family="graphic" style:parent-style-name="standard">
      <style:graphic-properties svg:stroke-color="#000000" draw:fill-color="#eeeeee" draw:textarea-horizontal-align="justify" draw:textarea-vertical-align="middle" draw:auto-grow-height="false" fo:min-height="2.316cm" fo:min-width="1.575cm"/>
    </style:style>
    <style:style style:name="gr35" style:family="graphic" style:parent-style-name="standard">
      <style:graphic-properties svg:stroke-color="#000000" draw:fill-color="#eeeeee" draw:textarea-horizontal-align="justify" draw:textarea-vertical-align="middle" draw:auto-grow-height="false" fo:min-height="0.261cm" fo:min-width="1.575cm"/>
    </style:style>
    <style:style style:name="gr36" style:family="graphic" style:parent-style-name="standard">
      <style:graphic-properties svg:stroke-color="#000000" draw:fill-color="#f0e6ff" draw:textarea-horizontal-align="justify" draw:textarea-vertical-align="middle" draw:auto-grow-height="false" fo:min-height="2.316cm" fo:min-width="1.575cm"/>
    </style:style>
    <style:style style:name="gr37" style:family="graphic" style:parent-style-name="standard">
      <style:graphic-properties svg:stroke-color="#000000" draw:fill-color="#f0e6ff" draw:textarea-horizontal-align="justify" draw:textarea-vertical-align="middle" draw:auto-grow-height="false" fo:min-height="0.261cm" fo:min-width="1.575cm"/>
      <style:paragraph-properties style:writing-mode="lr-tb"/>
    </style:style>
    <style:style style:name="gr38" style:family="graphic" style:parent-style-name="standard">
      <style:graphic-properties svg:stroke-color="#000000" draw:fill="none" draw:textarea-vertical-align="middle" draw:auto-grow-height="false" fo:min-height="23.486cm" fo:min-width="0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cm"/>
      <style:paragraph-properties style:writing-mode="lr-tb"/>
    </style:style>
    <style:style style:name="gr40" style:family="graphic" style:parent-style-name="standard">
      <style:graphic-properties svg:stroke-color="#000000" draw:marker-end="Arrow_20_concave" draw:textarea-vertical-align="middle"/>
    </style:style>
    <style:style style:name="gr41" style:family="graphic" style:parent-style-name="standard">
      <style:graphic-properties svg:stroke-color="#000000" draw:fill-color="#ffffff" draw:textarea-horizontal-align="justify" draw:textarea-vertical-align="middle" draw:auto-grow-height="false" fo:min-height="2.176cm" fo:min-width="0.058cm"/>
    </style:style>
    <style:style style:name="gr42" style:family="graphic" style:parent-style-name="standard">
      <style:graphic-properties svg:stroke-color="#000000" draw:fill-color="#ffffff" draw:textarea-horizontal-align="justify" draw:textarea-vertical-align="middle" draw:auto-grow-height="false" fo:min-height="2.12cm" fo:min-width="0cm"/>
    </style:style>
    <style:style style:name="gr43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 fo:min-height="3.75cm" fo:min-width="4cm"/>
    </style:style>
    <style:style style:name="gr44" style:family="graphic" style:parent-style-name="standard">
      <style:graphic-properties svg:stroke-color="#000000" draw:fill="hatch" draw:fill-color="#ffffff" draw:fill-hatch-name="Hatching_20_2" draw:fill-hatch-solid="false" draw:textarea-horizontal-align="justify" draw:textarea-vertical-align="top" draw:auto-grow-height="false" fo:min-height="2.675cm" fo:min-width="0.5cm" fo:padding-top="0.2cm"/>
      <style:paragraph-properties style:writing-mode="lr-tb"/>
    </style:style>
    <style:style style:name="gr45" style:family="graphic" style:parent-style-name="standard">
      <style:graphic-properties svg:stroke-color="#000000" draw:fill-color="#ffffff" draw:textarea-horizontal-align="justify" draw:textarea-vertical-align="top" draw:auto-grow-height="false" fo:min-height="2.675cm" fo:min-width="0.5cm" fo:padding-top="0.2cm"/>
      <style:paragraph-properties style:writing-mode="lr-tb"/>
    </style:style>
    <style:style style:name="gr46" style:family="graphic" style:parent-style-name="standard">
      <style:graphic-properties svg:stroke-color="#000000" draw:fill-color="#eeeeee" draw:textarea-horizontal-align="justify" draw:textarea-vertical-align="top" draw:auto-grow-height="false" fo:min-height="0.674cm" fo:min-width="2.497cm" fo:padding-top="0.2cm"/>
      <style:paragraph-properties style:writing-mode="lr-tb"/>
    </style:style>
    <style:style style:name="gr47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top" draw:auto-grow-height="false" fo:min-height="2.675cm" fo:min-width="0.5cm" fo:padding-top="0.209cm" fo:padding-bottom="0.134cm" fo:padding-left="0.259cm" fo:padding-right="0.259cm"/>
      <style:paragraph-properties style:writing-mode="lr-tb"/>
    </style:style>
    <style:style style:name="gr48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 fo:min-height="1.75cm" fo:min-width="3cm"/>
    </style:style>
    <style:style style:name="gr49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0.5cm"/>
      <style:paragraph-properties style:writing-mode="lr-tb"/>
    </style:style>
    <style:style style:name="gr50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0.5cm"/>
    </style:style>
    <style:style style:name="gr5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5cm" fo:min-width="0.5cm" fo:padding-top="0.142cm" fo:padding-bottom="0.142cm" fo:padding-left="0.267cm" fo:padding-right="0.267cm"/>
      <style:paragraph-properties style:writing-mode="lr-tb"/>
    </style:style>
    <style:style style:name="gr52" style:family="graphic" style:parent-style-name="standard">
      <style:graphic-properties svg:stroke-color="#000000" draw:fill-color="#eeeeee" draw:textarea-horizontal-align="justify" draw:textarea-vertical-align="middle" draw:auto-grow-height="false" fo:min-height="0.75cm" fo:min-width="0.5cm"/>
      <style:paragraph-properties style:writing-mode="lr-tb"/>
    </style:style>
    <style:style style:name="gr53" style:family="graphic" style:parent-style-name="standard">
      <style:graphic-properties svg:stroke-color="#000000" draw:marker-start="Arrow_20_concave" draw:marker-end="Arrow_20_concave" draw:textarea-vertical-align="middle"/>
    </style:style>
    <style:style style:name="gr54" style:family="graphic" style:parent-style-name="standard">
      <style:graphic-properties svg:stroke-width="0.018cm" svg:stroke-color="#000000" draw:marker-start-width="0.227cm" draw:marker-end="Arrow_20_concave" draw:marker-end-width="0.227cm" draw:textarea-vertical-align="middle" fo:padding-top="0.134cm" fo:padding-bottom="0.134cm" fo:padding-left="0.259cm" fo:padding-right="0.259cm"/>
    </style:style>
    <style:style style:name="gr55" style:family="graphic" style:parent-style-name="standard">
      <style:graphic-properties svg:stroke-color="#000000" draw:fill-color="#ffffcc" draw:textarea-horizontal-align="justify" draw:textarea-vertical-align="middle" draw:auto-grow-height="false" fo:min-height="0.705cm" fo:min-width="1.466cm" fo:wrap-option="no-wrap"/>
      <style:paragraph-properties style:writing-mode="lr-tb"/>
    </style:style>
    <style:style style:name="gr56" style:family="graphic" style:parent-style-name="standard">
      <style:graphic-properties svg:stroke-color="#000000" draw:fill-color="#ffffcc" draw:textarea-horizontal-align="justify" draw:textarea-vertical-align="middle" draw:auto-grow-height="false" fo:min-height="0.62cm" fo:min-width="1.466cm" fo:wrap-option="no-wrap"/>
      <style:paragraph-properties style:writing-mode="lr-tb"/>
    </style:style>
    <style:style style:name="gr57" style:family="graphic" style:parent-style-name="standard">
      <style:graphic-properties svg:stroke-color="#000000" draw:fill-color="#ffffcc" draw:textarea-horizontal-align="justify" draw:textarea-vertical-align="middle" draw:auto-grow-height="false" fo:min-height="0.752cm" fo:min-width="2.182cm" fo:wrap-option="no-wrap"/>
      <style:paragraph-properties style:writing-mode="lr-tb"/>
    </style:style>
    <style:style style:name="gr58" style:family="graphic" style:parent-style-name="standard">
      <style:graphic-properties svg:stroke-color="#000000" draw:fill-color="#ffffcc" draw:textarea-horizontal-align="justify" draw:textarea-vertical-align="middle" draw:auto-grow-height="false" fo:min-height="0.824cm" fo:min-width="1.932cm" fo:wrap-option="no-wrap"/>
      <style:paragraph-properties style:writing-mode="lr-tb"/>
    </style:style>
    <style:style style:name="gr59" style:family="graphic" style:parent-style-name="standard">
      <style:graphic-properties draw:stroke="dash" draw:stroke-dash="Fine_20_Dashed" svg:stroke-color="#000000" draw:fill-color="#f0e6ff" draw:textarea-horizontal-align="justify" draw:textarea-vertical-align="middle" draw:auto-grow-height="false" fo:min-height="3.75cm" fo:min-width="4cm"/>
    </style:style>
    <style:style style:name="gr60" style:family="graphic" style:parent-style-name="standard">
      <style:graphic-properties draw:stroke="dash" draw:stroke-dash="Fine_20_Dashed" svg:stroke-color="#000000" draw:fill="solid" draw:fill-color="#f0e6ff" draw:textarea-horizontal-align="justify" draw:textarea-vertical-align="middle" draw:auto-grow-height="false" fo:min-height="1.75cm" fo:min-width="3cm"/>
    </style:style>
    <style:style style:name="gr61" style:family="graphic" style:parent-style-name="standard">
      <style:graphic-properties svg:stroke-color="#000000" draw:fill-color="#f0e6ff" draw:textarea-horizontal-align="justify" draw:textarea-vertical-align="middle" draw:auto-grow-height="false" fo:min-height="0.75cm" fo:min-width="0.5cm"/>
      <style:paragraph-properties style:writing-mode="lr-tb"/>
    </style:style>
    <style:style style:name="gr62" style:family="graphic" style:parent-style-name="standard">
      <style:graphic-properties svg:stroke-width="0.05cm" svg:stroke-color="#000000" draw:marker-start-width="0.355cm" draw:marker-end="Arrow_20_concave" draw:marker-end-width="0.355cm" draw:textarea-vertical-align="middle" fo:padding-top="0.15cm" fo:padding-bottom="0.15cm" fo:padding-left="0.275cm" fo:padding-right="0.275cm"/>
    </style:style>
    <style:style style:name="gr63" style:family="graphic" style:parent-style-name="standard">
      <style:graphic-properties svg:stroke-color="#000000" draw:fill="hatch" draw:fill-color="#ffffff" draw:fill-hatch-name="Hatching_20_2" draw:fill-hatch-solid="true" draw:textarea-horizontal-align="justify" draw:textarea-vertical-align="top" draw:auto-grow-height="false" fo:min-height="2.675cm" fo:min-width="0.5cm" fo:padding-top="0.2cm"/>
      <style:paragraph-properties style:writing-mode="lr-tb"/>
    </style:style>
    <style:style style:name="gr64" style:family="graphic" style:parent-style-name="standard" style:list-style-name="L1">
      <style:graphic-properties svg:stroke-color="#000000" draw:fill-color="#ffffd7" draw:textarea-horizontal-align="justify" draw:textarea-vertical-align="middle" draw:auto-grow-height="false" fo:min-height="1.291cm" fo:min-width="2.127cm"/>
      <style:paragraph-properties style:writing-mode="lr-tb"/>
    </style:style>
    <style:style style:name="gr65" style:family="graphic" style:parent-style-name="standard">
      <style:graphic-properties draw:stroke="dash" draw:stroke-dash="Fine_20_Dashed" svg:stroke-color="#000000" draw:fill="solid" draw:fill-color="#ffffff" draw:textarea-horizontal-align="justify" draw:textarea-vertical-align="middle" draw:auto-grow-height="false" fo:min-height="3.75cm" fo:min-width="4cm"/>
    </style:style>
    <style:style style:name="gr66" style:family="graphic" style:parent-style-name="standard">
      <style:graphic-properties svg:stroke-color="#000000" draw:fill-color="#ffffff" draw:textarea-horizontal-align="justify" draw:textarea-vertical-align="top" draw:auto-grow-height="false" fo:min-height="0.675cm" fo:min-width="0.5cm" fo:padding-top="0.2cm"/>
    </style:style>
    <style:style style:name="gr67" style:family="graphic" style:parent-style-name="standard">
      <style:graphic-properties svg:stroke-color="#000000" draw:fill-color="#f0e6ff" draw:textarea-horizontal-align="justify" draw:textarea-vertical-align="top" draw:auto-grow-height="false" fo:min-height="0.675cm" fo:min-width="0.5cm" fo:padding-top="0.2cm"/>
    </style:style>
    <style:style style:name="gr68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0.675cm" fo:min-width="0.5cm" fo:padding-top="0.2cm"/>
    </style:style>
    <style:style style:name="gr69" style:family="graphic" style:parent-style-name="standard">
      <style:graphic-properties svg:stroke-color="#000000" draw:fill="solid" draw:fill-color="#f0e6ff" draw:textarea-horizontal-align="justify" draw:textarea-vertical-align="top" draw:auto-grow-height="false" fo:min-height="0.675cm" fo:min-width="0.5cm" fo:padding-top="0.2cm"/>
    </style:style>
    <style:style style:name="gr70" style:family="graphic" style:parent-style-name="standard">
      <style:graphic-properties draw:stroke="dash" draw:stroke-dash="Fine_20_Dashed" svg:stroke-color="#000000" draw:fill="solid" draw:fill-color="#ffffff" draw:textarea-horizontal-align="justify" draw:textarea-vertical-align="middle" draw:auto-grow-height="false" fo:min-height="1.75cm" fo:min-width="3cm"/>
    </style:style>
    <style:style style:name="gr71" style:family="graphic" style:parent-style-name="standard">
      <style:graphic-properties svg:stroke-width="0.018cm" svg:stroke-color="#000000" draw:marker-start-width="0.307cm" draw:marker-end="Arrow_20_concave" draw:marker-end-width="0.2cm" draw:fill-color="#ffffff" draw:textarea-vertical-align="middle" fo:padding-top="0.134cm" fo:padding-bottom="0.134cm" fo:padding-left="0.259cm" fo:padding-right="0.259cm"/>
    </style:style>
    <style:style style:name="gr72" style:family="graphic" style:parent-style-name="standard">
      <style:graphic-properties svg:stroke-color="#000000" draw:marker-end="Arrow_20_concave" draw:fill-color="#ffffff" draw:textarea-vertical-align="middle"/>
    </style:style>
    <style:style style:name="gr73" style:family="graphic" style:parent-style-name="standard">
      <style:graphic-properties svg:stroke-color="#000000" draw:marker-start="Arrow_20_concave" draw:marker-end="Arrow_20_concave" draw:fill-color="#ffffff" draw:textarea-vertical-align="middle"/>
    </style:style>
    <style:style style:name="gr74" style:family="graphic" style:parent-style-name="standard">
      <style:graphic-properties svg:stroke-width="0.018cm" svg:stroke-color="#000000" draw:marker-start="Arrow_20_concave" draw:marker-start-width="0.2cm" draw:marker-end="Arrow_20_concave" draw:marker-end-width="0.2cm" draw:fill-color="#ffffff" draw:textarea-vertical-align="middle" fo:padding-top="0.134cm" fo:padding-bottom="0.134cm" fo:padding-left="0.259cm" fo:padding-right="0.259cm"/>
    </style:style>
    <style:style style:name="gr75" style:family="graphic" style:parent-style-name="standard">
      <style:graphic-properties svg:stroke-width="0.05cm" svg:stroke-color="#000000" draw:marker-start-width="0.355cm" draw:marker-end="Arrow_20_concave" draw:marker-end-width="0.355cm" draw:fill-color="#ffffff" draw:textarea-vertical-align="middle" fo:padding-top="0.15cm" fo:padding-bottom="0.15cm" fo:padding-left="0.275cm" fo:padding-right="0.275cm"/>
    </style:style>
    <style:style style:name="gr7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5cm" fo:min-width="0.5cm"/>
    </style:style>
    <style:style style:name="gr77" style:family="graphic" style:parent-style-name="standard">
      <style:graphic-properties svg:stroke-color="#000000" draw:fill-color="#ffffcc" draw:textarea-horizontal-align="justify" draw:textarea-vertical-align="middle" draw:auto-grow-height="false" fo:min-height="1.028cm" fo:min-width="2.223cm" fo:wrap-option="no-wrap"/>
      <style:paragraph-properties style:writing-mode="lr-tb"/>
    </style:style>
    <style:style style:name="gr78" style:family="graphic" style:parent-style-name="standard">
      <style:graphic-properties svg:stroke-color="#000000" draw:fill-color="#ffffcc" draw:textarea-horizontal-align="justify" draw:textarea-vertical-align="middle" draw:auto-grow-height="false" fo:min-height="1.278cm" fo:min-width="4.218cm" fo:wrap-option="no-wrap"/>
      <style:paragraph-properties style:writing-mode="lr-tb"/>
    </style:style>
    <style:style style:name="gr79" style:family="graphic" style:parent-style-name="standard">
      <style:graphic-properties svg:stroke-color="#000000" draw:fill-color="#ffffff" draw:textarea-horizontal-align="justify" draw:textarea-vertical-align="top" draw:auto-grow-height="false" fo:min-height="2.6cm" fo:min-width="0.5cm" fo:padding-top="0.2cm" fo:padding-bottom="0.2cm"/>
      <style:paragraph-properties style:writing-mode="lr-tb"/>
    </style:style>
    <style:style style:name="gr80" style:family="graphic" style:parent-style-name="standard">
      <style:graphic-properties svg:stroke-color="#000000" draw:fill="hatch" draw:fill-color="#f0e6ff" draw:fill-hatch-name="Hatching_20_2" draw:fill-hatch-solid="false" draw:textarea-horizontal-align="justify" draw:textarea-vertical-align="top" draw:auto-grow-height="false" fo:min-height="2.675cm" fo:min-width="0.5cm" fo:padding-top="0.2cm"/>
      <style:paragraph-properties style:writing-mode="lr-tb"/>
    </style:style>
    <style:style style:name="gr81" style:family="graphic" style:parent-style-name="standard">
      <style:graphic-properties svg:stroke-color="#000000" draw:fill="hatch" draw:fill-color="#ffffff" draw:fill-hatch-name="Hatching_20_2" draw:fill-hatch-solid="false" draw:textarea-horizontal-align="justify" draw:textarea-vertical-align="top" draw:auto-grow-height="false" fo:min-height="2.6cm" fo:min-width="0.5cm" fo:padding-top="0.2cm" fo:padding-bottom="0.2cm"/>
      <style:paragraph-properties style:writing-mode="lr-tb"/>
    </style:style>
    <style:style style:name="gr82" style:family="graphic" style:parent-style-name="standard">
      <style:graphic-properties svg:stroke-color="#000000" draw:fill-color="#ffffcc" draw:textarea-horizontal-align="justify" draw:textarea-vertical-align="middle" draw:auto-grow-height="false" fo:min-height="1.508cm" fo:min-width="3.688cm" fo:wrap-option="no-wrap"/>
      <style:paragraph-properties style:writing-mode="lr-tb"/>
    </style:style>
    <style:style style:name="gr83" style:family="graphic" style:parent-style-name="standard">
      <style:graphic-properties draw:stroke="dash" draw:stroke-dash="Fine_20_Dashed" svg:stroke-color="#000000" draw:fill="solid" draw:fill-color="#f0e6ff" draw:textarea-horizontal-align="justify" draw:textarea-vertical-align="middle" draw:auto-grow-height="false" fo:min-height="1.75cm" fo:min-width="4.25cm"/>
    </style:style>
    <style:style style:name="gr84" style:family="graphic" style:parent-style-name="standard">
      <style:graphic-properties svg:stroke-color="#000000" draw:fill-color="#f0e6ff" draw:textarea-horizontal-align="justify" draw:textarea-vertical-align="middle" draw:auto-grow-height="false" fo:min-height="0.75cm" fo:min-width="0.9cm"/>
      <style:paragraph-properties style:writing-mode="lr-tb"/>
    </style:style>
    <style:style style:name="gr85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0.9cm"/>
      <style:paragraph-properties style:writing-mode="lr-tb"/>
    </style:style>
    <style:style style:name="gr86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0.9cm"/>
    </style:style>
    <style:style style:name="gr87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 fo:min-height="1.75cm" fo:min-width="4.25cm"/>
    </style:style>
    <style:style style:name="gr88" style:family="graphic" style:parent-style-name="standard">
      <style:graphic-properties svg:stroke-color="#000000" draw:fill-color="#eeeeee" draw:textarea-horizontal-align="justify" draw:textarea-vertical-align="middle" draw:auto-grow-height="false" fo:min-height="0.75cm" fo:min-width="0.9cm"/>
      <style:paragraph-properties style:writing-mode="lr-tb"/>
    </style:style>
    <style:style style:name="gr89" style:family="graphic" style:parent-style-name="standard">
      <style:graphic-properties draw:stroke="dash" draw:stroke-dash="Fine_20_Dashed" svg:stroke-color="#000000" draw:fill-color="#f0e6ff" draw:textarea-horizontal-align="justify" draw:textarea-vertical-align="middle" draw:auto-grow-height="false" fo:min-height="1.75cm" fo:min-width="4.25cm"/>
    </style:style>
    <style:style style:name="gr90" style:family="graphic" style:parent-style-name="standard">
      <style:graphic-properties draw:stroke="dash" draw:stroke-dash="Fine_20_Dashed" svg:stroke-color="#000000" draw:fill="solid" draw:fill-color="#ffffff" draw:textarea-horizontal-align="justify" draw:textarea-vertical-align="middle" draw:auto-grow-height="false" fo:min-height="1.75cm" fo:min-width="4.25cm"/>
    </style:style>
    <style:style style:name="gr91" style:family="graphic" style:parent-style-name="standard">
      <style:graphic-properties svg:stroke-width="0.05cm" svg:stroke-color="#000000" draw:marker-start-width="0.28cm" draw:marker-end="Arrow_20_concave" draw:marker-end-width="0.36cm" draw:fill-color="#ffffff" draw:textarea-vertical-align="middle" fo:padding-top="0.15cm" fo:padding-bottom="0.15cm" fo:padding-left="0.275cm" fo:padding-right="0.275cm"/>
    </style:style>
    <style:style style:name="gr92" style:family="graphic" style:parent-style-name="standard">
      <style:graphic-properties draw:stroke="solid" svg:stroke-color="#666666" draw:fill-color="#eeeeee" draw:textarea-horizontal-align="justify" draw:textarea-vertical-align="middle" draw:auto-grow-height="false" fo:min-height="0.674cm" fo:min-width="0.997cm" fo:padding-top="0.2cm" fo:padding-bottom="0.2cm" fo:padding-left="0.2cm" fo:padding-right="0.2cm"/>
      <style:paragraph-properties style:writing-mode="lr-tb"/>
    </style:style>
    <style:style style:name="gr93" style:family="graphic" style:parent-style-name="standard">
      <style:graphic-properties draw:stroke="solid" svg:stroke-color="#666666" draw:fill="solid" draw:fill-color="#ffffff" draw:fill-hatch-solid="true" draw:textarea-horizontal-align="justify" draw:textarea-vertical-align="top" draw:auto-grow-height="false" fo:min-height="1.1cm" fo:min-width="0.5cm" fo:padding-top="0.2cm" fo:padding-bottom="0.2cm"/>
      <style:paragraph-properties style:writing-mode="lr-tb"/>
    </style:style>
    <style:style style:name="gr94" style:family="graphic" style:parent-style-name="standard">
      <style:graphic-properties draw:stroke="solid" svg:stroke-color="#666666" draw:fill="solid" draw:fill-color="#f0e6ff" draw:fill-hatch-solid="true" draw:textarea-horizontal-align="justify" draw:textarea-vertical-align="top" draw:auto-grow-height="false" fo:min-height="1.1cm" fo:min-width="0.5cm" fo:padding-top="0.2cm" fo:padding-bottom="0.2cm"/>
      <style:paragraph-properties style:writing-mode="lr-tb"/>
    </style:style>
    <style:style style:name="gr95" style:family="graphic" style:parent-style-name="standard">
      <style:graphic-properties draw:stroke="solid" svg:stroke-color="#666666" draw:fill-color="#ffffff" draw:textarea-horizontal-align="justify" draw:textarea-vertical-align="middle" draw:auto-grow-height="false" fo:min-height="1.25cm" fo:min-width="0.5cm"/>
    </style:style>
    <style:style style:name="gr96" style:family="graphic" style:parent-style-name="standard">
      <style:graphic-properties draw:stroke="solid" svg:stroke-color="#666666" draw:fill-color="#eeeeee" draw:textarea-horizontal-align="justify" draw:textarea-vertical-align="middle" draw:auto-grow-height="false" fo:min-height="0.399cm" fo:min-width="0.997cm" fo:padding-top="0.2cm" fo:padding-bottom="0.2cm" fo:padding-left="0.2cm" fo:padding-right="0.2cm"/>
      <style:paragraph-properties style:writing-mode="lr-tb"/>
    </style:style>
    <style:style style:name="gr97" style:family="graphic" style:parent-style-name="standard">
      <style:graphic-properties svg:stroke-color="#000000" draw:fill="none" draw:fill-color="#ffffff" draw:fill-hatch-solid="true" draw:textarea-horizontal-align="justify" draw:textarea-vertical-align="top" draw:auto-grow-height="false" fo:min-height="2.6cm" fo:min-width="0.5cm" fo:padding-top="0.2cm" fo:padding-bottom="0.2cm"/>
      <style:paragraph-properties style:writing-mode="lr-tb"/>
    </style:style>
    <style:style style:name="gr98" style:family="graphic" style:parent-style-name="standard">
      <style:graphic-properties svg:stroke-color="#000000" draw:fill-color="#ffe1ff" draw:textarea-horizontal-align="justify" draw:textarea-vertical-align="middle" draw:auto-grow-height="false" fo:min-height="0.75cm" fo:min-width="0.9cm"/>
      <style:paragraph-properties style:writing-mode="lr-tb"/>
    </style:style>
    <style:style style:name="gr99" style:family="graphic" style:parent-style-name="standard">
      <style:graphic-properties svg:stroke-width="0.018cm" svg:stroke-color="#000000" draw:marker-start-width="0.232cm" draw:marker-end="Arrow_20_concave" draw:marker-end-width="0.2cm" draw:fill-color="#ffffff" draw:textarea-vertical-align="middle" fo:padding-top="0.134cm" fo:padding-bottom="0.134cm" fo:padding-left="0.259cm" fo:padding-right="0.259cm"/>
    </style:style>
    <style:style style:name="gr100" style:family="graphic" style:parent-style-name="standard">
      <style:graphic-properties draw:stroke="solid" svg:stroke-color="#666666" draw:fill="solid" draw:fill-color="#ffffff" draw:fill-hatch-solid="true" draw:textarea-horizontal-align="justify" draw:textarea-vertical-align="top" draw:auto-grow-height="false" fo:min-height="1.25cm" fo:min-width="0.5cm" fo:padding-top="0.2cm" fo:padding-bottom="0.2cm"/>
      <style:paragraph-properties style:writing-mode="lr-tb"/>
    </style:style>
    <style:style style:name="gr101" style:family="graphic" style:parent-style-name="standard">
      <style:graphic-properties draw:stroke="solid" svg:stroke-color="#666666" draw:fill="solid" draw:fill-color="#ffe1ff" draw:fill-hatch-solid="true" draw:textarea-horizontal-align="justify" draw:textarea-vertical-align="top" draw:auto-grow-height="false" fo:min-height="1.1cm" fo:min-width="0.5cm" fo:padding-top="0.2cm" fo:padding-bottom="0.2cm"/>
      <style:paragraph-properties style:writing-mode="lr-tb"/>
    </style:style>
    <style:style style:name="gr102" style:family="graphic" style:parent-style-name="standard">
      <style:graphic-properties draw:stroke="solid" svg:stroke-color="#666666" draw:fill-color="#eeeeee" draw:textarea-horizontal-align="justify" draw:textarea-vertical-align="middle" draw:auto-grow-height="false" fo:min-height="0.599cm" fo:min-width="0.997cm" fo:padding-top="0.2cm" fo:padding-bottom="0.2cm" fo:padding-left="0.2cm" fo:padding-right="0.2cm"/>
      <style:paragraph-properties style:writing-mode="lr-tb"/>
    </style:style>
    <style:style style:name="gr103" style:family="graphic" style:parent-style-name="standard">
      <style:graphic-properties draw:stroke="solid" svg:stroke-color="#000000" draw:fill="solid" draw:fill-color="#ffe1ff" draw:textarea-horizontal-align="left" draw:textarea-vertical-align="middle" draw:auto-grow-height="true" draw:auto-grow-width="true" fo:min-height="0cm" fo:min-width="0cm" draw:shadow="hidden"/>
    </style:style>
    <style:style style:name="gr104" style:family="graphic" style:parent-style-name="objectwithoutfill">
      <style:graphic-properties draw:marker-end="Arrow_20_concave" draw:marker-end-width="0.3cm" draw:fill="none" draw:textarea-vertical-align="middle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01cm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31cm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108" style:family="graphic" style:parent-style-name="objectwithoutfill">
      <style:graphic-properties draw:marker-end="" draw:marker-end-width="0.3cm" draw:fill="none" draw:textarea-vertical-align="middle"/>
    </style:style>
    <style:style style:name="gr109" style:family="graphic" style:parent-style-name="objectwithoutfill">
      <style:graphic-properties draw:stroke="dash" draw:stroke-dash="Long_20_dashed" draw:marker-end="" draw:marker-end-width="0.3cm" draw:fill="none" draw:textarea-vertical-align="middle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6cm" fo:min-width="0.557cm"/>
      <style:paragraph-properties style:writing-mode="lr-tb"/>
    </style:style>
    <style:style style:name="gr111" style:family="graphic" style:parent-style-name="objectwithoutfill">
      <style:graphic-properties svg:stroke-width="0.1cm" draw:marker-start-width="0.5cm" draw:marker-end="" draw:marker-end-width="0.6cm" svg:stroke-linecap="round" draw:fill="none" draw:textarea-vertical-align="middle" fo:padding-top="0.175cm" fo:padding-bottom="0.175cm" fo:padding-left="0.3cm" fo:padding-right="0.3cm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826cm"/>
      <style:paragraph-properties style:writing-mode="lr-tb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4.739cm"/>
      <style:paragraph-properties style:writing-mode="lr-tb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449cm"/>
      <style:paragraph-properties style:writing-mode="lr-tb"/>
    </style:style>
    <style:style style:name="gr115" style:family="graphic" style:parent-style-name="standard">
      <style:graphic-properties svg:stroke-color="#000000" draw:fill-color="#ffffcc" draw:textarea-horizontal-align="justify" draw:textarea-vertical-align="middle" draw:auto-grow-height="false" fo:min-height="0.824cm" fo:min-width="3.434cm" fo:wrap-option="no-wrap"/>
      <style:paragraph-properties style:writing-mode="lr-tb"/>
    </style:style>
    <style:style style:name="gr116" style:family="graphic" style:parent-style-name="standard">
      <style:graphic-properties draw:stroke="none" draw:fill="gradient" draw:fill-gradient-name="Index_20_Only_20_Scan_20_2" draw:textarea-horizontal-align="justify" draw:textarea-vertical-align="middle" draw:auto-grow-height="false" fo:min-height="25.404cm" fo:min-width="29.418cm"/>
    </style:style>
    <style:style style:name="gr117" style:family="graphic" style:parent-style-name="standard">
      <style:graphic-properties svg:stroke-color="#000000" draw:fill-color="#ffffcc" draw:textarea-horizontal-align="justify" draw:textarea-vertical-align="middle" draw:auto-grow-height="false" fo:min-height="0.824cm" fo:min-width="1.646cm" fo:wrap-option="no-wrap"/>
      <style:paragraph-properties style:writing-mode="lr-tb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4.142cm"/>
      <style:paragraph-properties style:writing-mode="lr-tb"/>
    </style:style>
    <style:style style:name="pr1" style:family="presentation" style:parent-style-name="master1_5f__5f_-title" style:list-style-name="L1">
      <style:graphic-properties fo:min-height="3.477cm"/>
      <style:paragraph-properties style:writing-mode="lr-tb"/>
    </style:style>
    <style:style style:name="pr2" style:family="presentation" style:parent-style-name="master1_5f__5f_-notes">
      <style:graphic-properties draw:fill-color="#ffffff" fo:min-height="14.431cm"/>
      <style:paragraph-properties style:writing-mode="lr-tb"/>
    </style:style>
    <style:style style:name="pr3" style:family="presentation" style:parent-style-name="master-title">
      <style:graphic-properties draw:auto-grow-height="true" fo:min-height="1.741cm"/>
      <style:paragraph-properties style:writing-mode="lr-tb"/>
    </style:style>
    <style:style style:name="pr4" style:family="presentation" style:parent-style-name="master-outline1">
      <style:graphic-properties fo:min-height="1.857cm"/>
      <style:paragraph-properties style:writing-mode="lr-tb"/>
    </style:style>
    <style:style style:name="pr5" style:family="presentation" style:parent-style-name="master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master-title">
      <style:graphic-properties draw:auto-grow-height="true" fo:min-height="1.803cm"/>
      <style:paragraph-properties style:writing-mode="lr-tb"/>
    </style:style>
    <style:style style:name="pr7" style:family="presentation" style:parent-style-name="master-notes">
      <style:graphic-properties draw:fill-color="#ffffff" draw:auto-grow-height="true" fo:min-height="15.276cm"/>
      <style:paragraph-properties style:writing-mode="lr-tb"/>
    </style:style>
    <style:style style:name="pr8" style:family="presentation" style:parent-style-name="master-title">
      <style:graphic-properties fo:min-height="1.741cm"/>
      <style:paragraph-properties style:writing-mode="lr-tb"/>
    </style:style>
    <style:style style:name="pr9" style:family="presentation" style:parent-style-name="master-outline1">
      <style:graphic-properties fo:min-height="14.15cm"/>
      <style:paragraph-properties style:writing-mode="lr-tb"/>
    </style:style>
    <style:style style:name="pr10" style:family="presentation" style:parent-style-name="master-notes">
      <style:graphic-properties draw:fill-color="#ffffff" fo:min-height="13.364cm"/>
      <style:paragraph-properties style:writing-mode="lr-tb"/>
    </style:style>
    <style:style style:name="pr11" style:family="presentation" style:parent-style-name="master-notes">
      <style:graphic-properties draw:fill-color="#ffffff" draw:auto-grow-height="true" fo:min-height="15.431cm"/>
      <style:paragraph-properties style:writing-mode="lr-tb"/>
    </style:style>
    <style:style style:name="pr12" style:family="presentation" style:parent-style-name="master-title">
      <style:graphic-properties draw:auto-grow-height="true" fo:min-height="2.057cm"/>
      <style:paragraph-properties style:writing-mode="lr-tb"/>
    </style:style>
    <style:style style:name="pr13" style:family="presentation" style:parent-style-name="master-notes">
      <style:graphic-properties draw:fill-color="#ffffff" draw:auto-grow-height="true" fo:min-height="15.231cm"/>
      <style:paragraph-properties style:writing-mode="lr-tb"/>
    </style:style>
    <style:style style:name="pr14" style:family="presentation" style:parent-style-name="master-notes">
      <style:graphic-properties draw:fill-color="#ffffff" draw:auto-grow-height="true" fo:min-height="15.676cm"/>
      <style:paragraph-properties style:writing-mode="lr-tb"/>
    </style:style>
    <style:style style:name="pr15" style:family="presentation" style:parent-style-name="master-notes">
      <style:graphic-properties draw:fill-color="#ffffff" draw:auto-grow-height="true" fo:min-height="14.166cm"/>
      <style:paragraph-properties style:writing-mode="lr-tb"/>
    </style:style>
    <style:style style:name="pr16" style:family="presentation" style:parent-style-name="master-title">
      <style:graphic-properties draw:auto-grow-height="true" fo:min-height="1.737cm"/>
      <style:paragraph-properties style:writing-mode="lr-tb"/>
    </style:style>
    <style:style style:name="pr17" style:family="presentation" style:parent-style-name="master-notes">
      <style:graphic-properties draw:fill-color="#ffffff" draw:auto-grow-height="true" fo:min-height="14.676cm"/>
      <style:paragraph-properties style:writing-mode="lr-tb"/>
    </style:style>
    <style:style style:name="pr18" style:family="presentation" style:parent-style-name="master-notes">
      <style:graphic-properties draw:fill-color="#ffffff" draw:auto-grow-height="true" fo:min-height="13.966cm"/>
      <style:paragraph-properties style:writing-mode="lr-tb"/>
    </style:style>
    <style:style style:name="pr19" style:family="presentation" style:parent-style-name="master-title">
      <style:graphic-properties fo:min-height="1.737cm"/>
      <style:paragraph-properties style:writing-mode="lr-tb"/>
    </style:style>
    <style:style style:name="pr20" style:family="presentation" style:parent-style-name="master-notes">
      <style:graphic-properties draw:fill-color="#ffffff" fo:min-height="13.611cm"/>
      <style:paragraph-properties style:writing-mode="lr-tb"/>
    </style:style>
    <style:style style:name="pr21" style:family="presentation" style:parent-style-name="master-notes">
      <style:graphic-properties draw:fill-color="#ffffff" draw:auto-grow-height="true" fo:min-height="14.121cm"/>
      <style:paragraph-properties style:writing-mode="lr-tb"/>
    </style:style>
    <style:style style:name="pr22" style:family="presentation" style:parent-style-name="master-outline1" style:list-style-name="L4">
      <style:graphic-properties fo:min-height="14.15cm"/>
      <style:paragraph-properties style:writing-mode="lr-tb"/>
    </style:style>
    <style:style style:name="pr23" style:family="presentation" style:parent-style-name="master-notes">
      <style:graphic-properties draw:fill-color="#ffffff" fo:min-height="13.84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color="#ffffff" loext:opacity="100%" style:font-name="Liberation Sans4"/>
    </style:style>
    <style:style style:name="P3" style:family="paragraph">
      <style:paragraph-properties fo:text-align="center" style:writing-mode="lr-tb"/>
      <style:text-properties fo:color="#ffffff" loext:opacity="100%" fo:font-size="36pt" style:font-size-asian="36pt" style:font-size-complex="36pt"/>
    </style:style>
    <style:style style:name="P4" style:family="paragraph">
      <loext:graphic-properties draw:fill-color="#b37509" draw:opacity="100%"/>
      <style:paragraph-properties fo:text-align="center" style:writing-mode="lr-tb"/>
      <style:text-properties fo:color="#ffffff" loext:opacity="100%" fo:font-size="36pt" style:font-size-asian="36pt" style:font-size-complex="36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  <style:paragraph-properties fo:margin-left="0cm" fo:margin-right="0cm" fo:text-indent="0cm" style:writing-mode="lr-tb"/>
      <style:text-properties fo:color="#c5000b" loext:opacity="100%" fo:font-size="20pt"/>
    </style:style>
    <style:style style:name="P8" style:family="paragraph">
      <style:paragraph-properties style:writing-mode="lr-tb"/>
    </style:style>
    <style:style style:name="P9" style:family="paragraph">
      <style:paragraph-properties fo:margin-top="0cm" fo:margin-bottom="0.4cm"/>
    </style:style>
    <style:style style:name="P10" style:family="paragraph">
      <style:paragraph-properties fo:margin-left="0cm" fo:margin-right="0cm" fo:margin-top="0cm" fo:margin-bottom="0.4cm" fo:text-indent="0cm"/>
    </style:style>
    <style:style style:name="P11" style:family="paragraph">
      <style:paragraph-properties style:writing-mode="lr-tb"/>
      <style:text-properties fo:color="#000000" loext:opacity="100%" fo:font-size="28pt" style:font-size-asian="28pt" style:font-size-complex="28p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style:paragraph-properties fo:margin-top="0cm" fo:margin-bottom="0.2cm"/>
    </style:style>
    <style:style style:name="P15" style:family="paragraph">
      <loext:graphic-properties draw:fill="solid" draw:fill-color="#f0e6ff"/>
      <style:paragraph-properties fo:text-align="center"/>
    </style:style>
    <style:style style:name="P16" style:family="paragraph">
      <style:paragraph-properties fo:text-align="center" style:writing-mode="lr-tb"/>
      <style:text-properties fo:color="#000000" loext:opacity="100%" fo:font-size="16pt" style:font-size-asian="16pt" style:font-size-complex="16pt"/>
    </style:style>
    <style:style style:name="P17" style:family="paragraph">
      <loext:graphic-properties draw:fill="hatch" draw:fill-color="#f0e6ff" draw:fill-hatch-name="Hatching_20_2" draw:fill-hatch-solid="true"/>
      <style:paragraph-properties fo:text-align="center" style:writing-mode="lr-tb"/>
      <style:text-properties fo:color="#000000" loext:opacity="100%" fo:font-size="16pt" style:font-size-asian="16pt" style:font-size-complex="16pt"/>
    </style:style>
    <style:style style:name="P18" style:family="paragraph">
      <loext:graphic-properties draw:fill-color="#ffffff"/>
      <style:paragraph-properties fo:text-align="center"/>
      <style:text-properties fo:font-size="16pt" style:font-size-asian="16pt" style:font-size-complex="16pt"/>
    </style:style>
    <style:style style:name="P19" style:family="paragraph">
      <style:paragraph-properties fo:text-align="center" style:writing-mode="lr-tb"/>
      <style:text-properties fo:font-size="16pt" style:font-size-asian="16pt" style:font-size-complex="16pt"/>
    </style:style>
    <style:style style:name="P20" style:family="paragraph">
      <loext:graphic-properties draw:fill-color="#f0e6ff"/>
      <style:paragraph-properties fo:text-align="center" style:writing-mode="lr-tb"/>
      <style:text-properties fo:font-size="16pt" style:font-size-asian="16pt" style:font-size-complex="16pt"/>
    </style:style>
    <style:style style:name="P21" style:family="paragraph">
      <loext:graphic-properties draw:fill="solid" draw:fill-color="#f0e6ff" draw:fill-hatch-solid="true"/>
      <style:paragraph-properties fo:text-align="center" style:writing-mode="lr-tb"/>
      <style:text-properties fo:color="#000000" loext:opacity="100%" fo:font-size="16pt" style:font-size-asian="16pt" style:font-size-complex="16pt"/>
    </style:style>
    <style:style style:name="P22" style:family="paragraph">
      <style:paragraph-properties fo:text-align="center"/>
    </style:style>
    <style:style style:name="P23" style:family="paragraph">
      <style:paragraph-properties fo:text-align="center" style:writing-mode="lr-tb"/>
      <style:text-properties fo:font-size="14pt" style:font-size-asian="14pt" style:font-size-complex="14pt"/>
    </style:style>
    <style:style style:name="P24" style:family="paragraph">
      <loext:graphic-properties draw:fill-color="#ffffcc"/>
      <style:paragraph-properties fo:text-align="center" style:writing-mode="lr-tb"/>
      <style:text-properties fo:font-size="14pt" style:font-size-asian="14pt" style:font-size-complex="14pt"/>
    </style:style>
    <style:style style:name="P25" style:family="paragraph">
      <style:paragraph-properties fo:text-align="end" style:writing-mode="lr-tb"/>
      <style:text-properties fo:font-size="16pt" style:font-size-asian="16pt" style:font-size-complex="16pt"/>
    </style:style>
    <style:style style:name="P26" style:family="paragraph">
      <loext:graphic-properties draw:fill-color="#f0e6ff"/>
      <style:paragraph-properties fo:text-align="end" style:writing-mode="lr-tb"/>
      <style:text-properties fo:font-size="16pt" style:font-size-asian="16pt" style:font-size-complex="16pt"/>
    </style:style>
    <style:style style:name="P27" style:family="paragraph">
      <style:paragraph-properties fo:margin-left="0cm" fo:margin-right="0cm" fo:margin-top="0cm" fo:margin-bottom="0.2cm" fo:text-indent="-0.6cm"/>
    </style:style>
    <style:style style:name="P28" style:family="paragraph">
      <loext:graphic-properties draw:fill-color="#ffffff"/>
      <style:paragraph-properties fo:margin-left="0cm" fo:margin-right="0cm" fo:margin-top="0cm" fo:margin-bottom="0.2cm" fo:text-indent="-0.6cm" style:writing-mode="lr-tb"/>
      <style:text-properties fo:font-size="20pt"/>
    </style:style>
    <style:style style:name="P29" style:family="paragraph">
      <loext:graphic-properties draw:fill="none"/>
      <style:paragraph-properties fo:text-align="start" style:writing-mode="lr-tb"/>
      <style:text-properties style:font-name="Liberation Mono2" fo:font-size="18pt"/>
    </style:style>
    <style:style style:name="P30" style:family="paragraph">
      <style:paragraph-properties fo:margin-top="0cm" fo:margin-bottom="0.4cm" fo:text-align="center"/>
    </style:style>
    <style:style style:name="P31" style:family="paragraph">
      <style:paragraph-properties fo:margin-top="0cm" fo:margin-bottom="0.4cm" fo:text-align="center" style:writing-mode="lr-tb"/>
      <style:text-properties fo:color="#000000" loext:opacity="100%" style:font-name="Liberation Sans4" fo:font-size="14pt" style:font-size-asian="14pt" style:font-size-complex="14pt"/>
    </style:style>
    <style:style style:name="P32" style:family="paragraph">
      <loext:graphic-properties draw:fill="solid" draw:fill-color="#eeeeee" draw:fill-hatch-solid="false"/>
      <style:paragraph-properties fo:text-align="center"/>
    </style:style>
    <style:style style:name="P33" style:family="paragraph">
      <loext:graphic-properties draw:fill-color="#eeeeee"/>
      <style:paragraph-properties fo:text-align="end" style:writing-mode="lr-tb"/>
      <style:text-properties fo:font-size="14pt" style:font-size-asian="14pt" style:font-size-complex="14pt"/>
    </style:style>
    <style:style style:name="P34" style:family="paragraph">
      <loext:graphic-properties draw:fill="solid" draw:fill-color="#eeeeee" draw:fill-hatch-solid="true"/>
      <style:paragraph-properties fo:text-align="center"/>
    </style:style>
    <style:style style:name="P35" style:family="paragraph">
      <loext:graphic-properties draw:fill="solid" draw:fill-color="#eeeeee" draw:fill-hatch-solid="true"/>
      <style:paragraph-properties fo:text-align="end" style:writing-mode="lr-tb"/>
      <style:text-properties fo:font-size="14pt" style:font-size-asian="14pt" style:font-size-complex="14pt"/>
    </style:style>
    <style:style style:name="P36" style:family="paragraph">
      <loext:graphic-properties draw:fill-color="#f0e6ff"/>
      <style:paragraph-properties fo:text-align="center"/>
    </style:style>
    <style:style style:name="P37" style:family="paragraph">
      <loext:graphic-properties draw:fill-color="#f0e6ff"/>
      <style:paragraph-properties fo:text-align="end"/>
      <style:text-properties fo:font-size="14pt" style:font-size-asian="14pt" style:font-size-complex="14pt"/>
    </style:style>
    <style:style style:name="P38" style:family="paragraph">
      <loext:graphic-properties draw:fill-color="#ffffff"/>
      <style:paragraph-properties fo:text-align="end"/>
      <style:text-properties fo:font-size="14pt" style:font-size-asian="14pt" style:font-size-complex="14pt"/>
    </style:style>
    <style:style style:name="P39" style:family="paragraph">
      <loext:graphic-properties draw:fill-color="#f0e6ff"/>
      <style:paragraph-properties fo:text-align="end" style:writing-mode="lr-tb"/>
      <style:text-properties fo:font-size="14pt" style:font-size-asian="14pt" style:font-size-complex="14pt"/>
    </style:style>
    <style:style style:name="P40" style:family="paragraph">
      <loext:graphic-properties draw:fill-color="#eeeeee"/>
      <style:paragraph-properties fo:text-align="center"/>
    </style:style>
    <style:style style:name="P41" style:family="paragraph">
      <loext:graphic-properties draw:fill-color="#eeeeee"/>
      <style:paragraph-properties fo:text-align="end"/>
      <style:text-properties fo:font-size="14pt" style:font-size-asian="14pt" style:font-size-complex="14pt"/>
    </style:style>
    <style:style style:name="P42" style:family="paragraph">
      <loext:graphic-properties draw:fill="none"/>
      <style:paragraph-properties fo:text-align="center"/>
    </style:style>
    <style:style style:name="P43" style:family="paragraph">
      <loext:graphic-properties draw:fill="none" draw:fill-color="#ffffff"/>
      <style:paragraph-properties fo:text-align="center" style:writing-mode="lr-tb"/>
      <style:text-properties fo:color="#666666" loext:opacity="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44" style:family="paragraph">
      <style:paragraph-properties fo:margin-top="0cm" fo:margin-bottom="0cm" fo:text-align="center"/>
    </style:style>
    <style:style style:name="P45" style:family="paragraph">
      <style:paragraph-properties fo:margin-top="0cm" fo:margin-bottom="0cm" fo:text-align="center" style:writing-mode="lr-tb"/>
      <style:text-properties fo:color="#000000" loext:opacity="100%" style:font-name="Liberation Sans4" fo:font-size="16pt" style:font-size-asian="16pt" style:font-size-complex="16pt"/>
    </style:style>
    <style:style style:name="P46" style:family="paragraph">
      <style:paragraph-properties fo:margin-top="0cm" fo:margin-bottom="0.5cm"/>
    </style:style>
    <style:style style:name="P47" style:family="paragraph">
      <style:paragraph-properties fo:margin-top="0cm" fo:margin-bottom="0.2cm">
        <style:tab-stops>
          <style:tab-stop style:position="5.009cm"/>
        </style:tab-stops>
      </style:paragraph-properties>
    </style:style>
    <style:style style:name="P48" style:family="paragraph">
      <loext:graphic-properties draw:fill="hatch" draw:fill-color="#ffffff" draw:fill-hatch-name="Hatching_20_2" draw:fill-hatch-solid="false"/>
      <style:paragraph-properties fo:text-align="center" style:writing-mode="lr-tb"/>
      <style:text-properties fo:font-size="16pt" style:font-size-asian="16pt" style:font-size-complex="16pt"/>
    </style:style>
    <style:style style:name="P49" style:family="paragraph">
      <loext:graphic-properties draw:fill-color="#ffffff"/>
      <style:paragraph-properties fo:text-align="center" style:writing-mode="lr-tb"/>
      <style:text-properties fo:font-size="16pt" style:font-size-asian="16pt" style:font-size-complex="16pt"/>
    </style:style>
    <style:style style:name="P50" style:family="paragraph">
      <loext:graphic-properties draw:fill-color="#eeeeee"/>
      <style:paragraph-properties fo:text-align="end" style:writing-mode="lr-tb"/>
      <style:text-properties fo:font-size="16pt" style:font-size-asian="16pt" style:font-size-complex="16pt"/>
    </style:style>
    <style:style style:name="P51" style:family="paragraph">
      <loext:graphic-properties draw:fill-color="#eeeeee"/>
      <style:paragraph-properties fo:text-align="center" style:writing-mode="lr-tb"/>
      <style:text-properties fo:font-size="16pt" style:font-size-asian="16pt" style:font-size-complex="16pt"/>
    </style:style>
    <style:style style:name="P52" style:family="paragraph">
      <style:paragraph-properties fo:margin-left="0cm" fo:margin-right="0cm" fo:margin-top="0cm" fo:margin-bottom="0cm" fo:text-indent="0cm"/>
    </style:style>
    <style:style style:name="P53" style:family="paragraph">
      <style:paragraph-properties fo:margin-left="0cm" fo:margin-right="0cm" fo:margin-top="0cm" fo:margin-bottom="0.2cm" fo:text-indent="0cm"/>
    </style:style>
    <style:style style:name="P54" style:family="paragraph">
      <loext:graphic-properties draw:fill="hatch" draw:fill-color="#ffffff" draw:fill-hatch-name="Hatching_20_2" draw:fill-hatch-solid="true"/>
      <style:paragraph-properties fo:text-align="center" style:writing-mode="lr-tb"/>
      <style:text-properties fo:font-size="16pt" style:font-size-asian="16pt" style:font-size-complex="16pt"/>
    </style:style>
    <style:style style:name="P55" style:family="paragraph">
      <style:paragraph-properties style:writing-mode="lr-tb"/>
      <style:text-properties fo:font-size="44pt" style:font-size-asian="44pt" style:font-size-complex="44pt"/>
    </style:style>
    <style:style style:name="P5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6pt" style:font-size-asian="16pt" style:font-size-complex="16pt"/>
    </style:style>
    <style:style style:name="P57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font-size="16pt" style:font-size-asian="16pt" style:font-size-complex="16pt"/>
    </style:style>
    <style:style style:name="P58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59" style:family="paragraph">
      <loext:graphic-properties draw:fill-color="#ffffd7"/>
      <style:paragraph-properties fo:margin-left="0cm" fo:margin-right="0cm" fo:margin-top="0cm" fo:margin-bottom="0cm" fo:line-height="100%" fo:text-align="center" fo:text-indent="0cm" style:writing-mode="lr-tb"/>
    </style:style>
    <style:style style:name="P60" style:family="paragraph">
      <loext:graphic-properties draw:fill="solid" draw:fill-color="#ffffff"/>
      <style:paragraph-properties fo:text-align="center"/>
    </style:style>
    <style:style style:name="P61" style:family="paragraph">
      <loext:graphic-properties draw:fill-color="#f0e6ff"/>
      <style:paragraph-properties fo:text-align="center"/>
      <style:text-properties fo:font-size="16pt" style:font-size-asian="16pt" style:font-size-complex="16pt"/>
    </style:style>
    <style:style style:name="P62" style:family="paragraph">
      <loext:graphic-properties draw:fill="solid" draw:fill-color="#ffffff"/>
      <style:paragraph-properties fo:text-align="center"/>
      <style:text-properties fo:font-size="16pt" style:font-size-asian="16pt" style:font-size-complex="16pt"/>
    </style:style>
    <style:style style:name="P63" style:family="paragraph">
      <loext:graphic-properties draw:fill="solid" draw:fill-color="#f0e6ff"/>
      <style:paragraph-properties fo:text-align="center"/>
      <style:text-properties fo:font-size="16pt" style:font-size-asian="16pt" style:font-size-complex="16pt"/>
    </style:style>
    <style:style style:name="P64" style:family="paragraph">
      <style:paragraph-properties style:writing-mode="lr-tb"/>
      <style:text-properties fo:color="#000000" loext:opacity="100%"/>
    </style:style>
    <style:style style:name="P65" style:family="paragraph">
      <style:paragraph-properties fo:margin-top="0cm" fo:margin-bottom="0.3cm"/>
    </style:style>
    <style:style style:name="P66" style:family="paragraph">
      <loext:graphic-properties draw:fill-color="#ffffff"/>
      <style:paragraph-properties fo:margin-left="0cm" fo:margin-right="0cm" fo:margin-top="0cm" fo:margin-bottom="0.2cm" fo:text-indent="-0.6cm" style:writing-mode="lr-tb"/>
      <style:text-properties fo:font-size="14pt" style:font-size-asian="14pt" style:font-size-complex="14pt"/>
    </style:style>
    <style:style style:name="P67" style:family="paragraph">
      <loext:graphic-properties draw:fill="hatch" draw:fill-color="#f0e6ff" draw:fill-hatch-name="Hatching_20_2" draw:fill-hatch-solid="false"/>
      <style:paragraph-properties fo:text-align="center" style:writing-mode="lr-tb"/>
      <style:text-properties fo:font-size="16pt" style:font-size-asian="16pt" style:font-size-complex="16pt"/>
    </style:style>
    <style:style style:name="P68" style:family="paragraph">
      <style:paragraph-properties fo:text-align="end" style:writing-mode="lr-tb"/>
      <style:text-properties style:font-name="Liberation Sans Narrow" fo:font-size="16pt" style:font-size-asian="16pt" style:font-size-complex="16pt"/>
    </style:style>
    <style:style style:name="P69" style:family="paragraph">
      <loext:graphic-properties draw:fill-color="#eeeeee"/>
      <style:paragraph-properties fo:text-align="end" style:writing-mode="lr-tb"/>
      <style:text-properties style:font-name="Liberation Sans Narrow" fo:font-size="16pt" style:font-size-asian="16pt" style:font-size-complex="16pt"/>
    </style:style>
    <style:style style:name="P70" style:family="paragraph">
      <loext:graphic-properties draw:fill="solid" draw:fill-color="#ffffff" draw:fill-hatch-solid="true"/>
      <style:paragraph-properties fo:text-align="center" style:writing-mode="lr-tb"/>
      <style:text-properties fo:color="#000000" loext:opacity="100%" fo:font-size="16pt" style:font-size-asian="16pt" style:font-size-complex="16pt"/>
    </style:style>
    <style:style style:name="P71" style:family="paragraph">
      <loext:graphic-properties draw:fill="none" draw:fill-color="#ffffff" draw:fill-hatch-solid="true"/>
      <style:paragraph-properties fo:text-align="center" style:writing-mode="lr-tb"/>
      <style:text-properties fo:color="#000000" loext:opacity="100%" fo:font-size="16pt" style:font-size-asian="16pt" style:font-size-complex="16pt"/>
    </style:style>
    <style:style style:name="P72" style:family="paragraph">
      <loext:graphic-properties draw:fill-color="#ffe1ff"/>
      <style:paragraph-properties fo:text-align="center" style:writing-mode="lr-tb"/>
      <style:text-properties fo:font-size="16pt" style:font-size-asian="16pt" style:font-size-complex="16pt"/>
    </style:style>
    <style:style style:name="P73" style:family="paragraph">
      <loext:graphic-properties draw:fill-color="#ffe1ff"/>
      <style:paragraph-properties fo:margin-left="0cm" fo:margin-right="0cm" fo:margin-top="0cm" fo:margin-bottom="0cm" fo:line-height="100%" fo:text-align="center" fo:text-indent="0cm" style:writing-mode="lr-tb"/>
      <style:text-properties fo:font-size="16pt" style:font-size-asian="16pt" style:font-size-complex="16pt"/>
    </style:style>
    <style:style style:name="P74" style:family="paragraph">
      <loext:graphic-properties draw:fill="solid" draw:fill-color="#ffe1ff" draw:fill-hatch-solid="true"/>
      <style:paragraph-properties fo:text-align="center" style:writing-mode="lr-tb"/>
      <style:text-properties fo:color="#000000" loext:opacity="100%" fo:font-size="16pt" style:font-size-asian="16pt" style:font-size-complex="16pt"/>
    </style:style>
    <style:style style:name="P75" style:family="paragraph">
      <loext:graphic-properties draw:fill="solid" draw:fill-color="#ffe1ff"/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P76" style:family="paragraph">
      <style:paragraph-properties fo:margin-left="0cm" fo:margin-right="0cm" fo:margin-top="0cm" fo:margin-bottom="0.2cm" fo:text-indent="-0.457cm"/>
    </style:style>
    <style:style style:name="P77" style:family="paragraph">
      <style:paragraph-properties fo:margin-left="0cm" fo:margin-right="0cm" fo:text-indent="-0.457cm"/>
    </style:style>
    <style:style style:name="P78" style:family="paragraph">
      <loext:graphic-properties draw:fill="none" draw:fill-color="#ffffff"/>
      <style:paragraph-properties style:writing-mode="lr-tb"/>
      <style:text-properties fo:font-size="16pt" fo:font-style="italic" style:font-size-asian="16pt" style:font-style-asian="italic" style:font-size-complex="16pt" style:font-style-complex="italic"/>
    </style:style>
    <style:style style:name="P79" style:family="paragraph">
      <loext:graphic-properties draw:fill="none" draw:fill-color="#ffffff"/>
      <style:paragraph-properties style:writing-mode="lr-tb"/>
      <style:text-properties fo:font-style="normal" style:font-style-asian="normal" style:font-style-complex="normal"/>
    </style:style>
    <style:style style:name="P80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81" style:family="paragraph">
      <loext:graphic-properties draw:fill="gradient" draw:fill-gradient-name="Index_20_Only_20_Scan_20_2"/>
      <style:paragraph-properties fo:text-align="center"/>
    </style:style>
    <style:style style:name="P82" style:family="paragraph">
      <style:paragraph-properties fo:margin-top="0cm" fo:margin-bottom="0.508cm"/>
    </style:style>
    <style:style style:name="P83" style:family="paragraph">
      <loext:graphic-properties draw:fill-color="#ffffff"/>
      <style:paragraph-properties style:writing-mode="lr-tb"/>
    </style:style>
    <style:style style:name="P84" style:family="paragraph">
      <style:paragraph-properties fo:margin-left="0cm" fo:margin-right="0cm" fo:margin-top="0cm" fo:margin-bottom="0.3cm" fo:text-indent="0cm"/>
    </style:style>
    <style:style style:name="P85" style:family="paragraph">
      <style:paragraph-properties fo:margin-top="0cm" fo:margin-bottom="0.2cm" style:writing-mode="lr-tb"/>
      <style:text-properties fo:color="#000000" loext:opacity="100%" fo:font-size="26pt" style:font-size-asian="26pt" style:font-size-complex="26pt"/>
    </style:style>
    <style:style style:name="P86" style:family="paragraph">
      <loext:graphic-properties draw:fill-color="#ffffff"/>
      <style:paragraph-properties fo:margin-left="0cm" fo:margin-right="0cm" fo:margin-top="0cm" fo:margin-bottom="0.2cm" fo:text-indent="-0.6cm" style:writing-mode="lr-tb"/>
      <style:text-properties fo:color="#000000" loext:opacity="100%" style:font-name="Liberation Sans4" fo:font-size="14pt" style:font-size-asian="14pt" style:font-size-complex="14pt"/>
    </style:style>
    <style:style style:name="T1" style:family="text">
      <style:text-properties fo:color="#ffffff" loext:opacity="100%" style:font-name="Liberation Sans4" fo:font-size="32pt" fo:language="ru" fo:country="RU" style:font-size-asian="32pt" style:font-size-complex="32pt"/>
    </style:style>
    <style:style style:name="T2" style:family="text">
      <style:text-properties fo:color="#ffffff" loext:opacity="100%" style:font-name="Liberation Sans4" fo:language="ru" fo:country="RU"/>
    </style:style>
    <style:style style:name="T3" style:family="text">
      <style:text-properties fo:color="#ffffff" loext:opacity="100%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000000" loext:opacity="100%" fo:font-size="14pt" fo:language="ru" fo:country="RU" fo:font-weight="bold" style:font-size-asian="14pt" style:font-weight-asian="bold" style:font-size-complex="14pt" style:font-weight-complex="bold"/>
    </style:style>
    <style:style style:name="T5" style:family="text">
      <style:text-properties style:font-name="Liberation Sans2" fo:font-size="14pt" fo:language="ru" fo:country="RU" style:font-name-asian="Liberation Sans2" style:font-size-asian="14pt" style:font-name-complex="Liberation Sans2" style:font-size-complex="14pt"/>
    </style:style>
    <style:style style:name="T6" style:family="text">
      <style:text-properties fo:font-size="14pt" fo:language="ru" fo:country="RU" style:font-size-asian="14pt" style:font-size-complex="14pt"/>
    </style:style>
    <style:style style:name="T7" style:family="text">
      <style:text-properties style:font-name="Liberation Sans1" fo:font-size="14pt" fo:language="ru" fo:country="RU" style:font-name-asian="Liberation Sans1" style:font-size-asian="14pt" style:font-name-complex="Liberation Sans1" style:font-size-complex="14pt"/>
    </style:style>
    <style:style style:name="T8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language="ru" fo:country="RU"/>
    </style:style>
    <style:style style:name="T11" style:family="text">
      <style:text-properties fo:color="#000000" loext:opacity="100%" fo:font-size="28pt" fo:language="ru" fo:country="RU" style:font-size-asian="28pt" style:font-size-complex="28pt"/>
    </style:style>
    <style:style style:name="T12" style:family="text">
      <style:text-properties fo:color="#000000" loext:opacity="100%" fo:font-size="22pt" fo:language="ru" fo:country="RU" style:font-size-asian="22pt" style:font-size-complex="22pt"/>
    </style:style>
    <style:style style:name="T13" style:family="text">
      <style:text-properties fo:color="#000000" loext:opacity="100%" fo:font-size="16pt" style:font-size-asian="16pt" style:font-size-complex="16pt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normal" style:letter-kerning="true" style:font-name-asian="Droid Sans Fallback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loext:opacity="0%" fo:font-size="14pt" fo:language="ru" fo:country="RU" style:text-underline-style="solid" style:text-underline-width="auto" style:text-underline-color="font-color" style:font-size-asian="14pt" style:font-size-complex="14pt"/>
    </style:style>
    <style:style style:name="T18" style:family="text">
      <style:text-properties style:font-name="Liberation Mono2" fo:font-size="18pt"/>
    </style:style>
    <style:style style:name="T19" style:family="text">
      <style:text-properties fo:color="#000000" loext:opacity="100%" style:font-name="Liberation Sans4" fo:font-size="14pt" fo:language="ru" fo:country="RU" style:font-size-asian="14pt" style:font-size-complex="14pt"/>
    </style:style>
    <style:style style:name="T20" style:family="text">
      <style:text-properties fo:font-size="16pt" fo:font-style="italic" style:font-size-asian="16pt" style:font-style-asian="italic" style:font-size-complex="16pt" style:font-style-complex="italic"/>
    </style:style>
    <style:style style:name="T21" style:family="text">
      <style:text-properties fo:color="#000000" loext:opacity="100%" style:font-name="Liberation Sans4" fo:font-size="16pt" fo:language="ru" fo:country="RU" style:font-size-asian="16pt" style:font-size-complex="16pt"/>
    </style:style>
    <style:style style:name="T22" style:family="text">
      <style:text-properties fo:font-size="14pt" fo:language="ru" fo:country="RU" fo:font-style="italic" style:font-size-asian="14pt" style:font-style-asian="italic" style:font-size-complex="14pt" style:font-style-complex="italic"/>
    </style:style>
    <style:style style:name="T23" style:family="text">
      <style:text-properties fo:language="en" fo:country="US"/>
    </style:style>
    <style:style style:name="T24" style:family="text">
      <style:text-properties fo:font-size="44pt" fo:language="en" fo:country="US" style:font-size-asian="44pt" style:font-size-complex="44pt"/>
    </style:style>
    <style:style style:name="T25" style:family="text">
      <style:text-properties fo:font-size="44pt" fo:language="ru" fo:country="RU" style:font-size-asian="44pt" style:font-size-complex="44pt"/>
    </style:style>
    <style:style style:name="T26" style:family="text">
      <style:text-properties fo:color="#000000" loext:opacity="100%" fo:language="ru" fo:country="RU"/>
    </style:style>
    <style:style style:name="T27" style:family="text">
      <style:text-properties fo:color="#000000" loext:opacity="100%" fo:font-size="22pt" fo:language="ru" fo:country="RU" fo:font-style="italic" style:font-size-asian="22pt" style:font-style-asian="italic" style:font-size-complex="22pt" style:font-style-complex="italic"/>
    </style:style>
    <style:style style:name="T28" style:family="text">
      <style:text-properties fo:font-size="14pt" fo:language="ru" fo:country="RU" fo:font-style="normal" style:font-size-asian="14pt" style:font-style-asian="normal" style:font-size-complex="14pt" style:font-style-complex="normal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ru" fo:country="RU" fo:text-shadow="none" style:text-underline-style="none" fo:font-weight="normal" style:letter-kerning="true" style:font-name-asian="Droid Sans Fallback1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ru" fo:country="RU" fo:font-style="italic" fo:text-shadow="none" style:text-underline-style="none" fo:font-weight="normal" style:letter-kerning="true" style:font-name-asian="Droid Sans Fallback1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font-size="2pt" style:font-size-asian="2pt" style:font-size-complex="2pt"/>
    </style:style>
    <style:style style:name="T32" style:family="text">
      <style:text-properties fo:font-size="6pt" style:font-size-asian="6pt" style:font-size-complex="6pt"/>
    </style:style>
    <style:style style:name="T33" style:family="text">
      <style:text-properties fo:color="#000000" loext:opacity="100%" fo:font-size="14pt" fo:language="ru" fo:country="RU" style:font-size-asian="14pt" style:font-size-complex="14pt"/>
    </style:style>
    <style:style style:name="T34" style:family="text">
      <style:text-properties fo:color="#000000" loext:opacity="100%" fo:font-size="14pt" fo:language="ru" fo:country="RU" style:text-underline-style="solid" style:text-underline-width="auto" style:text-underline-color="font-color" style:font-size-asian="14pt" style:font-size-complex="14pt"/>
    </style:style>
    <style:style style:name="T35" style:family="text">
      <style:text-properties style:font-name="Liberation Sans Narrow" fo:font-size="16pt" style:font-size-asian="16pt" style:font-size-complex="16pt"/>
    </style:style>
    <style:style style:name="T36" style:family="text">
      <style:text-properties fo:color="#000000" loext:opacity="100%" style:font-name="Liberation Mono3" fo:font-size="18pt" fo:language="ru" fo:country="RU" style:font-size-asian="18pt" style:font-size-complex="18pt"/>
    </style:style>
    <style:style style:name="T37" style:family="text">
      <style:text-properties fo:font-size="22pt" style:font-size-asian="22pt" style:font-size-complex="22pt"/>
    </style:style>
    <style:style style:name="T38" style:family="text">
      <style:text-properties fo:font-style="normal" style:font-style-asian="normal" style:font-style-complex="normal"/>
    </style:style>
    <style:style style:name="T39" style:family="text">
      <style:text-properties style:text-position="sub 67%" fo:font-style="normal" style:font-style-asian="normal" style:font-style-complex="normal"/>
    </style:style>
    <style:style style:name="T40" style:family="text">
      <style:text-properties fo:font-variant="normal" fo:text-transform="none" fo:color="#000000" loext:opacity="100%" style:text-outline="false" style:text-line-through-style="none" style:text-line-through-type="none" style:font-name="Liberation Serif" fo:font-size="26pt" fo:language="ru" fo:country="RU" fo:font-style="normal" fo:text-shadow="none" style:text-underline-style="none" fo:font-weight="normal" style:letter-kerning="true" style:font-name-asian="Droid Sans Fallback1" style:font-size-asian="26pt" style:font-style-asian="normal" style:font-weight-asian="normal" style:font-name-complex="FreeSan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000000" loext:opacity="100%" fo:font-size="26pt" fo:language="ru" fo:country="RU" style:font-size-asian="26pt" style:font-size-complex="26pt"/>
    </style:style>
    <style:style style:name="T42" style:family="text">
      <style:text-properties fo:color="#000000" loext:opacity="100%" fo:font-size="26pt" fo:letter-spacing="0.106cm" fo:language="ru" fo:country="RU" style:font-size-asian="26pt" style:font-size-complex="26pt"/>
    </style:style>
    <style:style style:name="T43" style:family="text">
      <style:text-properties fo:color="#000000" loext:opacity="100%" style:font-name="Liberation Sans4" fo:font-size="14pt" style:font-size-asian="14pt" style:font-size-complex="14pt"/>
    </style:style>
    <style:style style:name="T44" style:family="text">
      <style:text-properties fo:font-variant="normal" fo:text-transform="none" fo:color="#000000" loext:opacity="100%" style:text-outline="false" style:text-line-through-style="none" style:text-line-through-type="none" style:font-name="Liberation Sans4" fo:font-size="14pt" fo:font-style="normal" fo:text-shadow="none" style:text-underline-style="none" fo:font-weight="normal" style:letter-kerning="true" style:font-name-asian="Droid Sans Fallback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000000" loext:opacity="100%" style:font-name="Liberation Sans4"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1.5cm"/>
        <style:text-properties style:use-window-font-color="true" fo:font-size="100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_5f__5f_" presentation:presentation-page-layout-name="AL1T1">
        <office:forms form:automatic-focus="false" form:apply-design-mode="false"/>
        <draw:frame presentation:style-name="pr1" draw:text-style-name="P2" draw:layer="layout" svg:width="26.256cm" svg:height="3.477cm" svg:x="1.43cm" svg:y="0.76cm" presentation:class="title" presentation:user-transformed="true">
          <draw:text-box>
            <text:p text:style-name="P1"><text:span text:style-name="T1">Доступ к данным</text:span><text:span text:style-name="T2"><text:line-break/></text:span><text:span text:style-name="T2">Методы доступа</text:span></text:p>
          </draw:text-box>
        </draw:frame>
        <draw:custom-shape draw:style-name="gr1" draw:text-style-name="P4" draw:layer="layout" svg:width="2.286cm" svg:height="2.286cm" svg:x="24.622cm" svg:y="17.68cm">
          <text:p text:style-name="P3"><text:span text:style-name="T3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4.85cm" svg:height="11.14cm" svg:x="3.08cm" svg:y="2.26cm" draw:page-number="1" presentation:class="page"/>
          <draw:frame presentation:style-name="pr2" draw:text-style-name="P7" draw:layer="layout" svg:width="16.799cm" svg:height="14.431cm" svg:x="2.101cm" svg:y="14.108cm">
            <draw:text-box>
              <text:p text:style-name="P5"><text:span text:style-name="T4">Авторские права</text:span></text:p>
              <text:p text:style-name="P5"><text:span text:style-name="T5">©</text:span><text:span text:style-name="T6"> Postgres Professional, 2019</text:span><text:span text:style-name="T7">–</text:span><text:span text:style-name="T6">2024</text:span></text:p>
              <text:p text:style-name="P5"><text:span text:style-name="T6">Авторы: Егор Рогов, Павел Лузанов, Павел Толмачев, Илья Баштанов</text:span></text:p>
              <text:p text:style-name="P5"><text:span text:style-name="T7">Фото: Олег Бартунов (монастырь Пху и пик Бхрикути, Непал)</text:span></text:p>
              <text:p text:style-name="P5"><text:span text:style-name="T6"/></text:p>
              <text:p text:style-name="P5"><text:span text:style-name="T8">Использование материалов курса</text:span></text:p>
              <text:p text:style-name="P5"><text:span text:style-name="T6">Некоммерческое использование материалов курса (презентации, демонстрации) </text:span><text:span text:style-name="T6">разрешается без ограничений. Коммерческое использование возможно только с </text:span><text:span text:style-name="T6">письменного разрешения компании Postgres Professional. Запрещается внесение </text:span><text:span text:style-name="T6">изменений в материалы курса.</text:span></text:p>
              <text:p text:style-name="P5"><text:span text:style-name="T6"/></text:p>
              <text:p text:style-name="P5"><text:span text:style-name="T8">Обратная</text:span><text:span text:style-name="T9"> </text:span><text:span text:style-name="T8">связь</text:span></text:p>
              <text:p text:style-name="P6"><text:span text:style-name="T6">Отзывы, замечания и предложения направляйте по адресу: </text:span><text:span text:style-name="T6"><text:a xlink:href="mailto:edu@postgrespro.ru" xlink:type="simple">edu@postgrespro.ru</text:a></text:span></text:p>
              <text:p text:style-name="P5"><text:span text:style-name="T6"/></text:p>
              <text:p text:style-name="P5"><text:span text:style-name="T8">Отказ от ответственности</text:span></text:p>
              <text:p text:style-name="P5"><text:span text:style-name="T6">Компания Postgres Professional не несет никакой ответственности за любые </text:span><text:span text:style-name="T6">повреждения и убытки, включая потерю дохода, нанесенные прямым или непрямым, </text:span><text:span text:style-name="T6">специальным или случайным использованием материалов курса. Компания </text:span><text:span text:style-name="T6">Postgres Professional не предоставляет каких-либо гарантий на материалы курса. </text:span><text:span text:style-name="T6">Материалы курса предоставляются на основе принципа «как есть» и компания </text:span><text:span text:style-name="T6">Postgres Professional не обязана предоставлять сопровождение, поддержку, </text:span><text:span text:style-name="T6">обновления, расширения и изменения. </text:span></text:p>
            </draw:text-box>
          </draw:frame>
        </presentation:notes>
      </draw:page>
      <draw:page draw:name="page2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Темы</text:span></text:p>
          </draw:text-box>
        </draw:frame>
        <draw:frame presentation:style-name="pr4" draw:text-style-name="P11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<text:span text:style-name="T11">Последовательное сканирование </text:span><text:span text:style-name="T11">(Seq Scan)</text:span></text:p>
              </text:list-item>
              <text:list-item>
                <text:p text:style-name="P9"><text:span text:style-name="T11">Сканирование индекса (Index Scan)</text:span></text:p>
              </text:list-item>
              <text:list-item>
                <text:p text:style-name="P9"><text:span text:style-name="T11">Сканирование по битовой карте </text:span><text:span text:style-name="T11">(Bitmap Scan)</text:span></text:p>
              </text:list-item>
              <text:list-item>
                <text:p text:style-name="P10"><text:span text:style-name="T11">Сканирование только индекса </text:span><text:span text:style-name="T11">(Index-Only Scan)</text:span></text:p>
              </text:list-item>
              <text:list-item>
                <text:p text:style-name="P9"><text:span text:style-name="T11">Сравнение эффективности методов </text:span><text:span text:style-name="T11">доступа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master" presentation:presentation-page-layout-name="AL1T1">
        <office:forms form:automatic-focus="false" form:apply-design-mode="false"/>
        <draw:frame presentation:style-name="pr6" draw:text-style-name="P8" draw:layer="layout" svg:width="20.136cm" svg:height="1.803cm" svg:x="1.2cm" svg:y="0.737cm" presentation:class="title" presentation:user-transformed="true">
          <draw:text-box>
            <text:p>Seq Scan</text:p>
          </draw:text-box>
        </draw:frame>
        <draw:custom-shape draw:style-name="gr3" draw:text-style-name="P13" draw:layer="layout" svg:width="25cm" svg:height="14.5cm" svg:x="1.05cm" svg:y="4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11" draw:layer="layout" svg:width="25.6cm" svg:height="9.424cm" svg:x="1.2cm" svg:y="4.8cm" presentation:class="outline" presentation:user-transformed="true">
          <draw:text-box>
            <text:list text:style-name="L3">
              <text:list-item>
                <text:p text:style-name="P9"><text:span text:style-name="T11">Последовательное чтение всех </text:span><text:span text:style-name="T11">страниц</text:span></text:p>
                <text:list>
                  <text:list-item>
                    <text:p text:style-name="P14"><text:span text:style-name="T12">страницы читаются в кеш</text:span></text:p>
                  </text:list-item>
                  <text:list-item>
                    <text:p text:style-name="P14"><text:span text:style-name="T12">проверяется видимость версий строк</text:span></text:p>
                  </text:list-item>
                  <text:list-item>
                    <text:p text:style-name="P14"><text:span text:style-name="T12">данные возвращаются в произвольном </text:span><text:span text:style-name="T12">порядке</text:span></text:p>
                  </text:list-item>
                  <text:list-item>
                    <text:p text:style-name="P14"><text:span text:style-name="T12">время сканирования зависит от </text:span><text:span text:style-name="T12">физического размера файла</text:span></text:p>
                  </text:list-item>
                  <text:list-item>
                    <text:p text:style-name="P14"><text:span text:style-name="T12"/></text:p>
                  </text:list-item>
                </text:list>
              </text:list-item>
            </text:list>
          </draw:text-box>
        </draw:frame>
        <draw:custom-shape draw:style-name="gr4" draw:text-style-name="P15" draw:layer="layout" svg:width="4.5cm" svg:height="4cm" svg:x="1.25cm" svg:y="13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7" draw:layer="layout" svg:width="1cm" svg:height="3cm" svg:x="1.5cm" svg:y="13.8cm">
          <text:p text:style-name="P16"><text:span text:style-name="T13">4</text:span></text:p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1cm" svg:height="3cm" svg:x="2.5cm" svg:y="13.8cm">
          <text:p text:style-name="P16"><text:span text:style-name="T13">3</text:span></text:p>
          <draw:enhanced-geometry svg:viewBox="0 0 21600 21600" draw:type="rectangle" draw:enhanced-path="M 0 0 L 21600 0 21600 21600 0 21600 0 0 Z N"/>
        </draw:custom-shape>
        <draw:custom-shape draw:style-name="gr7" draw:text-style-name="P18" draw:layer="layout" svg:width="1cm" svg:height="3cm" svg:x="3.5cm" svg:y="13.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0" draw:layer="layout" svg:width="1cm" svg:height="3cm" svg:x="4.5cm" svg:y="13.8cm">
          <text:p text:style-name="P19"><text:span text:style-name="T14">5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4.5cm" svg:height="4cm" svg:x="5.75cm" svg:y="13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0" draw:layer="layout" svg:width="1cm" svg:height="3cm" svg:x="6cm" svg:y="13.8cm">
          <text:p text:style-name="P19"><text:span text:style-name="T14">2</text:span></text:p>
          <draw:enhanced-geometry svg:viewBox="0 0 21600 21600" draw:type="rectangle" draw:enhanced-path="M 0 0 L 21600 0 21600 21600 0 21600 0 0 Z N"/>
        </draw:custom-shape>
        <draw:custom-shape draw:style-name="gr7" draw:text-style-name="P18" draw:layer="layout" svg:width="1cm" svg:height="3cm" svg:x="7cm" svg:y="13.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0" draw:layer="layout" svg:width="1cm" svg:height="3cm" svg:x="8cm" svg:y="13.8cm">
          <text:p text:style-name="P19"><text:span text:style-name="T14">1</text:span></text:p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1cm" svg:height="3cm" svg:x="9cm" svg:y="13.8cm">
          <text:p text:style-name="P16"><text:span text:style-name="T13">10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4.5cm" svg:height="4cm" svg:x="10.25cm" svg:y="13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0" draw:layer="layout" svg:width="1cm" svg:height="3cm" svg:x="10.5cm" svg:y="13.8cm">
          <text:p text:style-name="P19"><text:span text:style-name="T14">12</text:span></text:p>
          <draw:enhanced-geometry svg:viewBox="0 0 21600 21600" draw:type="rectangle" draw:enhanced-path="M 0 0 L 21600 0 21600 21600 0 21600 0 0 Z N"/>
        </draw:custom-shape>
        <draw:custom-shape draw:style-name="gr8" draw:text-style-name="P20" draw:layer="layout" svg:width="1cm" svg:height="3cm" svg:x="11.5cm" svg:y="13.8cm">
          <text:p text:style-name="P19"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1cm" svg:height="3cm" svg:x="12.5cm" svg:y="13.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0" draw:layer="layout" svg:width="1cm" svg:height="3cm" svg:x="13.5cm" svg:y="13.8cm">
          <text:p text:style-name="P19"><text:span text:style-name="T14">7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4.5cm" svg:height="4cm" svg:x="14.75cm" svg:y="13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0" draw:layer="layout" svg:width="1cm" svg:height="3cm" svg:x="16cm" svg:y="13.8cm">
          <text:p text:style-name="P19"><text:span text:style-name="T14">11</text:span></text:p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1cm" svg:height="3cm" svg:x="17cm" svg:y="13.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8" draw:layer="layout" svg:width="1cm" svg:height="3cm" svg:x="18cm" svg:y="13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4.5cm" svg:height="4cm" svg:x="19.25cm" svg:y="13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1" draw:layer="layout" svg:width="1cm" svg:height="3cm" svg:x="19.5cm" svg:y="13.8cm">
          <text:p text:style-name="P16"><text:span text:style-name="T13">4</text:span></text:p>
          <draw:enhanced-geometry svg:viewBox="0 0 21600 21600" draw:type="rectangle" draw:enhanced-path="M 0 0 L 21600 0 21600 21600 0 21600 0 0 Z N"/>
        </draw:custom-shape>
        <draw:custom-shape draw:style-name="gr8" draw:text-style-name="P20" draw:layer="layout" svg:width="1cm" svg:height="3cm" svg:x="20.5cm" svg:y="13.8cm">
          <text:p text:style-name="P19"><text:span text:style-name="T14">9</text:span></text:p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1cm" svg:height="3cm" svg:x="21.5cm" svg:y="13.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0" draw:layer="layout" svg:width="1cm" svg:height="3cm" svg:x="22.5cm" svg:y="13.8cm">
          <text:p text:style-name="P19"><text:span text:style-name="T14">6</text:span></text:p>
          <draw:enhanced-geometry svg:viewBox="0 0 21600 21600" draw:type="rectangle" draw:enhanced-path="M 0 0 L 21600 0 21600 21600 0 21600 0 0 Z N"/>
        </draw:custom-shape>
        <draw:connector draw:style-name="gr11" draw:text-style-name="P22" draw:layer="layout" draw:type="line" svg:x1="1.3cm" svg:y1="18.1cm" svg:x2="23.71cm" svg:y2="18.1cm" svg:d="M1300 18100h22410" svg:viewBox="0 0 22411 1">
          <text:p/>
        </draw:connector>
        <draw:custom-shape draw:style-name="gr12" draw:text-style-name="P24" draw:layer="layout" svg:width="4.047cm" svg:height="1.676cm" svg:x="9.172cm" svg:y="11.202cm">
          <text:p text:style-name="P23"><text:span text:style-name="T15">неактуальная</text:span></text:p>
          <text:p text:style-name="P23"><text:span text:style-name="T15">версия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947.62845849802 33230.769230769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3" draw:text-style-name="P26" draw:layer="layout" svg:width="2.997cm" svg:height="0.999cm" draw:transform="skewX (0.00296705972839036) rotate (1.5699236621689) translate (14.999cm 16.796cm)">
          <text:p text:style-name="P25"><text:span text:style-name="T14">NULL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7" draw:text-style-name="P28" draw:layer="layout" svg:width="16.799cm" svg:height="15.276cm" svg:x="2.1cm" svg:y="14.107cm" presentation:class="notes" presentation:user-transformed="true">
            <draw:text-box>
              <text:p text:style-name="P27"><text:span text:style-name="T16">В распоряжении оптимизатора имеется несколько способов доступа</text:span><text:span text:style-name="T16"><text:line-break/></text:span><text:span text:style-name="T16">к данным. Самый простой из них — последовательное сканирование таблицы. </text:span><text:span text:style-name="T16">Файл (или файлы) основного слоя таблицы читается постранично от начала до </text:span><text:span text:style-name="T16">конца. Напомним, что чтение происходит через буферный кеш (для временных </text:span><text:span text:style-name="T16">таблиц – через локальный кеш сеанса).</text:span></text:p>
              <text:p text:style-name="P27"><text:span text:style-name="T6">Последовательное чтение файла позволяет использовать тот факт, что </text:span><text:span text:style-name="T6">операционная система обычно читает данные порциями большими, чем размер </text:span><text:span text:style-name="T6">страницы — с большой вероятностью несколько следующих страниц уже окажутся </text:span><text:span text:style-name="T6">в кеше ОС.</text:span></text:p>
              <text:p text:style-name="P27"><text:span text:style-name="T16">Последовательное сканирование эффективно работает, когда надо прочитать всю </text:span><text:span text:style-name="T16">таблицу или значительную ее часть (если селективность условия низка).</text:span></text:p>
              <text:p text:style-name="P27"><text:span text:style-name="T16">При последовательном сканировании </text:span><text:span text:style-name="T6">на каждой странице рассматриваются все </text:span><text:span text:style-name="T6">версии строк — в том числе и неактуальные (мертвые) версии, которые еще не </text:span><text:span text:style-name="T6">удалены процедурой очистки (процессом автоочистки). Если в файлах таблицы </text:span><text:span text:style-name="T6">остается много мертвых, но не вычищенных версий строк, это будет приводить</text:span><text:span text:style-name="T6"><text:line-break/></text:span><text:span text:style-name="T6">к замедлению скорости работы последовательного сканирования.</text:span><text:span text:style-name="T6"><text:line-break/></text:span><text:span text:style-name="T6">В частности поэтому своевременное выполнение очистки может существенно </text:span><text:span text:style-name="T6">ускорить выполнение некоторых запросов.</text:span></text:p>
              <text:p text:style-name="P27"><text:span text:style-name="T6">Подробнее про версии строк, снимки данных и очистку ненужных версий строк </text:span><text:span text:style-name="T6">рассказано в курсе DBA2.</text:span></text:p>
              <text:p text:style-name="P27"><text:span text:style-name="T17"><text:a xlink:href="https://postgrespro.ru/docs/postgresql/16/mvcc" xlink:type="simple">https://postgrespro.ru/docs/postgresql/16/mvcc</text:a></text:span></text:p>
              <text:p text:style-name="P27"><text:span text:style-name="T17"><text:a xlink:href="https://postgrespro.ru/docs/postgresql/16/sql-vacuum" xlink:type="simple">https://postgrespro.ru/docs/postgresql/16/sql-vacuum</text:a></text:span></text:p>
            </draw:text-box>
          </draw:frame>
        </presentation:notes>
      </draw:page>
      <draw:page draw:name="page4" draw:style-name="dp1" draw:master-page-name="master" presentation:presentation-page-layout-name="AL1T1">
        <office:forms form:automatic-focus="false" form:apply-design-mode="false"/>
        <draw:frame presentation:style-name="pr8" draw:text-style-name="P8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9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14" draw:text-style-name="P29" draw:layer="layout" svg:width="17.893cm" svg:height="11.728cm" svg:x="5.054cm" svg:y="6.182cm">
          <draw:image xlink:href="Pictures/10000001000001B9000001219F9F77CFE0FDB8A0.png" xlink:type="simple" xlink:show="embed" xlink:actuate="onLoad" draw:mime-type="image/png">
            <text:p text:style-name="P1"><text:span text:style-name="T18"/></text:p>
            <text:p text:style-name="P1"><text:span text:style-name="T18"/></text:p>
            <text:p text:style-name="P1"><text:span text:style-name="T18"/></text:p>
            <text:p text:style-name="P1"><text:span text:style-name="T18"><text:s text:c="11"/></text:span><text:span text:style-name="T18">$ psql</text:span></text:p>
            <text:p text:style-name="P1"><text:span text:style-name="T18"><text:s text:c="11"/></text:span><text:span text:style-name="T18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" presentation:presentation-page-layout-name="AL1T1">
        <office:forms form:automatic-focus="false" form:apply-design-mode="false"/>
        <draw:custom-shape draw:style-name="gr15" draw:text-style-name="P13" draw:layer="layout" svg:width="15.779cm" svg:height="1.024cm" svg:x="8.002cm" svg:y="8.43cm">
          <text:p/>
          <draw:enhanced-geometry svg:viewBox="0 0 21600 21600" draw:path-stretchpoint-x="10800" draw:path-stretchpoint-y="10800" draw:text-areas="?f3 ?f4 ?f5 ?f6" draw:type="round-rectangle" draw:modifiers="9440.7804878048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Массовое вытеснение</text:span></text:p>
          </draw:text-box>
        </draw:frame>
        <draw:frame presentation:style-name="pr4" draw:text-style-name="P31" draw:layer="layout" svg:width="15.075cm" svg:height="0.573cm" svg:x="8.322cm" svg:y="7.677cm" presentation:class="outline" presentation:user-transformed="true">
          <draw:text-box>
            <text:list text:style-name="L3">
              <text:list-item>
                <text:p text:style-name="P30"><text:span text:style-name="T19">буферное кольцо (32 страницы)</text:span></text:p>
              </text:list-item>
            </text:list>
          </draw:text-box>
        </draw:frame>
        <draw:custom-shape draw:style-name="gr16" draw:text-style-name="P32" draw:layer="layout" svg:width="2.075cm" svg:height="2.566cm" svg:x="1.501cm" svg:y="11.0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33" draw:layer="layout" svg:width="2.075cm" svg:height="0.511cm" svg:x="1.501cm" svg:y="10.40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4" draw:layer="layout" svg:width="2.075cm" svg:height="2.566cm" svg:x="3.931cm" svg:y="11.0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35" draw:layer="layout" svg:width="2.075cm" svg:height="0.511cm" svg:x="3.931cm" svg:y="10.4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6" draw:layer="layout" svg:width="2.087cm" svg:height="2.566cm" svg:x="8.822cm" svg:y="9.8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37" draw:layer="layout" svg:width="2.087cm" svg:height="0.511cm" svg:x="8.822cm" svg:y="9.2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3" draw:layer="layout" svg:width="2.111cm" svg:height="2.566cm" svg:x="13.671cm" svg:y="11.0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38" draw:layer="layout" svg:width="2.111cm" svg:height="0.511cm" svg:x="13.671cm" svg:y="10.4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36" draw:layer="layout" svg:width="2.097cm" svg:height="2.566cm" svg:x="11.226cm" svg:y="9.8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39" xml:id="id1" draw:id="id1" draw:layer="layout" svg:width="2.097cm" svg:height="0.511cm" svg:x="11.226cm" svg:y="9.2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40" draw:layer="layout" svg:width="2.076cm" svg:height="2.566cm" svg:x="6.39cm" svg:y="11.0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41" draw:layer="layout" svg:width="2.076cm" svg:height="0.511cm" svg:x="6.39cm" svg:y="10.4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0" draw:layer="layout" svg:width="2.111cm" svg:height="2.566cm" svg:x="13.671cm" svg:y="11.0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41" draw:layer="layout" svg:width="2.111cm" svg:height="0.511cm" svg:x="13.671cm" svg:y="10.4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3" draw:layer="layout" svg:width="2.075cm" svg:height="2.566cm" svg:x="18.585cm" svg:y="11.0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8" draw:layer="layout" svg:width="2.075cm" svg:height="0.511cm" svg:x="18.585cm" svg:y="10.4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36" draw:layer="layout" svg:width="2.076cm" svg:height="2.566cm" svg:x="16.14cm" svg:y="9.8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9" xml:id="id2" draw:id="id2" draw:layer="layout" svg:width="2.076cm" svg:height="0.511cm" svg:x="16.14cm" svg:y="9.2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40" draw:layer="layout" svg:width="2.075cm" svg:height="2.566cm" svg:x="18.585cm" svg:y="11.0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1" draw:layer="layout" svg:width="2.075cm" svg:height="0.511cm" svg:x="18.585cm" svg:y="10.4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3" draw:layer="layout" svg:width="2.075cm" svg:height="2.566cm" svg:x="23.426cm" svg:y="11.00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8" draw:layer="layout" svg:width="2.075cm" svg:height="0.511cm" svg:x="23.426cm" svg:y="10.4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36" draw:layer="layout" svg:width="2.075cm" svg:height="2.566cm" svg:x="20.981cm" svg:y="9.8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39" xml:id="id3" draw:id="id3" draw:layer="layout" svg:width="2.075cm" svg:height="0.511cm" svg:x="20.981cm" svg:y="9.2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40" draw:layer="layout" svg:width="2.075cm" svg:height="2.566cm" svg:x="23.426cm" svg:y="11.0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1" draw:layer="layout" svg:width="2.075cm" svg:height="0.511cm" svg:x="23.426cm" svg:y="10.4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42" draw:layer="layout" svg:width="0.737cm" svg:height="23.942cm" draw:transform="rotate (1.5707963267949) translate (1.521cm 6.314cm)">
          <text:p/>
          <draw:enhanced-geometry svg:viewBox="0 0 21600 21600" draw:mirror-horizontal="false" draw:mirror-vertical="true" draw:glue-points="21600 0 0 10800 21600 21600" draw:text-areas="13800 ?f9 21600 ?f10" draw:type="left-brace" draw:modifiers="298.609196842501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9" draw:text-style-name="P43" draw:layer="layout" svg:width="4.321cm" svg:height="0.878cm" svg:x="11.358cm" svg:y="4.709cm">
          <draw:text-box>
            <text:p text:style-name="P22"><text:span text:style-name="T20">shared_buffers</text:span></text:p>
          </draw:text-box>
        </draw:frame>
        <draw:connector draw:style-name="gr40" draw:text-style-name="P22" draw:layer="layout" draw:type="line" svg:x1="13.323cm" svg:y1="9.456cm" svg:x2="16.14cm" svg:y2="9.456cm" draw:start-shape="id1" draw:start-glue-point="1" draw:end-shape="id2" draw:end-glue-point="3" svg:d="M13323 9456h2817" svg:viewBox="0 0 2818 1">
          <text:p/>
        </draw:connector>
        <draw:connector draw:style-name="gr40" draw:text-style-name="P22" draw:layer="layout" draw:type="line" svg:x1="18.216cm" svg:y1="9.456cm" svg:x2="20.981cm" svg:y2="9.456cm" draw:start-shape="id2" draw:start-glue-point="1" draw:end-shape="id3" draw:end-glue-point="3" svg:d="M18216 9456h2765" svg:viewBox="0 0 2766 1">
          <text:p/>
        </draw:connector>
        <draw:connector draw:style-name="gr40" draw:text-style-name="P22" draw:layer="layout" draw:type="line" svg:x1="8.52cm" svg:y1="9.455cm" svg:x2="8.84cm" svg:y2="9.456cm" svg:d="M8520 9455l320 1" svg:viewBox="0 0 321 2">
          <text:p/>
        </draw:connector>
        <draw:custom-shape draw:style-name="gr41" draw:text-style-name="P13" draw:layer="layout" svg:width="1.558cm" svg:height="2.653cm" svg:x="9.091cm" svg:y="12.932cm">
          <text:p/>
          <draw:enhanced-geometry svg:viewBox="0 0 21600 21600" draw:text-areas="?f0 ?f7 ?f2 21600" draw:type="up-arrow" draw:modifiers="7332.93142426526 7384.7338037203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4" draw:text-style-name="P45" draw:layer="layout" svg:width="3.716cm" svg:height="2.109cm" svg:x="15.281cm" svg:y="15.847cm" presentation:class="outline" presentation:user-transformed="true">
          <draw:text-box>
            <text:list text:style-name="L3">
              <text:list-item>
                <text:p text:style-name="P44"><text:span text:style-name="T21">процесс</text:span></text:p>
              </text:list-item>
              <text:list-item>
                <text:p text:style-name="P44"><text:span text:style-name="T21">сканирует</text:span></text:p>
              </text:list-item>
              <text:list-item>
                <text:p text:style-name="P44"><text:span text:style-name="T21">таблицу</text:span></text:p>
              </text:list-item>
            </text:list>
          </draw:text-box>
        </draw:frame>
        <draw:frame presentation:style-name="pr4" draw:text-style-name="P45" draw:layer="layout" svg:width="4.553cm" svg:height="2.109cm" svg:x="7.581cm" svg:y="15.848cm" presentation:class="outline" presentation:user-transformed="true">
          <draw:text-box>
            <text:list text:style-name="L3">
              <text:list-item>
                <text:p text:style-name="P44"><text:span text:style-name="T21">процесс</text:span></text:p>
              </text:list-item>
              <text:list-item>
                <text:p text:style-name="P44"><text:span text:style-name="T21">присоединился</text:span></text:p>
              </text:list-item>
              <text:list-item>
                <text:p text:style-name="P44"><text:span text:style-name="T21">к кольцу</text:span></text:p>
              </text:list-item>
            </text:list>
          </draw:text-box>
        </draw:frame>
        <draw:custom-shape draw:style-name="gr42" draw:text-style-name="P13" draw:layer="layout" svg:width="1.558cm" svg:height="2.653cm" svg:x="16.392cm" svg:y="12.932cm">
          <text:p/>
          <draw:enhanced-geometry svg:viewBox="0 0 21600 21600" draw:text-areas="?f0 ?f7 ?f2 21600" draw:type="up-arrow" draw:modifiers="7332.93142426526 7384.7338037203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11" draw:text-style-name="P28" draw:layer="layout" svg:width="16.799cm" svg:height="15.431cm" svg:x="2.1cm" svg:y="14.107cm" presentation:class="notes" presentation:user-transformed="true">
            <draw:text-box>
              <text:p text:style-name="P27"><text:span text:style-name="T16">При последовательном сканировании через буферный кеш проходит большое </text:span><text:span text:style-name="T16">количество страниц с «одноразовыми» данными, которые могут вытеснять </text:span><text:span text:style-name="T16">полезные страницы из буферов. Чтобы этого не происходило, используются так </text:span><text:span text:style-name="T16">называемые буферные кольца.</text:span><text:span text:style-name="T16"><text:line-break/></text:span><text:span text:style-name="T16">Для последовательного чтения большой таблицы (размер которой превышает </text:span><text:span text:style-name="T16">четверть буферного кеша) из всего кеша используются только 32 страницы, в </text:span><text:span text:style-name="T16">пределах которых действует в</text:span><text:span text:style-name="T6">ытеснение. При этом остальные данные в буфере не </text:span><text:span text:style-name="T6">страдают.</text:span></text:p>
              <text:p text:style-name="P27"><text:span text:style-name="T16">Если в процессе чтения меняются биты-подсказки или сами данные, появляется </text:span><text:span text:style-name="T16">грязный буфер. Такой буфер отцепляется от кольца и будет вытеснен на общих </text:span><text:span text:style-name="T16">основаниях, а в кольцо добавляется новый буфер. Такая стратегия рассчитана на </text:span><text:span text:style-name="T16">то, что в основном </text:span><text:span text:style-name="T6">данные читаются,</text:span><text:span text:style-name="T6"><text:line-break/></text:span><text:span text:style-name="T6">а не меняются.</text:span></text:p>
              <text:p text:style-name="P27"><text:span text:style-name="T6">Если в процессе чтения таблицы другому процессу потребуется та же таблица, он </text:span><text:span text:style-name="T6">не начинает читать ее с начала, а подключается к имеющемуся буферному кольцу. </text:span><text:span text:style-name="T6">После окончания сканирования процесс дочитывает «пропущенное» начало </text:span><text:span text:style-name="T6">таблицы.</text:span></text:p>
              <text:p text:style-name="P27"><text:span text:style-name="T6">При работе с временными таблицами через локальный кеш механизм буферных </text:span><text:span text:style-name="T6">колец не используется.</text:span></text:p>
            </draw:text-box>
          </draw:frame>
        </presentation:notes>
      </draw:page>
      <draw:page draw:name="page6" draw:style-name="dp1" draw:master-page-name="master" presentation:presentation-page-layout-name="AL1T1">
        <office:forms form:automatic-focus="false" form:apply-design-mode="false"/>
        <draw:frame presentation:style-name="pr8" draw:text-style-name="P8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9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14" draw:text-style-name="P29" draw:layer="layout" svg:width="17.893cm" svg:height="11.728cm" svg:x="5.054cm" svg:y="6.182cm">
          <draw:image xlink:href="Pictures/10000001000001B9000001219F9F77CFE0FDB8A0.png" xlink:type="simple" xlink:show="embed" xlink:actuate="onLoad" draw:mime-type="image/png">
            <text:p text:style-name="P1"><text:span text:style-name="T18"/></text:p>
            <text:p text:style-name="P1"><text:span text:style-name="T18"/></text:p>
            <text:p text:style-name="P1"><text:span text:style-name="T18"/></text:p>
            <text:p text:style-name="P1"><text:span text:style-name="T18"><text:s text:c="11"/></text:span><text:span text:style-name="T18">$ psql</text:span></text:p>
            <text:p text:style-name="P1"><text:span text:style-name="T18"><text:s text:c="11"/></text:span><text:span text:style-name="T18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" presentation:presentation-page-layout-name="AL1T1">
        <office:forms form:automatic-focus="false" form:apply-design-mode="false"/>
        <draw:frame presentation:style-name="pr12" draw:text-style-name="P8" draw:layer="layout" svg:width="20.136cm" svg:height="2.057cm" svg:x="1.2cm" svg:y="0.737cm" presentation:class="title" presentation:user-transformed="true">
          <draw:text-box>
            <text:p><text:span text:style-name="T10">B-дерево</text:span></text:p>
          </draw:text-box>
        </draw:frame>
        <draw:frame presentation:style-name="pr4" draw:text-style-name="P11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<text:span text:style-name="T11">Индекс</text:span></text:p>
                <text:list>
                  <text:list-item>
                    <text:p text:style-name="P14"><text:span text:style-name="T12">вспомогательная структура во внешней </text:span><text:span text:style-name="T12">памяти</text:span></text:p>
                  </text:list-item>
                  <text:list-item>
                    <text:p text:style-name="P46"><text:span text:style-name="T12">сопоставляет ключи и идентификаторы </text:span><text:span text:style-name="T12">строк таблицы</text:span></text:p>
                  </text:list-item>
                </text:list>
              </text:list-item>
              <text:list-item>
                <text:p text:style-name="P9"><text:span text:style-name="T11">Устройство: дерево поиска</text:span></text:p>
                <text:list>
                  <text:list-item>
                    <text:p text:style-name="P47"><text:span text:style-name="T12">сбалансированное</text:span></text:p>
                  </text:list-item>
                  <text:list-item>
                    <text:p text:style-name="P47"><text:span text:style-name="T12">сильно ветвистое</text:span></text:p>
                  </text:list-item>
                  <text:list-item>
                    <text:p text:style-name="P14"><text:span text:style-name="T12">только сортируемые типы данных </text:span><text:span text:style-name="T12">(операции «больше», «меньше»)</text:span></text:p>
                  </text:list-item>
                  <text:list-item>
                    <text:p text:style-name="P46"><text:span text:style-name="T12">результаты поиска автоматически </text:span><text:span text:style-name="T12">отсортированы</text:span></text:p>
                  </text:list-item>
                </text:list>
              </text:list-item>
              <text:list-item>
                <text:p text:style-name="P9"><text:span text:style-name="T11">Использование</text:span></text:p>
                <text:list>
                  <text:list-item>
                    <text:p text:style-name="P14"><text:span text:style-name="T12">ускорение доступа</text:span></text:p>
                  </text:list-item>
                  <text:list-item>
                    <text:p text:style-name="P46"><text:span text:style-name="T12">поддержка ограничений целостности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13" draw:text-style-name="P28" draw:layer="layout" svg:width="16.799cm" svg:height="15.231cm" svg:x="2.1cm" svg:y="14.107cm" presentation:class="notes" presentation:user-transformed="true">
            <draw:text-box>
              <text:p text:style-name="P27"><text:span text:style-name="T6">В этой теме мы будем рассматривать только один из доступных</text:span><text:span text:style-name="T6"><text:line-break/></text:span><text:span text:style-name="T6">в PostgreSQL типов индексов: B-дерево (B-tree). Это наиболее часто </text:span><text:span text:style-name="T6">применяющийся на практике тип индекса. Некоторые другие типы индексов </text:span><text:span text:style-name="T6">рассмотрены далее в этом курсе в теме «Типы индексов».</text:span></text:p>
              <text:p text:style-name="P27"><text:span text:style-name="T6">Как и все индексы в PostgreSQL, B-дерево является вторичной структурой — </text:span><text:span text:style-name="T6">индекс не содержит в себе никакой информации, которую нельзя было бы получить </text:span><text:span text:style-name="T6">из самой таблицы, однако занимает дополнительное место на диске. Индекс можно </text:span><text:span text:style-name="T6">удалить и пересоздать. Индексы нужны для ускорения операций, затрагивающих </text:span><text:span text:style-name="T6">небольшую часть таблицы: выборки малого количества строк, а также поддержки </text:span><text:span text:style-name="T6">ограничений целостности (первичных и уникальных ключей).</text:span></text:p>
              <text:p text:style-name="P27"><text:span text:style-name="T16">Индексы сопоставляют значения проиндексированных полей (ключи поиска) и </text:span><text:span text:style-name="T16">идентификаторы строк таблицы. Для этого в индексе B-tree строится </text:span><text:span text:style-name="T16">упорядоченное дерево ключей, в котором можно быстро найти нужный ключ, а </text:span><text:span text:style-name="T16">вместе с ним — и ссылки на версии строк.</text:span><text:span text:style-name="T16"><text:line-break/></text:span><text:span text:style-name="T16">Но проиндексировать можно только данные, допускающие сортировку (должны </text:span><text:span text:style-name="T16">быть определены операции «больше», «меньше»). Например, числа, строки и даты </text:span><text:span text:style-name="T16">могут быть проиндексированы, а точки на плоскости — нет (для них существуют </text:span><text:span text:style-name="T16">другие типы индексов). При индексации текстовых строк нужно учитывать </text:span><text:span text:style-name="T16">особенности правил сортировки (подробнее см. курс DBA2, </text:span><text:span text:style-name="T6">тема «Локализация»).</text:span></text:p>
              <text:p text:style-name="P27"><text:span text:style-name="T6">Особенностями B-дерева является его сбалансированность (постоянная глубина) и </text:span><text:span text:style-name="T6">сильная ветвистость. Хотя размер дерева зависит от проиндексированных </text:span><text:span text:style-name="T6">столбцов, на практике деревья обычно имеют глубину не больше 4</text:span><text:span text:style-name="T5">–</text:span><text:span text:style-name="T6">5.</text:span></text:p>
            </draw:text-box>
          </draw:frame>
        </presentation:notes>
      </draw:page>
      <draw:page draw:name="page8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B-дерево</text:p>
          </draw:text-box>
        </draw:frame>
        <draw:custom-shape draw:style-name="gr43" draw:text-style-name="P13" draw:layer="layout" svg:width="4.5cm" svg:height="4cm" svg:x="1.25cm" svg:y="15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48" xml:id="id22" draw:id="id22" draw:layer="layout" svg:width="1cm" svg:height="3cm" svg:x="2.5cm" svg:y="16cm">
          <text:p text:style-name="P19"><text:span text:style-name="T14">3</text:span></text:p>
          <draw:enhanced-geometry svg:viewBox="0 0 21600 21600" draw:type="rectangle" draw:enhanced-path="M 0 0 L 21600 0 21600 21600 0 21600 0 0 Z N"/>
        </draw:custom-shape>
        <draw:custom-shape draw:style-name="gr7" draw:text-style-name="P18" draw:layer="layout" svg:width="1cm" svg:height="3cm" svg:x="3.5cm" svg:y="1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49" xml:id="id26" draw:id="id26" draw:layer="layout" svg:width="1cm" svg:height="3cm" svg:x="4.5cm" svg:y="16cm">
          <text:p text:style-name="P19"><text:span text:style-name="T14">5</text:span></text:p>
          <draw:enhanced-geometry svg:viewBox="0 0 21600 21600" draw:type="rectangle" draw:enhanced-path="M 0 0 L 21600 0 21600 21600 0 21600 0 0 Z N"/>
        </draw:custom-shape>
        <draw:custom-shape draw:style-name="gr43" draw:text-style-name="P13" draw:layer="layout" svg:width="4.5cm" svg:height="4cm" svg:x="5.75cm" svg:y="15.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49" xml:id="id20" draw:id="id20" draw:layer="layout" svg:width="1cm" svg:height="3cm" svg:x="6cm" svg:y="16cm">
          <text:p text:style-name="P19"><text:span text:style-name="T14">2</text:span></text:p>
          <draw:enhanced-geometry svg:viewBox="0 0 21600 21600" draw:type="rectangle" draw:enhanced-path="M 0 0 L 21600 0 21600 21600 0 21600 0 0 Z N"/>
        </draw:custom-shape>
        <draw:custom-shape draw:style-name="gr7" draw:text-style-name="P18" draw:layer="layout" svg:width="1cm" svg:height="3cm" svg:x="7cm" svg:y="1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49" draw:layer="layout" svg:width="1cm" svg:height="3cm" svg:x="8cm" svg:y="16cm">
          <text:p text:style-name="P19"><text:span text:style-name="T14">1</text:span></text:p>
          <draw:enhanced-geometry svg:viewBox="0 0 21600 21600" draw:type="rectangle" draw:enhanced-path="M 0 0 L 21600 0 21600 21600 0 21600 0 0 Z N"/>
        </draw:custom-shape>
        <draw:custom-shape draw:style-name="gr44" draw:text-style-name="P48" xml:id="id36" draw:id="id36" draw:layer="layout" svg:width="1cm" svg:height="3cm" svg:x="9cm" svg:y="16cm">
          <text:p text:style-name="P19"><text:span text:style-name="T14">10</text:span></text:p>
          <draw:enhanced-geometry svg:viewBox="0 0 21600 21600" draw:type="rectangle" draw:enhanced-path="M 0 0 L 21600 0 21600 21600 0 21600 0 0 Z N"/>
        </draw:custom-shape>
        <draw:custom-shape draw:style-name="gr43" draw:text-style-name="P13" draw:layer="layout" svg:width="4.5cm" svg:height="4cm" svg:x="10.25cm" svg:y="15.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49" xml:id="id40" draw:id="id40" draw:layer="layout" svg:width="1cm" svg:height="3cm" svg:x="10.5cm" svg:y="16cm">
          <text:p text:style-name="P19"><text:span text:style-name="T14">12</text:span></text:p>
          <draw:enhanced-geometry svg:viewBox="0 0 21600 21600" draw:type="rectangle" draw:enhanced-path="M 0 0 L 21600 0 21600 21600 0 21600 0 0 Z N"/>
        </draw:custom-shape>
        <draw:custom-shape draw:style-name="gr45" draw:text-style-name="P49" xml:id="id32" draw:id="id32" draw:layer="layout" svg:width="1cm" svg:height="3cm" svg:x="11.5cm" svg:y="16cm">
          <text:p text:style-name="P19"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1cm" svg:height="3cm" svg:x="12.5cm" svg:y="1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49" xml:id="id30" draw:id="id30" draw:layer="layout" svg:width="1cm" svg:height="3cm" svg:x="13.5cm" svg:y="16cm">
          <text:p text:style-name="P19"><text:span text:style-name="T14">7</text:span></text:p>
          <draw:enhanced-geometry svg:viewBox="0 0 21600 21600" draw:type="rectangle" draw:enhanced-path="M 0 0 L 21600 0 21600 21600 0 21600 0 0 Z N"/>
        </draw:custom-shape>
        <draw:custom-shape draw:style-name="gr43" draw:text-style-name="P13" draw:layer="layout" svg:width="4.5cm" svg:height="4cm" svg:x="14.75cm" svg:y="15.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50" xml:id="id42" draw:id="id42" draw:layer="layout" svg:width="2.997cm" svg:height="0.999cm" draw:transform="skewX (0.00296705972839036) rotate (1.5699236621689) translate (14.999cm 18.995cm)">
          <text:p text:style-name="P25"><text:span text:style-name="T14">NULL</text:span></text:p>
          <draw:enhanced-geometry svg:viewBox="0 0 21600 21600" draw:type="rectangle" draw:enhanced-path="M 0 0 L 21600 0 21600 21600 0 21600 0 0 Z N"/>
        </draw:custom-shape>
        <draw:custom-shape draw:style-name="gr45" draw:text-style-name="P49" xml:id="id38" draw:id="id38" draw:layer="layout" svg:width="1cm" svg:height="3cm" svg:x="16cm" svg:y="16cm">
          <text:p text:style-name="P19"><text:span text:style-name="T14">11</text:span></text:p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1cm" svg:height="3cm" svg:x="17cm" svg:y="1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8" draw:layer="layout" svg:width="1cm" svg:height="3cm" svg:x="18cm" svg:y="1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3" draw:layer="layout" svg:width="4.5cm" svg:height="4cm" svg:x="19.25cm" svg:y="15.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49" xml:id="id24" draw:id="id24" draw:layer="layout" svg:width="1cm" svg:height="3cm" svg:x="19.5cm" svg:y="16cm">
          <text:p text:style-name="P19"><text:span text:style-name="T14">4</text:span></text:p>
          <draw:enhanced-geometry svg:viewBox="0 0 21600 21600" draw:type="rectangle" draw:enhanced-path="M 0 0 L 21600 0 21600 21600 0 21600 0 0 Z N"/>
        </draw:custom-shape>
        <draw:custom-shape draw:style-name="gr47" draw:text-style-name="P49" xml:id="id34" draw:id="id34" draw:layer="layout" svg:width="1cm" svg:height="3cm" svg:x="20.5cm" svg:y="16cm">
          <text:p text:style-name="P19"><text:span text:style-name="T14">9</text:span></text:p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1cm" svg:height="3cm" svg:x="21.5cm" svg:y="1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49" xml:id="id28" draw:id="id28" draw:layer="layout" svg:width="1cm" svg:height="3cm" svg:x="22.5cm" svg:y="16cm">
          <text:p text:style-name="P19"><text:span text:style-name="T14">6</text:span></text:p>
          <draw:enhanced-geometry svg:viewBox="0 0 21600 21600" draw:type="rectangle" draw:enhanced-path="M 0 0 L 21600 0 21600 21600 0 21600 0 0 Z N"/>
        </draw:custom-shape>
        <draw:custom-shape draw:style-name="gr48" draw:text-style-name="P13" draw:layer="layout" svg:width="3.5cm" svg:height="2cm" svg:x="11.72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49" xml:id="id4" draw:id="id4" draw:layer="layout" svg:width="1cm" svg:height="1cm" svg:x="11.97cm" svg:y="4.1cm">
          <text:p text:style-name="P19"><text:span text:style-name="T14">1</text:span></text:p>
          <draw:enhanced-geometry svg:viewBox="0 0 21600 21600" draw:type="rectangle" draw:enhanced-path="M 0 0 L 21600 0 21600 21600 0 21600 0 0 Z N"/>
        </draw:custom-shape>
        <draw:custom-shape draw:style-name="gr49" draw:text-style-name="P49" xml:id="id6" draw:id="id6" draw:layer="layout" svg:width="1cm" svg:height="1cm" svg:x="12.97cm" svg:y="4.1cm">
          <text:p text:style-name="P19"><text:span text:style-name="T14">9</text:span></text:p>
          <draw:enhanced-geometry svg:viewBox="0 0 21600 21600" draw:type="rectangle" draw:enhanced-path="M 0 0 L 21600 0 21600 21600 0 21600 0 0 Z N"/>
        </draw:custom-shape>
        <draw:custom-shape draw:style-name="gr50" draw:text-style-name="P18" draw:layer="layout" svg:width="1cm" svg:height="1cm" svg:x="13.97cm" svg:y="4.1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3" xml:id="id5" draw:id="id5" draw:layer="layout" svg:width="3.5cm" svg:height="2cm" svg:x="6.15cm" svg:y="6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49" xml:id="id8" draw:id="id8" draw:layer="layout" svg:width="1cm" svg:height="1cm" svg:x="6.4cm" svg:y="6.8cm">
          <text:p text:style-name="P19"><text:span text:style-name="T14">1</text:span></text:p>
          <draw:enhanced-geometry svg:viewBox="0 0 21600 21600" draw:type="rectangle" draw:enhanced-path="M 0 0 L 21600 0 21600 21600 0 21600 0 0 Z N"/>
        </draw:custom-shape>
        <draw:custom-shape draw:style-name="gr49" draw:text-style-name="P49" xml:id="id10" draw:id="id10" draw:layer="layout" svg:width="1cm" svg:height="1cm" svg:x="7.4cm" svg:y="6.8cm">
          <text:p text:style-name="P19"><text:span text:style-name="T14">3</text:span></text:p>
          <draw:enhanced-geometry svg:viewBox="0 0 21600 21600" draw:type="rectangle" draw:enhanced-path="M 0 0 L 21600 0 21600 21600 0 21600 0 0 Z N"/>
        </draw:custom-shape>
        <draw:custom-shape draw:style-name="gr49" draw:text-style-name="P49" xml:id="id12" draw:id="id12" draw:layer="layout" svg:width="1cm" svg:height="1cm" svg:x="8.4cm" svg:y="6.8cm">
          <text:p text:style-name="P19"><text:span text:style-name="T14">6</text:span></text:p>
          <draw:enhanced-geometry svg:viewBox="0 0 21600 21600" draw:type="rectangle" draw:enhanced-path="M 0 0 L 21600 0 21600 21600 0 21600 0 0 Z N"/>
        </draw:custom-shape>
        <draw:custom-shape draw:style-name="gr48" draw:text-style-name="P13" xml:id="id7" draw:id="id7" draw:layer="layout" svg:width="3.5cm" svg:height="2cm" svg:x="17.65cm" svg:y="6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49" xml:id="id14" draw:id="id14" draw:layer="layout" svg:width="1cm" svg:height="1cm" svg:x="17.9cm" svg:y="6.8cm">
          <text:p text:style-name="P19"><text:span text:style-name="T14">9</text:span></text:p>
          <draw:enhanced-geometry svg:viewBox="0 0 21600 21600" draw:type="rectangle" draw:enhanced-path="M 0 0 L 21600 0 21600 21600 0 21600 0 0 Z N"/>
        </draw:custom-shape>
        <draw:custom-shape draw:style-name="gr49" draw:text-style-name="P49" xml:id="id16" draw:id="id16" draw:layer="layout" svg:width="1cm" svg:height="1cm" svg:x="18.9cm" svg:y="6.8cm">
          <text:p text:style-name="P19"><text:span text:style-name="T14">12</text:span></text:p>
          <draw:enhanced-geometry svg:viewBox="0 0 21600 21600" draw:type="rectangle" draw:enhanced-path="M 0 0 L 21600 0 21600 21600 0 21600 0 0 Z N"/>
        </draw:custom-shape>
        <draw:custom-shape draw:style-name="gr50" draw:text-style-name="P18" draw:layer="layout" svg:width="1cm" svg:height="1cm" svg:x="19.9cm" svg:y="6.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3" xml:id="id9" draw:id="id9" draw:layer="layout" svg:width="3.5cm" svg:height="2cm" svg:x="1.5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49" xml:id="id18" draw:id="id18" draw:layer="layout" svg:width="1cm" svg:height="1cm" svg:x="1.8cm" svg:y="9.5cm">
          <text:p text:style-name="P19"><text:span text:style-name="T14">1</text:span></text:p>
          <draw:enhanced-geometry svg:viewBox="0 0 21600 21600" draw:type="rectangle" draw:enhanced-path="M 0 0 L 21600 0 21600 21600 0 21600 0 0 Z N"/>
        </draw:custom-shape>
        <draw:custom-shape draw:style-name="gr49" draw:text-style-name="P49" xml:id="id19" draw:id="id19" draw:layer="layout" svg:width="1cm" svg:height="1cm" svg:x="2.8cm" svg:y="9.5cm">
          <text:p text:style-name="P19"><text:span text:style-name="T14">2</text:span></text:p>
          <draw:enhanced-geometry svg:viewBox="0 0 21600 21600" draw:type="rectangle" draw:enhanced-path="M 0 0 L 21600 0 21600 21600 0 21600 0 0 Z N"/>
        </draw:custom-shape>
        <draw:custom-shape draw:style-name="gr50" draw:text-style-name="P18" draw:layer="layout" svg:width="1cm" svg:height="1cm" svg:x="3.8cm" svg:y="9.5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3" xml:id="id11" draw:id="id11" draw:layer="layout" svg:width="3.5cm" svg:height="2cm" svg:x="6.1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49" xml:id="id21" draw:id="id21" draw:layer="layout" svg:width="1cm" svg:height="1cm" svg:x="6.4cm" svg:y="9.5cm">
          <text:p text:style-name="P19"><text:span text:style-name="T14">3</text:span></text:p>
          <draw:enhanced-geometry svg:viewBox="0 0 21600 21600" draw:type="rectangle" draw:enhanced-path="M 0 0 L 21600 0 21600 21600 0 21600 0 0 Z N"/>
        </draw:custom-shape>
        <draw:custom-shape draw:style-name="gr49" draw:text-style-name="P49" xml:id="id23" draw:id="id23" draw:layer="layout" svg:width="1cm" svg:height="1cm" svg:x="7.4cm" svg:y="9.5cm">
          <text:p text:style-name="P19"><text:span text:style-name="T14">4</text:span></text:p>
          <draw:enhanced-geometry svg:viewBox="0 0 21600 21600" draw:type="rectangle" draw:enhanced-path="M 0 0 L 21600 0 21600 21600 0 21600 0 0 Z N"/>
        </draw:custom-shape>
        <draw:custom-shape draw:style-name="gr49" draw:text-style-name="P49" xml:id="id25" draw:id="id25" draw:layer="layout" svg:width="1cm" svg:height="1cm" svg:x="8.4cm" svg:y="9.5cm">
          <text:p text:style-name="P19"><text:span text:style-name="T14">5</text:span></text:p>
          <draw:enhanced-geometry svg:viewBox="0 0 21600 21600" draw:type="rectangle" draw:enhanced-path="M 0 0 L 21600 0 21600 21600 0 21600 0 0 Z N"/>
        </draw:custom-shape>
        <draw:custom-shape draw:style-name="gr48" draw:text-style-name="P13" xml:id="id13" draw:id="id13" draw:layer="layout" svg:width="3.5cm" svg:height="2cm" svg:x="10.7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49" xml:id="id27" draw:id="id27" draw:layer="layout" svg:width="1cm" svg:height="1cm" svg:x="11cm" svg:y="9.5cm">
          <text:p text:style-name="P19"><text:span text:style-name="T14">6</text:span></text:p>
          <draw:enhanced-geometry svg:viewBox="0 0 21600 21600" draw:type="rectangle" draw:enhanced-path="M 0 0 L 21600 0 21600 21600 0 21600 0 0 Z N"/>
        </draw:custom-shape>
        <draw:custom-shape draw:style-name="gr49" draw:text-style-name="P49" xml:id="id29" draw:id="id29" draw:layer="layout" svg:width="1cm" svg:height="1cm" svg:x="12cm" svg:y="9.5cm">
          <text:p text:style-name="P19"><text:span text:style-name="T14">7</text:span></text:p>
          <draw:enhanced-geometry svg:viewBox="0 0 21600 21600" draw:type="rectangle" draw:enhanced-path="M 0 0 L 21600 0 21600 21600 0 21600 0 0 Z N"/>
        </draw:custom-shape>
        <draw:custom-shape draw:style-name="gr49" draw:text-style-name="P49" xml:id="id31" draw:id="id31" draw:layer="layout" svg:width="1cm" svg:height="1cm" svg:x="13cm" svg:y="9.5cm">
          <text:p text:style-name="P19"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48" draw:text-style-name="P13" xml:id="id15" draw:id="id15" draw:layer="layout" svg:width="3.5cm" svg:height="2cm" svg:x="15.3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49" xml:id="id33" draw:id="id33" draw:layer="layout" svg:width="1cm" svg:height="1cm" svg:x="15.6cm" svg:y="9.5cm">
          <text:p text:style-name="P19"><text:span text:style-name="T14">9</text:span></text:p>
          <draw:enhanced-geometry svg:viewBox="0 0 21600 21600" draw:type="rectangle" draw:enhanced-path="M 0 0 L 21600 0 21600 21600 0 21600 0 0 Z N"/>
        </draw:custom-shape>
        <draw:custom-shape draw:style-name="gr49" draw:text-style-name="P49" xml:id="id35" draw:id="id35" draw:layer="layout" svg:width="1cm" svg:height="1cm" svg:x="16.6cm" svg:y="9.5cm">
          <text:p text:style-name="P19"><text:span text:style-name="T14">10</text:span></text:p>
          <draw:enhanced-geometry svg:viewBox="0 0 21600 21600" draw:type="rectangle" draw:enhanced-path="M 0 0 L 21600 0 21600 21600 0 21600 0 0 Z N"/>
        </draw:custom-shape>
        <draw:custom-shape draw:style-name="gr49" draw:text-style-name="P49" xml:id="id37" draw:id="id37" draw:layer="layout" svg:width="1cm" svg:height="1cm" svg:x="17.6cm" svg:y="9.5cm">
          <text:p text:style-name="P19"><text:span text:style-name="T14">11</text:span></text:p>
          <draw:enhanced-geometry svg:viewBox="0 0 21600 21600" draw:type="rectangle" draw:enhanced-path="M 0 0 L 21600 0 21600 21600 0 21600 0 0 Z N"/>
        </draw:custom-shape>
        <draw:custom-shape draw:style-name="gr48" draw:text-style-name="P13" xml:id="id17" draw:id="id17" draw:layer="layout" svg:width="3.5cm" svg:height="2cm" svg:x="19.9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49" xml:id="id39" draw:id="id39" draw:layer="layout" svg:width="1cm" svg:height="1cm" svg:x="20.2cm" svg:y="9.5cm">
          <text:p text:style-name="P19"><text:span text:style-name="T14">12</text:span></text:p>
          <draw:enhanced-geometry svg:viewBox="0 0 21600 21600" draw:type="rectangle" draw:enhanced-path="M 0 0 L 21600 0 21600 21600 0 21600 0 0 Z N"/>
        </draw:custom-shape>
        <draw:custom-shape draw:style-name="gr52" draw:text-style-name="P51" xml:id="id41" draw:id="id41" draw:layer="layout" svg:width="1cm" svg:height="1cm" svg:x="21.2cm" svg:y="9.5cm">
          <text:p text:style-name="P19"><text:span text:style-name="T14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49" draw:layer="layout" svg:width="1cm" svg:height="1cm" svg:x="22.2cm" svg:y="9.5cm">
          <text:p/>
          <draw:enhanced-geometry svg:viewBox="0 0 21600 21600" draw:type="rectangle" draw:enhanced-path="M 0 0 L 21600 0 21600 21600 0 21600 0 0 Z N"/>
        </draw:custom-shape>
        <draw:connector draw:style-name="gr40" draw:text-style-name="P22" draw:layer="layout" draw:type="line" svg:x1="12.47cm" svg:y1="5.1cm" svg:x2="7.9cm" svg:y2="6.3cm" draw:start-shape="id4" draw:start-glue-point="2" draw:end-shape="id5" draw:end-glue-point="0" svg:d="M12470 5100l-4570 1200" svg:viewBox="0 0 4571 1201">
          <text:p/>
        </draw:connector>
        <draw:connector draw:style-name="gr40" draw:text-style-name="P22" draw:layer="layout" draw:type="line" svg:x1="13.47cm" svg:y1="5.1cm" svg:x2="19.4cm" svg:y2="6.3cm" draw:start-shape="id6" draw:start-glue-point="2" draw:end-shape="id7" draw:end-glue-point="0" svg:d="M13470 5100l5930 1200" svg:viewBox="0 0 5931 1201">
          <text:p/>
        </draw:connector>
        <draw:connector draw:style-name="gr40" draw:text-style-name="P22" draw:layer="layout" draw:type="line" svg:x1="6.9cm" svg:y1="7.8cm" svg:x2="3.3cm" svg:y2="9cm" draw:start-shape="id8" draw:start-glue-point="2" draw:end-shape="id9" draw:end-glue-point="0" svg:d="M6900 7800l-3600 1200" svg:viewBox="0 0 3601 1201">
          <text:p/>
        </draw:connector>
        <draw:connector draw:style-name="gr40" draw:text-style-name="P22" draw:layer="layout" draw:type="line" svg:x1="7.9cm" svg:y1="7.8cm" svg:x2="7.9cm" svg:y2="9cm" draw:start-shape="id10" draw:start-glue-point="2" draw:end-shape="id11" draw:end-glue-point="0" svg:d="M7900 7800v1200" svg:viewBox="0 0 1 1201">
          <text:p/>
        </draw:connector>
        <draw:connector draw:style-name="gr40" draw:text-style-name="P22" draw:layer="layout" draw:type="line" svg:x1="8.9cm" svg:y1="7.8cm" svg:x2="12.5cm" svg:y2="9cm" draw:start-shape="id12" draw:start-glue-point="2" draw:end-shape="id13" draw:end-glue-point="0" svg:d="M8900 7800l3600 1200" svg:viewBox="0 0 3601 1201">
          <text:p/>
        </draw:connector>
        <draw:connector draw:style-name="gr40" draw:text-style-name="P22" draw:layer="layout" draw:type="line" svg:x1="18.4cm" svg:y1="7.8cm" svg:x2="17.1cm" svg:y2="9cm" draw:start-shape="id14" draw:start-glue-point="2" draw:end-shape="id15" draw:end-glue-point="0" svg:d="M18400 7800l-1300 1200" svg:viewBox="0 0 1301 1201">
          <text:p/>
        </draw:connector>
        <draw:connector draw:style-name="gr40" draw:text-style-name="P22" draw:layer="layout" draw:type="line" svg:x1="19.4cm" svg:y1="7.8cm" svg:x2="21.7cm" svg:y2="9cm" draw:start-shape="id16" draw:start-glue-point="2" draw:end-shape="id17" draw:end-glue-point="0" svg:d="M19400 7800l2300 1200" svg:viewBox="0 0 2301 1201">
          <text:p/>
        </draw:connector>
        <draw:connector draw:style-name="gr53" draw:text-style-name="P22" draw:layer="layout" draw:type="line" svg:x1="5.05cm" svg:y1="10cm" svg:x2="6.15cm" svg:y2="10cm" draw:start-shape="id9" draw:start-glue-point="1" draw:end-shape="id11" draw:end-glue-point="3" svg:d="M5050 10000h1100" svg:viewBox="0 0 1101 1">
          <text:p/>
        </draw:connector>
        <draw:connector draw:style-name="gr53" draw:text-style-name="P22" draw:layer="layout" draw:type="line" svg:x1="9.65cm" svg:y1="10cm" svg:x2="10.75cm" svg:y2="10cm" draw:start-shape="id11" draw:start-glue-point="1" draw:end-shape="id13" draw:end-glue-point="3" svg:d="M9650 10000h1100" svg:viewBox="0 0 1101 1">
          <text:p/>
        </draw:connector>
        <draw:connector draw:style-name="gr53" draw:text-style-name="P22" draw:layer="layout" draw:type="line" svg:x1="14.25cm" svg:y1="10cm" svg:x2="15.35cm" svg:y2="10cm" draw:start-shape="id13" draw:start-glue-point="1" draw:end-shape="id15" draw:end-glue-point="3" svg:d="M14250 10000h1100" svg:viewBox="0 0 1101 1">
          <text:p/>
        </draw:connector>
        <draw:connector draw:style-name="gr53" draw:text-style-name="P22" draw:layer="layout" draw:type="line" svg:x1="18.85cm" svg:y1="10cm" svg:x2="19.95cm" svg:y2="10cm" draw:start-shape="id15" draw:end-shape="id17" svg:d="M18850 10000h1100" svg:viewBox="0 0 1101 1">
          <text:p/>
        </draw:connector>
        <draw:connector draw:style-name="gr40" draw:text-style-name="P22" draw:layer="layout" draw:type="curve" svg:x1="2.3cm" svg:y1="10.5cm" svg:x2="8.545cm" svg:y2="16cm" draw:start-shape="id18" draw:start-glue-point="2" svg:d="M2300 10500c0 4501 6245 1752 6245 5500" svg:viewBox="0 0 6246 5501">
          <text:p/>
        </draw:connector>
        <draw:connector draw:style-name="gr40" draw:text-style-name="P22" draw:layer="layout" draw:type="curve" svg:x1="3.3cm" svg:y1="10.5cm" svg:x2="6.5cm" svg:y2="16cm" draw:start-shape="id19" draw:end-shape="id20" draw:end-glue-point="0" svg:d="M3300 10500c0 4125 3200 1375 3200 5500" svg:viewBox="0 0 3201 5501">
          <text:p/>
        </draw:connector>
        <draw:connector draw:style-name="gr40" draw:text-style-name="P22" draw:layer="layout" draw:type="curve" svg:x1="6.9cm" svg:y1="10.5cm" svg:x2="3cm" svg:y2="16cm" draw:start-shape="id21" draw:end-shape="id22" svg:d="M6900 10500c0 4125-3900 1375-3900 5500" svg:viewBox="0 0 3901 5501">
          <text:p/>
        </draw:connector>
        <draw:connector draw:style-name="gr40" draw:text-style-name="P22" draw:layer="layout" draw:type="curve" svg:x1="7.9cm" svg:y1="10.5cm" svg:x2="20cm" svg:y2="16cm" draw:start-shape="id23" draw:start-glue-point="2" draw:end-shape="id24" draw:end-glue-point="0" svg:d="M7900 10500c0 4125 12100 1375 12100 5500" svg:viewBox="0 0 12101 5501">
          <text:p/>
        </draw:connector>
        <draw:connector draw:style-name="gr40" draw:text-style-name="P22" draw:layer="layout" draw:type="curve" svg:x1="8.9cm" svg:y1="10.5cm" svg:x2="5cm" svg:y2="16cm" draw:start-shape="id25" draw:start-glue-point="2" draw:end-shape="id26" draw:end-glue-point="0" svg:d="M8900 10500c0 4125-3900 1375-3900 5500" svg:viewBox="0 0 3901 5501">
          <text:p/>
        </draw:connector>
        <draw:connector draw:style-name="gr40" draw:text-style-name="P22" draw:layer="layout" draw:type="curve" svg:x1="11.5cm" svg:y1="10.5cm" svg:x2="23cm" svg:y2="16cm" draw:start-shape="id27" draw:end-shape="id28" draw:end-glue-point="0" svg:d="M11500 10500c0 4125 11500 1375 11500 5500" svg:viewBox="0 0 11501 5501">
          <text:p/>
        </draw:connector>
        <draw:connector draw:style-name="gr40" draw:text-style-name="P22" draw:layer="layout" draw:type="curve" svg:x1="12.5cm" svg:y1="10.5cm" svg:x2="14cm" svg:y2="16cm" draw:start-shape="id29" draw:start-glue-point="2" draw:end-shape="id30" svg:d="M12500 10500c0 4125 1500 1375 1500 5500" svg:viewBox="0 0 1501 5501">
          <text:p/>
        </draw:connector>
        <draw:connector draw:style-name="gr40" draw:text-style-name="P22" draw:layer="layout" draw:type="curve" svg:x1="13.5cm" svg:y1="10.5cm" svg:x2="12cm" svg:y2="16cm" draw:start-shape="id31" draw:start-glue-point="2" draw:end-shape="id32" draw:end-glue-point="0" svg:d="M13500 10500c0 4125-1500 1375-1500 5500" svg:viewBox="0 0 1501 5501">
          <text:p/>
        </draw:connector>
        <draw:connector draw:style-name="gr54" draw:text-style-name="P22" draw:layer="layout" draw:type="curve" svg:x1="16.1cm" svg:y1="10.5cm" svg:x2="21cm" svg:y2="16cm" draw:start-shape="id33" draw:start-glue-point="2" draw:end-shape="id34" draw:end-glue-point="0" svg:d="M16100 10500c0 4132 4900 1383 4900 5500" svg:viewBox="0 0 4901 5501">
          <text:p/>
        </draw:connector>
        <draw:connector draw:style-name="gr40" draw:text-style-name="P22" draw:layer="layout" draw:type="curve" svg:x1="17.1cm" svg:y1="10.5cm" svg:x2="9.5cm" svg:y2="16cm" draw:start-shape="id35" draw:start-glue-point="2" draw:end-shape="id36" draw:end-glue-point="0" svg:d="M17100 10500c0 4125-7600 1375-7600 5500" svg:viewBox="0 0 7601 5501">
          <text:p/>
        </draw:connector>
        <draw:connector draw:style-name="gr40" draw:text-style-name="P22" draw:layer="layout" draw:type="curve" svg:x1="18.1cm" svg:y1="10.5cm" svg:x2="16.5cm" svg:y2="16cm" draw:start-shape="id37" draw:start-glue-point="2" draw:end-shape="id38" draw:end-glue-point="0" svg:d="M18100 10500c0 4125-1600 1375-1600 5500" svg:viewBox="0 0 1601 5501">
          <text:p/>
        </draw:connector>
        <draw:connector draw:style-name="gr40" draw:text-style-name="P22" draw:layer="layout" draw:type="curve" svg:x1="20.7cm" svg:y1="10.5cm" svg:x2="11cm" svg:y2="16cm" draw:start-shape="id39" draw:start-glue-point="2" draw:end-shape="id40" draw:end-glue-point="0" svg:d="M20700 10500c0 4125-9700 1375-9700 5500" svg:viewBox="0 0 9701 5501">
          <text:p/>
        </draw:connector>
        <draw:connector draw:style-name="gr40" draw:text-style-name="P22" draw:layer="layout" draw:type="curve" svg:x1="21.7cm" svg:y1="10.5cm" svg:x2="15.501cm" svg:y2="15.999cm" draw:start-shape="id41" draw:start-glue-point="2" draw:end-shape="id42" draw:end-glue-point="1" svg:d="M21700 10500c0 4125-6199 1376-6199 5499" svg:viewBox="0 0 6200 5500">
          <text:p/>
        </draw:connector>
        <draw:custom-shape draw:style-name="gr55" draw:text-style-name="P24" draw:layer="layout" svg:width="2.794cm" svg:height="1.357cm" svg:x="7.5cm" svg:y="3.569cm">
          <text:p text:style-name="P23"><text:span text:style-name="T15">корень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2442.5044722719 15555.817378497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6" draw:text-style-name="P24" draw:layer="layout" svg:width="2.794cm" svg:height="1.234cm" svg:x="24.022cm" svg:y="8.066cm">
          <text:p text:style-name="P23"><text:span text:style-name="T15">листья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3454.45438282648 32163.886639676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7" draw:text-style-name="P24" draw:layer="layout" svg:width="3.81cm" svg:height="1.424cm" svg:x="21.59cm" svg:y="5.434cm">
          <text:p text:style-name="P23"><text:span text:style-name="T15">внутренние </text:span></text:p>
          <text:p text:style-name="P23"><text:span text:style-name="T15">страницы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533.5082655471 27860.210526315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8" draw:text-style-name="P24" draw:layer="layout" svg:width="3.456cm" svg:height="1.524cm" svg:x="24.23cm" svg:y="14.478cm">
          <text:p text:style-name="P23"><text:span text:style-name="T15">табличные </text:span></text:p>
          <text:p text:style-name="P23"><text:span text:style-name="T15">страницы 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792.94185710153 26033.311475409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4" draw:text-style-name="P48" xml:id="id43" draw:id="id43" draw:layer="layout" svg:width="1cm" svg:height="3cm" svg:x="1.5cm" svg:y="16cm">
          <text:p text:style-name="P19"><text:span text:style-name="T14">4</text:span></text:p>
          <draw:enhanced-geometry svg:viewBox="0 0 21600 21600" draw:type="rectangle" draw:enhanced-path="M 0 0 L 21600 0 21600 21600 0 21600 0 0 Z N"/>
        </draw:custom-shape>
        <draw:connector draw:style-name="gr54" draw:text-style-name="P22" draw:layer="layout" draw:type="curve" svg:x1="7.9cm" svg:y1="10.5cm" svg:x2="2cm" svg:y2="16cm" draw:start-shape="id23" draw:start-glue-point="2" draw:end-shape="id43" draw:end-glue-point="0" svg:d="M7900 10500c0 4125-5900 1375-5900 5500" svg:viewBox="0 0 5901 5501">
          <text:p/>
        </draw:connecto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14" draw:text-style-name="P28" draw:layer="layout" svg:width="16.799cm" svg:height="15.676cm" svg:x="2.1cm" svg:y="14.107cm" presentation:class="notes" presentation:user-transformed="true">
            <draw:text-box>
              <text:p text:style-name="P27"><text:span text:style-name="T6">В верхней части слайда приведен пример B-дерева. Его страницы состоят из </text:span><text:span text:style-name="T6">индексных записей, каждая из которых содержит:</text:span></text:p>
              <text:list text:style-name="L1">
                <text:list-item>
                  <text:p text:style-name="P52"><text:span text:style-name="T22">ключ</text:span><text:span text:style-name="T6"> – значения столбцов, по которым построен индекс (такие столбцы </text:span><text:span text:style-name="T6">называются </text:span><text:span text:style-name="T22">ключевыми</text:span><text:span text:style-name="T6">);</text:span></text:p>
                </text:list-item>
                <text:list-item>
                  <text:p text:style-name="P53"><text:span text:style-name="T6">ссылку на другую страницу индекса или ссылки на версии строк.</text:span></text:p>
                </text:list-item>
              </text:list>
              <text:p text:style-name="P27"><text:span text:style-name="T6">Внутри страницы ключи всегда упорядочены.</text:span></text:p>
              <text:p text:style-name="P27"><text:span text:style-name="T22">Листовые страницы</text:span><text:span text:style-name="T6"> ссылаются непосредственно на табличные версии строк, </text:span><text:span text:style-name="T6">содержащие ключи индексирования. Эти страницы связаны двунаправленным </text:span><text:span text:style-name="T6">списком, чтобы было удобно перебирать ключи в порядке возрастания или </text:span><text:span text:style-name="T6">убывания.</text:span></text:p>
              <text:p text:style-name="P27"><text:span text:style-name="T22">Внутренние страницы</text:span><text:span text:style-name="T6"> ссылаются на нижележащие страницы индекса,</text:span><text:span text:style-name="T6"><text:line-break/></text:span><text:span text:style-name="T6">а значения ключей определяют диапазон значений, которые можно обнаружить, </text:span><text:span text:style-name="T6">спустившись по ссылке.</text:span></text:p>
              <text:p text:style-name="P27"><text:span text:style-name="T6">Верхняя страница дерева, на которую нет ссылок, называется </text:span><text:span text:style-name="T22">корнем</text:span><text:span text:style-name="T6">.</text:span></text:p>
              <text:p text:style-name="P27"><text:span text:style-name="T6">Индексная страница может быть заполнена частично. Свободное <text:s/>место </text:span><text:span text:style-name="T6">используется для вставки в индекс новых записей. Если же на странице не хватает </text:span><text:span text:style-name="T6">места — она разделяется на две новых страницы. Разделившиеся страницы </text:span><text:span text:style-name="T6">никогда не объединяются, и это в некоторых случаях может приводить к </text:span><text:span text:style-name="T6">разрастанию индекса.</text:span></text:p>
              <text:p text:style-name="P27"><text:span text:style-name="T6">По умолчанию считается, что неопределенные значения «больше» обычных, и они </text:span><text:span text:style-name="T6">хранятся в дереве справа. Этот порядок можно изменить при создании индекса с </text:span><text:span text:style-name="T6">помощью предложений NULLS LAST и NULLS FIRST.</text:span></text:p>
              <text:p text:style-name="P27"><text:span text:style-name="T6"/></text:p>
            </draw:text-box>
          </draw:frame>
        </presentation:notes>
      </draw:page>
      <draw:page draw:name="page9" draw:style-name="dp1" draw:master-page-name="master" presentation:presentation-page-layout-name="AL1T1">
        <office:forms form:automatic-focus="false" form:apply-design-mode="false"/>
        <draw:frame presentation:style-name="pr6" draw:text-style-name="P8" draw:layer="layout" svg:width="20.136cm" svg:height="1.803cm" svg:x="1.2cm" svg:y="0.737cm" presentation:class="title" presentation:user-transformed="true">
          <draw:text-box>
            <text:p><text:span text:style-name="T23">Index</text:span><text:span text:style-name="T10"> S</text:span><text:span text:style-name="T23">can: </text:span><text:span text:style-name="T10">одно</text:span><text:span text:style-name="T23"> </text:span><text:span text:style-name="T10">значе</text:span><text:span text:style-name="T23">ние</text:span></text:p>
          </draw:text-box>
        </draw:frame>
        <draw:custom-shape draw:style-name="gr59" draw:text-style-name="P36" draw:layer="layout" svg:width="4.5cm" svg:height="4cm" svg:x="1.25cm" svg:y="15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8" draw:layer="layout" svg:width="1cm" svg:height="3cm" svg:x="3.5cm" svg:y="1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49" draw:layer="layout" svg:width="1cm" svg:height="3cm" svg:x="4.5cm" svg:y="16cm">
          <text:p text:style-name="P19"><text:span text:style-name="T14">5</text:span></text:p>
          <draw:enhanced-geometry svg:viewBox="0 0 21600 21600" draw:type="rectangle" draw:enhanced-path="M 0 0 L 21600 0 21600 21600 0 21600 0 0 Z N"/>
        </draw:custom-shape>
        <draw:custom-shape draw:style-name="gr43" draw:text-style-name="P13" draw:layer="layout" svg:width="4.5cm" svg:height="4cm" svg:x="5.75cm" svg:y="15.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49" draw:layer="layout" svg:width="1cm" svg:height="3cm" svg:x="6cm" svg:y="16cm">
          <text:p text:style-name="P19"><text:span text:style-name="T14">2</text:span></text:p>
          <draw:enhanced-geometry svg:viewBox="0 0 21600 21600" draw:type="rectangle" draw:enhanced-path="M 0 0 L 21600 0 21600 21600 0 21600 0 0 Z N"/>
        </draw:custom-shape>
        <draw:custom-shape draw:style-name="gr7" draw:text-style-name="P18" draw:layer="layout" svg:width="1cm" svg:height="3cm" svg:x="7cm" svg:y="1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49" draw:layer="layout" svg:width="1cm" svg:height="3cm" svg:x="8cm" svg:y="16cm">
          <text:p text:style-name="P19"><text:span text:style-name="T14">1</text:span></text:p>
          <draw:enhanced-geometry svg:viewBox="0 0 21600 21600" draw:type="rectangle" draw:enhanced-path="M 0 0 L 21600 0 21600 21600 0 21600 0 0 Z N"/>
        </draw:custom-shape>
        <draw:custom-shape draw:style-name="gr43" draw:text-style-name="P13" draw:layer="layout" svg:width="4.5cm" svg:height="4cm" svg:x="10.25cm" svg:y="15.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49" draw:layer="layout" svg:width="1cm" svg:height="3cm" svg:x="10.5cm" svg:y="16cm">
          <text:p text:style-name="P19"><text:span text:style-name="T14">12</text:span></text:p>
          <draw:enhanced-geometry svg:viewBox="0 0 21600 21600" draw:type="rectangle" draw:enhanced-path="M 0 0 L 21600 0 21600 21600 0 21600 0 0 Z N"/>
        </draw:custom-shape>
        <draw:custom-shape draw:style-name="gr45" draw:text-style-name="P49" draw:layer="layout" svg:width="1cm" svg:height="3cm" svg:x="11.5cm" svg:y="16cm">
          <text:p text:style-name="P19"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1cm" svg:height="3cm" svg:x="12.5cm" svg:y="1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49" draw:layer="layout" svg:width="1cm" svg:height="3cm" svg:x="13.5cm" svg:y="16cm">
          <text:p text:style-name="P19"><text:span text:style-name="T14">7</text:span></text:p>
          <draw:enhanced-geometry svg:viewBox="0 0 21600 21600" draw:type="rectangle" draw:enhanced-path="M 0 0 L 21600 0 21600 21600 0 21600 0 0 Z N"/>
        </draw:custom-shape>
        <draw:custom-shape draw:style-name="gr43" draw:text-style-name="P13" draw:layer="layout" svg:width="4.5cm" svg:height="4cm" svg:x="14.75cm" svg:y="15.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49" draw:layer="layout" svg:width="1cm" svg:height="3cm" svg:x="16cm" svg:y="16cm">
          <text:p text:style-name="P19"><text:span text:style-name="T14">11</text:span></text:p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1cm" svg:height="3cm" svg:x="17cm" svg:y="1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8" draw:layer="layout" svg:width="1cm" svg:height="3cm" svg:x="18cm" svg:y="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4.5cm" svg:height="4cm" svg:x="19.25cm" svg:y="15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0" xml:id="id59" draw:id="id59" draw:layer="layout" svg:width="1cm" svg:height="3cm" svg:x="19.5cm" svg:y="16cm">
          <text:p text:style-name="P19"><text:span text:style-name="T14">4</text:span></text:p>
          <draw:enhanced-geometry svg:viewBox="0 0 21600 21600" draw:type="rectangle" draw:enhanced-path="M 0 0 L 21600 0 21600 21600 0 21600 0 0 Z N"/>
        </draw:custom-shape>
        <draw:custom-shape draw:style-name="gr45" draw:text-style-name="P49" draw:layer="layout" svg:width="1cm" svg:height="3cm" svg:x="20.5cm" svg:y="16cm">
          <text:p text:style-name="P19"><text:span text:style-name="T14">9</text:span></text:p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1cm" svg:height="3cm" svg:x="21.5cm" svg:y="1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49" draw:layer="layout" svg:width="1cm" svg:height="3cm" svg:x="22.5cm" svg:y="16cm">
          <text:p text:style-name="P19"><text:span text:style-name="T14">6</text:span></text:p>
          <draw:enhanced-geometry svg:viewBox="0 0 21600 21600" draw:type="rectangle" draw:enhanced-path="M 0 0 L 21600 0 21600 21600 0 21600 0 0 Z N"/>
        </draw:custom-shape>
        <draw:custom-shape draw:style-name="gr60" draw:text-style-name="P15" draw:layer="layout" svg:width="3.5cm" svg:height="2cm" svg:x="11.72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0" xml:id="id44" draw:id="id44" draw:layer="layout" svg:width="1cm" svg:height="1cm" svg:x="11.97cm" svg:y="4.1cm">
          <text:p text:style-name="P19"><text:span text:style-name="T14">1</text:span></text:p>
          <draw:enhanced-geometry svg:viewBox="0 0 21600 21600" draw:type="rectangle" draw:enhanced-path="M 0 0 L 21600 0 21600 21600 0 21600 0 0 Z N"/>
        </draw:custom-shape>
        <draw:custom-shape draw:style-name="gr49" draw:text-style-name="P49" xml:id="id46" draw:id="id46" draw:layer="layout" svg:width="1cm" svg:height="1cm" svg:x="12.97cm" svg:y="4.1cm">
          <text:p text:style-name="P19"><text:span text:style-name="T14">9</text:span></text:p>
          <draw:enhanced-geometry svg:viewBox="0 0 21600 21600" draw:type="rectangle" draw:enhanced-path="M 0 0 L 21600 0 21600 21600 0 21600 0 0 Z N"/>
        </draw:custom-shape>
        <draw:custom-shape draw:style-name="gr50" draw:text-style-name="P18" draw:layer="layout" svg:width="1cm" svg:height="1cm" svg:x="13.97cm" svg:y="4.1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15" xml:id="id45" draw:id="id45" draw:layer="layout" svg:width="3.5cm" svg:height="2cm" svg:x="6.15cm" svg:y="6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49" xml:id="id48" draw:id="id48" draw:layer="layout" svg:width="1cm" svg:height="1cm" svg:x="6.4cm" svg:y="6.8cm">
          <text:p text:style-name="P19"><text:span text:style-name="T14">1</text:span></text:p>
          <draw:enhanced-geometry svg:viewBox="0 0 21600 21600" draw:type="rectangle" draw:enhanced-path="M 0 0 L 21600 0 21600 21600 0 21600 0 0 Z N"/>
        </draw:custom-shape>
        <draw:custom-shape draw:style-name="gr61" draw:text-style-name="P20" xml:id="id50" draw:id="id50" draw:layer="layout" svg:width="1cm" svg:height="1cm" svg:x="7.4cm" svg:y="6.8cm">
          <text:p text:style-name="P19"><text:span text:style-name="T14">3</text:span></text:p>
          <draw:enhanced-geometry svg:viewBox="0 0 21600 21600" draw:type="rectangle" draw:enhanced-path="M 0 0 L 21600 0 21600 21600 0 21600 0 0 Z N"/>
        </draw:custom-shape>
        <draw:custom-shape draw:style-name="gr49" draw:text-style-name="P49" xml:id="id52" draw:id="id52" draw:layer="layout" svg:width="1cm" svg:height="1cm" svg:x="8.4cm" svg:y="6.8cm">
          <text:p text:style-name="P19"><text:span text:style-name="T14">6</text:span></text:p>
          <draw:enhanced-geometry svg:viewBox="0 0 21600 21600" draw:type="rectangle" draw:enhanced-path="M 0 0 L 21600 0 21600 21600 0 21600 0 0 Z N"/>
        </draw:custom-shape>
        <draw:custom-shape draw:style-name="gr48" draw:text-style-name="P13" xml:id="id47" draw:id="id47" draw:layer="layout" svg:width="3.5cm" svg:height="2cm" svg:x="17.65cm" svg:y="6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49" xml:id="id54" draw:id="id54" draw:layer="layout" svg:width="1cm" svg:height="1cm" svg:x="17.9cm" svg:y="6.8cm">
          <text:p text:style-name="P19"><text:span text:style-name="T14">9</text:span></text:p>
          <draw:enhanced-geometry svg:viewBox="0 0 21600 21600" draw:type="rectangle" draw:enhanced-path="M 0 0 L 21600 0 21600 21600 0 21600 0 0 Z N"/>
        </draw:custom-shape>
        <draw:custom-shape draw:style-name="gr49" draw:text-style-name="P49" xml:id="id56" draw:id="id56" draw:layer="layout" svg:width="1cm" svg:height="1cm" svg:x="18.9cm" svg:y="6.8cm">
          <text:p text:style-name="P19"><text:span text:style-name="T14">12</text:span></text:p>
          <draw:enhanced-geometry svg:viewBox="0 0 21600 21600" draw:type="rectangle" draw:enhanced-path="M 0 0 L 21600 0 21600 21600 0 21600 0 0 Z N"/>
        </draw:custom-shape>
        <draw:custom-shape draw:style-name="gr50" draw:text-style-name="P18" draw:layer="layout" svg:width="1cm" svg:height="1cm" svg:x="19.9cm" svg:y="6.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3" xml:id="id49" draw:id="id49" draw:layer="layout" svg:width="3.5cm" svg:height="2cm" svg:x="1.5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49" draw:layer="layout" svg:width="1cm" svg:height="1cm" svg:x="1.8cm" svg:y="9.5cm">
          <text:p text:style-name="P19"><text:span text:style-name="T14">1</text:span></text:p>
          <draw:enhanced-geometry svg:viewBox="0 0 21600 21600" draw:type="rectangle" draw:enhanced-path="M 0 0 L 21600 0 21600 21600 0 21600 0 0 Z N"/>
        </draw:custom-shape>
        <draw:custom-shape draw:style-name="gr49" draw:text-style-name="P49" draw:layer="layout" svg:width="1cm" svg:height="1cm" svg:x="2.8cm" svg:y="9.5cm">
          <text:p text:style-name="P19"><text:span text:style-name="T14">2</text:span></text:p>
          <draw:enhanced-geometry svg:viewBox="0 0 21600 21600" draw:type="rectangle" draw:enhanced-path="M 0 0 L 21600 0 21600 21600 0 21600 0 0 Z N"/>
        </draw:custom-shape>
        <draw:custom-shape draw:style-name="gr50" draw:text-style-name="P18" draw:layer="layout" svg:width="1cm" svg:height="1cm" svg:x="3.8cm" svg:y="9.5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15" xml:id="id51" draw:id="id51" draw:layer="layout" svg:width="3.5cm" svg:height="2cm" svg:x="6.1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49" draw:layer="layout" svg:width="1cm" svg:height="1cm" svg:x="6.4cm" svg:y="9.5cm">
          <text:p text:style-name="P19"><text:span text:style-name="T14">3</text:span></text:p>
          <draw:enhanced-geometry svg:viewBox="0 0 21600 21600" draw:type="rectangle" draw:enhanced-path="M 0 0 L 21600 0 21600 21600 0 21600 0 0 Z N"/>
        </draw:custom-shape>
        <draw:custom-shape draw:style-name="gr61" draw:text-style-name="P20" xml:id="id58" draw:id="id58" draw:layer="layout" svg:width="1cm" svg:height="1cm" svg:x="7.4cm" svg:y="9.5cm">
          <text:p text:style-name="P19"><text:span text:style-name="T14">4</text:span></text:p>
          <draw:enhanced-geometry svg:viewBox="0 0 21600 21600" draw:type="rectangle" draw:enhanced-path="M 0 0 L 21600 0 21600 21600 0 21600 0 0 Z N"/>
        </draw:custom-shape>
        <draw:custom-shape draw:style-name="gr49" draw:text-style-name="P49" draw:layer="layout" svg:width="1cm" svg:height="1cm" svg:x="8.4cm" svg:y="9.5cm">
          <text:p text:style-name="P19"><text:span text:style-name="T14">5</text:span></text:p>
          <draw:enhanced-geometry svg:viewBox="0 0 21600 21600" draw:type="rectangle" draw:enhanced-path="M 0 0 L 21600 0 21600 21600 0 21600 0 0 Z N"/>
        </draw:custom-shape>
        <draw:custom-shape draw:style-name="gr48" draw:text-style-name="P13" xml:id="id53" draw:id="id53" draw:layer="layout" svg:width="3.5cm" svg:height="2cm" svg:x="10.7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49" draw:layer="layout" svg:width="1cm" svg:height="1cm" svg:x="11cm" svg:y="9.5cm">
          <text:p text:style-name="P19"><text:span text:style-name="T14">6</text:span></text:p>
          <draw:enhanced-geometry svg:viewBox="0 0 21600 21600" draw:type="rectangle" draw:enhanced-path="M 0 0 L 21600 0 21600 21600 0 21600 0 0 Z N"/>
        </draw:custom-shape>
        <draw:custom-shape draw:style-name="gr49" draw:text-style-name="P49" draw:layer="layout" svg:width="1cm" svg:height="1cm" svg:x="12cm" svg:y="9.5cm">
          <text:p text:style-name="P19"><text:span text:style-name="T14">7</text:span></text:p>
          <draw:enhanced-geometry svg:viewBox="0 0 21600 21600" draw:type="rectangle" draw:enhanced-path="M 0 0 L 21600 0 21600 21600 0 21600 0 0 Z N"/>
        </draw:custom-shape>
        <draw:custom-shape draw:style-name="gr49" draw:text-style-name="P49" draw:layer="layout" svg:width="1cm" svg:height="1cm" svg:x="13cm" svg:y="9.5cm">
          <text:p text:style-name="P19"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48" draw:text-style-name="P13" xml:id="id55" draw:id="id55" draw:layer="layout" svg:width="3.5cm" svg:height="2cm" svg:x="15.3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49" draw:layer="layout" svg:width="1cm" svg:height="1cm" svg:x="15.6cm" svg:y="9.5cm">
          <text:p text:style-name="P19"><text:span text:style-name="T14">9</text:span></text:p>
          <draw:enhanced-geometry svg:viewBox="0 0 21600 21600" draw:type="rectangle" draw:enhanced-path="M 0 0 L 21600 0 21600 21600 0 21600 0 0 Z N"/>
        </draw:custom-shape>
        <draw:custom-shape draw:style-name="gr49" draw:text-style-name="P49" draw:layer="layout" svg:width="1cm" svg:height="1cm" svg:x="16.6cm" svg:y="9.5cm">
          <text:p text:style-name="P19"><text:span text:style-name="T14">10</text:span></text:p>
          <draw:enhanced-geometry svg:viewBox="0 0 21600 21600" draw:type="rectangle" draw:enhanced-path="M 0 0 L 21600 0 21600 21600 0 21600 0 0 Z N"/>
        </draw:custom-shape>
        <draw:custom-shape draw:style-name="gr49" draw:text-style-name="P49" draw:layer="layout" svg:width="1cm" svg:height="1cm" svg:x="17.6cm" svg:y="9.5cm">
          <text:p text:style-name="P19"><text:span text:style-name="T14">11</text:span></text:p>
          <draw:enhanced-geometry svg:viewBox="0 0 21600 21600" draw:type="rectangle" draw:enhanced-path="M 0 0 L 21600 0 21600 21600 0 21600 0 0 Z N"/>
        </draw:custom-shape>
        <draw:custom-shape draw:style-name="gr48" draw:text-style-name="P13" xml:id="id57" draw:id="id57" draw:layer="layout" svg:width="3.5cm" svg:height="2cm" svg:x="19.9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49" draw:layer="layout" svg:width="1cm" svg:height="1cm" svg:x="20.2cm" svg:y="9.5cm">
          <text:p text:style-name="P19"><text:span text:style-name="T14">12</text:span></text:p>
          <draw:enhanced-geometry svg:viewBox="0 0 21600 21600" draw:type="rectangle" draw:enhanced-path="M 0 0 L 21600 0 21600 21600 0 21600 0 0 Z N"/>
        </draw:custom-shape>
        <draw:custom-shape draw:style-name="gr52" draw:text-style-name="P51" draw:layer="layout" svg:width="1cm" svg:height="1cm" svg:x="21.2cm" svg:y="9.5cm">
          <text:p text:style-name="P19"><text:span text:style-name="T14">N</text:span></text:p>
          <draw:enhanced-geometry svg:viewBox="0 0 21600 21600" draw:type="rectangle" draw:enhanced-path="M 0 0 L 21600 0 21600 21600 0 21600 0 0 Z N"/>
        </draw:custom-shape>
        <draw:custom-shape draw:style-name="gr49" draw:text-style-name="P49" draw:layer="layout" svg:width="1cm" svg:height="1cm" svg:x="22.2cm" svg:y="9.5cm">
          <text:p/>
          <draw:enhanced-geometry svg:viewBox="0 0 21600 21600" draw:type="rectangle" draw:enhanced-path="M 0 0 L 21600 0 21600 21600 0 21600 0 0 Z N"/>
        </draw:custom-shape>
        <draw:connector draw:style-name="gr62" draw:text-style-name="P22" draw:layer="layout" draw:type="line" svg:x1="12.47cm" svg:y1="5.1cm" svg:x2="7.9cm" svg:y2="6.3cm" draw:start-shape="id44" draw:start-glue-point="2" draw:end-shape="id45" draw:end-glue-point="0" svg:d="M12470 5100l-4570 1200" svg:viewBox="0 0 4571 1201">
          <text:p/>
        </draw:connector>
        <draw:connector draw:style-name="gr40" draw:text-style-name="P22" draw:layer="layout" draw:type="line" svg:x1="13.47cm" svg:y1="5.1cm" svg:x2="19.4cm" svg:y2="6.3cm" draw:start-shape="id46" draw:start-glue-point="2" draw:end-shape="id47" draw:end-glue-point="0" svg:d="M13470 5100l5930 1200" svg:viewBox="0 0 5931 1201">
          <text:p/>
        </draw:connector>
        <draw:connector draw:style-name="gr40" draw:text-style-name="P22" draw:layer="layout" draw:type="line" svg:x1="6.9cm" svg:y1="7.8cm" svg:x2="3.3cm" svg:y2="9cm" draw:start-shape="id48" draw:start-glue-point="2" draw:end-shape="id49" draw:end-glue-point="0" svg:d="M6900 7800l-3600 1200" svg:viewBox="0 0 3601 1201">
          <text:p/>
        </draw:connector>
        <draw:connector draw:style-name="gr62" draw:text-style-name="P22" draw:layer="layout" draw:type="line" svg:x1="7.9cm" svg:y1="7.8cm" svg:x2="7.9cm" svg:y2="9cm" draw:start-shape="id50" draw:start-glue-point="2" draw:end-shape="id51" draw:end-glue-point="0" svg:d="M7900 7800v1200" svg:viewBox="0 0 1 1201">
          <text:p/>
        </draw:connector>
        <draw:connector draw:style-name="gr40" draw:text-style-name="P22" draw:layer="layout" draw:type="line" svg:x1="8.9cm" svg:y1="7.8cm" svg:x2="12.5cm" svg:y2="9cm" draw:start-shape="id52" draw:start-glue-point="2" draw:end-shape="id53" draw:end-glue-point="0" svg:d="M8900 7800l3600 1200" svg:viewBox="0 0 3601 1201">
          <text:p/>
        </draw:connector>
        <draw:connector draw:style-name="gr40" draw:text-style-name="P22" draw:layer="layout" draw:type="line" svg:x1="18.4cm" svg:y1="7.8cm" svg:x2="17.1cm" svg:y2="9cm" draw:start-shape="id54" draw:start-glue-point="2" draw:end-shape="id55" draw:end-glue-point="0" svg:d="M18400 7800l-1300 1200" svg:viewBox="0 0 1301 1201">
          <text:p/>
        </draw:connector>
        <draw:connector draw:style-name="gr40" draw:text-style-name="P22" draw:layer="layout" draw:type="line" svg:x1="19.4cm" svg:y1="7.8cm" svg:x2="21.7cm" svg:y2="9cm" draw:start-shape="id56" draw:start-glue-point="2" draw:end-shape="id57" draw:end-glue-point="0" svg:d="M19400 7800l2300 1200" svg:viewBox="0 0 2301 1201">
          <text:p/>
        </draw:connector>
        <draw:connector draw:style-name="gr53" draw:text-style-name="P22" draw:layer="layout" draw:type="line" svg:x1="5.05cm" svg:y1="10cm" svg:x2="6.15cm" svg:y2="10cm" draw:start-shape="id49" draw:start-glue-point="1" draw:end-shape="id51" draw:end-glue-point="3" svg:d="M5050 10000h1100" svg:viewBox="0 0 1101 1">
          <text:p/>
        </draw:connector>
        <draw:connector draw:style-name="gr53" draw:text-style-name="P22" draw:layer="layout" draw:type="line" svg:x1="9.65cm" svg:y1="10cm" svg:x2="10.75cm" svg:y2="10cm" draw:start-shape="id51" draw:start-glue-point="1" draw:end-shape="id53" draw:end-glue-point="3" svg:d="M9650 10000h1100" svg:viewBox="0 0 1101 1">
          <text:p/>
        </draw:connector>
        <draw:connector draw:style-name="gr53" draw:text-style-name="P22" draw:layer="layout" draw:type="line" svg:x1="14.25cm" svg:y1="10cm" svg:x2="15.35cm" svg:y2="10cm" draw:start-shape="id53" draw:start-glue-point="1" draw:end-shape="id55" draw:end-glue-point="3" svg:d="M14250 10000h1100" svg:viewBox="0 0 1101 1">
          <text:p/>
        </draw:connector>
        <draw:connector draw:style-name="gr53" draw:text-style-name="P22" draw:layer="layout" draw:type="line" svg:x1="18.85cm" svg:y1="10cm" svg:x2="19.95cm" svg:y2="10cm" draw:start-shape="id55" draw:end-shape="id57" svg:d="M18850 10000h1100" svg:viewBox="0 0 1101 1">
          <text:p/>
        </draw:connector>
        <draw:connector draw:style-name="gr40" draw:text-style-name="P22" draw:layer="layout" draw:type="curve" svg:x1="7.9cm" svg:y1="10.5cm" svg:x2="20cm" svg:y2="16cm" draw:start-shape="id58" draw:start-glue-point="2" draw:end-shape="id59" draw:end-glue-point="0" svg:d="M7900 10500c0 4125 12100 1375 12100 5500" svg:viewBox="0 0 12101 5501">
          <text:p/>
        </draw:connector>
        <draw:custom-shape draw:style-name="gr46" draw:text-style-name="P50" draw:layer="layout" svg:width="2.997cm" svg:height="0.999cm" draw:transform="skewX (0.00296705972839036) rotate (1.5699236621689) translate (14.999cm 18.996cm)">
          <text:p text:style-name="P25"><text:span text:style-name="T14">NULL</text:span></text:p>
          <draw:enhanced-geometry svg:viewBox="0 0 21600 21600" draw:type="rectangle" draw:enhanced-path="M 0 0 L 21600 0 21600 21600 0 21600 0 0 Z N"/>
        </draw:custom-shape>
        <draw:connector draw:style-name="gr40" draw:text-style-name="P22" draw:layer="layout" draw:type="curve" svg:x1="7.9cm" svg:y1="10.5cm" svg:x2="2cm" svg:y2="16cm" draw:start-shape="id58" draw:start-glue-point="2" draw:end-shape="id60" draw:end-glue-point="0" svg:d="M7900 10500c0 4125-5900 1375-5900 5500" svg:viewBox="0 0 5901 5501">
          <text:p/>
        </draw:connector>
        <draw:custom-shape draw:style-name="gr5" draw:text-style-name="P17" xml:id="id60" draw:id="id60" draw:layer="layout" svg:width="1cm" svg:height="3cm" svg:x="1.5cm" svg:y="16cm">
          <text:p text:style-name="P16"><text:span text:style-name="T13">4</text:span></text:p>
          <draw:enhanced-geometry svg:viewBox="0 0 21600 21600" draw:type="rectangle" draw:enhanced-path="M 0 0 L 21600 0 21600 21600 0 21600 0 0 Z N"/>
        </draw:custom-shape>
        <draw:custom-shape draw:style-name="gr63" draw:text-style-name="P54" draw:layer="layout" svg:width="1cm" svg:height="3cm" svg:x="2.5cm" svg:y="16cm">
          <text:p text:style-name="P19"><text:span text:style-name="T14">3</text:span></text:p>
          <draw:enhanced-geometry svg:viewBox="0 0 21600 21600" draw:type="rectangle" draw:enhanced-path="M 0 0 L 21600 0 21600 21600 0 21600 0 0 Z N"/>
        </draw:custom-shape>
        <draw:custom-shape draw:style-name="gr44" draw:text-style-name="P48" draw:layer="layout" svg:width="1cm" svg:height="3cm" svg:x="9cm" svg:y="16cm">
          <text:p text:style-name="P19"><text:span text:style-name="T14">10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15" draw:text-style-name="P28" draw:layer="layout" svg:width="16.799cm" svg:height="14.166cm" svg:x="2.1cm" svg:y="14.107cm" presentation:class="notes" presentation:user-transformed="true">
            <draw:text-box>
              <text:p text:style-name="P27"><text:span text:style-name="T6">Рассмотрим, как происходит поиск одного значения с помощью индекса. Например, </text:span><text:span text:style-name="T6">нам нужно найти в таблице строку, в которой значение проиндексированного </text:span><text:span text:style-name="T6">столбца равно четырем.</text:span></text:p>
              <text:p text:style-name="P27"><text:span text:style-name="T6">Начинаем с корня дерева. Индексные записи в корневой странице определяют </text:span><text:span text:style-name="T6">диапазоны значений ключей в нижележащих страницах: «от 1 до 9» и «9 и </text:span><text:span text:style-name="T6">больше». Нам подходит диапазон «от 1 до 9», что соответствует строке с ключом 1. </text:span><text:span text:style-name="T6">Заметим, что ключи хранятся упорядоченно, следовательно, поиск внутри страницы </text:span><text:span text:style-name="T6">выполняется очень эффективно.</text:span></text:p>
              <text:p text:style-name="P27"><text:span text:style-name="T6">Ссылка из найденной записи приводит нас к странице второго уровня.</text:span><text:span text:style-name="T6"><text:line-break/></text:span><text:span text:style-name="T6">В ней мы находим диапазон «от 3 до 6» (ключ 3) и переходим</text:span><text:span text:style-name="T6"><text:line-break/></text:span><text:span text:style-name="T6">к странице третьего уровня.</text:span></text:p>
              <text:p text:style-name="P27"><text:span text:style-name="T6">Эта страница является листовой. В ней мы находим ключ, равный 4,</text:span><text:span text:style-name="T6"><text:line-break/></text:span><text:span text:style-name="T6">и переходим на страницу таблицы.</text:span></text:p>
              <text:p text:style-name="P27"><text:span text:style-name="T16">Заметьте, что ключи могут повторяться, причем даже в уникальном индексе: из-за </text:span><text:span text:style-name="T16">работы механизма многоверсионности могут возникать разные версии одной и той </text:span><text:span text:style-name="T16">же строки. </text:span><text:span text:style-name="T6">Для экономии места ключи хранятся в индексной странице в одном </text:span><text:span text:style-name="T6">экземпляре.</text:span></text:p>
              <text:p text:style-name="P27"><text:span text:style-name="T6">Прежде чем вернуть найденные версии строк, необходимо проверить их </text:span><text:span text:style-name="T6">видимость. </text:span></text:p>
              <text:p text:style-name="P27"><text:span text:style-name="T6">На иллюстрациях цветом выделены записи и страницы, которые потребовалось </text:span><text:span text:style-name="T6">прочитать.</text:span></text:p>
              <text:p text:style-name="P27"><text:span text:style-name="T6"/></text:p>
            </draw:text-box>
          </draw:frame>
        </presentation:notes>
      </draw:page>
      <draw:page draw:name="page10" draw:style-name="dp1" draw:master-page-name="master" presentation:presentation-page-layout-name="AL1T1">
        <office:forms form:automatic-focus="false" form:apply-design-mode="false"/>
        <draw:frame presentation:style-name="pr8" draw:text-style-name="P8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9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14" draw:text-style-name="P29" draw:layer="layout" svg:width="17.893cm" svg:height="11.728cm" svg:x="5.054cm" svg:y="6.182cm">
          <draw:image xlink:href="Pictures/10000001000001B9000001219F9F77CFE0FDB8A0.png" xlink:type="simple" xlink:show="embed" xlink:actuate="onLoad" draw:mime-type="image/png">
            <text:p text:style-name="P1"><text:span text:style-name="T18"/></text:p>
            <text:p text:style-name="P1"><text:span text:style-name="T18"/></text:p>
            <text:p text:style-name="P1"><text:span text:style-name="T18"/></text:p>
            <text:p text:style-name="P1"><text:span text:style-name="T18"><text:s text:c="11"/></text:span><text:span text:style-name="T18">$ psql</text:span></text:p>
            <text:p text:style-name="P1"><text:span text:style-name="T18"><text:s text:c="11"/></text:span><text:span text:style-name="T18">postgres=#</text:span></text:p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" presentation:presentation-page-layout-name="AL1T1">
        <office:forms form:automatic-focus="false" form:apply-design-mode="false"/>
        <draw:frame presentation:style-name="pr16" draw:text-style-name="P55" draw:layer="layout" svg:width="20.644cm" svg:height="1.737cm" svg:x="1.2cm" svg:y="0.737cm" presentation:class="title" presentation:user-transformed="true">
          <draw:text-box>
            <text:p><text:span text:style-name="T24">Index</text:span><text:span text:style-name="T25"> S</text:span><text:span text:style-name="T24">can: </text:span><text:span text:style-name="T25">диапазон</text:span></text:p>
          </draw:text-box>
        </draw:frame>
        <draw:custom-shape draw:style-name="gr4" draw:text-style-name="P15" draw:layer="layout" svg:width="4.5cm" svg:height="4cm" svg:x="1.25cm" svg:y="15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8" draw:layer="layout" svg:width="1cm" svg:height="3cm" svg:x="3.5cm" svg:y="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0" xml:id="id78" draw:id="id78" draw:layer="layout" svg:width="1cm" svg:height="3cm" svg:x="4.5cm" svg:y="16cm">
          <text:p text:style-name="P19"><text:span text:style-name="T14">5</text:span></text:p>
          <draw:enhanced-geometry svg:viewBox="0 0 21600 21600" draw:type="rectangle" draw:enhanced-path="M 0 0 L 21600 0 21600 21600 0 21600 0 0 Z N"/>
        </draw:custom-shape>
        <draw:custom-shape draw:style-name="gr43" draw:text-style-name="P13" draw:layer="layout" svg:width="4.5cm" svg:height="4cm" svg:x="5.75cm" svg:y="15.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49" draw:layer="layout" svg:width="1cm" svg:height="3cm" svg:x="6cm" svg:y="16cm">
          <text:p text:style-name="P19"><text:span text:style-name="T14">2</text:span></text:p>
          <draw:enhanced-geometry svg:viewBox="0 0 21600 21600" draw:type="rectangle" draw:enhanced-path="M 0 0 L 21600 0 21600 21600 0 21600 0 0 Z N"/>
        </draw:custom-shape>
        <draw:custom-shape draw:style-name="gr7" draw:text-style-name="P18" draw:layer="layout" svg:width="1cm" svg:height="3cm" svg:x="7cm" svg:y="1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49" draw:layer="layout" svg:width="1cm" svg:height="3cm" svg:x="8cm" svg:y="16cm">
          <text:p text:style-name="P19"><text:span text:style-name="T14">1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4.5cm" svg:height="4cm" svg:x="10.25cm" svg:y="15.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49" draw:layer="layout" svg:width="1cm" svg:height="3cm" svg:x="10.5cm" svg:y="16cm">
          <text:p text:style-name="P19"><text:span text:style-name="T14">12</text:span></text:p>
          <draw:enhanced-geometry svg:viewBox="0 0 21600 21600" draw:type="rectangle" draw:enhanced-path="M 0 0 L 21600 0 21600 21600 0 21600 0 0 Z N"/>
        </draw:custom-shape>
        <draw:custom-shape draw:style-name="gr8" draw:text-style-name="P20" xml:id="id84" draw:id="id84" draw:layer="layout" svg:width="1cm" svg:height="3cm" svg:x="11.5cm" svg:y="16cm">
          <text:p text:style-name="P19"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1cm" svg:height="3cm" svg:x="12.5cm" svg:y="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0" xml:id="id82" draw:id="id82" draw:layer="layout" svg:width="1cm" svg:height="3cm" svg:x="13.5cm" svg:y="16cm">
          <text:p text:style-name="P19"><text:span text:style-name="T14">7</text:span></text:p>
          <draw:enhanced-geometry svg:viewBox="0 0 21600 21600" draw:type="rectangle" draw:enhanced-path="M 0 0 L 21600 0 21600 21600 0 21600 0 0 Z N"/>
        </draw:custom-shape>
        <draw:custom-shape draw:style-name="gr43" draw:text-style-name="P13" draw:layer="layout" svg:width="4.5cm" svg:height="4cm" svg:x="14.75cm" svg:y="15.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49" draw:layer="layout" svg:width="1cm" svg:height="3cm" svg:x="16cm" svg:y="16cm">
          <text:p text:style-name="P19"><text:span text:style-name="T14">11</text:span></text:p>
          <draw:enhanced-geometry svg:viewBox="0 0 21600 21600" draw:type="rectangle" draw:enhanced-path="M 0 0 L 21600 0 21600 21600 0 21600 0 0 Z N"/>
        </draw:custom-shape>
        <draw:custom-shape draw:style-name="gr45" draw:text-style-name="P49" draw:layer="layout" svg:width="1cm" svg:height="3cm" svg:x="17cm" svg:y="1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8" draw:layer="layout" svg:width="1cm" svg:height="3cm" svg:x="18cm" svg:y="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4.5cm" svg:height="4cm" svg:x="19.25cm" svg:y="15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0" xml:id="id76" draw:id="id76" draw:layer="layout" svg:width="1cm" svg:height="3cm" svg:x="19.5cm" svg:y="16cm">
          <text:p text:style-name="P19"><text:span text:style-name="T14">4</text:span></text:p>
          <draw:enhanced-geometry svg:viewBox="0 0 21600 21600" draw:type="rectangle" draw:enhanced-path="M 0 0 L 21600 0 21600 21600 0 21600 0 0 Z N"/>
        </draw:custom-shape>
        <draw:custom-shape draw:style-name="gr8" draw:text-style-name="P20" xml:id="id86" draw:id="id86" draw:layer="layout" svg:width="1cm" svg:height="3cm" svg:x="20.5cm" svg:y="16cm">
          <text:p text:style-name="P19"><text:span text:style-name="T14">9</text:span></text:p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1cm" svg:height="3cm" svg:x="21.5cm" svg:y="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0" xml:id="id80" draw:id="id80" draw:layer="layout" svg:width="1cm" svg:height="3cm" svg:x="22.5cm" svg:y="16cm">
          <text:p text:style-name="P19"><text:span text:style-name="T14">6</text:span></text:p>
          <draw:enhanced-geometry svg:viewBox="0 0 21600 21600" draw:type="rectangle" draw:enhanced-path="M 0 0 L 21600 0 21600 21600 0 21600 0 0 Z N"/>
        </draw:custom-shape>
        <draw:custom-shape draw:style-name="gr60" draw:text-style-name="P15" draw:layer="layout" svg:width="3.5cm" svg:height="2cm" svg:x="11.72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0" xml:id="id61" draw:id="id61" draw:layer="layout" svg:width="1cm" svg:height="1cm" svg:x="11.97cm" svg:y="4.1cm">
          <text:p text:style-name="P19"><text:span text:style-name="T14">1</text:span></text:p>
          <draw:enhanced-geometry svg:viewBox="0 0 21600 21600" draw:type="rectangle" draw:enhanced-path="M 0 0 L 21600 0 21600 21600 0 21600 0 0 Z N"/>
        </draw:custom-shape>
        <draw:custom-shape draw:style-name="gr49" draw:text-style-name="P49" xml:id="id63" draw:id="id63" draw:layer="layout" svg:width="1cm" svg:height="1cm" svg:x="12.97cm" svg:y="4.1cm">
          <text:p text:style-name="P19"><text:span text:style-name="T14">9</text:span></text:p>
          <draw:enhanced-geometry svg:viewBox="0 0 21600 21600" draw:type="rectangle" draw:enhanced-path="M 0 0 L 21600 0 21600 21600 0 21600 0 0 Z N"/>
        </draw:custom-shape>
        <draw:custom-shape draw:style-name="gr50" draw:text-style-name="P18" draw:layer="layout" svg:width="1cm" svg:height="1cm" svg:x="13.97cm" svg:y="4.1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15" xml:id="id62" draw:id="id62" draw:layer="layout" svg:width="3.5cm" svg:height="2cm" svg:x="6.15cm" svg:y="6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49" xml:id="id65" draw:id="id65" draw:layer="layout" svg:width="1cm" svg:height="1cm" svg:x="6.4cm" svg:y="6.8cm">
          <text:p text:style-name="P19"><text:span text:style-name="T14">1</text:span></text:p>
          <draw:enhanced-geometry svg:viewBox="0 0 21600 21600" draw:type="rectangle" draw:enhanced-path="M 0 0 L 21600 0 21600 21600 0 21600 0 0 Z N"/>
        </draw:custom-shape>
        <draw:custom-shape draw:style-name="gr61" draw:text-style-name="P20" xml:id="id67" draw:id="id67" draw:layer="layout" svg:width="1cm" svg:height="1cm" svg:x="7.4cm" svg:y="6.8cm">
          <text:p text:style-name="P19"><text:span text:style-name="T14">3</text:span></text:p>
          <draw:enhanced-geometry svg:viewBox="0 0 21600 21600" draw:type="rectangle" draw:enhanced-path="M 0 0 L 21600 0 21600 21600 0 21600 0 0 Z N"/>
        </draw:custom-shape>
        <draw:custom-shape draw:style-name="gr49" draw:text-style-name="P49" xml:id="id69" draw:id="id69" draw:layer="layout" svg:width="1cm" svg:height="1cm" svg:x="8.4cm" svg:y="6.8cm">
          <text:p text:style-name="P19"><text:span text:style-name="T14">6</text:span></text:p>
          <draw:enhanced-geometry svg:viewBox="0 0 21600 21600" draw:type="rectangle" draw:enhanced-path="M 0 0 L 21600 0 21600 21600 0 21600 0 0 Z N"/>
        </draw:custom-shape>
        <draw:custom-shape draw:style-name="gr48" draw:text-style-name="P13" xml:id="id64" draw:id="id64" draw:layer="layout" svg:width="3.5cm" svg:height="2cm" svg:x="17.65cm" svg:y="6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49" xml:id="id71" draw:id="id71" draw:layer="layout" svg:width="1cm" svg:height="1cm" svg:x="17.9cm" svg:y="6.8cm">
          <text:p text:style-name="P19"><text:span text:style-name="T14">9</text:span></text:p>
          <draw:enhanced-geometry svg:viewBox="0 0 21600 21600" draw:type="rectangle" draw:enhanced-path="M 0 0 L 21600 0 21600 21600 0 21600 0 0 Z N"/>
        </draw:custom-shape>
        <draw:custom-shape draw:style-name="gr49" draw:text-style-name="P49" xml:id="id73" draw:id="id73" draw:layer="layout" svg:width="1cm" svg:height="1cm" svg:x="18.9cm" svg:y="6.8cm">
          <text:p text:style-name="P19"><text:span text:style-name="T14">12</text:span></text:p>
          <draw:enhanced-geometry svg:viewBox="0 0 21600 21600" draw:type="rectangle" draw:enhanced-path="M 0 0 L 21600 0 21600 21600 0 21600 0 0 Z N"/>
        </draw:custom-shape>
        <draw:custom-shape draw:style-name="gr50" draw:text-style-name="P18" draw:layer="layout" svg:width="1cm" svg:height="1cm" svg:x="19.9cm" svg:y="6.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3" xml:id="id66" draw:id="id66" draw:layer="layout" svg:width="3.5cm" svg:height="2cm" svg:x="1.5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49" draw:layer="layout" svg:width="1cm" svg:height="1cm" svg:x="1.8cm" svg:y="9.5cm">
          <text:p text:style-name="P19"><text:span text:style-name="T14">1</text:span></text:p>
          <draw:enhanced-geometry svg:viewBox="0 0 21600 21600" draw:type="rectangle" draw:enhanced-path="M 0 0 L 21600 0 21600 21600 0 21600 0 0 Z N"/>
        </draw:custom-shape>
        <draw:custom-shape draw:style-name="gr49" draw:text-style-name="P49" draw:layer="layout" svg:width="1cm" svg:height="1cm" svg:x="2.8cm" svg:y="9.5cm">
          <text:p text:style-name="P19"><text:span text:style-name="T14">2</text:span></text:p>
          <draw:enhanced-geometry svg:viewBox="0 0 21600 21600" draw:type="rectangle" draw:enhanced-path="M 0 0 L 21600 0 21600 21600 0 21600 0 0 Z N"/>
        </draw:custom-shape>
        <draw:custom-shape draw:style-name="gr50" draw:text-style-name="P18" draw:layer="layout" svg:width="1cm" svg:height="1cm" svg:x="3.8cm" svg:y="9.5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15" xml:id="id68" draw:id="id68" draw:layer="layout" svg:width="3.5cm" svg:height="2cm" svg:x="6.1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49" draw:layer="layout" svg:width="1cm" svg:height="1cm" svg:x="6.4cm" svg:y="9.5cm">
          <text:p text:style-name="P19"><text:span text:style-name="T14">3</text:span></text:p>
          <draw:enhanced-geometry svg:viewBox="0 0 21600 21600" draw:type="rectangle" draw:enhanced-path="M 0 0 L 21600 0 21600 21600 0 21600 0 0 Z N"/>
        </draw:custom-shape>
        <draw:custom-shape draw:style-name="gr61" draw:text-style-name="P20" xml:id="id75" draw:id="id75" draw:layer="layout" svg:width="1cm" svg:height="1cm" svg:x="7.4cm" svg:y="9.5cm">
          <text:p text:style-name="P19"><text:span text:style-name="T14">4</text:span></text:p>
          <draw:enhanced-geometry svg:viewBox="0 0 21600 21600" draw:type="rectangle" draw:enhanced-path="M 0 0 L 21600 0 21600 21600 0 21600 0 0 Z N"/>
        </draw:custom-shape>
        <draw:custom-shape draw:style-name="gr61" draw:text-style-name="P20" xml:id="id77" draw:id="id77" draw:layer="layout" svg:width="1cm" svg:height="1cm" svg:x="8.4cm" svg:y="9.5cm">
          <text:p text:style-name="P19"><text:span text:style-name="T14">5</text:span></text:p>
          <draw:enhanced-geometry svg:viewBox="0 0 21600 21600" draw:type="rectangle" draw:enhanced-path="M 0 0 L 21600 0 21600 21600 0 21600 0 0 Z N"/>
        </draw:custom-shape>
        <draw:custom-shape draw:style-name="gr60" draw:text-style-name="P15" xml:id="id70" draw:id="id70" draw:layer="layout" svg:width="3.5cm" svg:height="2cm" svg:x="10.7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0" xml:id="id79" draw:id="id79" draw:layer="layout" svg:width="1cm" svg:height="1cm" svg:x="11cm" svg:y="9.5cm">
          <text:p text:style-name="P19"><text:span text:style-name="T14">6</text:span></text:p>
          <draw:enhanced-geometry svg:viewBox="0 0 21600 21600" draw:type="rectangle" draw:enhanced-path="M 0 0 L 21600 0 21600 21600 0 21600 0 0 Z N"/>
        </draw:custom-shape>
        <draw:custom-shape draw:style-name="gr61" draw:text-style-name="P20" xml:id="id81" draw:id="id81" draw:layer="layout" svg:width="1cm" svg:height="1cm" svg:x="12cm" svg:y="9.5cm">
          <text:p text:style-name="P19"><text:span text:style-name="T14">7</text:span></text:p>
          <draw:enhanced-geometry svg:viewBox="0 0 21600 21600" draw:type="rectangle" draw:enhanced-path="M 0 0 L 21600 0 21600 21600 0 21600 0 0 Z N"/>
        </draw:custom-shape>
        <draw:custom-shape draw:style-name="gr61" draw:text-style-name="P20" xml:id="id83" draw:id="id83" draw:layer="layout" svg:width="1cm" svg:height="1cm" svg:x="13cm" svg:y="9.5cm">
          <text:p text:style-name="P19"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60" draw:text-style-name="P15" xml:id="id72" draw:id="id72" draw:layer="layout" svg:width="3.5cm" svg:height="2cm" svg:x="15.3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0" xml:id="id85" draw:id="id85" draw:layer="layout" svg:width="1cm" svg:height="1cm" svg:x="15.6cm" svg:y="9.5cm">
          <text:p text:style-name="P19"><text:span text:style-name="T14">9</text:span></text:p>
          <draw:enhanced-geometry svg:viewBox="0 0 21600 21600" draw:type="rectangle" draw:enhanced-path="M 0 0 L 21600 0 21600 21600 0 21600 0 0 Z N"/>
        </draw:custom-shape>
        <draw:custom-shape draw:style-name="gr49" draw:text-style-name="P49" draw:layer="layout" svg:width="1cm" svg:height="1cm" svg:x="16.6cm" svg:y="9.5cm">
          <text:p text:style-name="P19"><text:span text:style-name="T14">10</text:span></text:p>
          <draw:enhanced-geometry svg:viewBox="0 0 21600 21600" draw:type="rectangle" draw:enhanced-path="M 0 0 L 21600 0 21600 21600 0 21600 0 0 Z N"/>
        </draw:custom-shape>
        <draw:custom-shape draw:style-name="gr49" draw:text-style-name="P49" draw:layer="layout" svg:width="1cm" svg:height="1cm" svg:x="17.6cm" svg:y="9.5cm">
          <text:p text:style-name="P19"><text:span text:style-name="T14">11</text:span></text:p>
          <draw:enhanced-geometry svg:viewBox="0 0 21600 21600" draw:type="rectangle" draw:enhanced-path="M 0 0 L 21600 0 21600 21600 0 21600 0 0 Z N"/>
        </draw:custom-shape>
        <draw:custom-shape draw:style-name="gr48" draw:text-style-name="P13" xml:id="id74" draw:id="id74" draw:layer="layout" svg:width="3.5cm" svg:height="2cm" svg:x="19.9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49" draw:layer="layout" svg:width="1cm" svg:height="1cm" svg:x="20.2cm" svg:y="9.5cm">
          <text:p text:style-name="P19"><text:span text:style-name="T14">12</text:span></text:p>
          <draw:enhanced-geometry svg:viewBox="0 0 21600 21600" draw:type="rectangle" draw:enhanced-path="M 0 0 L 21600 0 21600 21600 0 21600 0 0 Z N"/>
        </draw:custom-shape>
        <draw:custom-shape draw:style-name="gr52" draw:text-style-name="P57" draw:layer="layout" svg:width="1cm" svg:height="1cm" svg:x="21.2cm" svg:y="9.5cm">
          <text:p text:style-name="P56"><text:span text:style-name="T14">N</text:span></text:p>
          <draw:enhanced-geometry svg:viewBox="0 0 21600 21600" draw:type="rectangle" draw:enhanced-path="M 0 0 L 21600 0 21600 21600 0 21600 0 0 Z N"/>
        </draw:custom-shape>
        <draw:custom-shape draw:style-name="gr49" draw:text-style-name="P49" draw:layer="layout" svg:width="1cm" svg:height="1cm" svg:x="22.2cm" svg:y="9.5cm">
          <text:p/>
          <draw:enhanced-geometry svg:viewBox="0 0 21600 21600" draw:type="rectangle" draw:enhanced-path="M 0 0 L 21600 0 21600 21600 0 21600 0 0 Z N"/>
        </draw:custom-shape>
        <draw:connector draw:style-name="gr62" draw:text-style-name="P22" draw:layer="layout" draw:type="line" svg:x1="12.47cm" svg:y1="5.1cm" svg:x2="7.9cm" svg:y2="6.3cm" draw:start-shape="id61" draw:start-glue-point="2" draw:end-shape="id62" draw:end-glue-point="0" svg:d="M12470 5100l-4570 1200" svg:viewBox="0 0 4571 1201">
          <text:p/>
        </draw:connector>
        <draw:connector draw:style-name="gr40" draw:text-style-name="P22" draw:layer="layout" draw:type="line" svg:x1="13.47cm" svg:y1="5.1cm" svg:x2="19.4cm" svg:y2="6.3cm" draw:start-shape="id63" draw:start-glue-point="2" draw:end-shape="id64" draw:end-glue-point="0" svg:d="M13470 5100l5930 1200" svg:viewBox="0 0 5931 1201">
          <text:p/>
        </draw:connector>
        <draw:connector draw:style-name="gr40" draw:text-style-name="P22" draw:layer="layout" draw:type="line" svg:x1="6.9cm" svg:y1="7.8cm" svg:x2="3.3cm" svg:y2="9cm" draw:start-shape="id65" draw:start-glue-point="2" draw:end-shape="id66" draw:end-glue-point="0" svg:d="M6900 7800l-3600 1200" svg:viewBox="0 0 3601 1201">
          <text:p/>
        </draw:connector>
        <draw:connector draw:style-name="gr62" draw:text-style-name="P22" draw:layer="layout" draw:type="line" svg:x1="7.9cm" svg:y1="7.8cm" svg:x2="7.9cm" svg:y2="9cm" draw:start-shape="id67" draw:start-glue-point="2" draw:end-shape="id68" draw:end-glue-point="0" svg:d="M7900 7800v1200" svg:viewBox="0 0 1 1201">
          <text:p/>
        </draw:connector>
        <draw:connector draw:style-name="gr40" draw:text-style-name="P22" draw:layer="layout" draw:type="line" svg:x1="8.9cm" svg:y1="7.8cm" svg:x2="12.5cm" svg:y2="9cm" draw:start-shape="id69" draw:start-glue-point="2" draw:end-shape="id70" draw:end-glue-point="0" svg:d="M8900 7800l3600 1200" svg:viewBox="0 0 3601 1201">
          <text:p/>
        </draw:connector>
        <draw:connector draw:style-name="gr40" draw:text-style-name="P22" draw:layer="layout" draw:type="line" svg:x1="18.4cm" svg:y1="7.8cm" svg:x2="17.1cm" svg:y2="9cm" draw:start-shape="id71" draw:start-glue-point="2" draw:end-shape="id72" draw:end-glue-point="0" svg:d="M18400 7800l-1300 1200" svg:viewBox="0 0 1301 1201">
          <text:p/>
        </draw:connector>
        <draw:connector draw:style-name="gr40" draw:text-style-name="P22" draw:layer="layout" draw:type="line" svg:x1="19.4cm" svg:y1="7.8cm" svg:x2="21.7cm" svg:y2="9cm" draw:start-shape="id73" draw:start-glue-point="2" draw:end-shape="id74" draw:end-glue-point="0" svg:d="M19400 7800l2300 1200" svg:viewBox="0 0 2301 1201">
          <text:p/>
        </draw:connector>
        <draw:connector draw:style-name="gr53" draw:text-style-name="P22" draw:layer="layout" draw:type="line" svg:x1="5.05cm" svg:y1="10cm" svg:x2="6.15cm" svg:y2="10cm" draw:start-shape="id66" draw:start-glue-point="1" draw:end-shape="id68" draw:end-glue-point="3" svg:d="M5050 10000h1100" svg:viewBox="0 0 1101 1">
          <text:p/>
        </draw:connector>
        <draw:connector draw:style-name="gr62" draw:text-style-name="P22" draw:layer="layout" draw:type="line" svg:x1="9.65cm" svg:y1="10cm" svg:x2="10.75cm" svg:y2="10cm" draw:start-shape="id68" draw:start-glue-point="1" draw:end-shape="id70" draw:end-glue-point="3" svg:d="M9650 10000h1100" svg:viewBox="0 0 1101 1">
          <text:p/>
        </draw:connector>
        <draw:connector draw:style-name="gr62" draw:text-style-name="P22" draw:layer="layout" draw:type="line" svg:x1="14.25cm" svg:y1="10cm" svg:x2="15.35cm" svg:y2="10cm" draw:start-shape="id70" draw:start-glue-point="1" draw:end-shape="id72" draw:end-glue-point="3" svg:d="M14250 10000h1100" svg:viewBox="0 0 1101 1">
          <text:p/>
        </draw:connector>
        <draw:connector draw:style-name="gr53" draw:text-style-name="P22" draw:layer="layout" draw:type="line" svg:x1="18.85cm" svg:y1="10cm" svg:x2="19.95cm" svg:y2="10cm" draw:start-shape="id72" draw:end-shape="id74" svg:d="M18850 10000h1100" svg:viewBox="0 0 1101 1">
          <text:p/>
        </draw:connector>
        <draw:connector draw:style-name="gr40" draw:text-style-name="P22" draw:layer="layout" draw:type="curve" svg:x1="7.9cm" svg:y1="10.5cm" svg:x2="20cm" svg:y2="16cm" draw:start-shape="id75" draw:start-glue-point="2" draw:end-shape="id76" draw:end-glue-point="0" svg:d="M7900 10500c0 4125 12100 1375 12100 5500" svg:viewBox="0 0 12101 5501">
          <text:p/>
        </draw:connector>
        <draw:connector draw:style-name="gr40" draw:text-style-name="P22" draw:layer="layout" draw:type="curve" svg:x1="8.9cm" svg:y1="10.5cm" svg:x2="5cm" svg:y2="16cm" draw:start-shape="id77" draw:start-glue-point="2" draw:end-shape="id78" draw:end-glue-point="0" svg:d="M8900 10500c0 4125-3900 1375-3900 5500" svg:viewBox="0 0 3901 5501">
          <text:p/>
        </draw:connector>
        <draw:connector draw:style-name="gr40" draw:text-style-name="P22" draw:layer="layout" draw:type="curve" svg:x1="11.5cm" svg:y1="10.5cm" svg:x2="23cm" svg:y2="16cm" draw:start-shape="id79" draw:start-glue-point="2" draw:end-shape="id80" draw:end-glue-point="0" svg:d="M11500 10500c0 4125 11500 1375 11500 5500" svg:viewBox="0 0 11501 5501">
          <text:p/>
        </draw:connector>
        <draw:connector draw:style-name="gr40" draw:text-style-name="P22" draw:layer="layout" draw:type="curve" svg:x1="12.5cm" svg:y1="10.5cm" svg:x2="14cm" svg:y2="16cm" draw:start-shape="id81" draw:start-glue-point="2" draw:end-shape="id82" draw:end-glue-point="0" svg:d="M12500 10500c0 4125 1500 1375 1500 5500" svg:viewBox="0 0 1501 5501">
          <text:p/>
        </draw:connector>
        <draw:connector draw:style-name="gr40" draw:text-style-name="P22" draw:layer="layout" draw:type="curve" svg:x1="13.5cm" svg:y1="10.5cm" svg:x2="12cm" svg:y2="16cm" draw:start-shape="id83" draw:start-glue-point="2" draw:end-shape="id84" draw:end-glue-point="0" svg:d="M13500 10500c0 4125-1500 1375-1500 5500" svg:viewBox="0 0 1501 5501">
          <text:p/>
        </draw:connector>
        <draw:connector draw:style-name="gr40" draw:text-style-name="P22" draw:layer="layout" draw:type="curve" svg:x1="16.1cm" svg:y1="10.5cm" svg:x2="21cm" svg:y2="16cm" draw:start-shape="id85" draw:start-glue-point="2" draw:end-shape="id86" draw:end-glue-point="0" svg:d="M16100 10500c0 4125 4900 1375 4900 5500" svg:viewBox="0 0 4901 5501">
          <text:p/>
        </draw:connector>
        <draw:connector draw:style-name="gr40" draw:text-style-name="P22" draw:layer="layout" draw:type="curve" svg:x1="7.9cm" svg:y1="10.5cm" svg:x2="2cm" svg:y2="16cm" draw:start-shape="id75" draw:start-glue-point="2" svg:d="M7900 10500c0 4501-5900 1752-5900 5500" svg:viewBox="0 0 5901 5501">
          <text:p/>
        </draw:connector>
        <draw:custom-shape draw:style-name="gr46" draw:text-style-name="P50" draw:layer="layout" svg:width="2.997cm" svg:height="0.999cm" draw:transform="skewX (0.00296705972839036) rotate (1.5699236621689) translate (14.999cm 18.997cm)">
          <text:p text:style-name="P25"><text:span text:style-name="T14">NULL</text:span></text:p>
          <draw:enhanced-geometry svg:viewBox="0 0 21600 21600" draw:type="rectangle" draw:enhanced-path="M 0 0 L 21600 0 21600 21600 0 21600 0 0 Z N"/>
        </draw:custom-shape>
        <draw:custom-shape draw:style-name="gr64" draw:text-style-name="P59" draw:layer="layout" svg:width="3.713cm" svg:height="2.177cm" svg:x="8.425cm" svg:y="12.091cm">
          <text:p text:style-name="P58"><text:span text:style-name="T15">страницы</text:span></text:p>
          <text:p text:style-name="P58"><text:span text:style-name="T15">читаются</text:span></text:p>
          <text:p text:style-name="P58"><text:span text:style-name="T15">хаотично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7" draw:layer="layout" svg:width="1cm" svg:height="3cm" svg:x="1.5cm" svg:y="16cm">
          <text:p text:style-name="P16"><text:span text:style-name="T13">4</text:span></text:p>
          <draw:enhanced-geometry svg:viewBox="0 0 21600 21600" draw:type="rectangle" draw:enhanced-path="M 0 0 L 21600 0 21600 21600 0 21600 0 0 Z N"/>
        </draw:custom-shape>
        <draw:custom-shape draw:style-name="gr63" draw:text-style-name="P54" draw:layer="layout" svg:width="1cm" svg:height="3cm" svg:x="2.5cm" svg:y="16cm">
          <text:p text:style-name="P19"><text:span text:style-name="T14">3</text:span></text:p>
          <draw:enhanced-geometry svg:viewBox="0 0 21600 21600" draw:type="rectangle" draw:enhanced-path="M 0 0 L 21600 0 21600 21600 0 21600 0 0 Z N"/>
        </draw:custom-shape>
        <draw:custom-shape draw:style-name="gr44" draw:text-style-name="P48" draw:layer="layout" svg:width="1cm" svg:height="3cm" svg:x="9cm" svg:y="16cm">
          <text:p text:style-name="P19"><text:span text:style-name="T14">10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5" draw:text-style-name="P28" draw:layer="layout" svg:width="16.799cm" svg:height="13.364cm" svg:x="2.1cm" svg:y="14.107cm" presentation:class="notes" presentation:user-transformed="true">
            <draw:text-box>
              <text:p text:style-name="P27"><text:span text:style-name="T6">B-дерево позволяет эффективно искать не только отдельные значения, но и </text:span><text:span text:style-name="T6">диапазоны значений (по условиям «меньше», «больше», «меньше или равно», </text:span><text:span text:style-name="T6">«больше или равно», а также «between»).</text:span></text:p>
              <text:p text:style-name="P27"><text:span text:style-name="T6">Вот как это происходит. Сначала мы ищем крайний ключ условия. Например, для </text:span><text:span text:style-name="T6">условия «от 4 до 9» мы можем выбрать значение 4</text:span><text:span text:style-name="T6"><text:line-break/></text:span><text:span text:style-name="T6">или 9, а для условия «меньше 9» надо взять 9. Затем спускаемся до листовой </text:span><text:span text:style-name="T6">страницы индекса так, как мы рассматривали в предыдущем примере, и получаем </text:span><text:span text:style-name="T6">первое значение из таблицы.</text:span></text:p>
              <text:p text:style-name="P27"><text:span text:style-name="T6">Дальше остается двигаться по листовым страницам индекса вправо (или влево, в </text:span><text:span text:style-name="T6">зависимости от условия), перебирая записи этих страниц до тех пор, пока мы не </text:span><text:span text:style-name="T6">встретим ключ, выпадающий из диапазона.</text:span></text:p>
              <text:p text:style-name="P27"><text:span text:style-name="T6">На слайде показан пример поиска значений по условию «x BETWEEN</text:span><text:span text:style-name="T6"><text:line-break/></text:span><text:span text:style-name="T6">4 AND 9» или, что тоже самое, «x &gt;= 4 AND x &lt;= 9». Спустившись</text:span><text:span text:style-name="T6"><text:line-break/></text:span><text:span text:style-name="T6">к значению 4, мы затем перебираем ключи 5, 6, и так далее до 9. Встретив ключ 10, </text:span><text:span text:style-name="T6">прекращаем поиск.</text:span></text:p>
              <text:p text:style-name="P27"><text:span text:style-name="T6">Нам помогают два свойства: упорядоченность ключей на всех страницах и </text:span><text:span text:style-name="T6">связанность листовых страниц двунаправленным списком. Результат поиска </text:span><text:span text:style-name="T6">автоматически получается отсортированным.</text:span></text:p>
              <text:p text:style-name="P27"><text:span text:style-name="T16">Обратите внимание, что к одной и той же табличной странице нам пришлось </text:span><text:span text:style-name="T16">обращаться несколько раз. Мы прочитали первую страницу таблицы (значение 4), </text:span><text:span text:style-name="T16">затем </text:span><text:span text:style-name="T6">последнюю (тоже 4), затем опять первую (5), затем опять последнюю (6) и так </text:span><text:span text:style-name="T6">далее.</text:span></text:p>
            </draw:text-box>
          </draw:frame>
        </presentation:notes>
      </draw:page>
      <draw:page draw:name="page12" draw:style-name="dp1" draw:master-page-name="master" presentation:presentation-page-layout-name="AL1T1">
        <office:forms form:automatic-focus="false" form:apply-design-mode="false"/>
        <draw:frame presentation:style-name="pr8" draw:text-style-name="P8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9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14" draw:text-style-name="P29" draw:layer="layout" svg:width="17.893cm" svg:height="11.728cm" svg:x="5.054cm" svg:y="6.182cm">
          <draw:image xlink:href="Pictures/10000001000001B9000001219F9F77CFE0FDB8A0.png" xlink:type="simple" xlink:show="embed" xlink:actuate="onLoad" draw:mime-type="image/png">
            <text:p text:style-name="P1"><text:span text:style-name="T18"/></text:p>
            <text:p text:style-name="P1"><text:span text:style-name="T18"/></text:p>
            <text:p text:style-name="P1"><text:span text:style-name="T18"/></text:p>
            <text:p text:style-name="P1"><text:span text:style-name="T18"><text:s text:c="11"/></text:span><text:span text:style-name="T18">$ psql</text:span></text:p>
            <text:p text:style-name="P1"><text:span text:style-name="T18"><text:s text:c="11"/></text:span><text:span text:style-name="T18">postgres=#</text:span></text:p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aster" presentation:presentation-page-layout-name="AL1T1">
        <office:forms form:automatic-focus="false" form:apply-design-mode="false"/>
        <draw:frame presentation:style-name="pr6" draw:text-style-name="P8" draw:layer="layout" svg:width="20.136cm" svg:height="1.803cm" svg:x="1.2cm" svg:y="0.737cm" presentation:class="title" presentation:user-transformed="true">
          <draw:text-box>
            <text:p><text:span text:style-name="T23">Bitmap Index Scan</text:span></text:p>
          </draw:text-box>
        </draw:frame>
        <draw:custom-shape draw:style-name="gr65" draw:text-style-name="P60" draw:layer="layout" svg:width="4.5cm" svg:height="4cm" svg:x="1.25cm" svg:y="15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48" draw:layer="layout" svg:width="1cm" svg:height="3cm" svg:x="2.5cm" svg:y="16cm">
          <text:p text:style-name="P19"><text:span text:style-name="T14">3</text:span></text:p>
          <draw:enhanced-geometry svg:viewBox="0 0 21600 21600" draw:type="rectangle" draw:enhanced-path="M 0 0 L 21600 0 21600 21600 0 21600 0 0 Z N"/>
        </draw:custom-shape>
        <draw:custom-shape draw:style-name="gr7" draw:text-style-name="P18" draw:layer="layout" svg:width="1cm" svg:height="3cm" svg:x="3.5cm" svg:y="1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49" draw:layer="layout" svg:width="1cm" svg:height="3cm" svg:x="4.5cm" svg:y="16cm">
          <text:p text:style-name="P19"><text:span text:style-name="T14">5</text:span></text:p>
          <draw:enhanced-geometry svg:viewBox="0 0 21600 21600" draw:type="rectangle" draw:enhanced-path="M 0 0 L 21600 0 21600 21600 0 21600 0 0 Z N"/>
        </draw:custom-shape>
        <draw:custom-shape draw:style-name="gr43" draw:text-style-name="P13" draw:layer="layout" svg:width="4.5cm" svg:height="4cm" svg:x="5.75cm" svg:y="15.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49" draw:layer="layout" svg:width="1cm" svg:height="3cm" svg:x="6cm" svg:y="16cm">
          <text:p text:style-name="P19"><text:span text:style-name="T14">2</text:span></text:p>
          <draw:enhanced-geometry svg:viewBox="0 0 21600 21600" draw:type="rectangle" draw:enhanced-path="M 0 0 L 21600 0 21600 21600 0 21600 0 0 Z N"/>
        </draw:custom-shape>
        <draw:custom-shape draw:style-name="gr7" draw:text-style-name="P18" draw:layer="layout" svg:width="1cm" svg:height="3cm" svg:x="7cm" svg:y="1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49" draw:layer="layout" svg:width="1cm" svg:height="3cm" svg:x="8cm" svg:y="16cm">
          <text:p text:style-name="P19"><text:span text:style-name="T14">1</text:span></text:p>
          <draw:enhanced-geometry svg:viewBox="0 0 21600 21600" draw:type="rectangle" draw:enhanced-path="M 0 0 L 21600 0 21600 21600 0 21600 0 0 Z N"/>
        </draw:custom-shape>
        <draw:custom-shape draw:style-name="gr44" draw:text-style-name="P48" draw:layer="layout" svg:width="1cm" svg:height="3cm" svg:x="9cm" svg:y="16cm">
          <text:p text:style-name="P19"><text:span text:style-name="T14">10</text:span></text:p>
          <draw:enhanced-geometry svg:viewBox="0 0 21600 21600" draw:type="rectangle" draw:enhanced-path="M 0 0 L 21600 0 21600 21600 0 21600 0 0 Z N"/>
        </draw:custom-shape>
        <draw:custom-shape draw:style-name="gr65" draw:text-style-name="P60" draw:layer="layout" svg:width="4.5cm" svg:height="4cm" svg:x="10.25cm" svg:y="15.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49" draw:layer="layout" svg:width="1cm" svg:height="3cm" svg:x="10.5cm" svg:y="16cm">
          <text:p text:style-name="P19"><text:span text:style-name="T14">12</text:span></text:p>
          <draw:enhanced-geometry svg:viewBox="0 0 21600 21600" draw:type="rectangle" draw:enhanced-path="M 0 0 L 21600 0 21600 21600 0 21600 0 0 Z N"/>
        </draw:custom-shape>
        <draw:custom-shape draw:style-name="gr45" draw:text-style-name="P49" draw:layer="layout" svg:width="1cm" svg:height="3cm" svg:x="11.5cm" svg:y="16cm">
          <text:p text:style-name="P19"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1cm" svg:height="3cm" svg:x="12.5cm" svg:y="1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49" draw:layer="layout" svg:width="1cm" svg:height="3cm" svg:x="13.5cm" svg:y="16cm">
          <text:p text:style-name="P19"><text:span text:style-name="T14">7</text:span></text:p>
          <draw:enhanced-geometry svg:viewBox="0 0 21600 21600" draw:type="rectangle" draw:enhanced-path="M 0 0 L 21600 0 21600 21600 0 21600 0 0 Z N"/>
        </draw:custom-shape>
        <draw:custom-shape draw:style-name="gr43" draw:text-style-name="P13" draw:layer="layout" svg:width="4.5cm" svg:height="4cm" svg:x="14.75cm" svg:y="15.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49" draw:layer="layout" svg:width="1cm" svg:height="3cm" svg:x="16cm" svg:y="16cm">
          <text:p text:style-name="P19"><text:span text:style-name="T14">11</text:span></text:p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1cm" svg:height="3cm" svg:x="17cm" svg:y="1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8" draw:layer="layout" svg:width="1cm" svg:height="3cm" svg:x="18cm" svg:y="16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60" draw:layer="layout" svg:width="4.5cm" svg:height="4cm" svg:x="19.25cm" svg:y="15.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49" draw:layer="layout" svg:width="1cm" svg:height="3cm" svg:x="19.5cm" svg:y="16cm">
          <text:p text:style-name="P19"><text:span text:style-name="T14">4</text:span></text:p>
          <draw:enhanced-geometry svg:viewBox="0 0 21600 21600" draw:type="rectangle" draw:enhanced-path="M 0 0 L 21600 0 21600 21600 0 21600 0 0 Z N"/>
        </draw:custom-shape>
        <draw:custom-shape draw:style-name="gr45" draw:text-style-name="P49" draw:layer="layout" svg:width="1cm" svg:height="3cm" svg:x="20.5cm" svg:y="16cm">
          <text:p text:style-name="P19"><text:span text:style-name="T14">9</text:span></text:p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1cm" svg:height="3cm" svg:x="21.5cm" svg:y="1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49" draw:layer="layout" svg:width="1cm" svg:height="3cm" svg:x="22.5cm" svg:y="16cm">
          <text:p text:style-name="P19"><text:span text:style-name="T14">6</text:span></text:p>
          <draw:enhanced-geometry svg:viewBox="0 0 21600 21600" draw:type="rectangle" draw:enhanced-path="M 0 0 L 21600 0 21600 21600 0 21600 0 0 Z N"/>
        </draw:custom-shape>
        <draw:custom-shape draw:style-name="gr60" draw:text-style-name="P15" draw:layer="layout" svg:width="3.5cm" svg:height="2cm" svg:x="11.95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0" xml:id="id87" draw:id="id87" draw:layer="layout" svg:width="1cm" svg:height="1cm" svg:x="12.2cm" svg:y="4.1cm">
          <text:p text:style-name="P19"><text:span text:style-name="T14">1</text:span></text:p>
          <draw:enhanced-geometry svg:viewBox="0 0 21600 21600" draw:type="rectangle" draw:enhanced-path="M 0 0 L 21600 0 21600 21600 0 21600 0 0 Z N"/>
        </draw:custom-shape>
        <draw:custom-shape draw:style-name="gr49" draw:text-style-name="P49" xml:id="id89" draw:id="id89" draw:layer="layout" svg:width="1cm" svg:height="1cm" svg:x="13.2cm" svg:y="4.1cm">
          <text:p text:style-name="P19"><text:span text:style-name="T14">9</text:span></text:p>
          <draw:enhanced-geometry svg:viewBox="0 0 21600 21600" draw:type="rectangle" draw:enhanced-path="M 0 0 L 21600 0 21600 21600 0 21600 0 0 Z N"/>
        </draw:custom-shape>
        <draw:custom-shape draw:style-name="gr50" draw:text-style-name="P18" draw:layer="layout" svg:width="1cm" svg:height="1cm" svg:x="14.2cm" svg:y="4.1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15" xml:id="id88" draw:id="id88" draw:layer="layout" svg:width="3.5cm" svg:height="2cm" svg:x="6.15cm" svg:y="6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49" xml:id="id91" draw:id="id91" draw:layer="layout" svg:width="1cm" svg:height="1cm" svg:x="6.4cm" svg:y="6.8cm">
          <text:p text:style-name="P19"><text:span text:style-name="T14">1</text:span></text:p>
          <draw:enhanced-geometry svg:viewBox="0 0 21600 21600" draw:type="rectangle" draw:enhanced-path="M 0 0 L 21600 0 21600 21600 0 21600 0 0 Z N"/>
        </draw:custom-shape>
        <draw:custom-shape draw:style-name="gr61" draw:text-style-name="P20" xml:id="id93" draw:id="id93" draw:layer="layout" svg:width="1cm" svg:height="1cm" svg:x="7.4cm" svg:y="6.8cm">
          <text:p text:style-name="P19"><text:span text:style-name="T14">3</text:span></text:p>
          <draw:enhanced-geometry svg:viewBox="0 0 21600 21600" draw:type="rectangle" draw:enhanced-path="M 0 0 L 21600 0 21600 21600 0 21600 0 0 Z N"/>
        </draw:custom-shape>
        <draw:custom-shape draw:style-name="gr49" draw:text-style-name="P49" xml:id="id95" draw:id="id95" draw:layer="layout" svg:width="1cm" svg:height="1cm" svg:x="8.4cm" svg:y="6.8cm">
          <text:p text:style-name="P19"><text:span text:style-name="T14">6</text:span></text:p>
          <draw:enhanced-geometry svg:viewBox="0 0 21600 21600" draw:type="rectangle" draw:enhanced-path="M 0 0 L 21600 0 21600 21600 0 21600 0 0 Z N"/>
        </draw:custom-shape>
        <draw:custom-shape draw:style-name="gr48" draw:text-style-name="P13" xml:id="id90" draw:id="id90" draw:layer="layout" svg:width="3.5cm" svg:height="2cm" svg:x="17.65cm" svg:y="6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49" xml:id="id97" draw:id="id97" draw:layer="layout" svg:width="1cm" svg:height="1cm" svg:x="17.9cm" svg:y="6.8cm">
          <text:p text:style-name="P19"><text:span text:style-name="T14">9</text:span></text:p>
          <draw:enhanced-geometry svg:viewBox="0 0 21600 21600" draw:type="rectangle" draw:enhanced-path="M 0 0 L 21600 0 21600 21600 0 21600 0 0 Z N"/>
        </draw:custom-shape>
        <draw:custom-shape draw:style-name="gr49" draw:text-style-name="P49" xml:id="id99" draw:id="id99" draw:layer="layout" svg:width="1cm" svg:height="1cm" svg:x="18.9cm" svg:y="6.8cm">
          <text:p text:style-name="P19"><text:span text:style-name="T14">12</text:span></text:p>
          <draw:enhanced-geometry svg:viewBox="0 0 21600 21600" draw:type="rectangle" draw:enhanced-path="M 0 0 L 21600 0 21600 21600 0 21600 0 0 Z N"/>
        </draw:custom-shape>
        <draw:custom-shape draw:style-name="gr50" draw:text-style-name="P18" draw:layer="layout" svg:width="1cm" svg:height="1cm" svg:x="19.9cm" svg:y="6.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3" xml:id="id92" draw:id="id92" draw:layer="layout" svg:width="3.5cm" svg:height="2cm" svg:x="1.5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49" draw:layer="layout" svg:width="1cm" svg:height="1cm" svg:x="1.8cm" svg:y="9.5cm">
          <text:p text:style-name="P19"><text:span text:style-name="T14">1</text:span></text:p>
          <draw:enhanced-geometry svg:viewBox="0 0 21600 21600" draw:type="rectangle" draw:enhanced-path="M 0 0 L 21600 0 21600 21600 0 21600 0 0 Z N"/>
        </draw:custom-shape>
        <draw:custom-shape draw:style-name="gr49" draw:text-style-name="P49" draw:layer="layout" svg:width="1cm" svg:height="1cm" svg:x="2.8cm" svg:y="9.5cm">
          <text:p text:style-name="P19"><text:span text:style-name="T14">2</text:span></text:p>
          <draw:enhanced-geometry svg:viewBox="0 0 21600 21600" draw:type="rectangle" draw:enhanced-path="M 0 0 L 21600 0 21600 21600 0 21600 0 0 Z N"/>
        </draw:custom-shape>
        <draw:custom-shape draw:style-name="gr50" draw:text-style-name="P18" draw:layer="layout" svg:width="1cm" svg:height="1cm" svg:x="3.8cm" svg:y="9.5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15" xml:id="id94" draw:id="id94" draw:layer="layout" svg:width="3.5cm" svg:height="2cm" svg:x="6.1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49" draw:layer="layout" svg:width="1cm" svg:height="1cm" svg:x="6.4cm" svg:y="9.5cm">
          <text:p text:style-name="P19"><text:span text:style-name="T14">3</text:span></text:p>
          <draw:enhanced-geometry svg:viewBox="0 0 21600 21600" draw:type="rectangle" draw:enhanced-path="M 0 0 L 21600 0 21600 21600 0 21600 0 0 Z N"/>
        </draw:custom-shape>
        <draw:custom-shape draw:style-name="gr61" draw:text-style-name="P20" xml:id="id101" draw:id="id101" draw:layer="layout" svg:width="1cm" svg:height="1cm" svg:x="7.4cm" svg:y="9.5cm">
          <text:p text:style-name="P19"><text:span text:style-name="T14">4</text:span></text:p>
          <draw:enhanced-geometry svg:viewBox="0 0 21600 21600" draw:type="rectangle" draw:enhanced-path="M 0 0 L 21600 0 21600 21600 0 21600 0 0 Z N"/>
        </draw:custom-shape>
        <draw:custom-shape draw:style-name="gr61" draw:text-style-name="P20" xml:id="id103" draw:id="id103" draw:layer="layout" svg:width="1cm" svg:height="1cm" svg:x="8.4cm" svg:y="9.5cm">
          <text:p text:style-name="P19"><text:span text:style-name="T14">5</text:span></text:p>
          <draw:enhanced-geometry svg:viewBox="0 0 21600 21600" draw:type="rectangle" draw:enhanced-path="M 0 0 L 21600 0 21600 21600 0 21600 0 0 Z N"/>
        </draw:custom-shape>
        <draw:custom-shape draw:style-name="gr60" draw:text-style-name="P15" xml:id="id96" draw:id="id96" draw:layer="layout" svg:width="3.5cm" svg:height="2cm" svg:x="10.7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0" xml:id="id105" draw:id="id105" draw:layer="layout" svg:width="1cm" svg:height="1cm" svg:x="11cm" svg:y="9.5cm">
          <text:p text:style-name="P19"><text:span text:style-name="T14">6</text:span></text:p>
          <draw:enhanced-geometry svg:viewBox="0 0 21600 21600" draw:type="rectangle" draw:enhanced-path="M 0 0 L 21600 0 21600 21600 0 21600 0 0 Z N"/>
        </draw:custom-shape>
        <draw:custom-shape draw:style-name="gr61" draw:text-style-name="P20" xml:id="id107" draw:id="id107" draw:layer="layout" svg:width="1cm" svg:height="1cm" svg:x="12cm" svg:y="9.5cm">
          <text:p text:style-name="P19"><text:span text:style-name="T14">7</text:span></text:p>
          <draw:enhanced-geometry svg:viewBox="0 0 21600 21600" draw:type="rectangle" draw:enhanced-path="M 0 0 L 21600 0 21600 21600 0 21600 0 0 Z N"/>
        </draw:custom-shape>
        <draw:custom-shape draw:style-name="gr61" draw:text-style-name="P20" xml:id="id109" draw:id="id109" draw:layer="layout" svg:width="1cm" svg:height="1cm" svg:x="13cm" svg:y="9.5cm">
          <text:p text:style-name="P19"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60" draw:text-style-name="P15" xml:id="id98" draw:id="id98" draw:layer="layout" svg:width="3.5cm" svg:height="2cm" svg:x="15.3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0" xml:id="id111" draw:id="id111" draw:layer="layout" svg:width="1cm" svg:height="1cm" svg:x="15.6cm" svg:y="9.5cm">
          <text:p text:style-name="P19"><text:span text:style-name="T14">9</text:span></text:p>
          <draw:enhanced-geometry svg:viewBox="0 0 21600 21600" draw:type="rectangle" draw:enhanced-path="M 0 0 L 21600 0 21600 21600 0 21600 0 0 Z N"/>
        </draw:custom-shape>
        <draw:custom-shape draw:style-name="gr49" draw:text-style-name="P49" draw:layer="layout" svg:width="1cm" svg:height="1cm" svg:x="16.6cm" svg:y="9.5cm">
          <text:p text:style-name="P19"><text:span text:style-name="T14">10</text:span></text:p>
          <draw:enhanced-geometry svg:viewBox="0 0 21600 21600" draw:type="rectangle" draw:enhanced-path="M 0 0 L 21600 0 21600 21600 0 21600 0 0 Z N"/>
        </draw:custom-shape>
        <draw:custom-shape draw:style-name="gr49" draw:text-style-name="P49" draw:layer="layout" svg:width="1cm" svg:height="1cm" svg:x="17.6cm" svg:y="9.5cm">
          <text:p text:style-name="P19"><text:span text:style-name="T14">11</text:span></text:p>
          <draw:enhanced-geometry svg:viewBox="0 0 21600 21600" draw:type="rectangle" draw:enhanced-path="M 0 0 L 21600 0 21600 21600 0 21600 0 0 Z N"/>
        </draw:custom-shape>
        <draw:custom-shape draw:style-name="gr48" draw:text-style-name="P13" xml:id="id100" draw:id="id100" draw:layer="layout" svg:width="3.5cm" svg:height="2cm" svg:x="19.9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49" draw:layer="layout" svg:width="1cm" svg:height="1cm" svg:x="20.2cm" svg:y="9.5cm">
          <text:p text:style-name="P19"><text:span text:style-name="T14">12</text:span></text:p>
          <draw:enhanced-geometry svg:viewBox="0 0 21600 21600" draw:type="rectangle" draw:enhanced-path="M 0 0 L 21600 0 21600 21600 0 21600 0 0 Z N"/>
        </draw:custom-shape>
        <draw:custom-shape draw:style-name="gr52" draw:text-style-name="P57" draw:layer="layout" svg:width="1cm" svg:height="1cm" svg:x="21.2cm" svg:y="9.5cm">
          <text:p text:style-name="P56"><text:span text:style-name="T14">N</text:span></text:p>
          <draw:enhanced-geometry svg:viewBox="0 0 21600 21600" draw:type="rectangle" draw:enhanced-path="M 0 0 L 21600 0 21600 21600 0 21600 0 0 Z N"/>
        </draw:custom-shape>
        <draw:custom-shape draw:style-name="gr49" draw:text-style-name="P49" draw:layer="layout" svg:width="1cm" svg:height="1cm" svg:x="22.2cm" svg:y="9.5cm">
          <text:p/>
          <draw:enhanced-geometry svg:viewBox="0 0 21600 21600" draw:type="rectangle" draw:enhanced-path="M 0 0 L 21600 0 21600 21600 0 21600 0 0 Z N"/>
        </draw:custom-shape>
        <draw:connector draw:style-name="gr62" draw:text-style-name="P22" draw:layer="layout" draw:type="line" svg:x1="12.7cm" svg:y1="5.1cm" svg:x2="7.9cm" svg:y2="6.3cm" draw:start-shape="id87" draw:start-glue-point="2" draw:end-shape="id88" draw:end-glue-point="0" svg:d="M12700 5100l-4800 1200" svg:viewBox="0 0 4801 1201">
          <text:p/>
        </draw:connector>
        <draw:connector draw:style-name="gr40" draw:text-style-name="P22" draw:layer="layout" draw:type="line" svg:x1="13.7cm" svg:y1="5.1cm" svg:x2="19.4cm" svg:y2="6.3cm" draw:start-shape="id89" draw:start-glue-point="2" draw:end-shape="id90" draw:end-glue-point="0" svg:d="M13700 5100l5700 1200" svg:viewBox="0 0 5701 1201">
          <text:p/>
        </draw:connector>
        <draw:connector draw:style-name="gr40" draw:text-style-name="P22" draw:layer="layout" draw:type="line" svg:x1="6.9cm" svg:y1="7.8cm" svg:x2="3.3cm" svg:y2="9cm" draw:start-shape="id91" draw:start-glue-point="2" draw:end-shape="id92" draw:end-glue-point="0" svg:d="M6900 7800l-3600 1200" svg:viewBox="0 0 3601 1201">
          <text:p/>
        </draw:connector>
        <draw:connector draw:style-name="gr62" draw:text-style-name="P22" draw:layer="layout" draw:type="line" svg:x1="7.9cm" svg:y1="7.8cm" svg:x2="7.9cm" svg:y2="9cm" draw:start-shape="id93" draw:start-glue-point="2" draw:end-shape="id94" draw:end-glue-point="0" svg:d="M7900 7800v1200" svg:viewBox="0 0 1 1201">
          <text:p/>
        </draw:connector>
        <draw:connector draw:style-name="gr40" draw:text-style-name="P22" draw:layer="layout" draw:type="line" svg:x1="8.9cm" svg:y1="7.8cm" svg:x2="12.5cm" svg:y2="9cm" draw:start-shape="id95" draw:start-glue-point="2" draw:end-shape="id96" draw:end-glue-point="0" svg:d="M8900 7800l3600 1200" svg:viewBox="0 0 3601 1201">
          <text:p/>
        </draw:connector>
        <draw:connector draw:style-name="gr40" draw:text-style-name="P22" draw:layer="layout" draw:type="line" svg:x1="18.4cm" svg:y1="7.8cm" svg:x2="17.1cm" svg:y2="9cm" draw:start-shape="id97" draw:start-glue-point="2" draw:end-shape="id98" draw:end-glue-point="0" svg:d="M18400 7800l-1300 1200" svg:viewBox="0 0 1301 1201">
          <text:p/>
        </draw:connector>
        <draw:connector draw:style-name="gr40" draw:text-style-name="P22" draw:layer="layout" draw:type="line" svg:x1="19.4cm" svg:y1="7.8cm" svg:x2="21.7cm" svg:y2="9cm" draw:start-shape="id99" draw:start-glue-point="2" draw:end-shape="id100" draw:end-glue-point="0" svg:d="M19400 7800l2300 1200" svg:viewBox="0 0 2301 1201">
          <text:p/>
        </draw:connector>
        <draw:connector draw:style-name="gr53" draw:text-style-name="P22" draw:layer="layout" draw:type="line" svg:x1="5.05cm" svg:y1="10cm" svg:x2="6.15cm" svg:y2="10cm" draw:start-shape="id92" draw:start-glue-point="1" draw:end-shape="id94" draw:end-glue-point="3" svg:d="M5050 10000h1100" svg:viewBox="0 0 1101 1">
          <text:p/>
        </draw:connector>
        <draw:connector draw:style-name="gr62" draw:text-style-name="P22" draw:layer="layout" draw:type="line" svg:x1="9.65cm" svg:y1="10cm" svg:x2="10.75cm" svg:y2="10cm" draw:start-shape="id94" draw:start-glue-point="1" draw:end-shape="id96" draw:end-glue-point="3" svg:d="M9650 10000h1100" svg:viewBox="0 0 1101 1">
          <text:p/>
        </draw:connector>
        <draw:connector draw:style-name="gr62" draw:text-style-name="P22" draw:layer="layout" draw:type="line" svg:x1="14.25cm" svg:y1="10cm" svg:x2="15.35cm" svg:y2="10cm" draw:start-shape="id96" draw:start-glue-point="1" draw:end-shape="id98" draw:end-glue-point="3" svg:d="M14250 10000h1100" svg:viewBox="0 0 1101 1">
          <text:p/>
        </draw:connector>
        <draw:connector draw:style-name="gr53" draw:text-style-name="P22" draw:layer="layout" draw:type="line" svg:x1="18.85cm" svg:y1="10cm" svg:x2="19.95cm" svg:y2="10cm" draw:start-shape="id98" draw:end-shape="id100" svg:d="M18850 10000h1100" svg:viewBox="0 0 1101 1">
          <text:p/>
        </draw:connector>
        <draw:connector draw:style-name="gr40" draw:text-style-name="P22" draw:layer="layout" draw:type="curve" svg:x1="7.9cm" svg:y1="10.5cm" svg:x2="20cm" svg:y2="13.5cm" draw:start-shape="id101" draw:start-glue-point="2" draw:end-shape="id102" draw:end-glue-point="0" svg:d="M7900 10500c0 2250 12100 750 12100 3000" svg:viewBox="0 0 12101 3001">
          <text:p/>
        </draw:connector>
        <draw:connector draw:style-name="gr40" draw:text-style-name="P22" draw:layer="layout" draw:type="curve" svg:x1="8.9cm" svg:y1="10.5cm" svg:x2="5cm" svg:y2="13.5cm" draw:start-shape="id103" draw:start-glue-point="2" draw:end-shape="id104" draw:end-glue-point="0" svg:d="M8900 10500c0 2250-3900 750-3900 3000" svg:viewBox="0 0 3901 3001">
          <text:p/>
        </draw:connector>
        <draw:connector draw:style-name="gr40" draw:text-style-name="P22" draw:layer="layout" draw:type="curve" svg:x1="11.5cm" svg:y1="10.5cm" svg:x2="23cm" svg:y2="13.5cm" draw:start-shape="id105" draw:start-glue-point="2" draw:end-shape="id106" svg:d="M11500 10500c0 2250 11500 750 11500 3000" svg:viewBox="0 0 11501 3001">
          <text:p/>
        </draw:connector>
        <draw:connector draw:style-name="gr40" draw:text-style-name="P22" draw:layer="layout" draw:type="curve" svg:x1="12.5cm" svg:y1="10.5cm" svg:x2="14cm" svg:y2="13.5cm" draw:start-shape="id107" draw:start-glue-point="2" draw:end-shape="id108" draw:end-glue-point="0" svg:d="M12500 10500c0 2250 1500 750 1500 3000" svg:viewBox="0 0 1501 3001">
          <text:p/>
        </draw:connector>
        <draw:connector draw:style-name="gr40" draw:text-style-name="P22" draw:layer="layout" draw:type="curve" svg:x1="13.5cm" svg:y1="10.5cm" svg:x2="12cm" svg:y2="13.5cm" draw:start-shape="id109" draw:start-glue-point="2" draw:end-shape="id110" draw:end-glue-point="0" svg:d="M13500 10500c0 2250-1500 750-1500 3000" svg:viewBox="0 0 1501 3001">
          <text:p/>
        </draw:connector>
        <draw:connector draw:style-name="gr40" draw:text-style-name="P22" draw:layer="layout" draw:type="curve" svg:x1="16.1cm" svg:y1="10.5cm" svg:x2="21cm" svg:y2="13.5cm" draw:start-shape="id111" draw:start-glue-point="2" draw:end-shape="id112" draw:end-glue-point="0" svg:d="M16100 10500c0 2250 4900 750 4900 3000" svg:viewBox="0 0 4901 3001">
          <text:p/>
        </draw:connector>
        <draw:custom-shape draw:style-name="gr66" draw:text-style-name="P18" draw:layer="layout" svg:width="1cm" svg:height="1cm" svg:x="2.5cm" svg:y="13.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8" draw:layer="layout" svg:width="1cm" svg:height="1cm" svg:x="3.5cm" svg:y="13.5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61" xml:id="id104" draw:id="id104" draw:layer="layout" svg:width="1cm" svg:height="1cm" svg:x="4.5cm" svg:y="13.5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62" draw:layer="layout" svg:width="1cm" svg:height="1cm" svg:x="10.5cm" svg:y="13.5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63" xml:id="id110" draw:id="id110" draw:layer="layout" svg:width="1cm" svg:height="1cm" svg:x="11.5cm" svg:y="13.5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62" draw:layer="layout" svg:width="1cm" svg:height="1cm" svg:x="12.5cm" svg:y="13.5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61" xml:id="id108" draw:id="id108" draw:layer="layout" svg:width="1cm" svg:height="1cm" svg:x="13.5cm" svg:y="13.5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61" xml:id="id102" draw:id="id102" draw:layer="layout" svg:width="1cm" svg:height="1cm" svg:x="19.5cm" svg:y="13.5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63" xml:id="id112" draw:id="id112" draw:layer="layout" svg:width="1cm" svg:height="1cm" svg:x="20.5cm" svg:y="13.5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18" draw:layer="layout" svg:width="1cm" svg:height="1cm" svg:x="21.5cm" svg:y="13.5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61" xml:id="id106" draw:id="id106" draw:layer="layout" svg:width="1cm" svg:height="1cm" svg:x="22.5cm" svg:y="13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48" draw:layer="layout" svg:width="1cm" svg:height="3cm" svg:x="1.5cm" svg:y="16cm">
          <text:p text:style-name="P19"><text:span text:style-name="T14">4</text:span></text:p>
          <draw:enhanced-geometry svg:viewBox="0 0 21600 21600" draw:type="rectangle" draw:enhanced-path="M 0 0 L 21600 0 21600 21600 0 21600 0 0 Z N"/>
        </draw:custom-shape>
        <draw:custom-shape draw:style-name="gr67" draw:text-style-name="P61" xml:id="id113" draw:id="id113" draw:layer="layout" svg:width="1cm" svg:height="1cm" svg:x="1.5cm" svg:y="13.5cm">
          <text:p/>
          <draw:enhanced-geometry svg:viewBox="0 0 21600 21600" draw:type="rectangle" draw:enhanced-path="M 0 0 L 21600 0 21600 21600 0 21600 0 0 Z N"/>
        </draw:custom-shape>
        <draw:connector draw:style-name="gr40" draw:text-style-name="P22" draw:layer="layout" draw:type="curve" svg:x1="7.9cm" svg:y1="10.5cm" svg:x2="2cm" svg:y2="13.5cm" draw:start-shape="id101" draw:start-glue-point="2" draw:end-shape="id113" draw:end-glue-point="0" svg:d="M7900 10500c0 2250-5900 750-5900 3000" svg:viewBox="0 0 5901 3001">
          <text:p/>
        </draw:connector>
        <draw:custom-shape draw:style-name="gr46" draw:text-style-name="P50" draw:layer="layout" svg:width="2.997cm" svg:height="0.999cm" draw:transform="skewX (0.00296705972839036) rotate (1.5699236621689) translate (14.999cm 18.998cm)">
          <text:p text:style-name="P25"><text:span text:style-name="T14">NULL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5" draw:text-style-name="P28" draw:layer="layout" svg:width="16.799cm" svg:height="13.364cm" svg:x="2.1cm" svg:y="14.107cm" presentation:class="notes" presentation:user-transformed="true">
            <draw:text-box>
              <text:p text:style-name="P27"><text:span text:style-name="T6">Многократный просмотр одних и тех же табличных страниц крайне неэффективен. </text:span><text:span text:style-name="T6">Даже в лучшем случае, если нужная страница находится в буферном кеше, ее </text:span><text:span text:style-name="T6">нужно найти и заблокировать (см. курс DBA2: тема «Буферный кеш» модуля </text:span><text:span text:style-name="T6">«Журналирование»), а в худшем приходится иметь дело со случайными чтениями с </text:span><text:span text:style-name="T6">диска.</text:span></text:p>
              <text:p text:style-name="P27"><text:span text:style-name="T6">Чтобы не тратить ресурсы на повторный просмотр табличных страниц, </text:span><text:span text:style-name="T6">применяется еще один способ доступа — сканирование по битовой карте. Он похож </text:span><text:span text:style-name="T6">на обычный индексный доступ, но происходит в два этапа.</text:span></text:p>
              <text:p text:style-name="P27"><text:span text:style-name="T6">Сначала сканируется индекс (Bitmap Index Scan) и в локальной памяти процесса </text:span><text:span text:style-name="T6">строится битовая карта. Битовая карта состоит из фрагментов. Фрагменты </text:span><text:span text:style-name="T6">соответствуют табличным страницам,</text:span><text:span text:style-name="T6"><text:line-break/></text:span><text:span text:style-name="T6">а каждый бит фрагмента соответствует версии строки в этой странице. При </text:span><text:span text:style-name="T6">построении битовой карты в ней отмечаются те версии строк, которые </text:span><text:span text:style-name="T6">удовлетворяют условию и должны быть прочитаны.</text:span></text:p>
              <text:p text:style-name="P27"><text:span text:style-name="T6">За счет разделения битовой карты на фрагменты карта, в которой отмечено </text:span><text:span text:style-name="T6">немного версий, будет занимать мало места.</text:span></text:p>
              <text:p text:style-name="P27"><text:span text:style-name="T6"/></text:p>
            </draw:text-box>
          </draw:frame>
        </presentation:notes>
      </draw:page>
      <draw:page draw:name="page14" draw:style-name="dp1" draw:master-page-name="master" presentation:presentation-page-layout-name="AL1T1">
        <office:forms form:automatic-focus="false" form:apply-design-mode="false"/>
        <draw:frame presentation:style-name="pr6" draw:text-style-name="P8" draw:layer="layout" svg:width="20.136cm" svg:height="1.803cm" svg:x="1.2cm" svg:y="0.737cm" presentation:class="title" presentation:user-transformed="true">
          <draw:text-box>
            <text:p><text:span text:style-name="T23">Bitmap Heap Scan</text:span></text:p>
          </draw:text-box>
        </draw:frame>
        <draw:custom-shape draw:style-name="gr4" draw:text-style-name="P15" draw:layer="layout" svg:width="4.5cm" svg:height="4cm" svg:x="1.25cm" svg:y="15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8" draw:layer="layout" svg:width="1cm" svg:height="3cm" svg:x="3.5cm" svg:y="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0" xml:id="id129" draw:id="id129" draw:layer="layout" svg:width="1cm" svg:height="3cm" svg:x="4.5cm" svg:y="16cm">
          <text:p text:style-name="P19"><text:span text:style-name="T14">5</text:span></text:p>
          <draw:enhanced-geometry svg:viewBox="0 0 21600 21600" draw:type="rectangle" draw:enhanced-path="M 0 0 L 21600 0 21600 21600 0 21600 0 0 Z N"/>
        </draw:custom-shape>
        <draw:custom-shape draw:style-name="gr43" draw:text-style-name="P13" draw:layer="layout" svg:width="4.5cm" svg:height="4cm" svg:x="5.75cm" svg:y="15.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49" draw:layer="layout" svg:width="1cm" svg:height="3cm" svg:x="6cm" svg:y="16cm">
          <text:p text:style-name="P19"><text:span text:style-name="T14">2</text:span></text:p>
          <draw:enhanced-geometry svg:viewBox="0 0 21600 21600" draw:type="rectangle" draw:enhanced-path="M 0 0 L 21600 0 21600 21600 0 21600 0 0 Z N"/>
        </draw:custom-shape>
        <draw:custom-shape draw:style-name="gr7" draw:text-style-name="P18" draw:layer="layout" svg:width="1cm" svg:height="3cm" svg:x="7cm" svg:y="1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49" draw:layer="layout" svg:width="1cm" svg:height="3cm" svg:x="8cm" svg:y="16cm">
          <text:p text:style-name="P19"><text:span text:style-name="T14">1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4.5cm" svg:height="4cm" svg:x="10.25cm" svg:y="15.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49" draw:layer="layout" svg:width="1cm" svg:height="3cm" svg:x="10.5cm" svg:y="16cm">
          <text:p text:style-name="P19"><text:span text:style-name="T14">12</text:span></text:p>
          <draw:enhanced-geometry svg:viewBox="0 0 21600 21600" draw:type="rectangle" draw:enhanced-path="M 0 0 L 21600 0 21600 21600 0 21600 0 0 Z N"/>
        </draw:custom-shape>
        <draw:custom-shape draw:style-name="gr8" draw:text-style-name="P20" xml:id="id131" draw:id="id131" draw:layer="layout" svg:width="1cm" svg:height="3cm" svg:x="11.5cm" svg:y="16cm">
          <text:p text:style-name="P19"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1cm" svg:height="3cm" svg:x="12.5cm" svg:y="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0" xml:id="id133" draw:id="id133" draw:layer="layout" svg:width="1cm" svg:height="3cm" svg:x="13.5cm" svg:y="16cm">
          <text:p text:style-name="P19"><text:span text:style-name="T14">7</text:span></text:p>
          <draw:enhanced-geometry svg:viewBox="0 0 21600 21600" draw:type="rectangle" draw:enhanced-path="M 0 0 L 21600 0 21600 21600 0 21600 0 0 Z N"/>
        </draw:custom-shape>
        <draw:custom-shape draw:style-name="gr43" draw:text-style-name="P13" draw:layer="layout" svg:width="4.5cm" svg:height="4cm" svg:x="14.75cm" svg:y="15.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49" draw:layer="layout" svg:width="1cm" svg:height="3cm" svg:x="16cm" svg:y="16cm">
          <text:p text:style-name="P19"><text:span text:style-name="T14">11</text:span></text:p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1cm" svg:height="3cm" svg:x="17cm" svg:y="1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8" draw:layer="layout" svg:width="1cm" svg:height="3cm" svg:x="18cm" svg:y="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4.5cm" svg:height="4cm" svg:x="19.25cm" svg:y="15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0" xml:id="id135" draw:id="id135" draw:layer="layout" svg:width="1cm" svg:height="3cm" svg:x="19.5cm" svg:y="16cm">
          <text:p text:style-name="P19"><text:span text:style-name="T14">4</text:span></text:p>
          <draw:enhanced-geometry svg:viewBox="0 0 21600 21600" draw:type="rectangle" draw:enhanced-path="M 0 0 L 21600 0 21600 21600 0 21600 0 0 Z N"/>
        </draw:custom-shape>
        <draw:custom-shape draw:style-name="gr8" draw:text-style-name="P20" xml:id="id137" draw:id="id137" draw:layer="layout" svg:width="1cm" svg:height="3cm" svg:x="20.5cm" svg:y="16cm">
          <text:p text:style-name="P19"><text:span text:style-name="T14">9</text:span></text:p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1cm" svg:height="3cm" svg:x="21.5cm" svg:y="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0" xml:id="id139" draw:id="id139" draw:layer="layout" svg:width="1cm" svg:height="3cm" svg:x="22.5cm" svg:y="16cm">
          <text:p text:style-name="P19"><text:span text:style-name="T14">6</text:span></text:p>
          <draw:enhanced-geometry svg:viewBox="0 0 21600 21600" draw:type="rectangle" draw:enhanced-path="M 0 0 L 21600 0 21600 21600 0 21600 0 0 Z N"/>
        </draw:custom-shape>
        <draw:custom-shape draw:style-name="gr70" draw:text-style-name="P60" draw:layer="layout" svg:width="3.5cm" svg:height="2cm" svg:x="11.95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49" xml:id="id114" draw:id="id114" draw:layer="layout" svg:width="1cm" svg:height="1cm" svg:x="12.2cm" svg:y="4.1cm">
          <text:p text:style-name="P19"><text:span text:style-name="T14">1</text:span></text:p>
          <draw:enhanced-geometry svg:viewBox="0 0 21600 21600" draw:type="rectangle" draw:enhanced-path="M 0 0 L 21600 0 21600 21600 0 21600 0 0 Z N"/>
        </draw:custom-shape>
        <draw:custom-shape draw:style-name="gr49" draw:text-style-name="P49" xml:id="id116" draw:id="id116" draw:layer="layout" svg:width="1cm" svg:height="1cm" svg:x="13.2cm" svg:y="4.1cm">
          <text:p text:style-name="P19"><text:span text:style-name="T14">9</text:span></text:p>
          <draw:enhanced-geometry svg:viewBox="0 0 21600 21600" draw:type="rectangle" draw:enhanced-path="M 0 0 L 21600 0 21600 21600 0 21600 0 0 Z N"/>
        </draw:custom-shape>
        <draw:custom-shape draw:style-name="gr50" draw:text-style-name="P18" draw:layer="layout" svg:width="1cm" svg:height="1cm" svg:x="14.2cm" svg:y="4.1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60" xml:id="id115" draw:id="id115" draw:layer="layout" svg:width="3.5cm" svg:height="2cm" svg:x="6.15cm" svg:y="6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49" xml:id="id118" draw:id="id118" draw:layer="layout" svg:width="1cm" svg:height="1cm" svg:x="6.4cm" svg:y="6.8cm">
          <text:p text:style-name="P19"><text:span text:style-name="T14">1</text:span></text:p>
          <draw:enhanced-geometry svg:viewBox="0 0 21600 21600" draw:type="rectangle" draw:enhanced-path="M 0 0 L 21600 0 21600 21600 0 21600 0 0 Z N"/>
        </draw:custom-shape>
        <draw:custom-shape draw:style-name="gr49" draw:text-style-name="P49" xml:id="id120" draw:id="id120" draw:layer="layout" svg:width="1cm" svg:height="1cm" svg:x="7.4cm" svg:y="6.8cm">
          <text:p text:style-name="P19"><text:span text:style-name="T14">3</text:span></text:p>
          <draw:enhanced-geometry svg:viewBox="0 0 21600 21600" draw:type="rectangle" draw:enhanced-path="M 0 0 L 21600 0 21600 21600 0 21600 0 0 Z N"/>
        </draw:custom-shape>
        <draw:custom-shape draw:style-name="gr49" draw:text-style-name="P49" xml:id="id122" draw:id="id122" draw:layer="layout" svg:width="1cm" svg:height="1cm" svg:x="8.4cm" svg:y="6.8cm">
          <text:p text:style-name="P19"><text:span text:style-name="T14">6</text:span></text:p>
          <draw:enhanced-geometry svg:viewBox="0 0 21600 21600" draw:type="rectangle" draw:enhanced-path="M 0 0 L 21600 0 21600 21600 0 21600 0 0 Z N"/>
        </draw:custom-shape>
        <draw:custom-shape draw:style-name="gr48" draw:text-style-name="P13" xml:id="id117" draw:id="id117" draw:layer="layout" svg:width="3.5cm" svg:height="2cm" svg:x="17.65cm" svg:y="6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49" xml:id="id124" draw:id="id124" draw:layer="layout" svg:width="1cm" svg:height="1cm" svg:x="17.9cm" svg:y="6.8cm">
          <text:p text:style-name="P19"><text:span text:style-name="T14">9</text:span></text:p>
          <draw:enhanced-geometry svg:viewBox="0 0 21600 21600" draw:type="rectangle" draw:enhanced-path="M 0 0 L 21600 0 21600 21600 0 21600 0 0 Z N"/>
        </draw:custom-shape>
        <draw:custom-shape draw:style-name="gr49" draw:text-style-name="P49" xml:id="id126" draw:id="id126" draw:layer="layout" svg:width="1cm" svg:height="1cm" svg:x="18.9cm" svg:y="6.8cm">
          <text:p text:style-name="P19"><text:span text:style-name="T14">12</text:span></text:p>
          <draw:enhanced-geometry svg:viewBox="0 0 21600 21600" draw:type="rectangle" draw:enhanced-path="M 0 0 L 21600 0 21600 21600 0 21600 0 0 Z N"/>
        </draw:custom-shape>
        <draw:custom-shape draw:style-name="gr50" draw:text-style-name="P18" draw:layer="layout" svg:width="1cm" svg:height="1cm" svg:x="19.9cm" svg:y="6.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3" xml:id="id119" draw:id="id119" draw:layer="layout" svg:width="3.5cm" svg:height="2cm" svg:x="1.5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49" draw:layer="layout" svg:width="1cm" svg:height="1cm" svg:x="1.8cm" svg:y="9.5cm">
          <text:p text:style-name="P19"><text:span text:style-name="T14">1</text:span></text:p>
          <draw:enhanced-geometry svg:viewBox="0 0 21600 21600" draw:type="rectangle" draw:enhanced-path="M 0 0 L 21600 0 21600 21600 0 21600 0 0 Z N"/>
        </draw:custom-shape>
        <draw:custom-shape draw:style-name="gr49" draw:text-style-name="P49" draw:layer="layout" svg:width="1cm" svg:height="1cm" svg:x="2.8cm" svg:y="9.5cm">
          <text:p text:style-name="P19"><text:span text:style-name="T14">2</text:span></text:p>
          <draw:enhanced-geometry svg:viewBox="0 0 21600 21600" draw:type="rectangle" draw:enhanced-path="M 0 0 L 21600 0 21600 21600 0 21600 0 0 Z N"/>
        </draw:custom-shape>
        <draw:custom-shape draw:style-name="gr50" draw:text-style-name="P18" draw:layer="layout" svg:width="1cm" svg:height="1cm" svg:x="3.8cm" svg:y="9.5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60" xml:id="id121" draw:id="id121" draw:layer="layout" svg:width="3.5cm" svg:height="2cm" svg:x="6.1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49" draw:layer="layout" svg:width="1cm" svg:height="1cm" svg:x="6.4cm" svg:y="9.5cm">
          <text:p text:style-name="P19"><text:span text:style-name="T14">3</text:span></text:p>
          <draw:enhanced-geometry svg:viewBox="0 0 21600 21600" draw:type="rectangle" draw:enhanced-path="M 0 0 L 21600 0 21600 21600 0 21600 0 0 Z N"/>
        </draw:custom-shape>
        <draw:custom-shape draw:style-name="gr49" draw:text-style-name="P49" draw:layer="layout" svg:width="1cm" svg:height="1cm" svg:x="7.4cm" svg:y="9.5cm">
          <text:p text:style-name="P19"><text:span text:style-name="T14">4</text:span></text:p>
          <draw:enhanced-geometry svg:viewBox="0 0 21600 21600" draw:type="rectangle" draw:enhanced-path="M 0 0 L 21600 0 21600 21600 0 21600 0 0 Z N"/>
        </draw:custom-shape>
        <draw:custom-shape draw:style-name="gr49" draw:text-style-name="P49" draw:layer="layout" svg:width="1cm" svg:height="1cm" svg:x="8.4cm" svg:y="9.5cm">
          <text:p text:style-name="P19"><text:span text:style-name="T14">5</text:span></text:p>
          <draw:enhanced-geometry svg:viewBox="0 0 21600 21600" draw:type="rectangle" draw:enhanced-path="M 0 0 L 21600 0 21600 21600 0 21600 0 0 Z N"/>
        </draw:custom-shape>
        <draw:custom-shape draw:style-name="gr70" draw:text-style-name="P60" xml:id="id123" draw:id="id123" draw:layer="layout" svg:width="3.5cm" svg:height="2cm" svg:x="10.7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49" draw:layer="layout" svg:width="1cm" svg:height="1cm" svg:x="11cm" svg:y="9.5cm">
          <text:p text:style-name="P19"><text:span text:style-name="T14">6</text:span></text:p>
          <draw:enhanced-geometry svg:viewBox="0 0 21600 21600" draw:type="rectangle" draw:enhanced-path="M 0 0 L 21600 0 21600 21600 0 21600 0 0 Z N"/>
        </draw:custom-shape>
        <draw:custom-shape draw:style-name="gr49" draw:text-style-name="P49" draw:layer="layout" svg:width="1cm" svg:height="1cm" svg:x="12cm" svg:y="9.5cm">
          <text:p text:style-name="P19"><text:span text:style-name="T14">7</text:span></text:p>
          <draw:enhanced-geometry svg:viewBox="0 0 21600 21600" draw:type="rectangle" draw:enhanced-path="M 0 0 L 21600 0 21600 21600 0 21600 0 0 Z N"/>
        </draw:custom-shape>
        <draw:custom-shape draw:style-name="gr49" draw:text-style-name="P49" draw:layer="layout" svg:width="1cm" svg:height="1cm" svg:x="13cm" svg:y="9.5cm">
          <text:p text:style-name="P19"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70" draw:text-style-name="P60" xml:id="id125" draw:id="id125" draw:layer="layout" svg:width="3.5cm" svg:height="2cm" svg:x="15.3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49" draw:layer="layout" svg:width="1cm" svg:height="1cm" svg:x="15.6cm" svg:y="9.5cm">
          <text:p text:style-name="P19"><text:span text:style-name="T14">9</text:span></text:p>
          <draw:enhanced-geometry svg:viewBox="0 0 21600 21600" draw:type="rectangle" draw:enhanced-path="M 0 0 L 21600 0 21600 21600 0 21600 0 0 Z N"/>
        </draw:custom-shape>
        <draw:custom-shape draw:style-name="gr49" draw:text-style-name="P49" draw:layer="layout" svg:width="1cm" svg:height="1cm" svg:x="16.6cm" svg:y="9.5cm">
          <text:p text:style-name="P19"><text:span text:style-name="T14">10</text:span></text:p>
          <draw:enhanced-geometry svg:viewBox="0 0 21600 21600" draw:type="rectangle" draw:enhanced-path="M 0 0 L 21600 0 21600 21600 0 21600 0 0 Z N"/>
        </draw:custom-shape>
        <draw:custom-shape draw:style-name="gr49" draw:text-style-name="P49" draw:layer="layout" svg:width="1cm" svg:height="1cm" svg:x="17.6cm" svg:y="9.5cm">
          <text:p text:style-name="P19"><text:span text:style-name="T14">11</text:span></text:p>
          <draw:enhanced-geometry svg:viewBox="0 0 21600 21600" draw:type="rectangle" draw:enhanced-path="M 0 0 L 21600 0 21600 21600 0 21600 0 0 Z N"/>
        </draw:custom-shape>
        <draw:custom-shape draw:style-name="gr48" draw:text-style-name="P13" xml:id="id127" draw:id="id127" draw:layer="layout" svg:width="3.5cm" svg:height="2cm" svg:x="19.9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49" draw:layer="layout" svg:width="1cm" svg:height="1cm" svg:x="20.2cm" svg:y="9.5cm">
          <text:p text:style-name="P19"><text:span text:style-name="T14">12</text:span></text:p>
          <draw:enhanced-geometry svg:viewBox="0 0 21600 21600" draw:type="rectangle" draw:enhanced-path="M 0 0 L 21600 0 21600 21600 0 21600 0 0 Z N"/>
        </draw:custom-shape>
        <draw:custom-shape draw:style-name="gr52" draw:text-style-name="P57" draw:layer="layout" svg:width="1cm" svg:height="1cm" svg:x="21.2cm" svg:y="9.5cm">
          <text:p text:style-name="P56"><text:span text:style-name="T14">N</text:span></text:p>
          <draw:enhanced-geometry svg:viewBox="0 0 21600 21600" draw:type="rectangle" draw:enhanced-path="M 0 0 L 21600 0 21600 21600 0 21600 0 0 Z N"/>
        </draw:custom-shape>
        <draw:custom-shape draw:style-name="gr49" draw:text-style-name="P49" draw:layer="layout" svg:width="1cm" svg:height="1cm" svg:x="22.2cm" svg:y="9.5cm">
          <text:p/>
          <draw:enhanced-geometry svg:viewBox="0 0 21600 21600" draw:type="rectangle" draw:enhanced-path="M 0 0 L 21600 0 21600 21600 0 21600 0 0 Z N"/>
        </draw:custom-shape>
        <draw:connector draw:style-name="gr71" draw:text-style-name="P13" draw:layer="layout" draw:type="line" svg:x1="12.7cm" svg:y1="5.1cm" svg:x2="7.9cm" svg:y2="6.3cm" draw:start-shape="id114" draw:start-glue-point="2" draw:end-shape="id115" draw:end-glue-point="0" svg:d="M12700 5100l-4800 1200" svg:viewBox="0 0 4801 1201">
          <text:p/>
        </draw:connector>
        <draw:connector draw:style-name="gr72" draw:text-style-name="P13" draw:layer="layout" draw:type="line" svg:x1="13.7cm" svg:y1="5.1cm" svg:x2="19.4cm" svg:y2="6.3cm" draw:start-shape="id116" draw:start-glue-point="2" draw:end-shape="id117" draw:end-glue-point="0" svg:d="M13700 5100l5700 1200" svg:viewBox="0 0 5701 1201">
          <text:p/>
        </draw:connector>
        <draw:connector draw:style-name="gr72" draw:text-style-name="P13" draw:layer="layout" draw:type="line" svg:x1="6.9cm" svg:y1="7.8cm" svg:x2="3.3cm" svg:y2="9cm" draw:start-shape="id118" draw:start-glue-point="2" draw:end-shape="id119" draw:end-glue-point="0" svg:d="M6900 7800l-3600 1200" svg:viewBox="0 0 3601 1201">
          <text:p/>
        </draw:connector>
        <draw:connector draw:style-name="gr71" draw:text-style-name="P13" draw:layer="layout" draw:type="line" svg:x1="7.9cm" svg:y1="7.8cm" svg:x2="7.9cm" svg:y2="9cm" draw:start-shape="id120" draw:start-glue-point="2" draw:end-shape="id121" draw:end-glue-point="0" svg:d="M7900 7800v1200" svg:viewBox="0 0 1 1201">
          <text:p/>
        </draw:connector>
        <draw:connector draw:style-name="gr72" draw:text-style-name="P13" draw:layer="layout" draw:type="line" svg:x1="8.9cm" svg:y1="7.8cm" svg:x2="12.5cm" svg:y2="9cm" draw:start-shape="id122" draw:start-glue-point="2" draw:end-shape="id123" draw:end-glue-point="0" svg:d="M8900 7800l3600 1200" svg:viewBox="0 0 3601 1201">
          <text:p/>
        </draw:connector>
        <draw:connector draw:style-name="gr72" draw:text-style-name="P13" draw:layer="layout" draw:type="line" svg:x1="18.4cm" svg:y1="7.8cm" svg:x2="17.1cm" svg:y2="9cm" draw:start-shape="id124" draw:start-glue-point="2" draw:end-shape="id125" draw:end-glue-point="0" svg:d="M18400 7800l-1300 1200" svg:viewBox="0 0 1301 1201">
          <text:p/>
        </draw:connector>
        <draw:connector draw:style-name="gr40" draw:text-style-name="P22" draw:layer="layout" draw:type="line" svg:x1="19.4cm" svg:y1="7.8cm" svg:x2="21.7cm" svg:y2="9cm" draw:start-shape="id126" draw:start-glue-point="2" draw:end-shape="id127" draw:end-glue-point="0" svg:d="M19400 7800l2300 1200" svg:viewBox="0 0 2301 1201">
          <text:p/>
        </draw:connector>
        <draw:connector draw:style-name="gr73" draw:text-style-name="P13" draw:layer="layout" draw:type="line" svg:x1="5.05cm" svg:y1="10cm" svg:x2="6.15cm" svg:y2="10cm" draw:start-shape="id119" draw:start-glue-point="1" draw:end-shape="id121" draw:end-glue-point="3" svg:d="M5050 10000h1100" svg:viewBox="0 0 1101 1">
          <text:p/>
        </draw:connector>
        <draw:connector draw:style-name="gr74" draw:text-style-name="P13" draw:layer="layout" draw:type="line" svg:x1="9.65cm" svg:y1="10cm" svg:x2="10.75cm" svg:y2="10cm" draw:start-shape="id121" draw:start-glue-point="1" draw:end-shape="id123" draw:end-glue-point="3" svg:d="M9650 10000h1100" svg:viewBox="0 0 1101 1">
          <text:p/>
        </draw:connector>
        <draw:connector draw:style-name="gr74" draw:text-style-name="P13" draw:layer="layout" draw:type="line" svg:x1="14.25cm" svg:y1="10cm" svg:x2="15.35cm" svg:y2="10cm" draw:start-shape="id123" draw:start-glue-point="1" draw:end-shape="id125" draw:end-glue-point="3" svg:d="M14250 10000h1100" svg:viewBox="0 0 1101 1">
          <text:p/>
        </draw:connector>
        <draw:connector draw:style-name="gr53" draw:text-style-name="P22" draw:layer="layout" draw:type="line" svg:x1="18.85cm" svg:y1="10cm" svg:x2="19.95cm" svg:y2="10cm" draw:start-shape="id125" draw:end-shape="id127" svg:d="M18850 10000h1100" svg:viewBox="0 0 1101 1">
          <text:p/>
        </draw:connector>
        <draw:custom-shape draw:style-name="gr66" draw:text-style-name="P18" draw:layer="layout" svg:width="1cm" svg:height="1cm" svg:x="2.5cm" svg:y="13.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8" draw:layer="layout" svg:width="1cm" svg:height="1cm" svg:x="3.5cm" svg:y="13.5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61" xml:id="id128" draw:id="id128" draw:layer="layout" svg:width="1cm" svg:height="1cm" svg:x="4.5cm" svg:y="13.5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62" draw:layer="layout" svg:width="1cm" svg:height="1cm" svg:x="10.5cm" svg:y="13.5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63" xml:id="id130" draw:id="id130" draw:layer="layout" svg:width="1cm" svg:height="1cm" svg:x="11.5cm" svg:y="13.5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62" draw:layer="layout" svg:width="1cm" svg:height="1cm" svg:x="12.5cm" svg:y="13.5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61" xml:id="id132" draw:id="id132" draw:layer="layout" svg:width="1cm" svg:height="1cm" svg:x="13.5cm" svg:y="13.5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61" xml:id="id134" draw:id="id134" draw:layer="layout" svg:width="1cm" svg:height="1cm" svg:x="19.5cm" svg:y="13.5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63" xml:id="id136" draw:id="id136" draw:layer="layout" svg:width="1cm" svg:height="1cm" svg:x="20.5cm" svg:y="13.5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18" draw:layer="layout" svg:width="1cm" svg:height="1cm" svg:x="21.5cm" svg:y="13.5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61" xml:id="id138" draw:id="id138" draw:layer="layout" svg:width="1cm" svg:height="1cm" svg:x="22.5cm" svg:y="13.5cm">
          <text:p/>
          <draw:enhanced-geometry svg:viewBox="0 0 21600 21600" draw:type="rectangle" draw:enhanced-path="M 0 0 L 21600 0 21600 21600 0 21600 0 0 Z N"/>
        </draw:custom-shape>
        <draw:connector draw:style-name="gr40" draw:text-style-name="P22" draw:layer="layout" draw:type="line" svg:x1="5cm" svg:y1="14.5cm" svg:x2="5cm" svg:y2="16cm" draw:start-shape="id128" draw:start-glue-point="2" draw:end-shape="id129" draw:end-glue-point="0" svg:d="M5000 14500v1500" svg:viewBox="0 0 1 1501">
          <text:p/>
        </draw:connector>
        <draw:connector draw:style-name="gr40" draw:text-style-name="P22" draw:layer="layout" draw:type="line" svg:x1="12cm" svg:y1="14.5cm" svg:x2="12cm" svg:y2="16cm" draw:start-shape="id130" draw:start-glue-point="2" draw:end-shape="id131" svg:d="M12000 14500v1500" svg:viewBox="0 0 1 1501">
          <text:p/>
        </draw:connector>
        <draw:connector draw:style-name="gr40" draw:text-style-name="P22" draw:layer="layout" draw:type="line" svg:x1="14cm" svg:y1="14.5cm" svg:x2="14cm" svg:y2="16cm" draw:start-shape="id132" draw:start-glue-point="2" draw:end-shape="id133" draw:end-glue-point="0" svg:d="M14000 14500v1500" svg:viewBox="0 0 1 1501">
          <text:p/>
        </draw:connector>
        <draw:connector draw:style-name="gr40" draw:text-style-name="P22" draw:layer="layout" draw:type="line" svg:x1="20cm" svg:y1="14.5cm" svg:x2="20cm" svg:y2="16cm" draw:start-shape="id134" draw:start-glue-point="2" draw:end-shape="id135" draw:end-glue-point="0" svg:d="M20000 14500v1500" svg:viewBox="0 0 1 1501">
          <text:p/>
        </draw:connector>
        <draw:connector draw:style-name="gr40" draw:text-style-name="P22" draw:layer="layout" draw:type="line" svg:x1="21cm" svg:y1="14.5cm" svg:x2="21cm" svg:y2="16cm" draw:start-shape="id136" draw:start-glue-point="2" draw:end-shape="id137" svg:d="M21000 14500v1500" svg:viewBox="0 0 1 1501">
          <text:p/>
        </draw:connector>
        <draw:connector draw:style-name="gr40" draw:text-style-name="P22" draw:layer="layout" draw:type="line" svg:x1="23cm" svg:y1="14.5cm" svg:x2="23cm" svg:y2="16cm" draw:start-shape="id138" draw:start-glue-point="2" draw:end-shape="id139" draw:end-glue-point="0" svg:d="M23000 14500v1500" svg:viewBox="0 0 1 1501">
          <text:p/>
        </draw:connector>
        <draw:custom-shape draw:style-name="gr67" draw:text-style-name="P61" draw:layer="layout" svg:width="1cm" svg:height="1cm" svg:x="1.5cm" svg:y="13.5cm">
          <text:p/>
          <draw:enhanced-geometry svg:viewBox="0 0 21600 21600" draw:type="rectangle" draw:enhanced-path="M 0 0 L 21600 0 21600 21600 0 21600 0 0 Z N"/>
        </draw:custom-shape>
        <draw:connector draw:style-name="gr40" draw:text-style-name="P22" draw:layer="layout" draw:type="line" svg:x1="2cm" svg:y1="14.5cm" svg:x2="2cm" svg:y2="16cm" svg:d="M2000 14500v1500" svg:viewBox="0 0 1 1501">
          <text:p/>
        </draw:connector>
        <draw:custom-shape draw:style-name="gr46" draw:text-style-name="P50" draw:layer="layout" svg:width="2.997cm" svg:height="0.999cm" draw:transform="skewX (0.00296705972839036) rotate (1.5699236621689) translate (14.999cm 18.998cm)">
          <text:p text:style-name="P25"><text:span text:style-name="T14">NULL</text:span></text:p>
          <draw:enhanced-geometry svg:viewBox="0 0 21600 21600" draw:type="rectangle" draw:enhanced-path="M 0 0 L 21600 0 21600 21600 0 21600 0 0 Z N"/>
        </draw:custom-shape>
        <draw:custom-shape draw:style-name="gr5" draw:text-style-name="P17" draw:layer="layout" svg:width="1cm" svg:height="3cm" svg:x="1.5cm" svg:y="16cm">
          <text:p text:style-name="P16"><text:span text:style-name="T13">4</text:span></text:p>
          <draw:enhanced-geometry svg:viewBox="0 0 21600 21600" draw:type="rectangle" draw:enhanced-path="M 0 0 L 21600 0 21600 21600 0 21600 0 0 Z N"/>
        </draw:custom-shape>
        <draw:custom-shape draw:style-name="gr63" draw:text-style-name="P54" draw:layer="layout" svg:width="1cm" svg:height="3cm" svg:x="2.5cm" svg:y="16cm">
          <text:p text:style-name="P19"><text:span text:style-name="T14">3</text:span></text:p>
          <draw:enhanced-geometry svg:viewBox="0 0 21600 21600" draw:type="rectangle" draw:enhanced-path="M 0 0 L 21600 0 21600 21600 0 21600 0 0 Z N"/>
        </draw:custom-shape>
        <draw:custom-shape draw:style-name="gr44" draw:text-style-name="P48" draw:layer="layout" svg:width="1cm" svg:height="3cm" svg:x="9cm" svg:y="16cm">
          <text:p text:style-name="P19"><text:span text:style-name="T14">10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5" draw:text-style-name="P28" draw:layer="layout" svg:width="16.799cm" svg:height="13.364cm" svg:x="2.1cm" svg:y="14.107cm" presentation:class="notes" presentation:user-transformed="true">
            <draw:text-box>
              <text:p text:style-name="P27"><text:span text:style-name="T6">Когда индекс просканирован и битовая карта готова, начинается сканирование </text:span><text:span text:style-name="T6">таблицы (Bitmap Heap Scan). При этом:</text:span></text:p>
              <text:list text:style-name="L1">
                <text:list-item>
                  <text:p text:style-name="P53"><text:span text:style-name="T16">используется собственный механизм предвыборки, при котором асинхронно </text:span><text:span text:style-name="T16">читаются </text:span><text:span text:style-name="T22">effective_io_concurrency</text:span><text:span text:style-name="T6"> страниц (по умолчанию значение равно </text:span><text:span text:style-name="T6">единице);</text:span></text:p>
                </text:list-item>
                <text:list-item>
                  <text:p text:style-name="P53"><text:span text:style-name="T6">на одной странице может проверяться несколько версий строк,</text:span><text:span text:style-name="T6"><text:line-break/></text:span><text:span text:style-name="T6">но каждая страница просматривается ровно один раз.</text:span></text:p>
                </text:list-item>
              </text:list>
              <text:p text:style-name="P27"><text:span text:style-name="T6"/></text:p>
            </draw:text-box>
          </draw:frame>
        </presentation:notes>
      </draw:page>
      <draw:page draw:name="page15" draw:style-name="dp1" draw:master-page-name="master" presentation:presentation-page-layout-name="AL1T1">
        <office:forms form:automatic-focus="false" form:apply-design-mode="false"/>
        <draw:frame presentation:style-name="pr8" draw:text-style-name="P8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9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14" draw:text-style-name="P29" draw:layer="layout" svg:width="17.893cm" svg:height="11.728cm" svg:x="5.054cm" svg:y="6.182cm">
          <draw:image xlink:href="Pictures/10000001000001B9000001219F9F77CFE0FDB8A0.png" xlink:type="simple" xlink:show="embed" xlink:actuate="onLoad" draw:mime-type="image/png">
            <text:p text:style-name="P1"><text:span text:style-name="T18"/></text:p>
            <text:p text:style-name="P1"><text:span text:style-name="T18"/></text:p>
            <text:p text:style-name="P1"><text:span text:style-name="T18"/></text:p>
            <text:p text:style-name="P1"><text:span text:style-name="T18"><text:s text:c="11"/></text:span><text:span text:style-name="T18">$ psql</text:span></text:p>
            <text:p text:style-name="P1"><text:span text:style-name="T18"><text:s text:c="11"/></text:span><text:span text:style-name="T18">postgres=#</text:span></text:p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aster" presentation:presentation-page-layout-name="AL1T1">
        <office:forms form:automatic-focus="false" form:apply-design-mode="false"/>
        <draw:frame presentation:style-name="pr3" draw:text-style-name="P64" draw:layer="layout" svg:width="19.8cm" svg:height="1.741cm" svg:x="1.2cm" svg:y="0.737cm" presentation:class="title" presentation:user-transformed="true">
          <draw:text-box>
            <text:p><text:span text:style-name="T26">Неточные фрагменты</text:span></text:p>
          </draw:text-box>
        </draw:frame>
        <draw:frame presentation:style-name="pr4" draw:text-style-name="P11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<text:span text:style-name="T11">Битовая карта без потери точности</text:span></text:p>
                <text:list>
                  <text:list-item>
                    <text:p text:style-name="P46"><text:span text:style-name="T12">пока размер карты не превышает </text:span><text:span text:style-name="T27">work_mem,</text:span><text:span text:style-name="T12"><text:line-break/></text:span><text:span text:style-name="T12">информация хранится с точностью до </text:span><text:span text:style-name="T12">версии строки</text:span></text:p>
                  </text:list-item>
                </text:list>
              </text:list-item>
              <text:list-item>
                <text:p text:style-name="P9"><text:span text:style-name="T11">Битовая карта с потерей точности</text:span></text:p>
                <text:list>
                  <text:list-item>
                    <text:p text:style-name="P65"><text:span text:style-name="T12">если память закончилась, происходит </text:span><text:span text:style-name="T12">огрубление</text:span><text:span text:style-name="T12"><text:line-break/></text:span><text:span text:style-name="T12">части уже построенной карты до </text:span><text:span text:style-name="T12">отдельных страниц</text:span></text:p>
                  </text:list-item>
                  <text:list-item>
                    <text:p text:style-name="P65"><text:span text:style-name="T12">требуется примерно 1 МБ памяти на 64 </text:span><text:span text:style-name="T12">ГБ данных;</text:span><text:span text:style-name="T12"><text:line-break/></text:span><text:span text:style-name="T12">ограничение </text:span><text:span text:style-name="T27">work_mem</text:span><text:span text:style-name="T12"> может быть </text:span><text:span text:style-name="T12">превышено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7" draw:text-style-name="P66" draw:layer="layout" svg:width="16.799cm" svg:height="14.676cm" svg:x="2.1cm" svg:y="14.107cm" presentation:class="notes" presentation:user-transformed="true">
            <draw:text-box>
              <text:p text:style-name="P27"><text:span text:style-name="T6">Битовая карта хранится в локальной памяти обслуживающего процесса, и под ее </text:span><text:span text:style-name="T6">хранение выделяется </text:span><text:span text:style-name="T22">work_mem </text:span><text:span text:style-name="T28">байт. Временные файлы никогда не используются.</text:span></text:p>
              <text:p text:style-name="P27"><text:span text:style-name="T29">Если карта перестает помещаться в </text:span><text:span text:style-name="T30">work_mem,</text:span><text:span text:style-name="T16"> часть ее фрагментов </text:span><text:span text:style-name="T16">«огрубляется» — </text:span><text:span text:style-name="T6">каждый бит начинает соответствовать целой странице, а не </text:span><text:span text:style-name="T6">отдельной версии строки (lossy bitmap). Стоимость обработки таких фрагментов </text:span><text:span text:style-name="T6">увеличивается. <text:s/>Освободившееся место используется для того, чтобы продолжить </text:span><text:span text:style-name="T6">строить карту.</text:span></text:p>
              <text:p text:style-name="P27"><text:span text:style-name="T6">В принципе, при сильно ограниченном </text:span><text:span text:style-name="T22">work_mem </text:span><text:span text:style-name="T6">и большой выборке битовая </text:span><text:span text:style-name="T6">карта может не поместиться в памяти, даже если в ней совсем не останется </text:span><text:span text:style-name="T6">информации на уровне версий строк. В таком случае ограничение </text:span><text:span text:style-name="T22">work_mem </text:span><text:span text:style-name="T6">нарушается — под карту будет дополнительно выделено столько памяти, сколько </text:span><text:span text:style-name="T6">необходимо.</text:span></text:p>
              <text:p text:style-name="P27"><text:span text:style-name="T6"/></text:p>
            </draw:text-box>
          </draw:frame>
        </presentation:notes>
      </draw:page>
      <draw:page draw:name="page17" draw:style-name="dp1" draw:master-page-name="master" presentation:presentation-page-layout-name="AL1T1">
        <office:forms form:automatic-focus="false" form:apply-design-mode="false"/>
        <draw:frame presentation:style-name="pr6" draw:text-style-name="P8" draw:layer="layout" svg:width="20.136cm" svg:height="1.803cm" svg:x="1.2cm" svg:y="0.737cm" presentation:class="title" presentation:user-transformed="true">
          <draw:text-box>
            <text:p text:style-name="P22"><text:span text:style-name="T26">Неточные фрагменты</text:span></text:p>
          </draw:text-box>
        </draw:frame>
        <draw:custom-shape draw:style-name="gr4" draw:text-style-name="P15" draw:layer="layout" svg:width="4.5cm" svg:height="4cm" svg:x="1.25cm" svg:y="15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8" draw:layer="layout" svg:width="1cm" svg:height="3cm" svg:x="3.5cm" svg:y="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0" xml:id="id163" draw:id="id163" draw:layer="layout" svg:width="1cm" svg:height="3cm" svg:x="4.5cm" svg:y="16cm">
          <text:p text:style-name="P19"><text:span text:style-name="T14">5</text:span></text:p>
          <draw:enhanced-geometry svg:viewBox="0 0 21600 21600" draw:type="rectangle" draw:enhanced-path="M 0 0 L 21600 0 21600 21600 0 21600 0 0 Z N"/>
        </draw:custom-shape>
        <draw:custom-shape draw:style-name="gr43" draw:text-style-name="P13" draw:layer="layout" svg:width="4.5cm" svg:height="4cm" svg:x="5.75cm" svg:y="15.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49" draw:layer="layout" svg:width="1cm" svg:height="3cm" svg:x="6cm" svg:y="16cm">
          <text:p text:style-name="P19"><text:span text:style-name="T14">2</text:span></text:p>
          <draw:enhanced-geometry svg:viewBox="0 0 21600 21600" draw:type="rectangle" draw:enhanced-path="M 0 0 L 21600 0 21600 21600 0 21600 0 0 Z N"/>
        </draw:custom-shape>
        <draw:custom-shape draw:style-name="gr7" draw:text-style-name="P18" draw:layer="layout" svg:width="1cm" svg:height="3cm" svg:x="7cm" svg:y="1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49" draw:layer="layout" svg:width="1cm" svg:height="3cm" svg:x="8cm" svg:y="16cm">
          <text:p text:style-name="P19"><text:span text:style-name="T14">1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xml:id="id166" draw:id="id166" draw:layer="layout" svg:width="4.5cm" svg:height="4cm" svg:x="10.25cm" svg:y="15.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49" draw:layer="layout" svg:width="1cm" svg:height="3cm" svg:x="10.5cm" svg:y="16cm">
          <text:p text:style-name="P19"><text:span text:style-name="T14">12</text:span></text:p>
          <draw:enhanced-geometry svg:viewBox="0 0 21600 21600" draw:type="rectangle" draw:enhanced-path="M 0 0 L 21600 0 21600 21600 0 21600 0 0 Z N"/>
        </draw:custom-shape>
        <draw:custom-shape draw:style-name="gr8" draw:text-style-name="P20" draw:layer="layout" svg:width="1cm" svg:height="3cm" svg:x="11.5cm" svg:y="16cm">
          <text:p text:style-name="P19"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1cm" svg:height="3cm" svg:x="12.5cm" svg:y="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0" draw:layer="layout" svg:width="1cm" svg:height="3cm" svg:x="13.5cm" svg:y="16cm">
          <text:p text:style-name="P19"><text:span text:style-name="T14">7</text:span></text:p>
          <draw:enhanced-geometry svg:viewBox="0 0 21600 21600" draw:type="rectangle" draw:enhanced-path="M 0 0 L 21600 0 21600 21600 0 21600 0 0 Z N"/>
        </draw:custom-shape>
        <draw:custom-shape draw:style-name="gr43" draw:text-style-name="P13" draw:layer="layout" svg:width="4.5cm" svg:height="4cm" svg:x="14.75cm" svg:y="15.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49" draw:layer="layout" svg:width="1cm" svg:height="3cm" svg:x="16cm" svg:y="16cm">
          <text:p text:style-name="P19"><text:span text:style-name="T14">11</text:span></text:p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1cm" svg:height="3cm" svg:x="17cm" svg:y="1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8" draw:layer="layout" svg:width="1cm" svg:height="3cm" svg:x="18cm" svg:y="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5" xml:id="id164" draw:id="id164" draw:layer="layout" svg:width="4.5cm" svg:height="4cm" svg:x="19.25cm" svg:y="15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0" draw:layer="layout" svg:width="1cm" svg:height="3cm" svg:x="19.5cm" svg:y="16cm">
          <text:p text:style-name="P19"><text:span text:style-name="T14">4</text:span></text:p>
          <draw:enhanced-geometry svg:viewBox="0 0 21600 21600" draw:type="rectangle" draw:enhanced-path="M 0 0 L 21600 0 21600 21600 0 21600 0 0 Z N"/>
        </draw:custom-shape>
        <draw:custom-shape draw:style-name="gr8" draw:text-style-name="P20" draw:layer="layout" svg:width="1cm" svg:height="3cm" svg:x="20.5cm" svg:y="16cm">
          <text:p text:style-name="P19"><text:span text:style-name="T14">9</text:span></text:p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1cm" svg:height="3cm" svg:x="21.5cm" svg:y="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0" draw:layer="layout" svg:width="1cm" svg:height="3cm" svg:x="22.5cm" svg:y="16cm">
          <text:p text:style-name="P19"><text:span text:style-name="T14">6</text:span></text:p>
          <draw:enhanced-geometry svg:viewBox="0 0 21600 21600" draw:type="rectangle" draw:enhanced-path="M 0 0 L 21600 0 21600 21600 0 21600 0 0 Z N"/>
        </draw:custom-shape>
        <draw:custom-shape draw:style-name="gr70" draw:text-style-name="P60" draw:layer="layout" svg:width="3.5cm" svg:height="2cm" svg:x="11.95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49" xml:id="id140" draw:id="id140" draw:layer="layout" svg:width="1cm" svg:height="1cm" svg:x="12.2cm" svg:y="4.1cm">
          <text:p text:style-name="P19"><text:span text:style-name="T14">1</text:span></text:p>
          <draw:enhanced-geometry svg:viewBox="0 0 21600 21600" draw:type="rectangle" draw:enhanced-path="M 0 0 L 21600 0 21600 21600 0 21600 0 0 Z N"/>
        </draw:custom-shape>
        <draw:custom-shape draw:style-name="gr49" draw:text-style-name="P49" xml:id="id142" draw:id="id142" draw:layer="layout" svg:width="1cm" svg:height="1cm" svg:x="13.2cm" svg:y="4.1cm">
          <text:p text:style-name="P19"><text:span text:style-name="T14">9</text:span></text:p>
          <draw:enhanced-geometry svg:viewBox="0 0 21600 21600" draw:type="rectangle" draw:enhanced-path="M 0 0 L 21600 0 21600 21600 0 21600 0 0 Z N"/>
        </draw:custom-shape>
        <draw:custom-shape draw:style-name="gr50" draw:text-style-name="P18" draw:layer="layout" svg:width="1cm" svg:height="1cm" svg:x="14.2cm" svg:y="4.1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60" xml:id="id141" draw:id="id141" draw:layer="layout" svg:width="3.5cm" svg:height="2cm" svg:x="6.15cm" svg:y="6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49" xml:id="id144" draw:id="id144" draw:layer="layout" svg:width="1cm" svg:height="1cm" svg:x="6.4cm" svg:y="6.8cm">
          <text:p text:style-name="P19"><text:span text:style-name="T14">1</text:span></text:p>
          <draw:enhanced-geometry svg:viewBox="0 0 21600 21600" draw:type="rectangle" draw:enhanced-path="M 0 0 L 21600 0 21600 21600 0 21600 0 0 Z N"/>
        </draw:custom-shape>
        <draw:custom-shape draw:style-name="gr49" draw:text-style-name="P49" xml:id="id146" draw:id="id146" draw:layer="layout" svg:width="1cm" svg:height="1cm" svg:x="7.4cm" svg:y="6.8cm">
          <text:p text:style-name="P19"><text:span text:style-name="T14">3</text:span></text:p>
          <draw:enhanced-geometry svg:viewBox="0 0 21600 21600" draw:type="rectangle" draw:enhanced-path="M 0 0 L 21600 0 21600 21600 0 21600 0 0 Z N"/>
        </draw:custom-shape>
        <draw:custom-shape draw:style-name="gr49" draw:text-style-name="P49" xml:id="id148" draw:id="id148" draw:layer="layout" svg:width="1cm" svg:height="1cm" svg:x="8.4cm" svg:y="6.8cm">
          <text:p text:style-name="P19"><text:span text:style-name="T14">6</text:span></text:p>
          <draw:enhanced-geometry svg:viewBox="0 0 21600 21600" draw:type="rectangle" draw:enhanced-path="M 0 0 L 21600 0 21600 21600 0 21600 0 0 Z N"/>
        </draw:custom-shape>
        <draw:custom-shape draw:style-name="gr48" draw:text-style-name="P13" xml:id="id143" draw:id="id143" draw:layer="layout" svg:width="3.5cm" svg:height="2cm" svg:x="17.65cm" svg:y="6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49" xml:id="id150" draw:id="id150" draw:layer="layout" svg:width="1cm" svg:height="1cm" svg:x="17.9cm" svg:y="6.8cm">
          <text:p text:style-name="P19"><text:span text:style-name="T14">9</text:span></text:p>
          <draw:enhanced-geometry svg:viewBox="0 0 21600 21600" draw:type="rectangle" draw:enhanced-path="M 0 0 L 21600 0 21600 21600 0 21600 0 0 Z N"/>
        </draw:custom-shape>
        <draw:custom-shape draw:style-name="gr49" draw:text-style-name="P49" xml:id="id152" draw:id="id152" draw:layer="layout" svg:width="1cm" svg:height="1cm" svg:x="18.9cm" svg:y="6.8cm">
          <text:p text:style-name="P19"><text:span text:style-name="T14">12</text:span></text:p>
          <draw:enhanced-geometry svg:viewBox="0 0 21600 21600" draw:type="rectangle" draw:enhanced-path="M 0 0 L 21600 0 21600 21600 0 21600 0 0 Z N"/>
        </draw:custom-shape>
        <draw:custom-shape draw:style-name="gr50" draw:text-style-name="P18" draw:layer="layout" svg:width="1cm" svg:height="1cm" svg:x="19.9cm" svg:y="6.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3" xml:id="id145" draw:id="id145" draw:layer="layout" svg:width="3.5cm" svg:height="2cm" svg:x="1.5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49" draw:layer="layout" svg:width="1cm" svg:height="1cm" svg:x="1.8cm" svg:y="9.5cm">
          <text:p text:style-name="P19"><text:span text:style-name="T14">1</text:span></text:p>
          <draw:enhanced-geometry svg:viewBox="0 0 21600 21600" draw:type="rectangle" draw:enhanced-path="M 0 0 L 21600 0 21600 21600 0 21600 0 0 Z N"/>
        </draw:custom-shape>
        <draw:custom-shape draw:style-name="gr49" draw:text-style-name="P49" draw:layer="layout" svg:width="1cm" svg:height="1cm" svg:x="2.8cm" svg:y="9.5cm">
          <text:p text:style-name="P19"><text:span text:style-name="T14">2</text:span></text:p>
          <draw:enhanced-geometry svg:viewBox="0 0 21600 21600" draw:type="rectangle" draw:enhanced-path="M 0 0 L 21600 0 21600 21600 0 21600 0 0 Z N"/>
        </draw:custom-shape>
        <draw:custom-shape draw:style-name="gr50" draw:text-style-name="P18" draw:layer="layout" svg:width="1cm" svg:height="1cm" svg:x="3.8cm" svg:y="9.5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60" xml:id="id147" draw:id="id147" draw:layer="layout" svg:width="3.5cm" svg:height="2cm" svg:x="6.1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49" draw:layer="layout" svg:width="1cm" svg:height="1cm" svg:x="6.4cm" svg:y="9.5cm">
          <text:p text:style-name="P19"><text:span text:style-name="T14">3</text:span></text:p>
          <draw:enhanced-geometry svg:viewBox="0 0 21600 21600" draw:type="rectangle" draw:enhanced-path="M 0 0 L 21600 0 21600 21600 0 21600 0 0 Z N"/>
        </draw:custom-shape>
        <draw:custom-shape draw:style-name="gr49" draw:text-style-name="P49" xml:id="id154" draw:id="id154" draw:layer="layout" svg:width="1cm" svg:height="1cm" svg:x="7.4cm" svg:y="9.5cm">
          <text:p text:style-name="P19"><text:span text:style-name="T14">4</text:span></text:p>
          <draw:enhanced-geometry svg:viewBox="0 0 21600 21600" draw:type="rectangle" draw:enhanced-path="M 0 0 L 21600 0 21600 21600 0 21600 0 0 Z N"/>
        </draw:custom-shape>
        <draw:custom-shape draw:style-name="gr49" draw:text-style-name="P49" xml:id="id156" draw:id="id156" draw:layer="layout" svg:width="1cm" svg:height="1cm" svg:x="8.4cm" svg:y="9.5cm">
          <text:p text:style-name="P19"><text:span text:style-name="T14">5</text:span></text:p>
          <draw:enhanced-geometry svg:viewBox="0 0 21600 21600" draw:type="rectangle" draw:enhanced-path="M 0 0 L 21600 0 21600 21600 0 21600 0 0 Z N"/>
        </draw:custom-shape>
        <draw:custom-shape draw:style-name="gr70" draw:text-style-name="P60" xml:id="id149" draw:id="id149" draw:layer="layout" svg:width="3.5cm" svg:height="2cm" svg:x="10.7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49" xml:id="id158" draw:id="id158" draw:layer="layout" svg:width="1cm" svg:height="1cm" svg:x="11cm" svg:y="9.5cm">
          <text:p text:style-name="P19"><text:span text:style-name="T14">6</text:span></text:p>
          <draw:enhanced-geometry svg:viewBox="0 0 21600 21600" draw:type="rectangle" draw:enhanced-path="M 0 0 L 21600 0 21600 21600 0 21600 0 0 Z N"/>
        </draw:custom-shape>
        <draw:custom-shape draw:style-name="gr49" draw:text-style-name="P49" xml:id="id159" draw:id="id159" draw:layer="layout" svg:width="1cm" svg:height="1cm" svg:x="12cm" svg:y="9.5cm">
          <text:p text:style-name="P19"><text:span text:style-name="T14">7</text:span></text:p>
          <draw:enhanced-geometry svg:viewBox="0 0 21600 21600" draw:type="rectangle" draw:enhanced-path="M 0 0 L 21600 0 21600 21600 0 21600 0 0 Z N"/>
        </draw:custom-shape>
        <draw:custom-shape draw:style-name="gr49" draw:text-style-name="P49" xml:id="id161" draw:id="id161" draw:layer="layout" svg:width="1cm" svg:height="1cm" svg:x="13cm" svg:y="9.5cm">
          <text:p text:style-name="P19"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70" draw:text-style-name="P60" xml:id="id151" draw:id="id151" draw:layer="layout" svg:width="3.5cm" svg:height="2cm" svg:x="15.3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49" xml:id="id162" draw:id="id162" draw:layer="layout" svg:width="1cm" svg:height="1cm" svg:x="15.6cm" svg:y="9.5cm">
          <text:p text:style-name="P19"><text:span text:style-name="T14">9</text:span></text:p>
          <draw:enhanced-geometry svg:viewBox="0 0 21600 21600" draw:type="rectangle" draw:enhanced-path="M 0 0 L 21600 0 21600 21600 0 21600 0 0 Z N"/>
        </draw:custom-shape>
        <draw:custom-shape draw:style-name="gr49" draw:text-style-name="P49" draw:layer="layout" svg:width="1cm" svg:height="1cm" svg:x="16.6cm" svg:y="9.5cm">
          <text:p text:style-name="P19"><text:span text:style-name="T14">10</text:span></text:p>
          <draw:enhanced-geometry svg:viewBox="0 0 21600 21600" draw:type="rectangle" draw:enhanced-path="M 0 0 L 21600 0 21600 21600 0 21600 0 0 Z N"/>
        </draw:custom-shape>
        <draw:custom-shape draw:style-name="gr49" draw:text-style-name="P49" draw:layer="layout" svg:width="1cm" svg:height="1cm" svg:x="17.6cm" svg:y="9.5cm">
          <text:p text:style-name="P19"><text:span text:style-name="T14">11</text:span></text:p>
          <draw:enhanced-geometry svg:viewBox="0 0 21600 21600" draw:type="rectangle" draw:enhanced-path="M 0 0 L 21600 0 21600 21600 0 21600 0 0 Z N"/>
        </draw:custom-shape>
        <draw:custom-shape draw:style-name="gr48" draw:text-style-name="P13" xml:id="id153" draw:id="id153" draw:layer="layout" svg:width="3.5cm" svg:height="2cm" svg:x="19.9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49" draw:layer="layout" svg:width="1cm" svg:height="1cm" svg:x="20.2cm" svg:y="9.5cm">
          <text:p text:style-name="P19"><text:span text:style-name="T14">12</text:span></text:p>
          <draw:enhanced-geometry svg:viewBox="0 0 21600 21600" draw:type="rectangle" draw:enhanced-path="M 0 0 L 21600 0 21600 21600 0 21600 0 0 Z N"/>
        </draw:custom-shape>
        <draw:custom-shape draw:style-name="gr52" draw:text-style-name="P57" draw:layer="layout" svg:width="1cm" svg:height="1cm" svg:x="21.2cm" svg:y="9.5cm">
          <text:p text:style-name="P56"><text:span text:style-name="T14">N</text:span></text:p>
          <draw:enhanced-geometry svg:viewBox="0 0 21600 21600" draw:type="rectangle" draw:enhanced-path="M 0 0 L 21600 0 21600 21600 0 21600 0 0 Z N"/>
        </draw:custom-shape>
        <draw:custom-shape draw:style-name="gr49" draw:text-style-name="P49" draw:layer="layout" svg:width="1cm" svg:height="1cm" svg:x="22.2cm" svg:y="9.5cm">
          <text:p/>
          <draw:enhanced-geometry svg:viewBox="0 0 21600 21600" draw:type="rectangle" draw:enhanced-path="M 0 0 L 21600 0 21600 21600 0 21600 0 0 Z N"/>
        </draw:custom-shape>
        <draw:connector draw:style-name="gr75" draw:text-style-name="P13" draw:layer="layout" draw:type="line" svg:x1="12.7cm" svg:y1="5.1cm" svg:x2="7.9cm" svg:y2="6.3cm" draw:start-shape="id140" draw:start-glue-point="2" draw:end-shape="id141" draw:end-glue-point="0" svg:d="M12700 5100l-4800 1200" svg:viewBox="0 0 4801 1201">
          <text:p/>
        </draw:connector>
        <draw:connector draw:style-name="gr72" draw:text-style-name="P13" draw:layer="layout" draw:type="line" svg:x1="13.7cm" svg:y1="5.1cm" svg:x2="19.4cm" svg:y2="6.3cm" draw:start-shape="id142" draw:start-glue-point="2" draw:end-shape="id143" draw:end-glue-point="0" svg:d="M13700 5100l5700 1200" svg:viewBox="0 0 5701 1201">
          <text:p/>
        </draw:connector>
        <draw:connector draw:style-name="gr72" draw:text-style-name="P13" draw:layer="layout" draw:type="line" svg:x1="6.9cm" svg:y1="7.8cm" svg:x2="3.3cm" svg:y2="9cm" draw:start-shape="id144" draw:start-glue-point="2" draw:end-shape="id145" draw:end-glue-point="0" svg:d="M6900 7800l-3600 1200" svg:viewBox="0 0 3601 1201">
          <text:p/>
        </draw:connector>
        <draw:connector draw:style-name="gr75" draw:text-style-name="P13" draw:layer="layout" draw:type="line" svg:x1="7.9cm" svg:y1="7.8cm" svg:x2="7.9cm" svg:y2="9cm" draw:start-shape="id146" draw:start-glue-point="2" draw:end-shape="id147" draw:end-glue-point="0" svg:d="M7900 7800v1200" svg:viewBox="0 0 1 1201">
          <text:p/>
        </draw:connector>
        <draw:connector draw:style-name="gr72" draw:text-style-name="P13" draw:layer="layout" draw:type="line" svg:x1="8.9cm" svg:y1="7.8cm" svg:x2="12.5cm" svg:y2="9cm" draw:start-shape="id148" draw:start-glue-point="2" draw:end-shape="id149" draw:end-glue-point="0" svg:d="M8900 7800l3600 1200" svg:viewBox="0 0 3601 1201">
          <text:p/>
        </draw:connector>
        <draw:connector draw:style-name="gr72" draw:text-style-name="P13" draw:layer="layout" draw:type="line" svg:x1="18.4cm" svg:y1="7.8cm" svg:x2="17.1cm" svg:y2="9cm" draw:start-shape="id150" draw:start-glue-point="2" draw:end-shape="id151" draw:end-glue-point="0" svg:d="M18400 7800l-1300 1200" svg:viewBox="0 0 1301 1201">
          <text:p/>
        </draw:connector>
        <draw:connector draw:style-name="gr40" draw:text-style-name="P22" draw:layer="layout" draw:type="line" svg:x1="19.4cm" svg:y1="7.8cm" svg:x2="21.7cm" svg:y2="9cm" draw:start-shape="id152" draw:start-glue-point="2" draw:end-shape="id153" draw:end-glue-point="0" svg:d="M19400 7800l2300 1200" svg:viewBox="0 0 2301 1201">
          <text:p/>
        </draw:connector>
        <draw:connector draw:style-name="gr73" draw:text-style-name="P13" draw:layer="layout" draw:type="line" svg:x1="5.05cm" svg:y1="10cm" svg:x2="6.15cm" svg:y2="10cm" draw:start-shape="id145" draw:start-glue-point="1" draw:end-shape="id147" draw:end-glue-point="3" svg:d="M5050 10000h1100" svg:viewBox="0 0 1101 1">
          <text:p/>
        </draw:connector>
        <draw:connector draw:style-name="gr75" draw:text-style-name="P13" draw:layer="layout" draw:type="line" svg:x1="9.65cm" svg:y1="10cm" svg:x2="10.75cm" svg:y2="10cm" draw:start-shape="id147" draw:start-glue-point="1" draw:end-shape="id149" draw:end-glue-point="3" svg:d="M9650 10000h1100" svg:viewBox="0 0 1101 1">
          <text:p/>
        </draw:connector>
        <draw:connector draw:style-name="gr75" draw:text-style-name="P13" draw:layer="layout" draw:type="line" svg:x1="14.25cm" svg:y1="10cm" svg:x2="15.35cm" svg:y2="10cm" draw:start-shape="id149" draw:start-glue-point="1" draw:end-shape="id151" draw:end-glue-point="3" svg:d="M14250 10000h1100" svg:viewBox="0 0 1101 1">
          <text:p/>
        </draw:connector>
        <draw:connector draw:style-name="gr53" draw:text-style-name="P22" draw:layer="layout" draw:type="line" svg:x1="18.85cm" svg:y1="10cm" svg:x2="19.95cm" svg:y2="10cm" draw:start-shape="id151" draw:end-shape="id153" svg:d="M18850 10000h1100" svg:viewBox="0 0 1101 1">
          <text:p/>
        </draw:connector>
        <draw:connector draw:style-name="gr40" draw:text-style-name="P22" draw:layer="layout" draw:type="curve" svg:x1="7.9cm" svg:y1="10.5cm" svg:x2="16.1cm" svg:y2="13.5cm" draw:start-shape="id154" draw:start-glue-point="2" draw:end-shape="id155" draw:end-glue-point="0" svg:d="M7900 10500c0 2250 8200 750 8200 3000" svg:viewBox="0 0 8201 3001">
          <text:p/>
        </draw:connector>
        <draw:connector draw:style-name="gr40" draw:text-style-name="P22" draw:layer="layout" draw:type="curve" svg:x1="8.9cm" svg:y1="10.5cm" svg:x2="5cm" svg:y2="13.5cm" draw:start-shape="id156" draw:start-glue-point="2" draw:end-shape="id157" draw:end-glue-point="0" svg:d="M8900 10500c0 2250-3900 750-3900 3000" svg:viewBox="0 0 3901 3001">
          <text:p/>
        </draw:connector>
        <draw:connector draw:style-name="gr40" draw:text-style-name="P22" draw:layer="layout" draw:type="curve" draw:line-skew="-0.158cm" svg:x1="11.5cm" svg:y1="10.5cm" svg:x2="16.1cm" svg:y2="13.5cm" draw:start-shape="id158" draw:start-glue-point="2" draw:end-shape="id155" draw:end-glue-point="0" svg:d="M11500 10500c0 2013 4600 513 4600 3000" svg:viewBox="0 0 4601 3001">
          <text:p/>
        </draw:connector>
        <draw:connector draw:style-name="gr40" draw:text-style-name="P22" draw:layer="layout" draw:type="curve" svg:x1="12.5cm" svg:y1="10.5cm" svg:x2="14.1cm" svg:y2="13.5cm" draw:start-shape="id159" draw:start-glue-point="2" draw:end-shape="id160" draw:end-glue-point="0" svg:d="M12500 10500c0 2250 1600 750 1600 3000" svg:viewBox="0 0 1601 3001">
          <text:p/>
        </draw:connector>
        <draw:connector draw:style-name="gr40" draw:text-style-name="P22" draw:layer="layout" draw:type="curve" svg:x1="13.5cm" svg:y1="10.5cm" svg:x2="14.1cm" svg:y2="13.5cm" draw:start-shape="id161" draw:start-glue-point="2" draw:end-shape="id160" draw:end-glue-point="0" svg:d="M13500 10500c0 2250 600 750 600 3000" svg:viewBox="0 0 601 3001">
          <text:p/>
        </draw:connector>
        <draw:connector draw:style-name="gr40" draw:text-style-name="P22" draw:layer="layout" draw:type="curve" svg:x1="16.1cm" svg:y1="10.5cm" svg:x2="16.1cm" svg:y2="13.5cm" draw:start-shape="id162" draw:start-glue-point="2" draw:end-shape="id155" draw:end-glue-point="0" svg:d="M16100 10500v3000" svg:viewBox="0 0 1 3001">
          <text:p/>
        </draw:connector>
        <draw:custom-shape draw:style-name="gr66" draw:text-style-name="P18" draw:layer="layout" svg:width="1cm" svg:height="1cm" svg:x="2.5cm" svg:y="13.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8" draw:layer="layout" svg:width="1cm" svg:height="1cm" svg:x="3.5cm" svg:y="13.5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61" xml:id="id157" draw:id="id157" draw:layer="layout" svg:width="1cm" svg:height="1cm" svg:x="4.5cm" svg:y="13.5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61" xml:id="id160" draw:id="id160" draw:layer="layout" svg:width="1cm" svg:height="1cm" svg:x="13.6cm" svg:y="13.5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62" draw:layer="layout" svg:width="1cm" svg:height="1cm" svg:x="14.6cm" svg:y="13.5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61" xml:id="id155" draw:id="id155" draw:layer="layout" svg:width="1cm" svg:height="1cm" svg:x="15.6cm" svg:y="13.5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62" draw:layer="layout" svg:width="1cm" svg:height="1cm" svg:x="16.6cm" svg:y="13.5cm">
          <text:p/>
          <draw:enhanced-geometry svg:viewBox="0 0 21600 21600" draw:type="rectangle" draw:enhanced-path="M 0 0 L 21600 0 21600 21600 0 21600 0 0 Z N"/>
        </draw:custom-shape>
        <draw:connector draw:style-name="gr40" draw:text-style-name="P22" draw:layer="layout" draw:type="line" svg:x1="5cm" svg:y1="14.5cm" svg:x2="5cm" svg:y2="16cm" draw:start-shape="id157" draw:start-glue-point="2" draw:end-shape="id163" draw:end-glue-point="0" svg:d="M5000 14500v1500" svg:viewBox="0 0 1 1501">
          <text:p/>
        </draw:connector>
        <draw:connector draw:style-name="gr40" draw:text-style-name="P22" draw:layer="layout" draw:type="line" svg:x1="16.1cm" svg:y1="14.5cm" svg:x2="21.5cm" svg:y2="15.5cm" draw:start-shape="id155" draw:start-glue-point="2" draw:end-shape="id164" draw:end-glue-point="0" svg:d="M16100 14500l5400 1000" svg:viewBox="0 0 5401 1001">
          <text:p/>
        </draw:connector>
        <draw:connector draw:style-name="gr40" draw:text-style-name="P22" draw:layer="layout" draw:type="line" svg:x1="2cm" svg:y1="14.5cm" svg:x2="2cm" svg:y2="16cm" draw:start-shape="id165" draw:start-glue-point="2" svg:d="M2000 14500v1500" svg:viewBox="0 0 1 1501">
          <text:p/>
        </draw:connector>
        <draw:connector draw:style-name="gr40" draw:text-style-name="P22" draw:layer="layout" draw:type="line" svg:x1="14.1cm" svg:y1="14.5cm" svg:x2="12.5cm" svg:y2="15.5cm" draw:start-shape="id160" draw:start-glue-point="2" draw:end-shape="id166" draw:end-glue-point="0" svg:d="M14100 14500l-1600 1000" svg:viewBox="0 0 1601 1001">
          <text:p/>
        </draw:connector>
        <draw:custom-shape draw:style-name="gr77" draw:text-style-name="P24" draw:layer="layout" svg:width="3.869cm" svg:height="1.816cm" svg:x="6.604cm" svg:y="12.816cm">
          <text:p text:style-name="P23"><text:span text:style-name="T15">точный</text:span></text:p>
          <text:p text:style-name="P23"><text:span text:style-name="T15">фрагмент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6206.51162790698 14384.149697303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78" draw:text-style-name="P24" draw:layer="layout" svg:width="6.704cm" svg:height="2.17cm" svg:x="18.68cm" svg:y="11.938cm">
          <text:p text:style-name="P23"><text:span text:style-name="T15">неточный фрагмент,</text:span></text:p>
          <text:p text:style-name="P23"><text:span text:style-name="T15">требуется перепроверка</text:span></text:p>
          <text:p text:style-name="P23"><text:span text:style-name="T31"><text:s/>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3314.89932885906 19759.373560571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67" draw:text-style-name="P61" xml:id="id165" draw:id="id165" draw:layer="layout" svg:width="1cm" svg:height="1cm" svg:x="1.5cm" svg:y="13.5cm">
          <text:p/>
          <draw:enhanced-geometry svg:viewBox="0 0 21600 21600" draw:type="rectangle" draw:enhanced-path="M 0 0 L 21600 0 21600 21600 0 21600 0 0 Z N"/>
        </draw:custom-shape>
        <draw:connector draw:style-name="gr40" draw:text-style-name="P22" draw:layer="layout" draw:type="curve" draw:line-skew="-0.187cm" svg:x1="7.9cm" svg:y1="10.5cm" svg:x2="1.957cm" svg:y2="13.5cm" draw:start-shape="id154" draw:start-glue-point="2" svg:d="M7900 10500c0 2346-5943 846-5943 3000" svg:viewBox="0 0 5944 3001">
          <text:p/>
        </draw:connector>
        <draw:custom-shape draw:style-name="gr46" draw:text-style-name="P50" draw:layer="layout" svg:width="2.997cm" svg:height="0.999cm" draw:transform="skewX (0.00296705972839036) rotate (1.5699236621689) translate (14.999cm 18.999cm)">
          <text:p text:style-name="P25"><text:span text:style-name="T14">NULL</text:span></text:p>
          <draw:enhanced-geometry svg:viewBox="0 0 21600 21600" draw:type="rectangle" draw:enhanced-path="M 0 0 L 21600 0 21600 21600 0 21600 0 0 Z N"/>
        </draw:custom-shape>
        <draw:custom-shape draw:style-name="gr5" draw:text-style-name="P17" draw:layer="layout" svg:width="1cm" svg:height="3cm" svg:x="1.5cm" svg:y="16cm">
          <text:p text:style-name="P16"><text:span text:style-name="T13">4</text:span></text:p>
          <draw:enhanced-geometry svg:viewBox="0 0 21600 21600" draw:type="rectangle" draw:enhanced-path="M 0 0 L 21600 0 21600 21600 0 21600 0 0 Z N"/>
        </draw:custom-shape>
        <draw:custom-shape draw:style-name="gr63" draw:text-style-name="P54" draw:layer="layout" svg:width="1cm" svg:height="3cm" svg:x="2.5cm" svg:y="16cm">
          <text:p text:style-name="P19"><text:span text:style-name="T14">3</text:span></text:p>
          <draw:enhanced-geometry svg:viewBox="0 0 21600 21600" draw:type="rectangle" draw:enhanced-path="M 0 0 L 21600 0 21600 21600 0 21600 0 0 Z N"/>
        </draw:custom-shape>
        <draw:custom-shape draw:style-name="gr44" draw:text-style-name="P48" draw:layer="layout" svg:width="1cm" svg:height="3cm" svg:x="9cm" svg:y="16cm">
          <text:p text:style-name="P19"><text:span text:style-name="T14">10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5" draw:text-style-name="P28" draw:layer="layout" svg:width="16.799cm" svg:height="13.364cm" svg:x="2.1cm" svg:y="14.107cm" presentation:class="notes" presentation:user-transformed="true">
            <draw:text-box>
              <text:p text:style-name="P27"><text:span text:style-name="T6">На рисунке показана битовая карта, состоящая из двух фрагментов. Первый </text:span><text:span text:style-name="T6">фрагмент — точный, каждый его бит соответствует одной версии строки. Второй </text:span><text:span text:style-name="T6">фрагмент — неточный, в нем каждый бит соответствует целой странице.</text:span></text:p>
              <text:p text:style-name="P27"><text:span text:style-name="T6">Неточные фрагменты требуют перепроверки условий для всех версий строк в </text:span><text:span text:style-name="T6">табличной странице, а это сказывается на производительности. Если две битовые </text:span><text:span text:style-name="T6">карты объединяются, причем фрагмент хотя бы одной из карт неточен, то и </text:span><text:span text:style-name="T6">результирующий фрагмент тоже вынужденно будет неточным. Поэтому размер </text:span><text:span text:style-name="T22">work_mem</text:span><text:span text:style-name="T6"> играет большую роль для эффективности сканирования по битовой </text:span><text:span text:style-name="T6">карте.</text:span></text:p>
              <text:p text:style-name="P27"><text:span text:style-name="T6"/></text:p>
            </draw:text-box>
          </draw:frame>
        </presentation:notes>
      </draw:page>
      <draw:page draw:name="page18" draw:style-name="dp1" draw:master-page-name="master" presentation:presentation-page-layout-name="AL1T1">
        <office:forms form:automatic-focus="false" form:apply-design-mode="false"/>
        <draw:frame presentation:style-name="pr8" draw:text-style-name="P8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9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14" draw:text-style-name="P29" draw:layer="layout" svg:width="17.893cm" svg:height="11.728cm" svg:x="5.054cm" svg:y="6.182cm">
          <draw:image xlink:href="Pictures/10000001000001B9000001219F9F77CFE0FDB8A0.png" xlink:type="simple" xlink:show="embed" xlink:actuate="onLoad" draw:mime-type="image/png">
            <text:p text:style-name="P1"><text:span text:style-name="T18"/></text:p>
            <text:p text:style-name="P1"><text:span text:style-name="T18"/></text:p>
            <text:p text:style-name="P1"><text:span text:style-name="T18"/></text:p>
            <text:p text:style-name="P1"><text:span text:style-name="T18"><text:s text:c="11"/></text:span><text:span text:style-name="T18">$ psql</text:span></text:p>
            <text:p text:style-name="P1"><text:span text:style-name="T18"><text:s text:c="11"/></text:span><text:span text:style-name="T18">postgres=#</text:span></text:p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aster" presentation:presentation-page-layout-name="AL1T1">
        <office:forms form:automatic-focus="false" form:apply-design-mode="false"/>
        <draw:frame presentation:style-name="pr12" draw:text-style-name="P55" draw:layer="layout" svg:width="20.644cm" svg:height="2.057cm" svg:x="1.2cm" svg:y="0.737cm" presentation:class="title" presentation:user-transformed="true">
          <draw:text-box>
            <text:p><text:span text:style-name="T25">I</text:span><text:span text:style-name="T24">ndex</text:span><text:span text:style-name="T25"> S</text:span><text:span text:style-name="T24">can / Bitmap Scan</text:span></text:p>
          </draw:text-box>
        </draw:frame>
        <draw:custom-shape draw:style-name="gr65" draw:text-style-name="P60" draw:layer="layout" svg:width="4.5cm" svg:height="4cm" svg:x="1.25cm" svg:y="15.5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49" draw:layer="layout" svg:width="1cm" svg:height="3cm" svg:x="1.5cm" svg:y="16cm">
          <text:p text:style-name="P19"><text:span text:style-name="T14">1</text:span></text:p>
          <draw:enhanced-geometry svg:viewBox="0 0 21600 21600" draw:type="rectangle" draw:enhanced-path="M 0 0 L 21600 0 21600 21600 0 21600 0 0 Z N"/>
        </draw:custom-shape>
        <draw:custom-shape draw:style-name="gr45" draw:text-style-name="P49" draw:layer="layout" svg:width="1cm" svg:height="3cm" svg:x="2.5cm" svg:y="16cm">
          <text:p text:style-name="P19"><text:span text:style-name="T14">2</text:span></text:p>
          <draw:enhanced-geometry svg:viewBox="0 0 21600 21600" draw:type="rectangle" draw:enhanced-path="M 0 0 L 21600 0 21600 21600 0 21600 0 0 Z N"/>
        </draw:custom-shape>
        <draw:custom-shape draw:style-name="gr7" draw:text-style-name="P18" draw:layer="layout" svg:width="1cm" svg:height="3cm" svg:x="3.5cm" svg:y="1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48" draw:layer="layout" svg:width="1cm" svg:height="3cm" svg:x="4.5cm" svg:y="16cm">
          <text:p text:style-name="P19"><text:span text:style-name="T14">3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4.5cm" svg:height="4cm" svg:x="5.75cm" svg:y="15.5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67" xml:id="id182" draw:id="id182" draw:layer="layout" svg:width="1cm" svg:height="3cm" svg:x="6cm" svg:y="16cm">
          <text:p text:style-name="P19"><text:span text:style-name="T14">4</text:span></text:p>
          <draw:enhanced-geometry svg:viewBox="0 0 21600 21600" draw:type="rectangle" draw:enhanced-path="M 0 0 L 21600 0 21600 21600 0 21600 0 0 Z N"/>
        </draw:custom-shape>
        <draw:custom-shape draw:style-name="gr8" draw:text-style-name="P20" xml:id="id184" draw:id="id184" draw:layer="layout" svg:width="1cm" svg:height="3cm" svg:x="8cm" svg:y="16cm">
          <text:p text:style-name="P19"><text:span text:style-name="T14">5</text:span></text:p>
          <draw:enhanced-geometry svg:viewBox="0 0 21600 21600" draw:type="rectangle" draw:enhanced-path="M 0 0 L 21600 0 21600 21600 0 21600 0 0 Z N"/>
        </draw:custom-shape>
        <draw:custom-shape draw:style-name="gr8" draw:text-style-name="P20" xml:id="id186" draw:id="id186" draw:layer="layout" svg:width="1cm" svg:height="3cm" svg:x="9cm" svg:y="16cm">
          <text:p text:style-name="P19"><text:span text:style-name="T14">6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4.5cm" svg:height="4cm" svg:x="10.25cm" svg:y="15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0" xml:id="id188" draw:id="id188" draw:layer="layout" svg:width="1cm" svg:height="3cm" svg:x="10.5cm" svg:y="16cm">
          <text:p text:style-name="P19"><text:span text:style-name="T14">7</text:span></text:p>
          <draw:enhanced-geometry svg:viewBox="0 0 21600 21600" draw:type="rectangle" draw:enhanced-path="M 0 0 L 21600 0 21600 21600 0 21600 0 0 Z N"/>
        </draw:custom-shape>
        <draw:custom-shape draw:style-name="gr8" draw:text-style-name="P20" xml:id="id190" draw:id="id190" draw:layer="layout" svg:width="1cm" svg:height="3cm" svg:x="11.5cm" svg:y="16cm">
          <text:p text:style-name="P19"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8" draw:text-style-name="P20" xml:id="id192" draw:id="id192" draw:layer="layout" svg:width="1cm" svg:height="3cm" svg:x="13.5cm" svg:y="16cm">
          <text:p text:style-name="P19"><text:span text:style-name="T14">9</text:span></text:p>
          <draw:enhanced-geometry svg:viewBox="0 0 21600 21600" draw:type="rectangle" draw:enhanced-path="M 0 0 L 21600 0 21600 21600 0 21600 0 0 Z N"/>
        </draw:custom-shape>
        <draw:custom-shape draw:style-name="gr43" draw:text-style-name="P13" draw:layer="layout" svg:width="4.5cm" svg:height="4cm" svg:x="14.75cm" svg:y="15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48" draw:layer="layout" svg:width="1cm" svg:height="3cm" svg:x="15cm" svg:y="16cm">
          <text:p text:style-name="P19"><text:span text:style-name="T14">10</text:span></text:p>
          <draw:enhanced-geometry svg:viewBox="0 0 21600 21600" draw:type="rectangle" draw:enhanced-path="M 0 0 L 21600 0 21600 21600 0 21600 0 0 Z N"/>
        </draw:custom-shape>
        <draw:custom-shape draw:style-name="gr45" draw:text-style-name="P49" draw:layer="layout" svg:width="1cm" svg:height="3cm" svg:x="16cm" svg:y="16cm">
          <text:p text:style-name="P19"><text:span text:style-name="T14">11</text:span></text:p>
          <draw:enhanced-geometry svg:viewBox="0 0 21600 21600" draw:type="rectangle" draw:enhanced-path="M 0 0 L 21600 0 21600 21600 0 21600 0 0 Z N"/>
        </draw:custom-shape>
        <draw:custom-shape draw:style-name="gr45" draw:text-style-name="P49" draw:layer="layout" svg:width="1cm" svg:height="3cm" svg:x="17cm" svg:y="16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60" draw:layer="layout" svg:width="4.5cm" svg:height="4cm" svg:x="19.25cm" svg:y="15.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49" draw:layer="layout" svg:width="1cm" svg:height="3cm" svg:x="19.5cm" svg:y="16cm">
          <text:p text:style-name="P19"><text:span text:style-name="T14">12</text:span></text:p>
          <draw:enhanced-geometry svg:viewBox="0 0 21600 21600" draw:type="rectangle" draw:enhanced-path="M 0 0 L 21600 0 21600 21600 0 21600 0 0 Z N"/>
        </draw:custom-shape>
        <draw:custom-shape draw:style-name="gr45" draw:text-style-name="P49" draw:layer="layout" svg:width="1cm" svg:height="3cm" svg:x="20.5cm" svg:y="1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49" draw:layer="layout" svg:width="1cm" svg:height="3cm" svg:x="22.5cm" svg:y="16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15" draw:layer="layout" svg:width="3.5cm" svg:height="2cm" svg:x="11.95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0" xml:id="id167" draw:id="id167" draw:layer="layout" svg:width="1cm" svg:height="1cm" svg:x="12.2cm" svg:y="4.1cm">
          <text:p text:style-name="P19"><text:span text:style-name="T14">1</text:span></text:p>
          <draw:enhanced-geometry svg:viewBox="0 0 21600 21600" draw:type="rectangle" draw:enhanced-path="M 0 0 L 21600 0 21600 21600 0 21600 0 0 Z N"/>
        </draw:custom-shape>
        <draw:custom-shape draw:style-name="gr49" draw:text-style-name="P49" xml:id="id169" draw:id="id169" draw:layer="layout" svg:width="1cm" svg:height="1cm" svg:x="13.2cm" svg:y="4.1cm">
          <text:p text:style-name="P19"><text:span text:style-name="T14">9</text:span></text:p>
          <draw:enhanced-geometry svg:viewBox="0 0 21600 21600" draw:type="rectangle" draw:enhanced-path="M 0 0 L 21600 0 21600 21600 0 21600 0 0 Z N"/>
        </draw:custom-shape>
        <draw:custom-shape draw:style-name="gr50" draw:text-style-name="P18" draw:layer="layout" svg:width="1cm" svg:height="1cm" svg:x="14.2cm" svg:y="4.1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15" xml:id="id168" draw:id="id168" draw:layer="layout" svg:width="3.5cm" svg:height="2cm" svg:x="6.15cm" svg:y="6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49" xml:id="id171" draw:id="id171" draw:layer="layout" svg:width="1cm" svg:height="1cm" svg:x="6.4cm" svg:y="6.8cm">
          <text:p text:style-name="P19"><text:span text:style-name="T14">1</text:span></text:p>
          <draw:enhanced-geometry svg:viewBox="0 0 21600 21600" draw:type="rectangle" draw:enhanced-path="M 0 0 L 21600 0 21600 21600 0 21600 0 0 Z N"/>
        </draw:custom-shape>
        <draw:custom-shape draw:style-name="gr61" draw:text-style-name="P20" xml:id="id173" draw:id="id173" draw:layer="layout" svg:width="1cm" svg:height="1cm" svg:x="7.4cm" svg:y="6.8cm">
          <text:p text:style-name="P19"><text:span text:style-name="T14">3</text:span></text:p>
          <draw:enhanced-geometry svg:viewBox="0 0 21600 21600" draw:type="rectangle" draw:enhanced-path="M 0 0 L 21600 0 21600 21600 0 21600 0 0 Z N"/>
        </draw:custom-shape>
        <draw:custom-shape draw:style-name="gr49" draw:text-style-name="P49" xml:id="id175" draw:id="id175" draw:layer="layout" svg:width="1cm" svg:height="1cm" svg:x="8.4cm" svg:y="6.8cm">
          <text:p text:style-name="P19"><text:span text:style-name="T14">6</text:span></text:p>
          <draw:enhanced-geometry svg:viewBox="0 0 21600 21600" draw:type="rectangle" draw:enhanced-path="M 0 0 L 21600 0 21600 21600 0 21600 0 0 Z N"/>
        </draw:custom-shape>
        <draw:custom-shape draw:style-name="gr48" draw:text-style-name="P13" xml:id="id170" draw:id="id170" draw:layer="layout" svg:width="3.5cm" svg:height="2cm" svg:x="17.65cm" svg:y="6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49" xml:id="id177" draw:id="id177" draw:layer="layout" svg:width="1cm" svg:height="1cm" svg:x="17.9cm" svg:y="6.8cm">
          <text:p text:style-name="P19"><text:span text:style-name="T14">9</text:span></text:p>
          <draw:enhanced-geometry svg:viewBox="0 0 21600 21600" draw:type="rectangle" draw:enhanced-path="M 0 0 L 21600 0 21600 21600 0 21600 0 0 Z N"/>
        </draw:custom-shape>
        <draw:custom-shape draw:style-name="gr49" draw:text-style-name="P49" xml:id="id179" draw:id="id179" draw:layer="layout" svg:width="1cm" svg:height="1cm" svg:x="18.9cm" svg:y="6.8cm">
          <text:p text:style-name="P19"><text:span text:style-name="T14">12</text:span></text:p>
          <draw:enhanced-geometry svg:viewBox="0 0 21600 21600" draw:type="rectangle" draw:enhanced-path="M 0 0 L 21600 0 21600 21600 0 21600 0 0 Z N"/>
        </draw:custom-shape>
        <draw:custom-shape draw:style-name="gr50" draw:text-style-name="P18" draw:layer="layout" svg:width="1cm" svg:height="1cm" svg:x="19.9cm" svg:y="6.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3" xml:id="id172" draw:id="id172" draw:layer="layout" svg:width="3.5cm" svg:height="2cm" svg:x="1.5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49" draw:layer="layout" svg:width="1cm" svg:height="1cm" svg:x="1.8cm" svg:y="9.5cm">
          <text:p text:style-name="P19"><text:span text:style-name="T14">1</text:span></text:p>
          <draw:enhanced-geometry svg:viewBox="0 0 21600 21600" draw:type="rectangle" draw:enhanced-path="M 0 0 L 21600 0 21600 21600 0 21600 0 0 Z N"/>
        </draw:custom-shape>
        <draw:custom-shape draw:style-name="gr49" draw:text-style-name="P49" draw:layer="layout" svg:width="1cm" svg:height="1cm" svg:x="2.8cm" svg:y="9.5cm">
          <text:p text:style-name="P19"><text:span text:style-name="T14">2</text:span></text:p>
          <draw:enhanced-geometry svg:viewBox="0 0 21600 21600" draw:type="rectangle" draw:enhanced-path="M 0 0 L 21600 0 21600 21600 0 21600 0 0 Z N"/>
        </draw:custom-shape>
        <draw:custom-shape draw:style-name="gr50" draw:text-style-name="P18" draw:layer="layout" svg:width="1cm" svg:height="1cm" svg:x="3.8cm" svg:y="9.5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15" xml:id="id174" draw:id="id174" draw:layer="layout" svg:width="3.5cm" svg:height="2cm" svg:x="6.1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49" draw:layer="layout" svg:width="1cm" svg:height="1cm" svg:x="6.4cm" svg:y="9.5cm">
          <text:p text:style-name="P19"><text:span text:style-name="T14">3</text:span></text:p>
          <draw:enhanced-geometry svg:viewBox="0 0 21600 21600" draw:type="rectangle" draw:enhanced-path="M 0 0 L 21600 0 21600 21600 0 21600 0 0 Z N"/>
        </draw:custom-shape>
        <draw:custom-shape draw:style-name="gr61" draw:text-style-name="P20" xml:id="id181" draw:id="id181" draw:layer="layout" svg:width="1cm" svg:height="1cm" svg:x="7.4cm" svg:y="9.5cm">
          <text:p text:style-name="P19"><text:span text:style-name="T14">4</text:span></text:p>
          <draw:enhanced-geometry svg:viewBox="0 0 21600 21600" draw:type="rectangle" draw:enhanced-path="M 0 0 L 21600 0 21600 21600 0 21600 0 0 Z N"/>
        </draw:custom-shape>
        <draw:custom-shape draw:style-name="gr61" draw:text-style-name="P20" xml:id="id183" draw:id="id183" draw:layer="layout" svg:width="1cm" svg:height="1cm" svg:x="8.4cm" svg:y="9.5cm">
          <text:p text:style-name="P19"><text:span text:style-name="T14">5</text:span></text:p>
          <draw:enhanced-geometry svg:viewBox="0 0 21600 21600" draw:type="rectangle" draw:enhanced-path="M 0 0 L 21600 0 21600 21600 0 21600 0 0 Z N"/>
        </draw:custom-shape>
        <draw:custom-shape draw:style-name="gr60" draw:text-style-name="P15" xml:id="id176" draw:id="id176" draw:layer="layout" svg:width="3.5cm" svg:height="2cm" svg:x="10.7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0" xml:id="id185" draw:id="id185" draw:layer="layout" svg:width="1cm" svg:height="1cm" svg:x="11cm" svg:y="9.5cm">
          <text:p text:style-name="P19"><text:span text:style-name="T14">6</text:span></text:p>
          <draw:enhanced-geometry svg:viewBox="0 0 21600 21600" draw:type="rectangle" draw:enhanced-path="M 0 0 L 21600 0 21600 21600 0 21600 0 0 Z N"/>
        </draw:custom-shape>
        <draw:custom-shape draw:style-name="gr61" draw:text-style-name="P20" xml:id="id187" draw:id="id187" draw:layer="layout" svg:width="1cm" svg:height="1cm" svg:x="12cm" svg:y="9.5cm">
          <text:p text:style-name="P19"><text:span text:style-name="T14">7</text:span></text:p>
          <draw:enhanced-geometry svg:viewBox="0 0 21600 21600" draw:type="rectangle" draw:enhanced-path="M 0 0 L 21600 0 21600 21600 0 21600 0 0 Z N"/>
        </draw:custom-shape>
        <draw:custom-shape draw:style-name="gr61" draw:text-style-name="P20" xml:id="id189" draw:id="id189" draw:layer="layout" svg:width="1cm" svg:height="1cm" svg:x="13cm" svg:y="9.5cm">
          <text:p text:style-name="P19"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60" draw:text-style-name="P15" xml:id="id178" draw:id="id178" draw:layer="layout" svg:width="3.5cm" svg:height="2cm" svg:x="15.3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0" xml:id="id191" draw:id="id191" draw:layer="layout" svg:width="1cm" svg:height="1cm" svg:x="15.6cm" svg:y="9.5cm">
          <text:p text:style-name="P19"><text:span text:style-name="T14">9</text:span></text:p>
          <draw:enhanced-geometry svg:viewBox="0 0 21600 21600" draw:type="rectangle" draw:enhanced-path="M 0 0 L 21600 0 21600 21600 0 21600 0 0 Z N"/>
        </draw:custom-shape>
        <draw:custom-shape draw:style-name="gr49" draw:text-style-name="P49" draw:layer="layout" svg:width="1cm" svg:height="1cm" svg:x="16.6cm" svg:y="9.5cm">
          <text:p text:style-name="P19"><text:span text:style-name="T14">10</text:span></text:p>
          <draw:enhanced-geometry svg:viewBox="0 0 21600 21600" draw:type="rectangle" draw:enhanced-path="M 0 0 L 21600 0 21600 21600 0 21600 0 0 Z N"/>
        </draw:custom-shape>
        <draw:custom-shape draw:style-name="gr49" draw:text-style-name="P49" draw:layer="layout" svg:width="1cm" svg:height="1cm" svg:x="17.6cm" svg:y="9.5cm">
          <text:p text:style-name="P19"><text:span text:style-name="T14">11</text:span></text:p>
          <draw:enhanced-geometry svg:viewBox="0 0 21600 21600" draw:type="rectangle" draw:enhanced-path="M 0 0 L 21600 0 21600 21600 0 21600 0 0 Z N"/>
        </draw:custom-shape>
        <draw:custom-shape draw:style-name="gr48" draw:text-style-name="P13" xml:id="id180" draw:id="id180" draw:layer="layout" svg:width="3.5cm" svg:height="2cm" svg:x="19.9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49" draw:layer="layout" svg:width="1cm" svg:height="1cm" svg:x="20.2cm" svg:y="9.5cm">
          <text:p text:style-name="P19"><text:span text:style-name="T14">12</text:span></text:p>
          <draw:enhanced-geometry svg:viewBox="0 0 21600 21600" draw:type="rectangle" draw:enhanced-path="M 0 0 L 21600 0 21600 21600 0 21600 0 0 Z N"/>
        </draw:custom-shape>
        <draw:custom-shape draw:style-name="gr52" draw:text-style-name="P57" draw:layer="layout" svg:width="1cm" svg:height="1cm" svg:x="21.2cm" svg:y="9.5cm">
          <text:p text:style-name="P56"><text:span text:style-name="T14">N</text:span></text:p>
          <draw:enhanced-geometry svg:viewBox="0 0 21600 21600" draw:type="rectangle" draw:enhanced-path="M 0 0 L 21600 0 21600 21600 0 21600 0 0 Z N"/>
        </draw:custom-shape>
        <draw:custom-shape draw:style-name="gr49" draw:text-style-name="P49" draw:layer="layout" svg:width="1cm" svg:height="1cm" svg:x="22.2cm" svg:y="9.5cm">
          <text:p/>
          <draw:enhanced-geometry svg:viewBox="0 0 21600 21600" draw:type="rectangle" draw:enhanced-path="M 0 0 L 21600 0 21600 21600 0 21600 0 0 Z N"/>
        </draw:custom-shape>
        <draw:connector draw:style-name="gr62" draw:text-style-name="P22" draw:layer="layout" draw:type="line" svg:x1="12.7cm" svg:y1="5.1cm" svg:x2="7.9cm" svg:y2="6.3cm" draw:start-shape="id167" draw:start-glue-point="2" draw:end-shape="id168" draw:end-glue-point="0" svg:d="M12700 5100l-4800 1200" svg:viewBox="0 0 4801 1201">
          <text:p/>
        </draw:connector>
        <draw:connector draw:style-name="gr40" draw:text-style-name="P22" draw:layer="layout" draw:type="line" svg:x1="13.7cm" svg:y1="5.1cm" svg:x2="19.4cm" svg:y2="6.3cm" draw:start-shape="id169" draw:start-glue-point="2" draw:end-shape="id170" draw:end-glue-point="0" svg:d="M13700 5100l5700 1200" svg:viewBox="0 0 5701 1201">
          <text:p/>
        </draw:connector>
        <draw:connector draw:style-name="gr40" draw:text-style-name="P22" draw:layer="layout" draw:type="line" svg:x1="6.9cm" svg:y1="7.8cm" svg:x2="3.3cm" svg:y2="9cm" draw:start-shape="id171" draw:start-glue-point="2" draw:end-shape="id172" draw:end-glue-point="0" svg:d="M6900 7800l-3600 1200" svg:viewBox="0 0 3601 1201">
          <text:p/>
        </draw:connector>
        <draw:connector draw:style-name="gr62" draw:text-style-name="P22" draw:layer="layout" draw:type="line" svg:x1="7.9cm" svg:y1="7.8cm" svg:x2="7.9cm" svg:y2="9cm" draw:start-shape="id173" draw:start-glue-point="2" draw:end-shape="id174" draw:end-glue-point="0" svg:d="M7900 7800v1200" svg:viewBox="0 0 1 1201">
          <text:p/>
        </draw:connector>
        <draw:connector draw:style-name="gr40" draw:text-style-name="P22" draw:layer="layout" draw:type="line" svg:x1="8.9cm" svg:y1="7.8cm" svg:x2="12.5cm" svg:y2="9cm" draw:start-shape="id175" draw:start-glue-point="2" draw:end-shape="id176" draw:end-glue-point="0" svg:d="M8900 7800l3600 1200" svg:viewBox="0 0 3601 1201">
          <text:p/>
        </draw:connector>
        <draw:connector draw:style-name="gr40" draw:text-style-name="P22" draw:layer="layout" draw:type="line" svg:x1="18.4cm" svg:y1="7.8cm" svg:x2="17.1cm" svg:y2="9cm" draw:start-shape="id177" draw:start-glue-point="2" draw:end-shape="id178" draw:end-glue-point="0" svg:d="M18400 7800l-1300 1200" svg:viewBox="0 0 1301 1201">
          <text:p/>
        </draw:connector>
        <draw:connector draw:style-name="gr40" draw:text-style-name="P22" draw:layer="layout" draw:type="line" svg:x1="19.4cm" svg:y1="7.8cm" svg:x2="21.7cm" svg:y2="9cm" draw:start-shape="id179" draw:start-glue-point="2" draw:end-shape="id180" draw:end-glue-point="0" svg:d="M19400 7800l2300 1200" svg:viewBox="0 0 2301 1201">
          <text:p/>
        </draw:connector>
        <draw:connector draw:style-name="gr53" draw:text-style-name="P22" draw:layer="layout" draw:type="line" svg:x1="5.05cm" svg:y1="10cm" svg:x2="6.15cm" svg:y2="10cm" draw:start-shape="id172" draw:start-glue-point="1" draw:end-shape="id174" draw:end-glue-point="3" svg:d="M5050 10000h1100" svg:viewBox="0 0 1101 1">
          <text:p/>
        </draw:connector>
        <draw:connector draw:style-name="gr62" draw:text-style-name="P22" draw:layer="layout" draw:type="line" svg:x1="9.65cm" svg:y1="10cm" svg:x2="10.75cm" svg:y2="10cm" draw:start-shape="id174" draw:start-glue-point="1" draw:end-shape="id176" draw:end-glue-point="3" svg:d="M9650 10000h1100" svg:viewBox="0 0 1101 1">
          <text:p/>
        </draw:connector>
        <draw:connector draw:style-name="gr62" draw:text-style-name="P22" draw:layer="layout" draw:type="line" svg:x1="14.25cm" svg:y1="10cm" svg:x2="15.35cm" svg:y2="10cm" draw:start-shape="id176" draw:start-glue-point="1" draw:end-shape="id178" draw:end-glue-point="3" svg:d="M14250 10000h1100" svg:viewBox="0 0 1101 1">
          <text:p/>
        </draw:connector>
        <draw:connector draw:style-name="gr53" draw:text-style-name="P22" draw:layer="layout" draw:type="line" svg:x1="18.85cm" svg:y1="10cm" svg:x2="19.95cm" svg:y2="10cm" draw:start-shape="id178" draw:end-shape="id180" svg:d="M18850 10000h1100" svg:viewBox="0 0 1101 1">
          <text:p/>
        </draw:connector>
        <draw:connector draw:style-name="gr40" draw:text-style-name="P22" draw:layer="layout" draw:type="curve" svg:x1="7.9cm" svg:y1="10.5cm" svg:x2="6.5cm" svg:y2="16cm" draw:start-shape="id181" draw:start-glue-point="2" draw:end-shape="id182" draw:end-glue-point="0" svg:d="M7900 10500c0 4125-1400 1375-1400 5500" svg:viewBox="0 0 1401 5501">
          <text:p/>
        </draw:connector>
        <draw:connector draw:style-name="gr40" draw:text-style-name="P22" draw:layer="layout" draw:type="curve" svg:x1="8.9cm" svg:y1="10.5cm" svg:x2="8.5cm" svg:y2="16cm" draw:start-shape="id183" draw:start-glue-point="2" draw:end-shape="id184" draw:end-glue-point="0" svg:d="M8900 10500c0 4125-400 1375-400 5500" svg:viewBox="0 0 401 5501">
          <text:p/>
        </draw:connector>
        <draw:connector draw:style-name="gr40" draw:text-style-name="P22" draw:layer="layout" draw:type="curve" svg:x1="11.5cm" svg:y1="10.5cm" svg:x2="9.5cm" svg:y2="16cm" draw:start-shape="id185" draw:start-glue-point="2" draw:end-shape="id186" draw:end-glue-point="0" svg:d="M11500 10500c0 4125-2000 1375-2000 5500" svg:viewBox="0 0 2001 5501">
          <text:p/>
        </draw:connector>
        <draw:connector draw:style-name="gr40" draw:text-style-name="P22" draw:layer="layout" draw:type="curve" svg:x1="12.5cm" svg:y1="10.5cm" svg:x2="11cm" svg:y2="16cm" draw:start-shape="id187" draw:start-glue-point="2" draw:end-shape="id188" draw:end-glue-point="0" svg:d="M12500 10500c0 4125-1500 1375-1500 5500" svg:viewBox="0 0 1501 5501">
          <text:p/>
        </draw:connector>
        <draw:connector draw:style-name="gr40" draw:text-style-name="P22" draw:layer="layout" draw:type="curve" svg:x1="13.5cm" svg:y1="10.5cm" svg:x2="12cm" svg:y2="16cm" draw:start-shape="id189" draw:start-glue-point="2" draw:end-shape="id190" draw:end-glue-point="0" svg:d="M13500 10500c0 4125-1500 1375-1500 5500" svg:viewBox="0 0 1501 5501">
          <text:p/>
        </draw:connector>
        <draw:connector draw:style-name="gr40" draw:text-style-name="P22" draw:layer="layout" draw:type="curve" svg:x1="16.1cm" svg:y1="10.5cm" svg:x2="14cm" svg:y2="16cm" draw:start-shape="id191" draw:start-glue-point="2" draw:end-shape="id192" svg:d="M16100 10500c0 4125-2100 1375-2100 5500" svg:viewBox="0 0 2101 5501">
          <text:p/>
        </draw:connector>
        <draw:custom-shape draw:style-name="gr77" draw:text-style-name="P24" draw:layer="layout" svg:width="3.869cm" svg:height="1.816cm" svg:x="16.474cm" svg:y="12.501cm">
          <text:p text:style-name="P23"><text:span text:style-name="T15">страницы</text:span></text:p>
          <text:p text:style-name="P23"><text:span text:style-name="T15">упорядочены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816.74418604651 6906.7694001100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5" draw:text-style-name="P49" draw:layer="layout" svg:width="1cm" svg:height="3cm" svg:x="12.5cm" svg:y="1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50" draw:layer="layout" svg:width="2.997cm" svg:height="0.999cm" draw:transform="skewX (0.00296705972839036) rotate (1.5699236621689) translate (21.499cm 18.999cm)">
          <text:p text:style-name="P25"><text:span text:style-name="T14">NULL</text:span></text:p>
          <draw:enhanced-geometry svg:viewBox="0 0 21600 21600" draw:type="rectangle" draw:enhanced-path="M 0 0 L 21600 0 21600 21600 0 21600 0 0 Z N"/>
        </draw:custom-shape>
        <draw:custom-shape draw:style-name="gr8" draw:text-style-name="P20" xml:id="id193" draw:id="id193" draw:layer="layout" svg:width="1cm" svg:height="3cm" svg:x="7cm" svg:y="16cm">
          <text:p text:style-name="P19"><text:span text:style-name="T14">4</text:span></text:p>
          <draw:enhanced-geometry svg:viewBox="0 0 21600 21600" draw:type="rectangle" draw:enhanced-path="M 0 0 L 21600 0 21600 21600 0 21600 0 0 Z N"/>
        </draw:custom-shape>
        <draw:connector draw:style-name="gr40" draw:text-style-name="P22" draw:layer="layout" draw:type="curve" svg:x1="7.9cm" svg:y1="10.5cm" svg:x2="7.5cm" svg:y2="16cm" draw:start-shape="id181" draw:start-glue-point="2" draw:end-shape="id193" draw:end-glue-point="0" svg:d="M7900 10500c0 4125-400 1375-400 5500" svg:viewBox="0 0 401 5501">
          <text:p/>
        </draw:connector>
        <draw:custom-shape draw:style-name="gr45" draw:text-style-name="P49" draw:layer="layout" svg:width="1cm" svg:height="3cm" svg:x="18cm" svg:y="16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5" draw:text-style-name="P28" draw:layer="layout" svg:width="16.799cm" svg:height="13.364cm" svg:x="2.1cm" svg:y="14.107cm" presentation:class="notes" presentation:user-transformed="true">
            <draw:text-box>
              <text:p text:style-name="P27"><text:span text:style-name="T6">Если данные в таблице физически упорядочены, обычное индексное сканирование </text:span><text:span text:style-name="T6">не будет читать табличную страницу повторно. В таком (нечастом на практике) </text:span><text:span text:style-name="T6">случае метод сканирования по битовой карте теряет смысл, проигрывая обычному </text:span><text:span text:style-name="T6">индексному сканированию.</text:span></text:p>
              <text:p text:style-name="P27"><text:span text:style-name="T6">Разумеется, планировщик это тоже учитывает (как именно — <text:s/>рассматривается в </text:span><text:span text:style-name="T6">теме «Базовая статистика»).</text:span></text:p>
              <text:p text:style-name="P27"><text:span text:style-name="T6"/></text:p>
            </draw:text-box>
          </draw:frame>
        </presentation:notes>
      </draw:page>
      <draw:page draw:name="page20" draw:style-name="dp1" draw:master-page-name="master" presentation:presentation-page-layout-name="AL1T1">
        <office:forms form:automatic-focus="false" form:apply-design-mode="false"/>
        <draw:frame presentation:style-name="pr8" draw:text-style-name="P8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9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14" draw:text-style-name="P29" draw:layer="layout" svg:width="17.893cm" svg:height="11.728cm" svg:x="5.054cm" svg:y="6.182cm">
          <draw:image xlink:href="Pictures/10000001000001B9000001219F9F77CFE0FDB8A0.png" xlink:type="simple" xlink:show="embed" xlink:actuate="onLoad" draw:mime-type="image/png">
            <text:p text:style-name="P1"><text:span text:style-name="T18"/></text:p>
            <text:p text:style-name="P1"><text:span text:style-name="T18"/></text:p>
            <text:p text:style-name="P1"><text:span text:style-name="T18"/></text:p>
            <text:p text:style-name="P1"><text:span text:style-name="T18"><text:s text:c="11"/></text:span><text:span text:style-name="T18">$ psql</text:span></text:p>
            <text:p text:style-name="P1"><text:span text:style-name="T18"><text:s text:c="11"/></text:span><text:span text:style-name="T18">postgres=#</text:span></text:p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aster" presentation:presentation-page-layout-name="AL1T1">
        <office:forms form:automatic-focus="false" form:apply-design-mode="false"/>
        <draw:frame presentation:style-name="pr16" draw:text-style-name="P55" draw:layer="layout" svg:width="20.644cm" svg:height="1.737cm" svg:x="1.2cm" svg:y="0.737cm" presentation:class="title" presentation:user-transformed="true">
          <draw:text-box>
            <text:p><text:span text:style-name="T24">Index-</text:span><text:span text:style-name="T25">O</text:span><text:span text:style-name="T24">nly</text:span><text:span text:style-name="T25"> S</text:span><text:span text:style-name="T24">can</text:span></text:p>
          </draw:text-box>
        </draw:frame>
        <draw:custom-shape draw:style-name="gr4" draw:text-style-name="P15" draw:layer="layout" svg:width="4.5cm" svg:height="4cm" svg:x="1.25cm" svg:y="15.5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48" xml:id="id220" draw:id="id220" draw:layer="layout" svg:width="1cm" svg:height="3cm" svg:x="1.5cm" svg:y="16cm">
          <text:p text:style-name="P19"><text:span text:style-name="T14">4</text:span></text:p>
          <draw:enhanced-geometry svg:viewBox="0 0 21600 21600" draw:type="rectangle" draw:enhanced-path="M 0 0 L 21600 0 21600 21600 0 21600 0 0 Z N"/>
        </draw:custom-shape>
        <draw:custom-shape draw:style-name="gr63" draw:text-style-name="P54" draw:layer="layout" svg:width="1cm" svg:height="3cm" svg:x="2.5cm" svg:y="16cm">
          <text:p text:style-name="P19"><text:span text:style-name="T14">3</text:span></text:p>
          <draw:enhanced-geometry svg:viewBox="0 0 21600 21600" draw:type="rectangle" draw:enhanced-path="M 0 0 L 21600 0 21600 21600 0 21600 0 0 Z N"/>
        </draw:custom-shape>
        <draw:custom-shape draw:style-name="gr7" draw:text-style-name="P18" draw:layer="layout" svg:width="1cm" svg:height="3cm" svg:x="3.5cm" svg:y="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0" xml:id="id211" draw:id="id211" draw:layer="layout" svg:width="1cm" svg:height="3cm" svg:x="4.5cm" svg:y="16cm">
          <text:p text:style-name="P19"><text:span text:style-name="T14">5</text:span></text:p>
          <draw:enhanced-geometry svg:viewBox="0 0 21600 21600" draw:type="rectangle" draw:enhanced-path="M 0 0 L 21600 0 21600 21600 0 21600 0 0 Z N"/>
        </draw:custom-shape>
        <draw:custom-shape draw:style-name="gr43" draw:text-style-name="P13" draw:layer="layout" svg:width="4.5cm" svg:height="4cm" svg:x="5.75cm" svg:y="15.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49" draw:layer="layout" svg:width="1cm" svg:height="3cm" svg:x="6cm" svg:y="16cm">
          <text:p text:style-name="P19"><text:span text:style-name="T14">2</text:span></text:p>
          <draw:enhanced-geometry svg:viewBox="0 0 21600 21600" draw:type="rectangle" draw:enhanced-path="M 0 0 L 21600 0 21600 21600 0 21600 0 0 Z N"/>
        </draw:custom-shape>
        <draw:custom-shape draw:style-name="gr7" draw:text-style-name="P18" draw:layer="layout" svg:width="1cm" svg:height="3cm" svg:x="7cm" svg:y="1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49" draw:layer="layout" svg:width="1cm" svg:height="3cm" svg:x="8cm" svg:y="16cm">
          <text:p text:style-name="P19"><text:span text:style-name="T14">1</text:span></text:p>
          <draw:enhanced-geometry svg:viewBox="0 0 21600 21600" draw:type="rectangle" draw:enhanced-path="M 0 0 L 21600 0 21600 21600 0 21600 0 0 Z N"/>
        </draw:custom-shape>
        <draw:custom-shape draw:style-name="gr44" draw:text-style-name="P48" draw:layer="layout" svg:width="1cm" svg:height="3cm" svg:x="9cm" svg:y="16cm">
          <text:p text:style-name="P19"><text:span text:style-name="T14">10</text:span></text:p>
          <draw:enhanced-geometry svg:viewBox="0 0 21600 21600" draw:type="rectangle" draw:enhanced-path="M 0 0 L 21600 0 21600 21600 0 21600 0 0 Z N"/>
        </draw:custom-shape>
        <draw:custom-shape draw:style-name="gr65" draw:text-style-name="P60" draw:layer="layout" svg:width="4.5cm" svg:height="4cm" svg:x="10.25cm" svg:y="15.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49" draw:layer="layout" svg:width="1cm" svg:height="3cm" svg:x="10.5cm" svg:y="16cm">
          <text:p text:style-name="P19"><text:span text:style-name="T14">12</text:span></text:p>
          <draw:enhanced-geometry svg:viewBox="0 0 21600 21600" draw:type="rectangle" draw:enhanced-path="M 0 0 L 21600 0 21600 21600 0 21600 0 0 Z N"/>
        </draw:custom-shape>
        <draw:custom-shape draw:style-name="gr45" draw:text-style-name="P49" xml:id="id217" draw:id="id217" draw:layer="layout" svg:width="1cm" svg:height="3cm" svg:x="11.5cm" svg:y="16cm">
          <text:p text:style-name="P19"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1cm" svg:height="3cm" svg:x="12.5cm" svg:y="1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49" xml:id="id215" draw:id="id215" draw:layer="layout" svg:width="1cm" svg:height="3cm" svg:x="13.5cm" svg:y="16cm">
          <text:p text:style-name="P19"><text:span text:style-name="T14">7</text:span></text:p>
          <draw:enhanced-geometry svg:viewBox="0 0 21600 21600" draw:type="rectangle" draw:enhanced-path="M 0 0 L 21600 0 21600 21600 0 21600 0 0 Z N"/>
        </draw:custom-shape>
        <draw:custom-shape draw:style-name="gr43" draw:text-style-name="P13" draw:layer="layout" svg:width="4.5cm" svg:height="4cm" svg:x="14.75cm" svg:y="15.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49" draw:layer="layout" svg:width="1cm" svg:height="3cm" svg:x="16cm" svg:y="16cm">
          <text:p text:style-name="P19"><text:span text:style-name="T14">11</text:span></text:p>
          <draw:enhanced-geometry svg:viewBox="0 0 21600 21600" draw:type="rectangle" draw:enhanced-path="M 0 0 L 21600 0 21600 21600 0 21600 0 0 Z N"/>
        </draw:custom-shape>
        <draw:custom-shape draw:style-name="gr45" draw:text-style-name="P49" draw:layer="layout" svg:width="1cm" svg:height="3cm" svg:x="17cm" svg:y="1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8" draw:layer="layout" svg:width="1cm" svg:height="3cm" svg:x="18cm" svg:y="16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60" draw:layer="layout" svg:width="4.5cm" svg:height="4cm" svg:x="19.25cm" svg:y="15.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49" xml:id="id209" draw:id="id209" draw:layer="layout" svg:width="1cm" svg:height="3cm" svg:x="19.5cm" svg:y="16cm">
          <text:p text:style-name="P19"><text:span text:style-name="T14">4</text:span></text:p>
          <draw:enhanced-geometry svg:viewBox="0 0 21600 21600" draw:type="rectangle" draw:enhanced-path="M 0 0 L 21600 0 21600 21600 0 21600 0 0 Z N"/>
        </draw:custom-shape>
        <draw:custom-shape draw:style-name="gr45" draw:text-style-name="P49" xml:id="id219" draw:id="id219" draw:layer="layout" svg:width="1cm" svg:height="3cm" svg:x="20.5cm" svg:y="16cm">
          <text:p text:style-name="P19"><text:span text:style-name="T14">9</text:span></text:p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1cm" svg:height="3cm" svg:x="21.5cm" svg:y="1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49" xml:id="id213" draw:id="id213" draw:layer="layout" svg:width="1cm" svg:height="3cm" svg:x="22.5cm" svg:y="16cm">
          <text:p text:style-name="P19"><text:span text:style-name="T14">6</text:span></text:p>
          <draw:enhanced-geometry svg:viewBox="0 0 21600 21600" draw:type="rectangle" draw:enhanced-path="M 0 0 L 21600 0 21600 21600 0 21600 0 0 Z N"/>
        </draw:custom-shape>
        <draw:custom-shape draw:style-name="gr60" draw:text-style-name="P15" draw:layer="layout" svg:width="3.5cm" svg:height="2cm" svg:x="11.72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0" xml:id="id194" draw:id="id194" draw:layer="layout" svg:width="1cm" svg:height="1cm" svg:x="11.97cm" svg:y="4.1cm">
          <text:p text:style-name="P19"><text:span text:style-name="T14">1</text:span></text:p>
          <draw:enhanced-geometry svg:viewBox="0 0 21600 21600" draw:type="rectangle" draw:enhanced-path="M 0 0 L 21600 0 21600 21600 0 21600 0 0 Z N"/>
        </draw:custom-shape>
        <draw:custom-shape draw:style-name="gr49" draw:text-style-name="P49" xml:id="id196" draw:id="id196" draw:layer="layout" svg:width="1cm" svg:height="1cm" svg:x="12.97cm" svg:y="4.1cm">
          <text:p text:style-name="P19"><text:span text:style-name="T14">9</text:span></text:p>
          <draw:enhanced-geometry svg:viewBox="0 0 21600 21600" draw:type="rectangle" draw:enhanced-path="M 0 0 L 21600 0 21600 21600 0 21600 0 0 Z N"/>
        </draw:custom-shape>
        <draw:custom-shape draw:style-name="gr50" draw:text-style-name="P18" draw:layer="layout" svg:width="1cm" svg:height="1cm" svg:x="13.97cm" svg:y="4.1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15" xml:id="id195" draw:id="id195" draw:layer="layout" svg:width="3.5cm" svg:height="2cm" svg:x="6.15cm" svg:y="6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49" xml:id="id198" draw:id="id198" draw:layer="layout" svg:width="1cm" svg:height="1cm" svg:x="6.4cm" svg:y="6.8cm">
          <text:p text:style-name="P19"><text:span text:style-name="T14">1</text:span></text:p>
          <draw:enhanced-geometry svg:viewBox="0 0 21600 21600" draw:type="rectangle" draw:enhanced-path="M 0 0 L 21600 0 21600 21600 0 21600 0 0 Z N"/>
        </draw:custom-shape>
        <draw:custom-shape draw:style-name="gr61" draw:text-style-name="P20" xml:id="id200" draw:id="id200" draw:layer="layout" svg:width="1cm" svg:height="1cm" svg:x="7.4cm" svg:y="6.8cm">
          <text:p text:style-name="P19"><text:span text:style-name="T14">3</text:span></text:p>
          <draw:enhanced-geometry svg:viewBox="0 0 21600 21600" draw:type="rectangle" draw:enhanced-path="M 0 0 L 21600 0 21600 21600 0 21600 0 0 Z N"/>
        </draw:custom-shape>
        <draw:custom-shape draw:style-name="gr49" draw:text-style-name="P49" xml:id="id202" draw:id="id202" draw:layer="layout" svg:width="1cm" svg:height="1cm" svg:x="8.4cm" svg:y="6.8cm">
          <text:p text:style-name="P19"><text:span text:style-name="T14">6</text:span></text:p>
          <draw:enhanced-geometry svg:viewBox="0 0 21600 21600" draw:type="rectangle" draw:enhanced-path="M 0 0 L 21600 0 21600 21600 0 21600 0 0 Z N"/>
        </draw:custom-shape>
        <draw:custom-shape draw:style-name="gr48" draw:text-style-name="P13" xml:id="id197" draw:id="id197" draw:layer="layout" svg:width="3.5cm" svg:height="2cm" svg:x="17.65cm" svg:y="6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49" xml:id="id204" draw:id="id204" draw:layer="layout" svg:width="1cm" svg:height="1cm" svg:x="17.9cm" svg:y="6.8cm">
          <text:p text:style-name="P19"><text:span text:style-name="T14">9</text:span></text:p>
          <draw:enhanced-geometry svg:viewBox="0 0 21600 21600" draw:type="rectangle" draw:enhanced-path="M 0 0 L 21600 0 21600 21600 0 21600 0 0 Z N"/>
        </draw:custom-shape>
        <draw:custom-shape draw:style-name="gr49" draw:text-style-name="P49" xml:id="id206" draw:id="id206" draw:layer="layout" svg:width="1cm" svg:height="1cm" svg:x="18.9cm" svg:y="6.8cm">
          <text:p text:style-name="P19"><text:span text:style-name="T14">12</text:span></text:p>
          <draw:enhanced-geometry svg:viewBox="0 0 21600 21600" draw:type="rectangle" draw:enhanced-path="M 0 0 L 21600 0 21600 21600 0 21600 0 0 Z N"/>
        </draw:custom-shape>
        <draw:custom-shape draw:style-name="gr50" draw:text-style-name="P18" draw:layer="layout" svg:width="1cm" svg:height="1cm" svg:x="19.9cm" svg:y="6.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3" xml:id="id199" draw:id="id199" draw:layer="layout" svg:width="3.5cm" svg:height="2cm" svg:x="1.5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49" draw:layer="layout" svg:width="1cm" svg:height="1cm" svg:x="1.8cm" svg:y="9.5cm">
          <text:p text:style-name="P19"><text:span text:style-name="T14">1</text:span></text:p>
          <draw:enhanced-geometry svg:viewBox="0 0 21600 21600" draw:type="rectangle" draw:enhanced-path="M 0 0 L 21600 0 21600 21600 0 21600 0 0 Z N"/>
        </draw:custom-shape>
        <draw:custom-shape draw:style-name="gr49" draw:text-style-name="P49" draw:layer="layout" svg:width="1cm" svg:height="1cm" svg:x="2.8cm" svg:y="9.5cm">
          <text:p text:style-name="P19"><text:span text:style-name="T14">2</text:span></text:p>
          <draw:enhanced-geometry svg:viewBox="0 0 21600 21600" draw:type="rectangle" draw:enhanced-path="M 0 0 L 21600 0 21600 21600 0 21600 0 0 Z N"/>
        </draw:custom-shape>
        <draw:custom-shape draw:style-name="gr50" draw:text-style-name="P18" draw:layer="layout" svg:width="1cm" svg:height="1cm" svg:x="3.8cm" svg:y="9.5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15" xml:id="id201" draw:id="id201" draw:layer="layout" svg:width="3.5cm" svg:height="2cm" svg:x="6.1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49" draw:layer="layout" svg:width="1cm" svg:height="1cm" svg:x="6.4cm" svg:y="9.5cm">
          <text:p text:style-name="P19"><text:span text:style-name="T14">3</text:span></text:p>
          <draw:enhanced-geometry svg:viewBox="0 0 21600 21600" draw:type="rectangle" draw:enhanced-path="M 0 0 L 21600 0 21600 21600 0 21600 0 0 Z N"/>
        </draw:custom-shape>
        <draw:custom-shape draw:style-name="gr61" draw:text-style-name="P20" xml:id="id208" draw:id="id208" draw:layer="layout" svg:width="1cm" svg:height="1cm" svg:x="7.4cm" svg:y="9.5cm">
          <text:p text:style-name="P19"><text:span text:style-name="T14">4</text:span></text:p>
          <draw:enhanced-geometry svg:viewBox="0 0 21600 21600" draw:type="rectangle" draw:enhanced-path="M 0 0 L 21600 0 21600 21600 0 21600 0 0 Z N"/>
        </draw:custom-shape>
        <draw:custom-shape draw:style-name="gr61" draw:text-style-name="P20" xml:id="id210" draw:id="id210" draw:layer="layout" svg:width="1cm" svg:height="1cm" svg:x="8.4cm" svg:y="9.5cm">
          <text:p text:style-name="P19"><text:span text:style-name="T14">5</text:span></text:p>
          <draw:enhanced-geometry svg:viewBox="0 0 21600 21600" draw:type="rectangle" draw:enhanced-path="M 0 0 L 21600 0 21600 21600 0 21600 0 0 Z N"/>
        </draw:custom-shape>
        <draw:custom-shape draw:style-name="gr60" draw:text-style-name="P15" xml:id="id203" draw:id="id203" draw:layer="layout" svg:width="3.5cm" svg:height="2cm" svg:x="10.7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0" xml:id="id212" draw:id="id212" draw:layer="layout" svg:width="1cm" svg:height="1cm" svg:x="11cm" svg:y="9.5cm">
          <text:p text:style-name="P19"><text:span text:style-name="T14">6</text:span></text:p>
          <draw:enhanced-geometry svg:viewBox="0 0 21600 21600" draw:type="rectangle" draw:enhanced-path="M 0 0 L 21600 0 21600 21600 0 21600 0 0 Z N"/>
        </draw:custom-shape>
        <draw:custom-shape draw:style-name="gr61" draw:text-style-name="P20" xml:id="id214" draw:id="id214" draw:layer="layout" svg:width="1cm" svg:height="1cm" svg:x="12cm" svg:y="9.5cm">
          <text:p text:style-name="P19"><text:span text:style-name="T14">7</text:span></text:p>
          <draw:enhanced-geometry svg:viewBox="0 0 21600 21600" draw:type="rectangle" draw:enhanced-path="M 0 0 L 21600 0 21600 21600 0 21600 0 0 Z N"/>
        </draw:custom-shape>
        <draw:custom-shape draw:style-name="gr61" draw:text-style-name="P20" xml:id="id216" draw:id="id216" draw:layer="layout" svg:width="1cm" svg:height="1cm" svg:x="13cm" svg:y="9.5cm">
          <text:p text:style-name="P19"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60" draw:text-style-name="P15" xml:id="id205" draw:id="id205" draw:layer="layout" svg:width="3.5cm" svg:height="2cm" svg:x="15.3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0" xml:id="id218" draw:id="id218" draw:layer="layout" svg:width="1cm" svg:height="1cm" svg:x="15.6cm" svg:y="9.5cm">
          <text:p text:style-name="P19"><text:span text:style-name="T14">9</text:span></text:p>
          <draw:enhanced-geometry svg:viewBox="0 0 21600 21600" draw:type="rectangle" draw:enhanced-path="M 0 0 L 21600 0 21600 21600 0 21600 0 0 Z N"/>
        </draw:custom-shape>
        <draw:custom-shape draw:style-name="gr49" draw:text-style-name="P49" draw:layer="layout" svg:width="1cm" svg:height="1cm" svg:x="16.6cm" svg:y="9.5cm">
          <text:p text:style-name="P19"><text:span text:style-name="T14">10</text:span></text:p>
          <draw:enhanced-geometry svg:viewBox="0 0 21600 21600" draw:type="rectangle" draw:enhanced-path="M 0 0 L 21600 0 21600 21600 0 21600 0 0 Z N"/>
        </draw:custom-shape>
        <draw:custom-shape draw:style-name="gr49" draw:text-style-name="P49" draw:layer="layout" svg:width="1cm" svg:height="1cm" svg:x="17.6cm" svg:y="9.5cm">
          <text:p text:style-name="P19"><text:span text:style-name="T14">11</text:span></text:p>
          <draw:enhanced-geometry svg:viewBox="0 0 21600 21600" draw:type="rectangle" draw:enhanced-path="M 0 0 L 21600 0 21600 21600 0 21600 0 0 Z N"/>
        </draw:custom-shape>
        <draw:custom-shape draw:style-name="gr48" draw:text-style-name="P13" xml:id="id207" draw:id="id207" draw:layer="layout" svg:width="3.5cm" svg:height="2cm" svg:x="19.9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49" draw:layer="layout" svg:width="1cm" svg:height="1cm" svg:x="20.2cm" svg:y="9.5cm">
          <text:p text:style-name="P19"><text:span text:style-name="T14">12</text:span></text:p>
          <draw:enhanced-geometry svg:viewBox="0 0 21600 21600" draw:type="rectangle" draw:enhanced-path="M 0 0 L 21600 0 21600 21600 0 21600 0 0 Z N"/>
        </draw:custom-shape>
        <draw:custom-shape draw:style-name="gr52" draw:text-style-name="P57" draw:layer="layout" svg:width="1cm" svg:height="1cm" svg:x="21.2cm" svg:y="9.5cm">
          <text:p text:style-name="P56"><text:span text:style-name="T14">N</text:span></text:p>
          <draw:enhanced-geometry svg:viewBox="0 0 21600 21600" draw:type="rectangle" draw:enhanced-path="M 0 0 L 21600 0 21600 21600 0 21600 0 0 Z N"/>
        </draw:custom-shape>
        <draw:custom-shape draw:style-name="gr49" draw:text-style-name="P49" draw:layer="layout" svg:width="1cm" svg:height="1cm" svg:x="22.2cm" svg:y="9.5cm">
          <text:p/>
          <draw:enhanced-geometry svg:viewBox="0 0 21600 21600" draw:type="rectangle" draw:enhanced-path="M 0 0 L 21600 0 21600 21600 0 21600 0 0 Z N"/>
        </draw:custom-shape>
        <draw:connector draw:style-name="gr62" draw:text-style-name="P22" draw:layer="layout" draw:type="line" svg:x1="12.47cm" svg:y1="5.1cm" svg:x2="7.9cm" svg:y2="6.3cm" draw:start-shape="id194" draw:start-glue-point="2" draw:end-shape="id195" draw:end-glue-point="0" svg:d="M12470 5100l-4570 1200" svg:viewBox="0 0 4571 1201">
          <text:p/>
        </draw:connector>
        <draw:connector draw:style-name="gr40" draw:text-style-name="P22" draw:layer="layout" draw:type="line" svg:x1="13.47cm" svg:y1="5.1cm" svg:x2="19.4cm" svg:y2="6.3cm" draw:start-shape="id196" draw:start-glue-point="2" draw:end-shape="id197" draw:end-glue-point="0" svg:d="M13470 5100l5930 1200" svg:viewBox="0 0 5931 1201">
          <text:p/>
        </draw:connector>
        <draw:connector draw:style-name="gr40" draw:text-style-name="P22" draw:layer="layout" draw:type="line" svg:x1="6.9cm" svg:y1="7.8cm" svg:x2="3.3cm" svg:y2="9cm" draw:start-shape="id198" draw:start-glue-point="2" draw:end-shape="id199" draw:end-glue-point="0" svg:d="M6900 7800l-3600 1200" svg:viewBox="0 0 3601 1201">
          <text:p/>
        </draw:connector>
        <draw:connector draw:style-name="gr62" draw:text-style-name="P22" draw:layer="layout" draw:type="line" svg:x1="7.9cm" svg:y1="7.8cm" svg:x2="7.9cm" svg:y2="9cm" draw:start-shape="id200" draw:start-glue-point="2" draw:end-shape="id201" draw:end-glue-point="0" svg:d="M7900 7800v1200" svg:viewBox="0 0 1 1201">
          <text:p/>
        </draw:connector>
        <draw:connector draw:style-name="gr40" draw:text-style-name="P22" draw:layer="layout" draw:type="line" svg:x1="8.9cm" svg:y1="7.8cm" svg:x2="12.5cm" svg:y2="9cm" draw:start-shape="id202" draw:start-glue-point="2" draw:end-shape="id203" draw:end-glue-point="0" svg:d="M8900 7800l3600 1200" svg:viewBox="0 0 3601 1201">
          <text:p/>
        </draw:connector>
        <draw:connector draw:style-name="gr40" draw:text-style-name="P22" draw:layer="layout" draw:type="line" svg:x1="18.4cm" svg:y1="7.8cm" svg:x2="17.1cm" svg:y2="9cm" draw:start-shape="id204" draw:start-glue-point="2" draw:end-shape="id205" draw:end-glue-point="0" svg:d="M18400 7800l-1300 1200" svg:viewBox="0 0 1301 1201">
          <text:p/>
        </draw:connector>
        <draw:connector draw:style-name="gr40" draw:text-style-name="P22" draw:layer="layout" draw:type="line" svg:x1="19.4cm" svg:y1="7.8cm" svg:x2="21.7cm" svg:y2="9cm" draw:start-shape="id206" draw:start-glue-point="2" draw:end-shape="id207" draw:end-glue-point="0" svg:d="M19400 7800l2300 1200" svg:viewBox="0 0 2301 1201">
          <text:p/>
        </draw:connector>
        <draw:connector draw:style-name="gr53" draw:text-style-name="P22" draw:layer="layout" draw:type="line" svg:x1="5.05cm" svg:y1="10cm" svg:x2="6.15cm" svg:y2="10cm" draw:start-shape="id199" draw:start-glue-point="1" draw:end-shape="id201" draw:end-glue-point="3" svg:d="M5050 10000h1100" svg:viewBox="0 0 1101 1">
          <text:p/>
        </draw:connector>
        <draw:connector draw:style-name="gr62" draw:text-style-name="P22" draw:layer="layout" draw:type="line" svg:x1="9.65cm" svg:y1="10cm" svg:x2="10.75cm" svg:y2="10cm" draw:start-shape="id201" draw:start-glue-point="1" draw:end-shape="id203" draw:end-glue-point="3" svg:d="M9650 10000h1100" svg:viewBox="0 0 1101 1">
          <text:p/>
        </draw:connector>
        <draw:connector draw:style-name="gr62" draw:text-style-name="P22" draw:layer="layout" draw:type="line" svg:x1="14.25cm" svg:y1="10cm" svg:x2="15.35cm" svg:y2="10cm" draw:start-shape="id203" draw:start-glue-point="1" draw:end-shape="id205" draw:end-glue-point="3" svg:d="M14250 10000h1100" svg:viewBox="0 0 1101 1">
          <text:p/>
        </draw:connector>
        <draw:connector draw:style-name="gr53" draw:text-style-name="P22" draw:layer="layout" draw:type="line" svg:x1="18.85cm" svg:y1="10cm" svg:x2="19.95cm" svg:y2="10cm" draw:start-shape="id205" draw:end-shape="id207" svg:d="M18850 10000h1100" svg:viewBox="0 0 1101 1">
          <text:p/>
        </draw:connector>
        <draw:connector draw:style-name="gr40" draw:text-style-name="P22" draw:layer="layout" draw:type="curve" svg:x1="7.9cm" svg:y1="10.5cm" svg:x2="20cm" svg:y2="16cm" draw:start-shape="id208" draw:start-glue-point="2" draw:end-shape="id209" draw:end-glue-point="0" svg:d="M7900 10500c0 4125 12100 1375 12100 5500" svg:viewBox="0 0 12101 5501">
          <text:p/>
        </draw:connector>
        <draw:connector draw:style-name="gr40" draw:text-style-name="P22" draw:layer="layout" draw:type="curve" svg:x1="8.9cm" svg:y1="10.5cm" svg:x2="5cm" svg:y2="16cm" draw:start-shape="id210" draw:start-glue-point="2" draw:end-shape="id211" draw:end-glue-point="0" svg:d="M8900 10500c0 4125-3900 1375-3900 5500" svg:viewBox="0 0 3901 5501">
          <text:p/>
        </draw:connector>
        <draw:connector draw:style-name="gr40" draw:text-style-name="P22" draw:layer="layout" draw:type="curve" svg:x1="11.5cm" svg:y1="10.5cm" svg:x2="23cm" svg:y2="16cm" draw:start-shape="id212" draw:start-glue-point="2" draw:end-shape="id213" draw:end-glue-point="0" svg:d="M11500 10500c0 4125 11500 1375 11500 5500" svg:viewBox="0 0 11501 5501">
          <text:p/>
        </draw:connector>
        <draw:connector draw:style-name="gr40" draw:text-style-name="P22" draw:layer="layout" draw:type="curve" svg:x1="12.5cm" svg:y1="10.5cm" svg:x2="14cm" svg:y2="16cm" draw:start-shape="id214" draw:start-glue-point="2" draw:end-shape="id215" draw:end-glue-point="0" svg:d="M12500 10500c0 4125 1500 1375 1500 5500" svg:viewBox="0 0 1501 5501">
          <text:p/>
        </draw:connector>
        <draw:connector draw:style-name="gr40" draw:text-style-name="P22" draw:layer="layout" draw:type="curve" svg:x1="13.5cm" svg:y1="10.5cm" svg:x2="12cm" svg:y2="16cm" draw:start-shape="id216" draw:start-glue-point="2" draw:end-shape="id217" draw:end-glue-point="0" svg:d="M13500 10500c0 4125-1500 1375-1500 5500" svg:viewBox="0 0 1501 5501">
          <text:p/>
        </draw:connector>
        <draw:connector draw:style-name="gr40" draw:text-style-name="P22" draw:layer="layout" draw:type="curve" svg:x1="16.1cm" svg:y1="10.5cm" svg:x2="21cm" svg:y2="16cm" draw:start-shape="id218" draw:start-glue-point="2" draw:end-shape="id219" draw:end-glue-point="0" svg:d="M16100 10500c0 4125 4900 1375 4900 5500" svg:viewBox="0 0 4901 5501">
          <text:p/>
        </draw:connector>
        <draw:custom-shape draw:style-name="gr82" draw:text-style-name="P24" draw:layer="layout" svg:width="5.95cm" svg:height="2.498cm" svg:x="20.509cm" svg:y="11.505cm">
          <text:p text:style-name="P23"><text:span text:style-name="T15">страница есть</text:span></text:p>
          <text:p text:style-name="P23"><text:span text:style-name="T15">в карте видимости,</text:span></text:p>
          <text:p text:style-name="P23"><text:span text:style-name="T15">проверка не нужна</text:span></text:p>
          <text:p text:style-name="P23"><text:span text:style-name="T32"><text:s/>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72.223155772139 34608.403361344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onnector draw:style-name="gr40" draw:text-style-name="P22" draw:layer="layout" draw:type="curve" svg:x1="7.9cm" svg:y1="10.5cm" svg:x2="2cm" svg:y2="16cm" draw:start-shape="id208" draw:start-glue-point="2" draw:end-shape="id220" draw:end-glue-point="0" svg:d="M7900 10500c0 4125-5900 1375-5900 5500" svg:viewBox="0 0 5901 5501">
          <text:p/>
        </draw:connector>
        <draw:custom-shape draw:style-name="gr82" draw:text-style-name="P24" draw:layer="layout" svg:width="5.95cm" svg:height="2.498cm" svg:x="1.508cm" svg:y="11.892cm">
          <text:p text:style-name="P23"><text:span text:style-name="T15">страницы нет</text:span></text:p>
          <text:p text:style-name="P23"><text:span text:style-name="T15">в карте видимости,</text:span></text:p>
          <text:p text:style-name="P23"><text:span text:style-name="T15">проверка по таблице</text:span></text:p>
          <text:p text:style-name="P23"><text:span text:style-name="T32"><text:s/>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705.86456057805 30831.21248499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6" draw:text-style-name="P50" draw:layer="layout" svg:width="2.997cm" svg:height="0.999cm" draw:transform="skewX (0.00296705972839036) rotate (1.5699236621689) translate (14.999cm 19cm)">
          <text:p text:style-name="P25"><text:span text:style-name="T14">NULL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18" draw:text-style-name="P28" draw:layer="layout" svg:width="16.799cm" svg:height="13.966cm" svg:x="2.1cm" svg:y="14.107cm" presentation:class="notes" presentation:user-transformed="true">
            <draw:text-box>
              <text:p text:style-name="P27"><text:span text:style-name="T6">Если в запросе требуются только проиндексированные данные, они уже есть в </text:span><text:span text:style-name="T6">самом индексе и к таблице обращаться не надо. Такой индекс называется </text:span><text:span text:style-name="T22">покрывающим</text:span><text:span text:style-name="T6"> для запроса.</text:span></text:p>
              <text:p text:style-name="P27"><text:span text:style-name="T6">Это хорошая оптимизация, исключающая обращения к табличным страницам. Но, к </text:span><text:span text:style-name="T6">сожалению, индексные страницы не содержат информацию о видимости строк — </text:span><text:span text:style-name="T6">чтобы проверить, надо ли показывать найденную в индексе строку, мы вынуждены </text:span><text:span text:style-name="T6">заглянуть</text:span><text:span text:style-name="T6"><text:line-break/></text:span><text:span text:style-name="T6">и в табличную страницу, что сводит оптимизацию на нет.</text:span></text:p>
              <text:p text:style-name="P27"><text:span text:style-name="T16">Поэтому критическую роль в эффективности сканирования только индекса играет </text:span><text:span text:style-name="T16">карта видимости. Если табличная страница содержит гарантированно видимые </text:span><text:span text:style-name="T16">данные и это отражено в карте видимости,</text:span><text:span text:style-name="T16"><text:line-break/></text:span><text:span text:style-name="T16">к такой табличной странице обращаться </text:span><text:span text:style-name="T6">не надо. Но страницы, не отмеченные в </text:span><text:span text:style-name="T6">карте видимости, посетить все-таки придется.</text:span></text:p>
              <text:p text:style-name="P27"><text:span text:style-name="T6">Это одна из причин, по которым стоит выполнять очистку достаточно часто — </text:span><text:span text:style-name="T6">именно этот процесс обновляет карту видимости.</text:span></text:p>
              <text:p text:style-name="P27"><text:span text:style-name="T33">Планировщик не знает точно, сколько табличных страниц потребуют проверки, но </text:span><text:span text:style-name="T33">учитывает оценку этого числа. При плохом прогнозе планировщик может отказаться </text:span><text:span text:style-name="T33">от использования сканирования только индекса.</text:span></text:p>
              <text:p text:style-name="P27"><text:span text:style-name="T6">При обработке каждой индексной записи в листовом узле сначала проверяется </text:span><text:span text:style-name="T6">наличие табличной страницы в карте видимости, а при ее отсутствии читается </text:span><text:span text:style-name="T6">сама табличная страница.</text:span></text:p>
              <text:p text:style-name="P27"><text:span text:style-name="T34"><text:a xlink:href="https://postgrespro.ru/docs/postgresql/16/indexes-index-only-scans" xlink:type="simple">https://postgrespro.ru/docs/postgresql/16/indexes-index-only-scans</text:a></text:span></text:p>
            </draw:text-box>
          </draw:frame>
        </presentation:notes>
      </draw:page>
      <draw:page draw:name="page22" draw:style-name="dp1" draw:master-page-name="master" presentation:presentation-page-layout-name="AL1T1">
        <office:forms form:automatic-focus="false" form:apply-design-mode="false"/>
        <draw:frame presentation:style-name="pr8" draw:text-style-name="P8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9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14" draw:text-style-name="P29" draw:layer="layout" svg:width="17.893cm" svg:height="11.728cm" svg:x="5.054cm" svg:y="6.182cm">
          <draw:image xlink:href="Pictures/10000001000001B9000001219F9F77CFE0FDB8A0.png" xlink:type="simple" xlink:show="embed" xlink:actuate="onLoad" draw:mime-type="image/png">
            <text:p text:style-name="P1"><text:span text:style-name="T18"/></text:p>
            <text:p text:style-name="P1"><text:span text:style-name="T18"/></text:p>
            <text:p text:style-name="P1"><text:span text:style-name="T18"/></text:p>
            <text:p text:style-name="P1"><text:span text:style-name="T18"><text:s text:c="11"/></text:span><text:span text:style-name="T18">$ psql</text:span></text:p>
            <text:p text:style-name="P1"><text:span text:style-name="T18"><text:s text:c="11"/></text:span><text:span text:style-name="T18">postgres=#</text:span></text:p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aster" presentation:presentation-page-layout-name="AL1T1">
        <office:forms form:automatic-focus="false" form:apply-design-mode="false"/>
        <draw:frame presentation:style-name="pr6" draw:text-style-name="P8" draw:layer="layout" svg:width="20.136cm" svg:height="1.803cm" svg:x="1.2cm" svg:y="0.737cm" presentation:class="title" presentation:user-transformed="true">
          <draw:text-box>
            <text:p text:style-name="P22"><text:span text:style-name="T26">Многоколоночный индекс</text:span></text:p>
          </draw:text-box>
        </draw:frame>
        <draw:custom-shape draw:style-name="gr65" draw:text-style-name="P60" draw:layer="layout" svg:width="4.5cm" svg:height="4cm" svg:x="1.25cm" svg:y="15.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3" draw:layer="layout" svg:width="4.5cm" svg:height="4cm" svg:x="5.75cm" svg:y="15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4.5cm" svg:height="4cm" svg:x="10.25cm" svg:y="15.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3" draw:layer="layout" svg:width="4.5cm" svg:height="4cm" svg:x="14.75cm" svg:y="15.5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60" draw:layer="layout" svg:width="4.5cm" svg:height="4cm" svg:x="19.25cm" svg:y="15.5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15" draw:layer="layout" svg:width="4.75cm" svg:height="2cm" svg:x="10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20" xml:id="id221" draw:id="id221" draw:layer="layout" svg:width="1.4cm" svg:height="1cm" svg:x="10.25cm" svg:y="4.1cm">
          <text:p text:style-name="P19"><text:span text:style-name="T14">1,A</text:span></text:p>
          <draw:enhanced-geometry svg:viewBox="0 0 21600 21600" draw:type="rectangle" draw:enhanced-path="M 0 0 L 21600 0 21600 21600 0 21600 0 0 Z N"/>
        </draw:custom-shape>
        <draw:custom-shape draw:style-name="gr85" draw:text-style-name="P49" xml:id="id223" draw:id="id223" draw:layer="layout" svg:width="1.4cm" svg:height="1cm" svg:x="11.65cm" svg:y="4.1cm">
          <text:p text:style-name="P19"><text:span text:style-name="T14">2,C</text:span></text:p>
          <draw:enhanced-geometry svg:viewBox="0 0 21600 21600" draw:type="rectangle" draw:enhanced-path="M 0 0 L 21600 0 21600 21600 0 21600 0 0 Z N"/>
        </draw:custom-shape>
        <draw:custom-shape draw:style-name="gr86" draw:text-style-name="P18" draw:layer="layout" svg:width="1.4cm" svg:height="1cm" svg:x="13.05cm" svg:y="4.1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15" xml:id="id222" draw:id="id222" draw:layer="layout" svg:width="4.75cm" svg:height="2cm" svg:x="4.3cm" svg:y="6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20" xml:id="id225" draw:id="id225" draw:layer="layout" svg:width="1.4cm" svg:height="1cm" svg:x="4.55cm" svg:y="6.8cm">
          <text:p text:style-name="P19"><text:span text:style-name="T14">1,A</text:span></text:p>
          <draw:enhanced-geometry svg:viewBox="0 0 21600 21600" draw:type="rectangle" draw:enhanced-path="M 0 0 L 21600 0 21600 21600 0 21600 0 0 Z N"/>
        </draw:custom-shape>
        <draw:custom-shape draw:style-name="gr85" draw:text-style-name="P49" xml:id="id227" draw:id="id227" draw:layer="layout" svg:width="1.4cm" svg:height="1cm" svg:x="5.95cm" svg:y="6.8cm">
          <text:p text:style-name="P19"><text:span text:style-name="T14">1,C</text:span></text:p>
          <draw:enhanced-geometry svg:viewBox="0 0 21600 21600" draw:type="rectangle" draw:enhanced-path="M 0 0 L 21600 0 21600 21600 0 21600 0 0 Z N"/>
        </draw:custom-shape>
        <draw:custom-shape draw:style-name="gr85" draw:text-style-name="P49" draw:layer="layout" svg:width="1.4cm" svg:height="1cm" svg:x="7.35cm" svg:y="6.8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13" xml:id="id224" draw:id="id224" draw:layer="layout" svg:width="4.75cm" svg:height="2cm" svg:x="16cm" svg:y="6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51" xml:id="id229" draw:id="id229" draw:layer="layout" svg:width="1.4cm" svg:height="1cm" svg:x="16.25cm" svg:y="6.8cm">
          <text:p text:style-name="P19"><text:span text:style-name="T14">2,N</text:span></text:p>
          <draw:enhanced-geometry svg:viewBox="0 0 21600 21600" draw:type="rectangle" draw:enhanced-path="M 0 0 L 21600 0 21600 21600 0 21600 0 0 Z N"/>
        </draw:custom-shape>
        <draw:custom-shape draw:style-name="gr85" draw:text-style-name="P49" xml:id="id231" draw:id="id231" draw:layer="layout" svg:width="1.4cm" svg:height="1cm" svg:x="17.65cm" svg:y="6.8cm">
          <text:p text:style-name="P19"><text:span text:style-name="T14">3,C</text:span></text:p>
          <draw:enhanced-geometry svg:viewBox="0 0 21600 21600" draw:type="rectangle" draw:enhanced-path="M 0 0 L 21600 0 21600 21600 0 21600 0 0 Z N"/>
        </draw:custom-shape>
        <draw:custom-shape draw:style-name="gr86" draw:text-style-name="P18" draw:layer="layout" svg:width="1.4cm" svg:height="1cm" svg:x="19.05cm" svg:y="6.8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36" xml:id="id226" draw:id="id226" draw:layer="layout" svg:width="4.75cm" svg:height="2cm" svg:x="1.3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20" xml:id="id233" draw:id="id233" draw:layer="layout" svg:width="1.4cm" svg:height="1cm" svg:x="1.6cm" svg:y="9.5cm">
          <text:p text:style-name="P19"><text:span text:style-name="T14">1,A</text:span></text:p>
          <draw:enhanced-geometry svg:viewBox="0 0 21600 21600" draw:type="rectangle" draw:enhanced-path="M 0 0 L 21600 0 21600 21600 0 21600 0 0 Z N"/>
        </draw:custom-shape>
        <draw:custom-shape draw:style-name="gr85" draw:text-style-name="P49" draw:layer="layout" svg:width="1.4cm" svg:height="1cm" svg:x="4.4cm" svg:y="9.5cm">
          <text:p text:style-name="P19"><text:span text:style-name="T14">1,B</text:span></text:p>
          <draw:enhanced-geometry svg:viewBox="0 0 21600 21600" draw:type="rectangle" draw:enhanced-path="M 0 0 L 21600 0 21600 21600 0 21600 0 0 Z N"/>
        </draw:custom-shape>
        <draw:custom-shape draw:style-name="gr85" draw:text-style-name="P49" draw:layer="layout" svg:width="1.4cm" svg:height="1cm" svg:x="3cm" svg:y="9.5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60" xml:id="id228" draw:id="id228" draw:layer="layout" svg:width="4.75cm" svg:height="2cm" svg:x="7.2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49" draw:layer="layout" svg:width="1.4cm" svg:height="1cm" svg:x="7.45cm" svg:y="9.5cm">
          <text:p text:style-name="P19"><text:span text:style-name="T14">1,C</text:span></text:p>
          <draw:enhanced-geometry svg:viewBox="0 0 21600 21600" draw:type="rectangle" draw:enhanced-path="M 0 0 L 21600 0 21600 21600 0 21600 0 0 Z N"/>
        </draw:custom-shape>
        <draw:custom-shape draw:style-name="gr85" draw:text-style-name="P49" draw:layer="layout" svg:width="1.4cm" svg:height="1cm" svg:x="8.85cm" svg:y="9.5cm">
          <text:p text:style-name="P19"><text:span text:style-name="T14">2,A</text:span></text:p>
          <draw:enhanced-geometry svg:viewBox="0 0 21600 21600" draw:type="rectangle" draw:enhanced-path="M 0 0 L 21600 0 21600 21600 0 21600 0 0 Z N"/>
        </draw:custom-shape>
        <draw:custom-shape draw:style-name="gr85" draw:text-style-name="P49" draw:layer="layout" svg:width="1.4cm" svg:height="1cm" svg:x="10.25cm" svg:y="9.5cm">
          <text:p text:style-name="P19"><text:span text:style-name="T14">2,B</text:span></text:p>
          <draw:enhanced-geometry svg:viewBox="0 0 21600 21600" draw:type="rectangle" draw:enhanced-path="M 0 0 L 21600 0 21600 21600 0 21600 0 0 Z N"/>
        </draw:custom-shape>
        <draw:custom-shape draw:style-name="gr90" draw:text-style-name="P60" xml:id="id230" draw:id="id230" draw:layer="layout" svg:width="4.75cm" svg:height="2cm" svg:x="13.0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51" draw:layer="layout" svg:width="1.4cm" svg:height="1cm" svg:x="13.3cm" svg:y="9.5cm">
          <text:p text:style-name="P19"><text:span text:style-name="T14">2,N</text:span></text:p>
          <draw:enhanced-geometry svg:viewBox="0 0 21600 21600" draw:type="rectangle" draw:enhanced-path="M 0 0 L 21600 0 21600 21600 0 21600 0 0 Z N"/>
        </draw:custom-shape>
        <draw:custom-shape draw:style-name="gr85" draw:text-style-name="P49" draw:layer="layout" svg:width="1.4cm" svg:height="1cm" svg:x="14.7cm" svg:y="9.5cm">
          <text:p text:style-name="P19"><text:span text:style-name="T14">2,D</text:span></text:p>
          <draw:enhanced-geometry svg:viewBox="0 0 21600 21600" draw:type="rectangle" draw:enhanced-path="M 0 0 L 21600 0 21600 21600 0 21600 0 0 Z N"/>
        </draw:custom-shape>
        <draw:custom-shape draw:style-name="gr85" draw:text-style-name="P49" draw:layer="layout" svg:width="1.4cm" svg:height="1cm" svg:x="16.1cm" svg:y="9.5cm">
          <text:p text:style-name="P19"><text:span text:style-name="T14">3,A</text:span></text:p>
          <draw:enhanced-geometry svg:viewBox="0 0 21600 21600" draw:type="rectangle" draw:enhanced-path="M 0 0 L 21600 0 21600 21600 0 21600 0 0 Z N"/>
        </draw:custom-shape>
        <draw:custom-shape draw:style-name="gr87" draw:text-style-name="P13" xml:id="id232" draw:id="id232" draw:layer="layout" svg:width="4.75cm" svg:height="2cm" svg:x="18.9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49" draw:layer="layout" svg:width="1.4cm" svg:height="1cm" svg:x="19.15cm" svg:y="9.5cm">
          <text:p text:style-name="P19"><text:span text:style-name="T14">3,C</text:span></text:p>
          <draw:enhanced-geometry svg:viewBox="0 0 21600 21600" draw:type="rectangle" draw:enhanced-path="M 0 0 L 21600 0 21600 21600 0 21600 0 0 Z N"/>
        </draw:custom-shape>
        <draw:custom-shape draw:style-name="gr88" draw:text-style-name="P57" draw:layer="layout" svg:width="1.4cm" svg:height="1cm" svg:x="20.55cm" svg:y="9.5cm">
          <text:p text:style-name="P56"><text:span text:style-name="T14">N,A</text:span></text:p>
          <draw:enhanced-geometry svg:viewBox="0 0 21600 21600" draw:type="rectangle" draw:enhanced-path="M 0 0 L 21600 0 21600 21600 0 21600 0 0 Z N"/>
        </draw:custom-shape>
        <draw:custom-shape draw:style-name="gr88" draw:text-style-name="P51" draw:layer="layout" svg:width="1.4cm" svg:height="1cm" svg:x="21.95cm" svg:y="9.5cm">
          <text:p text:style-name="P19"><text:span text:style-name="T14">N,N</text:span></text:p>
          <draw:enhanced-geometry svg:viewBox="0 0 21600 21600" draw:type="rectangle" draw:enhanced-path="M 0 0 L 21600 0 21600 21600 0 21600 0 0 Z N"/>
        </draw:custom-shape>
        <draw:connector draw:style-name="gr75" draw:text-style-name="P13" draw:layer="layout" draw:type="line" svg:x1="10.95cm" svg:y1="5.1cm" svg:x2="6.675cm" svg:y2="6.3cm" draw:start-shape="id221" draw:start-glue-point="2" draw:end-shape="id222" draw:end-glue-point="0" svg:d="M10950 5100l-4275 1200" svg:viewBox="0 0 4276 1201">
          <text:p/>
        </draw:connector>
        <draw:connector draw:style-name="gr72" draw:text-style-name="P13" draw:layer="layout" draw:type="line" svg:x1="12.35cm" svg:y1="5.1cm" svg:x2="18.375cm" svg:y2="6.3cm" draw:start-shape="id223" draw:start-glue-point="2" draw:end-shape="id224" draw:end-glue-point="0" svg:d="M12350 5100l6025 1200" svg:viewBox="0 0 6026 1201">
          <text:p/>
        </draw:connector>
        <draw:connector draw:style-name="gr91" draw:text-style-name="P13" draw:layer="layout" draw:type="line" svg:x1="5.25cm" svg:y1="7.8cm" svg:x2="3.725cm" svg:y2="9cm" draw:start-shape="id225" draw:start-glue-point="2" draw:end-shape="id226" draw:end-glue-point="0" svg:d="M5250 7800l-1525 1200" svg:viewBox="0 0 1526 1201">
          <text:p/>
        </draw:connector>
        <draw:connector draw:style-name="gr71" draw:text-style-name="P13" draw:layer="layout" draw:type="line" svg:x1="6.65cm" svg:y1="7.8cm" svg:x2="9.575cm" svg:y2="9cm" draw:start-shape="id227" draw:start-glue-point="2" draw:end-shape="id228" draw:end-glue-point="0" svg:d="M6650 7800l2925 1200" svg:viewBox="0 0 2926 1201">
          <text:p/>
        </draw:connector>
        <draw:connector draw:style-name="gr72" draw:text-style-name="P13" draw:layer="layout" draw:type="line" svg:x1="16.95cm" svg:y1="7.8cm" svg:x2="15.425cm" svg:y2="9cm" draw:start-shape="id229" draw:start-glue-point="2" draw:end-shape="id230" draw:end-glue-point="0" svg:d="M16950 7800l-1525 1200" svg:viewBox="0 0 1526 1201">
          <text:p/>
        </draw:connector>
        <draw:connector draw:style-name="gr40" draw:text-style-name="P22" draw:layer="layout" draw:type="line" svg:x1="18.35cm" svg:y1="7.8cm" svg:x2="21.275cm" svg:y2="9cm" draw:start-shape="id231" draw:start-glue-point="2" draw:end-shape="id232" draw:end-glue-point="0" svg:d="M18350 7800l2925 1200" svg:viewBox="0 0 2926 1201">
          <text:p/>
        </draw:connector>
        <draw:connector draw:style-name="gr53" draw:text-style-name="P22" draw:layer="layout" draw:type="line" svg:x1="17.8cm" svg:y1="10cm" svg:x2="18.9cm" svg:y2="10cm" draw:start-shape="id230" draw:end-shape="id232" svg:d="M17800 10000h1100" svg:viewBox="0 0 1101 1">
          <text:p/>
        </draw:connector>
        <draw:connector draw:style-name="gr40" draw:text-style-name="P22" draw:layer="layout" draw:type="curve" svg:x1="2.3cm" svg:y1="10.5cm" svg:x2="11cm" svg:y2="16cm" draw:start-shape="id233" draw:start-glue-point="2" draw:end-shape="id234" draw:end-glue-point="0" svg:d="M2300 10500c0 4125 8700 1375 8700 5500" svg:viewBox="0 0 8701 5501">
          <text:p/>
        </draw:connector>
        <draw:custom-shape draw:style-name="gr92" draw:text-style-name="P69" draw:layer="layout" svg:width="1.497cm" svg:height="0.999cm" draw:transform="skewX (0.00296705972839036) rotate (1.5707963267949) translate (15.002cm 17.499cm)">
          <text:p text:style-name="P68"><text:span text:style-name="T35">NULL</text:span></text:p>
          <draw:enhanced-geometry svg:viewBox="0 0 21600 21600" draw:type="rectangle" draw:enhanced-path="M 0 0 L 21600 0 21600 21600 0 21600 0 0 Z N"/>
        </draw:custom-shape>
        <draw:connector draw:style-name="gr73" draw:text-style-name="P13" draw:layer="layout" draw:type="line" svg:x1="11.95cm" svg:y1="10cm" svg:x2="13.05cm" svg:y2="10cm" draw:start-shape="id228" draw:start-glue-point="1" draw:end-shape="id230" draw:end-glue-point="3" svg:d="M11950 10000h1100" svg:viewBox="0 0 1101 1">
          <text:p/>
        </draw:connector>
        <draw:custom-shape draw:style-name="gr93" draw:text-style-name="P70" draw:layer="layout" svg:width="1cm" svg:height="1.5cm" svg:x="1.5cm" svg:y="17.5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70" draw:layer="layout" svg:width="1cm" svg:height="1.5cm" svg:x="2.5cm" svg:y="16cm">
          <text:p text:style-name="P16"><text:span text:style-name="T13">1</text:span></text:p>
          <draw:enhanced-geometry svg:viewBox="0 0 21600 21600" draw:type="rectangle" draw:enhanced-path="M 0 0 L 21600 0 21600 21600 0 21600 0 0 Z N"/>
        </draw:custom-shape>
        <draw:custom-shape draw:style-name="gr93" draw:text-style-name="P70" draw:layer="layout" svg:width="1cm" svg:height="1.5cm" svg:x="2.5cm" svg:y="17.5cm">
          <text:p text:style-name="P16"><text:span text:style-name="T13">C</text:span></text:p>
          <draw:enhanced-geometry svg:viewBox="0 0 21600 21600" draw:type="rectangle" draw:enhanced-path="M 0 0 L 21600 0 21600 21600 0 21600 0 0 Z N"/>
        </draw:custom-shape>
        <draw:custom-shape draw:style-name="gr93" draw:text-style-name="P70" draw:layer="layout" svg:width="1cm" svg:height="1.5cm" svg:x="6cm" svg:y="16cm">
          <text:p text:style-name="P16"><text:span text:style-name="T13">3</text:span></text:p>
          <draw:enhanced-geometry svg:viewBox="0 0 21600 21600" draw:type="rectangle" draw:enhanced-path="M 0 0 L 21600 0 21600 21600 0 21600 0 0 Z N"/>
        </draw:custom-shape>
        <draw:custom-shape draw:style-name="gr93" draw:text-style-name="P70" draw:layer="layout" svg:width="1cm" svg:height="1.5cm" svg:x="6cm" svg:y="17.5cm">
          <text:p text:style-name="P16"><text:span text:style-name="T13">A</text:span></text:p>
          <draw:enhanced-geometry svg:viewBox="0 0 21600 21600" draw:type="rectangle" draw:enhanced-path="M 0 0 L 21600 0 21600 21600 0 21600 0 0 Z N"/>
        </draw:custom-shape>
        <draw:custom-shape draw:style-name="gr93" draw:text-style-name="P70" draw:layer="layout" svg:width="1cm" svg:height="1.5cm" svg:x="7cm" svg:y="16cm">
          <text:p text:style-name="P16"><text:span text:style-name="T13">2</text:span></text:p>
          <draw:enhanced-geometry svg:viewBox="0 0 21600 21600" draw:type="rectangle" draw:enhanced-path="M 0 0 L 21600 0 21600 21600 0 21600 0 0 Z N"/>
        </draw:custom-shape>
        <draw:custom-shape draw:style-name="gr93" draw:text-style-name="P70" draw:layer="layout" svg:width="1cm" svg:height="1.5cm" svg:x="7cm" svg:y="17.5cm">
          <text:p text:style-name="P16"><text:span text:style-name="T13">A</text:span></text:p>
          <draw:enhanced-geometry svg:viewBox="0 0 21600 21600" draw:type="rectangle" draw:enhanced-path="M 0 0 L 21600 0 21600 21600 0 21600 0 0 Z N"/>
        </draw:custom-shape>
        <draw:custom-shape draw:style-name="gr94" draw:text-style-name="P21" draw:layer="layout" svg:width="1cm" svg:height="1.5cm" svg:x="10.5cm" svg:y="16cm">
          <text:p text:style-name="P16"><text:span text:style-name="T13">1</text:span></text:p>
          <draw:enhanced-geometry svg:viewBox="0 0 21600 21600" draw:type="rectangle" draw:enhanced-path="M 0 0 L 21600 0 21600 21600 0 21600 0 0 Z N"/>
        </draw:custom-shape>
        <draw:custom-shape draw:style-name="gr94" draw:text-style-name="P21" draw:layer="layout" svg:width="1cm" svg:height="1.5cm" svg:x="10.5cm" svg:y="17.5cm">
          <text:p text:style-name="P16"><text:span text:style-name="T13">A</text:span></text:p>
          <draw:enhanced-geometry svg:viewBox="0 0 21600 21600" draw:type="rectangle" draw:enhanced-path="M 0 0 L 21600 0 21600 21600 0 21600 0 0 Z N"/>
        </draw:custom-shape>
        <draw:custom-shape draw:style-name="gr93" draw:text-style-name="P70" draw:layer="layout" svg:width="1cm" svg:height="1.5cm" svg:x="11.5cm" svg:y="16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70" draw:layer="layout" svg:width="1cm" svg:height="1.5cm" svg:x="11.5cm" svg:y="17.5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18" draw:layer="layout" svg:width="1cm" svg:height="1.5cm" svg:x="13.5cm" svg:y="16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18" draw:layer="layout" svg:width="1cm" svg:height="1.5cm" svg:x="13.5cm" svg:y="17.5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70" draw:layer="layout" svg:width="1cm" svg:height="1.5cm" svg:x="12.5cm" svg:y="16cm">
          <text:p text:style-name="P16"><text:span text:style-name="T13">1</text:span></text:p>
          <draw:enhanced-geometry svg:viewBox="0 0 21600 21600" draw:type="rectangle" draw:enhanced-path="M 0 0 L 21600 0 21600 21600 0 21600 0 0 Z N"/>
        </draw:custom-shape>
        <draw:custom-shape draw:style-name="gr93" draw:text-style-name="P70" draw:layer="layout" svg:width="1cm" svg:height="1.5cm" svg:x="12.5cm" svg:y="17.5cm">
          <text:p text:style-name="P16"><text:span text:style-name="T13">B</text:span></text:p>
          <draw:enhanced-geometry svg:viewBox="0 0 21600 21600" draw:type="rectangle" draw:enhanced-path="M 0 0 L 21600 0 21600 21600 0 21600 0 0 Z N"/>
        </draw:custom-shape>
        <draw:custom-shape draw:style-name="gr93" draw:text-style-name="P70" draw:layer="layout" svg:width="1cm" svg:height="1.5cm" svg:x="3.5cm" svg:y="16cm">
          <text:p text:style-name="P16"><text:span text:style-name="T13">3</text:span></text:p>
          <draw:enhanced-geometry svg:viewBox="0 0 21600 21600" draw:type="rectangle" draw:enhanced-path="M 0 0 L 21600 0 21600 21600 0 21600 0 0 Z N"/>
        </draw:custom-shape>
        <draw:custom-shape draw:style-name="gr93" draw:text-style-name="P70" draw:layer="layout" svg:width="1cm" svg:height="1.5cm" svg:x="3.5cm" svg:y="17.5cm">
          <text:p text:style-name="P16"><text:span text:style-name="T13">C</text:span></text:p>
          <draw:enhanced-geometry svg:viewBox="0 0 21600 21600" draw:type="rectangle" draw:enhanced-path="M 0 0 L 21600 0 21600 21600 0 21600 0 0 Z N"/>
        </draw:custom-shape>
        <draw:custom-shape draw:style-name="gr93" draw:text-style-name="P70" draw:layer="layout" svg:width="1cm" svg:height="1.5cm" svg:x="8cm" svg:y="16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70" draw:layer="layout" svg:width="1cm" svg:height="1.5cm" svg:x="8cm" svg:y="17.5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70" draw:layer="layout" svg:width="1cm" svg:height="1.5cm" svg:x="9cm" svg:y="16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70" draw:layer="layout" svg:width="1cm" svg:height="1.5cm" svg:x="9cm" svg:y="17.5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69" draw:layer="layout" svg:width="1.497cm" svg:height="0.999cm" draw:transform="skewX (0.00296705972839036) rotate (1.5707963267949) translate (15.002cm 19cm)">
          <text:p text:style-name="P68"><text:span text:style-name="T35">NULL</text:span></text:p>
          <draw:enhanced-geometry svg:viewBox="0 0 21600 21600" draw:type="rectangle" draw:enhanced-path="M 0 0 L 21600 0 21600 21600 0 21600 0 0 Z N"/>
        </draw:custom-shape>
        <draw:custom-shape draw:style-name="gr93" draw:text-style-name="P70" draw:layer="layout" svg:width="1cm" svg:height="1.5cm" svg:x="16cm" svg:y="16cm">
          <text:p text:style-name="P16"><text:span text:style-name="T13">2</text:span></text:p>
          <draw:enhanced-geometry svg:viewBox="0 0 21600 21600" draw:type="rectangle" draw:enhanced-path="M 0 0 L 21600 0 21600 21600 0 21600 0 0 Z N"/>
        </draw:custom-shape>
        <draw:custom-shape draw:style-name="gr93" draw:text-style-name="P70" draw:layer="layout" svg:width="1cm" svg:height="1.5cm" svg:x="16cm" svg:y="17.5cm">
          <text:p text:style-name="P16"><text:span text:style-name="T13">B</text:span></text:p>
          <draw:enhanced-geometry svg:viewBox="0 0 21600 21600" draw:type="rectangle" draw:enhanced-path="M 0 0 L 21600 0 21600 21600 0 21600 0 0 Z N"/>
        </draw:custom-shape>
        <draw:custom-shape draw:style-name="gr93" draw:text-style-name="P70" draw:layer="layout" svg:width="1cm" svg:height="1.5cm" svg:x="17cm" svg:y="16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70" draw:layer="layout" svg:width="1cm" svg:height="1.5cm" svg:x="17cm" svg:y="17.5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70" draw:layer="layout" svg:width="1cm" svg:height="1.5cm" svg:x="18cm" svg:y="16cm">
          <text:p text:style-name="P16"><text:span text:style-name="T13">2</text:span></text:p>
          <draw:enhanced-geometry svg:viewBox="0 0 21600 21600" draw:type="rectangle" draw:enhanced-path="M 0 0 L 21600 0 21600 21600 0 21600 0 0 Z N"/>
        </draw:custom-shape>
        <draw:custom-shape draw:style-name="gr93" draw:text-style-name="P70" draw:layer="layout" svg:width="1cm" svg:height="1.5cm" svg:x="18cm" svg:y="17.5cm">
          <text:p text:style-name="P16"><text:span text:style-name="T13">D</text:span></text:p>
          <draw:enhanced-geometry svg:viewBox="0 0 21600 21600" draw:type="rectangle" draw:enhanced-path="M 0 0 L 21600 0 21600 21600 0 21600 0 0 Z N"/>
        </draw:custom-shape>
        <draw:custom-shape draw:style-name="gr93" draw:text-style-name="P70" draw:layer="layout" svg:width="1cm" svg:height="1.5cm" svg:x="20.5cm" svg:y="16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70" draw:layer="layout" svg:width="1cm" svg:height="1.5cm" svg:x="20.5cm" svg:y="17.5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70" draw:layer="layout" svg:width="1cm" svg:height="1.5cm" svg:x="21.5cm" svg:y="16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70" draw:layer="layout" svg:width="1cm" svg:height="1.5cm" svg:x="21.5cm" svg:y="17.5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70" draw:layer="layout" svg:width="1cm" svg:height="1.5cm" svg:x="22.5cm" svg:y="16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70" draw:layer="layout" svg:width="1cm" svg:height="1.5cm" svg:x="22.5cm" svg:y="17.5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69" draw:layer="layout" svg:width="1.497cm" svg:height="0.999cm" draw:transform="skewX (0.00296705972839036) rotate (1.5707963267949) translate (19.502cm 17.5cm)">
          <text:p text:style-name="P68"><text:span text:style-name="T35">NULL</text:span></text:p>
          <draw:enhanced-geometry svg:viewBox="0 0 21600 21600" draw:type="rectangle" draw:enhanced-path="M 0 0 L 21600 0 21600 21600 0 21600 0 0 Z N"/>
        </draw:custom-shape>
        <draw:custom-shape draw:style-name="gr96" draw:text-style-name="P69" draw:layer="layout" svg:width="1.497cm" svg:height="0.999cm" draw:transform="skewX (0.00296705972839036) rotate (1.5707963267949) translate (4.502cm 19.002cm)">
          <text:p text:style-name="P68"><text:span text:style-name="T35">NU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70" draw:layer="layout" svg:width="1cm" svg:height="1.5cm" svg:x="4.5cm" svg:y="16cm">
          <text:p text:style-name="P16"><text:span text:style-name="T13">2</text:span></text:p>
          <draw:enhanced-geometry svg:viewBox="0 0 21600 21600" draw:type="rectangle" draw:enhanced-path="M 0 0 L 21600 0 21600 21600 0 21600 0 0 Z N"/>
        </draw:custom-shape>
        <draw:custom-shape draw:style-name="gr93" draw:text-style-name="P70" draw:layer="layout" svg:width="1cm" svg:height="1.5cm" svg:x="19.5cm" svg:y="17.5cm">
          <text:p text:style-name="P16"><text:span text:style-name="T13">A</text:span></text:p>
          <draw:enhanced-geometry svg:viewBox="0 0 21600 21600" draw:type="rectangle" draw:enhanced-path="M 0 0 L 21600 0 21600 21600 0 21600 0 0 Z N"/>
        </draw:custom-shape>
        <draw:custom-shape draw:style-name="gr93" draw:text-style-name="P70" draw:layer="layout" svg:width="1cm" svg:height="1.5cm" svg:x="1.5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71" xml:id="id234" draw:id="id234" draw:layer="layout" svg:width="1cm" svg:height="3cm" svg:x="10.5cm" svg:y="16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71" draw:layer="layout" svg:width="1cm" svg:height="3cm" svg:x="11.5cm" svg:y="16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71" draw:layer="layout" svg:width="1cm" svg:height="3cm" svg:x="12.5cm" svg:y="16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71" draw:layer="layout" svg:width="1cm" svg:height="3cm" svg:x="13.5cm" svg:y="16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71" draw:layer="layout" svg:width="1cm" svg:height="3cm" svg:x="16cm" svg:y="16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71" draw:layer="layout" svg:width="1cm" svg:height="3cm" svg:x="18cm" svg:y="16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71" draw:layer="layout" svg:width="1cm" svg:height="3cm" svg:x="17cm" svg:y="16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71" draw:layer="layout" svg:width="1cm" svg:height="3cm" svg:x="20.5cm" svg:y="16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71" draw:layer="layout" svg:width="1cm" svg:height="3cm" svg:x="21.5cm" svg:y="16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71" draw:layer="layout" svg:width="1cm" svg:height="3cm" svg:x="22.5cm" svg:y="16cm">
          <text:p/>
          <draw:enhanced-geometry svg:viewBox="0 0 21600 21600" draw:type="rectangle" draw:enhanced-path="M 0 0 L 21600 0 21600 21600 0 21600 0 0 Z N"/>
        </draw:custom-shape>
        <draw:connector draw:style-name="gr73" draw:text-style-name="P13" draw:layer="layout" draw:type="line" svg:x1="6.1cm" svg:y1="10cm" svg:x2="7.2cm" svg:y2="10cm" draw:start-shape="id226" draw:start-glue-point="1" draw:end-shape="id228" draw:end-glue-point="3" svg:d="M6100 10000h1100" svg:viewBox="0 0 1101 1">
          <text:p/>
        </draw:connector>
        <draw:custom-shape draw:style-name="gr97" draw:text-style-name="P71" draw:layer="layout" svg:width="1cm" svg:height="3cm" svg:x="3.5cm" svg:y="16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71" draw:layer="layout" svg:width="1cm" svg:height="3cm" svg:x="4.5cm" svg:y="16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71" draw:layer="layout" svg:width="1cm" svg:height="3cm" svg:x="2.5cm" svg:y="16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71" draw:layer="layout" svg:width="1cm" svg:height="3cm" svg:x="1.5cm" svg:y="16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71" draw:layer="layout" svg:width="1cm" svg:height="3cm" svg:x="6cm" svg:y="16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71" draw:layer="layout" svg:width="1cm" svg:height="3cm" svg:x="7cm" svg:y="16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71" draw:layer="layout" svg:width="1cm" svg:height="3cm" svg:x="8cm" svg:y="16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71" draw:layer="layout" svg:width="1cm" svg:height="3cm" svg:x="9cm" svg:y="16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71" draw:layer="layout" svg:width="1cm" svg:height="3cm" svg:x="15cm" svg:y="16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71" draw:layer="layout" svg:width="1cm" svg:height="3cm" svg:x="19.5cm" svg:y="16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5" draw:text-style-name="P28" draw:layer="layout" svg:width="16.799cm" svg:height="13.364cm" svg:x="2.1cm" svg:y="14.107cm" presentation:class="notes" presentation:user-transformed="true">
            <draw:text-box>
              <text:p text:style-name="P27"><text:span text:style-name="T6">Индекс можно создать по нескольким столбцам. В этом случае имеет значение </text:span><text:span text:style-name="T6">порядок следования столбцов и порядок сортировки.</text:span></text:p>
              <text:p text:style-name="P27"><text:span text:style-name="T29">На рисунке приведен пример многоколоночного индекса, построенного по двум </text:span><text:span text:style-name="T29">столбцам (оба — по возрастанию значений). Такой индекс ускоряет поиск, если в </text:span><text:span text:style-name="T29">запросе есть условие на один или несколько </text:span><text:span text:style-name="T30">первых</text:span><text:span text:style-name="T16"> ключей</text:span><text:span text:style-name="T6">, поскольку в </text:span><text:span text:style-name="T6">индексных записях ключи отсортированы сначала по первому столбцу, затем по </text:span><text:span text:style-name="T6">второму и так далее.</text:span></text:p>
              <text:p text:style-name="P27"><text:span text:style-name="T6">В примере, показанном на слайде, поиск происходит по первому и второму </text:span><text:span text:style-name="T6">столбцам; индекс подошел бы и для условия только на первый столбец.</text:span></text:p>
              <text:p text:style-name="P27"><text:span text:style-name="T6"/></text:p>
            </draw:text-box>
          </draw:frame>
        </presentation:notes>
      </draw:page>
      <draw:page draw:name="page24" draw:style-name="dp1" draw:master-page-name="master" presentation:presentation-page-layout-name="AL1T1">
        <office:forms form:automatic-focus="false" form:apply-design-mode="false"/>
        <draw:frame presentation:style-name="pr6" draw:text-style-name="P8" draw:layer="layout" svg:width="20.136cm" svg:height="1.803cm" svg:x="1.2cm" svg:y="0.737cm" presentation:class="title" presentation:user-transformed="true">
          <draw:text-box>
            <text:p text:style-name="P22"><text:span text:style-name="T26">Многоколоночный индекс</text:span></text:p>
          </draw:text-box>
        </draw:frame>
        <draw:custom-shape draw:style-name="gr65" draw:text-style-name="P60" draw:layer="layout" svg:width="4.5cm" svg:height="4cm" svg:x="1.25cm" svg:y="15.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3" draw:layer="layout" svg:width="4.5cm" svg:height="4cm" svg:x="5.75cm" svg:y="15.5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60" draw:layer="layout" svg:width="4.5cm" svg:height="4cm" svg:x="10.25cm" svg:y="15.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3" draw:layer="layout" svg:width="4.5cm" svg:height="4cm" svg:x="14.75cm" svg:y="15.5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60" draw:layer="layout" svg:width="4.5cm" svg:height="4cm" svg:x="19.25cm" svg:y="15.5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60" draw:layer="layout" svg:width="4.75cm" svg:height="2cm" svg:x="10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49" xml:id="id235" draw:id="id235" draw:layer="layout" svg:width="1.4cm" svg:height="1cm" svg:x="10.25cm" svg:y="4.1cm">
          <text:p text:style-name="P19"><text:span text:style-name="T14">1,A</text:span></text:p>
          <draw:enhanced-geometry svg:viewBox="0 0 21600 21600" draw:type="rectangle" draw:enhanced-path="M 0 0 L 21600 0 21600 21600 0 21600 0 0 Z N"/>
        </draw:custom-shape>
        <draw:custom-shape draw:style-name="gr85" draw:text-style-name="P49" xml:id="id237" draw:id="id237" draw:layer="layout" svg:width="1.4cm" svg:height="1cm" svg:x="11.65cm" svg:y="4.1cm">
          <text:p text:style-name="P19"><text:span text:style-name="T14">2,C</text:span></text:p>
          <draw:enhanced-geometry svg:viewBox="0 0 21600 21600" draw:type="rectangle" draw:enhanced-path="M 0 0 L 21600 0 21600 21600 0 21600 0 0 Z N"/>
        </draw:custom-shape>
        <draw:custom-shape draw:style-name="gr86" draw:text-style-name="P18" draw:layer="layout" svg:width="1.4cm" svg:height="1cm" svg:x="13.05cm" svg:y="4.1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60" xml:id="id236" draw:id="id236" draw:layer="layout" svg:width="4.75cm" svg:height="2cm" svg:x="4.3cm" svg:y="6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49" xml:id="id239" draw:id="id239" draw:layer="layout" svg:width="1.4cm" svg:height="1cm" svg:x="4.55cm" svg:y="6.8cm">
          <text:p text:style-name="P19"><text:span text:style-name="T14">1,A</text:span></text:p>
          <draw:enhanced-geometry svg:viewBox="0 0 21600 21600" draw:type="rectangle" draw:enhanced-path="M 0 0 L 21600 0 21600 21600 0 21600 0 0 Z N"/>
        </draw:custom-shape>
        <draw:custom-shape draw:style-name="gr85" draw:text-style-name="P49" xml:id="id241" draw:id="id241" draw:layer="layout" svg:width="1.4cm" svg:height="1cm" svg:x="5.95cm" svg:y="6.8cm">
          <text:p text:style-name="P19"><text:span text:style-name="T14">1,C</text:span></text:p>
          <draw:enhanced-geometry svg:viewBox="0 0 21600 21600" draw:type="rectangle" draw:enhanced-path="M 0 0 L 21600 0 21600 21600 0 21600 0 0 Z N"/>
        </draw:custom-shape>
        <draw:custom-shape draw:style-name="gr85" draw:text-style-name="P49" draw:layer="layout" svg:width="1.4cm" svg:height="1cm" svg:x="7.35cm" svg:y="6.8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13" xml:id="id238" draw:id="id238" draw:layer="layout" svg:width="4.75cm" svg:height="2cm" svg:x="16cm" svg:y="6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51" xml:id="id243" draw:id="id243" draw:layer="layout" svg:width="1.4cm" svg:height="1cm" svg:x="16.25cm" svg:y="6.8cm">
          <text:p text:style-name="P19"><text:span text:style-name="T14">2,N</text:span></text:p>
          <draw:enhanced-geometry svg:viewBox="0 0 21600 21600" draw:type="rectangle" draw:enhanced-path="M 0 0 L 21600 0 21600 21600 0 21600 0 0 Z N"/>
        </draw:custom-shape>
        <draw:custom-shape draw:style-name="gr85" draw:text-style-name="P49" xml:id="id245" draw:id="id245" draw:layer="layout" svg:width="1.4cm" svg:height="1cm" svg:x="17.65cm" svg:y="6.8cm">
          <text:p text:style-name="P19"><text:span text:style-name="T14">3,C</text:span></text:p>
          <draw:enhanced-geometry svg:viewBox="0 0 21600 21600" draw:type="rectangle" draw:enhanced-path="M 0 0 L 21600 0 21600 21600 0 21600 0 0 Z N"/>
        </draw:custom-shape>
        <draw:custom-shape draw:style-name="gr86" draw:text-style-name="P18" draw:layer="layout" svg:width="1.4cm" svg:height="1cm" svg:x="19.05cm" svg:y="6.8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13" xml:id="id240" draw:id="id240" draw:layer="layout" svg:width="4.75cm" svg:height="2cm" svg:x="1.3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8" draw:text-style-name="P72" xml:id="id249" draw:id="id249" draw:layer="layout" svg:width="1.4cm" svg:height="1cm" svg:x="1.6cm" svg:y="9.5cm">
          <text:p text:style-name="P19"><text:span text:style-name="T14">1,A</text:span></text:p>
          <draw:enhanced-geometry svg:viewBox="0 0 21600 21600" draw:type="rectangle" draw:enhanced-path="M 0 0 L 21600 0 21600 21600 0 21600 0 0 Z N"/>
        </draw:custom-shape>
        <draw:custom-shape draw:style-name="gr85" draw:text-style-name="P49" draw:layer="layout" svg:width="1.4cm" svg:height="1cm" svg:x="4.4cm" svg:y="9.5cm">
          <text:p text:style-name="P19"><text:span text:style-name="T14">1,B</text:span></text:p>
          <draw:enhanced-geometry svg:viewBox="0 0 21600 21600" draw:type="rectangle" draw:enhanced-path="M 0 0 L 21600 0 21600 21600 0 21600 0 0 Z N"/>
        </draw:custom-shape>
        <draw:custom-shape draw:style-name="gr85" draw:text-style-name="P49" draw:layer="layout" svg:width="1.4cm" svg:height="1cm" svg:x="3cm" svg:y="9.5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60" xml:id="id242" draw:id="id242" draw:layer="layout" svg:width="4.75cm" svg:height="2cm" svg:x="7.2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49" draw:layer="layout" svg:width="1.4cm" svg:height="1cm" svg:x="7.45cm" svg:y="9.5cm">
          <text:p text:style-name="P19"><text:span text:style-name="T14">1,C</text:span></text:p>
          <draw:enhanced-geometry svg:viewBox="0 0 21600 21600" draw:type="rectangle" draw:enhanced-path="M 0 0 L 21600 0 21600 21600 0 21600 0 0 Z N"/>
        </draw:custom-shape>
        <draw:custom-shape draw:style-name="gr98" draw:text-style-name="P72" xml:id="id251" draw:id="id251" draw:layer="layout" svg:width="1.4cm" svg:height="1cm" svg:x="8.85cm" svg:y="9.5cm">
          <text:p text:style-name="P19"><text:span text:style-name="T14">2,A</text:span></text:p>
          <draw:enhanced-geometry svg:viewBox="0 0 21600 21600" draw:type="rectangle" draw:enhanced-path="M 0 0 L 21600 0 21600 21600 0 21600 0 0 Z N"/>
        </draw:custom-shape>
        <draw:custom-shape draw:style-name="gr85" draw:text-style-name="P49" draw:layer="layout" svg:width="1.4cm" svg:height="1cm" svg:x="10.25cm" svg:y="9.5cm">
          <text:p text:style-name="P19"><text:span text:style-name="T14">2,B</text:span></text:p>
          <draw:enhanced-geometry svg:viewBox="0 0 21600 21600" draw:type="rectangle" draw:enhanced-path="M 0 0 L 21600 0 21600 21600 0 21600 0 0 Z N"/>
        </draw:custom-shape>
        <draw:custom-shape draw:style-name="gr90" draw:text-style-name="P60" xml:id="id244" draw:id="id244" draw:layer="layout" svg:width="4.75cm" svg:height="2cm" svg:x="13.0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51" draw:layer="layout" svg:width="1.4cm" svg:height="1cm" svg:x="13.3cm" svg:y="9.5cm">
          <text:p text:style-name="P19"><text:span text:style-name="T14">2,N</text:span></text:p>
          <draw:enhanced-geometry svg:viewBox="0 0 21600 21600" draw:type="rectangle" draw:enhanced-path="M 0 0 L 21600 0 21600 21600 0 21600 0 0 Z N"/>
        </draw:custom-shape>
        <draw:custom-shape draw:style-name="gr85" draw:text-style-name="P49" draw:layer="layout" svg:width="1.4cm" svg:height="1cm" svg:x="14.7cm" svg:y="9.5cm">
          <text:p text:style-name="P19"><text:span text:style-name="T14">2,D</text:span></text:p>
          <draw:enhanced-geometry svg:viewBox="0 0 21600 21600" draw:type="rectangle" draw:enhanced-path="M 0 0 L 21600 0 21600 21600 0 21600 0 0 Z N"/>
        </draw:custom-shape>
        <draw:custom-shape draw:style-name="gr98" draw:text-style-name="P72" xml:id="id247" draw:id="id247" draw:layer="layout" svg:width="1.4cm" svg:height="1cm" svg:x="16.1cm" svg:y="9.5cm">
          <text:p text:style-name="P19"><text:span text:style-name="T14">3,A</text:span></text:p>
          <draw:enhanced-geometry svg:viewBox="0 0 21600 21600" draw:type="rectangle" draw:enhanced-path="M 0 0 L 21600 0 21600 21600 0 21600 0 0 Z N"/>
        </draw:custom-shape>
        <draw:custom-shape draw:style-name="gr87" draw:text-style-name="P13" xml:id="id246" draw:id="id246" draw:layer="layout" svg:width="4.75cm" svg:height="2cm" svg:x="18.9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49" draw:layer="layout" svg:width="1.4cm" svg:height="1cm" svg:x="19.15cm" svg:y="9.5cm">
          <text:p text:style-name="P19"><text:span text:style-name="T14">3,C</text:span></text:p>
          <draw:enhanced-geometry svg:viewBox="0 0 21600 21600" draw:type="rectangle" draw:enhanced-path="M 0 0 L 21600 0 21600 21600 0 21600 0 0 Z N"/>
        </draw:custom-shape>
        <draw:custom-shape draw:style-name="gr98" draw:text-style-name="P73" xml:id="id253" draw:id="id253" draw:layer="layout" svg:width="1.4cm" svg:height="1cm" svg:x="20.55cm" svg:y="9.5cm">
          <text:p text:style-name="P56"><text:span text:style-name="T14">N,A</text:span></text:p>
          <draw:enhanced-geometry svg:viewBox="0 0 21600 21600" draw:type="rectangle" draw:enhanced-path="M 0 0 L 21600 0 21600 21600 0 21600 0 0 Z N"/>
        </draw:custom-shape>
        <draw:custom-shape draw:style-name="gr88" draw:text-style-name="P51" draw:layer="layout" svg:width="1.4cm" svg:height="1cm" svg:x="21.95cm" svg:y="9.5cm">
          <text:p text:style-name="P19"><text:span text:style-name="T14">N,N</text:span></text:p>
          <draw:enhanced-geometry svg:viewBox="0 0 21600 21600" draw:type="rectangle" draw:enhanced-path="M 0 0 L 21600 0 21600 21600 0 21600 0 0 Z N"/>
        </draw:custom-shape>
        <draw:connector draw:style-name="gr71" draw:text-style-name="P13" draw:layer="layout" draw:type="line" svg:x1="10.95cm" svg:y1="5.1cm" svg:x2="6.675cm" svg:y2="6.3cm" draw:start-shape="id235" draw:start-glue-point="2" draw:end-shape="id236" draw:end-glue-point="0" svg:d="M10950 5100l-4275 1200" svg:viewBox="0 0 4276 1201">
          <text:p/>
        </draw:connector>
        <draw:connector draw:style-name="gr72" draw:text-style-name="P13" draw:layer="layout" draw:type="line" svg:x1="12.35cm" svg:y1="5.1cm" svg:x2="18.375cm" svg:y2="6.3cm" draw:start-shape="id237" draw:start-glue-point="2" draw:end-shape="id238" draw:end-glue-point="0" svg:d="M12350 5100l6025 1200" svg:viewBox="0 0 6026 1201">
          <text:p/>
        </draw:connector>
        <draw:connector draw:style-name="gr99" draw:text-style-name="P13" draw:layer="layout" draw:type="line" svg:x1="5.25cm" svg:y1="7.8cm" svg:x2="3.725cm" svg:y2="9cm" draw:start-shape="id239" draw:start-glue-point="2" draw:end-shape="id240" draw:end-glue-point="0" svg:d="M5250 7800l-1525 1200" svg:viewBox="0 0 1526 1201">
          <text:p/>
        </draw:connector>
        <draw:connector draw:style-name="gr71" draw:text-style-name="P13" draw:layer="layout" draw:type="line" svg:x1="6.65cm" svg:y1="7.8cm" svg:x2="9.575cm" svg:y2="9cm" draw:start-shape="id241" draw:start-glue-point="2" draw:end-shape="id242" draw:end-glue-point="0" svg:d="M6650 7800l2925 1200" svg:viewBox="0 0 2926 1201">
          <text:p/>
        </draw:connector>
        <draw:connector draw:style-name="gr72" draw:text-style-name="P13" draw:layer="layout" draw:type="line" svg:x1="16.95cm" svg:y1="7.8cm" svg:x2="15.425cm" svg:y2="9cm" draw:start-shape="id243" draw:start-glue-point="2" draw:end-shape="id244" draw:end-glue-point="0" svg:d="M16950 7800l-1525 1200" svg:viewBox="0 0 1526 1201">
          <text:p/>
        </draw:connector>
        <draw:connector draw:style-name="gr40" draw:text-style-name="P22" draw:layer="layout" draw:type="line" svg:x1="18.35cm" svg:y1="7.8cm" svg:x2="21.275cm" svg:y2="9cm" draw:start-shape="id245" draw:start-glue-point="2" draw:end-shape="id246" draw:end-glue-point="0" svg:d="M18350 7800l2925 1200" svg:viewBox="0 0 2926 1201">
          <text:p/>
        </draw:connector>
        <draw:connector draw:style-name="gr53" draw:text-style-name="P22" draw:layer="layout" draw:type="line" svg:x1="17.8cm" svg:y1="10cm" svg:x2="18.9cm" svg:y2="10cm" draw:start-shape="id244" draw:end-shape="id246" svg:d="M17800 10000h1100" svg:viewBox="0 0 1101 1">
          <text:p/>
        </draw:connector>
        <draw:connector draw:style-name="gr40" draw:text-style-name="P22" draw:layer="layout" draw:type="curve" svg:x1="16.8cm" svg:y1="10.5cm" svg:x2="6.5cm" svg:y2="16cm" draw:start-shape="id247" draw:start-glue-point="2" draw:end-shape="id248" draw:end-glue-point="0" svg:d="M16800 10500c0 4125-10300 1375-10300 5500" svg:viewBox="0 0 10301 5501">
          <text:p/>
        </draw:connector>
        <draw:connector draw:style-name="gr40" draw:text-style-name="P22" draw:layer="layout" draw:type="curve" svg:x1="2.3cm" svg:y1="10.5cm" svg:x2="11cm" svg:y2="16cm" draw:start-shape="id249" draw:start-glue-point="2" draw:end-shape="id250" draw:end-glue-point="0" svg:d="M2300 10500c0 4125 8700 1375 8700 5500" svg:viewBox="0 0 8701 5501">
          <text:p/>
        </draw:connector>
        <draw:connector draw:style-name="gr40" draw:text-style-name="P22" draw:layer="layout" draw:type="curve" svg:x1="9.55cm" svg:y1="10.5cm" svg:x2="7.5cm" svg:y2="16cm" draw:start-shape="id251" draw:end-shape="id252" draw:end-glue-point="0" svg:d="M9550 10500c0 4125-2050 1375-2050 5500" svg:viewBox="0 0 2051 5501">
          <text:p/>
        </draw:connector>
        <draw:custom-shape draw:style-name="gr92" draw:text-style-name="P69" draw:layer="layout" svg:width="1.497cm" svg:height="0.999cm" draw:transform="skewX (0.00296705972839036) rotate (1.5707963267949) translate (15.002cm 17.499cm)">
          <text:p text:style-name="P68"><text:span text:style-name="T35">NULL</text:span></text:p>
          <draw:enhanced-geometry svg:viewBox="0 0 21600 21600" draw:type="rectangle" draw:enhanced-path="M 0 0 L 21600 0 21600 21600 0 21600 0 0 Z N"/>
        </draw:custom-shape>
        <draw:connector draw:style-name="gr73" draw:text-style-name="P13" draw:layer="layout" draw:type="line" svg:x1="11.95cm" svg:y1="10cm" svg:x2="13.05cm" svg:y2="10cm" draw:start-shape="id242" draw:start-glue-point="1" draw:end-shape="id244" draw:end-glue-point="3" svg:d="M11950 10000h1100" svg:viewBox="0 0 1101 1">
          <text:p/>
        </draw:connector>
        <draw:custom-shape draw:style-name="gr100" draw:text-style-name="P70" draw:layer="layout" svg:width="1cm" svg:height="1.5cm" svg:x="1.5cm" svg:y="17.5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70" draw:layer="layout" svg:width="1cm" svg:height="1.5cm" svg:x="2.5cm" svg:y="16cm">
          <text:p text:style-name="P16"><text:span text:style-name="T13">1</text:span></text:p>
          <draw:enhanced-geometry svg:viewBox="0 0 21600 21600" draw:type="rectangle" draw:enhanced-path="M 0 0 L 21600 0 21600 21600 0 21600 0 0 Z N"/>
        </draw:custom-shape>
        <draw:custom-shape draw:style-name="gr93" draw:text-style-name="P70" draw:layer="layout" svg:width="1cm" svg:height="1.5cm" svg:x="2.5cm" svg:y="17.5cm">
          <text:p text:style-name="P16"><text:span text:style-name="T13">C</text:span></text:p>
          <draw:enhanced-geometry svg:viewBox="0 0 21600 21600" draw:type="rectangle" draw:enhanced-path="M 0 0 L 21600 0 21600 21600 0 21600 0 0 Z N"/>
        </draw:custom-shape>
        <draw:custom-shape draw:style-name="gr101" draw:text-style-name="P74" draw:layer="layout" svg:width="1cm" svg:height="1.5cm" svg:x="6cm" svg:y="16cm">
          <text:p text:style-name="P16"><text:span text:style-name="T13">3</text:span></text:p>
          <draw:enhanced-geometry svg:viewBox="0 0 21600 21600" draw:type="rectangle" draw:enhanced-path="M 0 0 L 21600 0 21600 21600 0 21600 0 0 Z N"/>
        </draw:custom-shape>
        <draw:custom-shape draw:style-name="gr101" draw:text-style-name="P74" draw:layer="layout" svg:width="1cm" svg:height="1.5cm" svg:x="6cm" svg:y="17.5cm">
          <text:p text:style-name="P16"><text:span text:style-name="T13">A</text:span></text:p>
          <draw:enhanced-geometry svg:viewBox="0 0 21600 21600" draw:type="rectangle" draw:enhanced-path="M 0 0 L 21600 0 21600 21600 0 21600 0 0 Z N"/>
        </draw:custom-shape>
        <draw:custom-shape draw:style-name="gr101" draw:text-style-name="P74" draw:layer="layout" svg:width="1cm" svg:height="1.5cm" svg:x="7cm" svg:y="16cm">
          <text:p text:style-name="P16"><text:span text:style-name="T13">2</text:span></text:p>
          <draw:enhanced-geometry svg:viewBox="0 0 21600 21600" draw:type="rectangle" draw:enhanced-path="M 0 0 L 21600 0 21600 21600 0 21600 0 0 Z N"/>
        </draw:custom-shape>
        <draw:custom-shape draw:style-name="gr101" draw:text-style-name="P74" draw:layer="layout" svg:width="1cm" svg:height="1.5cm" svg:x="7cm" svg:y="17.5cm">
          <text:p text:style-name="P16"><text:span text:style-name="T13">A</text:span></text:p>
          <draw:enhanced-geometry svg:viewBox="0 0 21600 21600" draw:type="rectangle" draw:enhanced-path="M 0 0 L 21600 0 21600 21600 0 21600 0 0 Z N"/>
        </draw:custom-shape>
        <draw:custom-shape draw:style-name="gr101" draw:text-style-name="P74" xml:id="id250" draw:id="id250" draw:layer="layout" svg:width="1cm" svg:height="1.5cm" svg:x="10.5cm" svg:y="16cm">
          <text:p text:style-name="P16"><text:span text:style-name="T13">1</text:span></text:p>
          <draw:enhanced-geometry svg:viewBox="0 0 21600 21600" draw:type="rectangle" draw:enhanced-path="M 0 0 L 21600 0 21600 21600 0 21600 0 0 Z N"/>
        </draw:custom-shape>
        <draw:custom-shape draw:style-name="gr101" draw:text-style-name="P74" draw:layer="layout" svg:width="1cm" svg:height="1.5cm" svg:x="10.5cm" svg:y="17.5cm">
          <text:p text:style-name="P16"><text:span text:style-name="T13">A</text:span></text:p>
          <draw:enhanced-geometry svg:viewBox="0 0 21600 21600" draw:type="rectangle" draw:enhanced-path="M 0 0 L 21600 0 21600 21600 0 21600 0 0 Z N"/>
        </draw:custom-shape>
        <draw:custom-shape draw:style-name="gr100" draw:text-style-name="P70" draw:layer="layout" svg:width="1cm" svg:height="1.5cm" svg:x="11.5cm" svg:y="16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70" draw:layer="layout" svg:width="1cm" svg:height="1.5cm" svg:x="11.5cm" svg:y="17.5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18" draw:layer="layout" svg:width="1cm" svg:height="1.5cm" svg:x="13.5cm" svg:y="16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18" draw:layer="layout" svg:width="1cm" svg:height="1.5cm" svg:x="13.5cm" svg:y="17.5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70" draw:layer="layout" svg:width="1cm" svg:height="1.5cm" svg:x="12.5cm" svg:y="16cm">
          <text:p text:style-name="P16"><text:span text:style-name="T13">1</text:span></text:p>
          <draw:enhanced-geometry svg:viewBox="0 0 21600 21600" draw:type="rectangle" draw:enhanced-path="M 0 0 L 21600 0 21600 21600 0 21600 0 0 Z N"/>
        </draw:custom-shape>
        <draw:custom-shape draw:style-name="gr93" draw:text-style-name="P70" draw:layer="layout" svg:width="1cm" svg:height="1.5cm" svg:x="12.5cm" svg:y="17.5cm">
          <text:p text:style-name="P16"><text:span text:style-name="T13">B</text:span></text:p>
          <draw:enhanced-geometry svg:viewBox="0 0 21600 21600" draw:type="rectangle" draw:enhanced-path="M 0 0 L 21600 0 21600 21600 0 21600 0 0 Z N"/>
        </draw:custom-shape>
        <draw:custom-shape draw:style-name="gr93" draw:text-style-name="P70" draw:layer="layout" svg:width="1cm" svg:height="1.5cm" svg:x="3.5cm" svg:y="16cm">
          <text:p text:style-name="P16"><text:span text:style-name="T13">3</text:span></text:p>
          <draw:enhanced-geometry svg:viewBox="0 0 21600 21600" draw:type="rectangle" draw:enhanced-path="M 0 0 L 21600 0 21600 21600 0 21600 0 0 Z N"/>
        </draw:custom-shape>
        <draw:custom-shape draw:style-name="gr93" draw:text-style-name="P70" draw:layer="layout" svg:width="1cm" svg:height="1.5cm" svg:x="3.5cm" svg:y="17.5cm">
          <text:p text:style-name="P16"><text:span text:style-name="T13">C</text:span></text:p>
          <draw:enhanced-geometry svg:viewBox="0 0 21600 21600" draw:type="rectangle" draw:enhanced-path="M 0 0 L 21600 0 21600 21600 0 21600 0 0 Z N"/>
        </draw:custom-shape>
        <draw:custom-shape draw:style-name="gr100" draw:text-style-name="P70" draw:layer="layout" svg:width="1cm" svg:height="1.5cm" svg:x="8cm" svg:y="16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70" draw:layer="layout" svg:width="1cm" svg:height="1.5cm" svg:x="8cm" svg:y="17.5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70" draw:layer="layout" svg:width="1cm" svg:height="1.5cm" svg:x="9cm" svg:y="16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70" draw:layer="layout" svg:width="1cm" svg:height="1.5cm" svg:x="9cm" svg:y="17.5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69" draw:layer="layout" svg:width="1.497cm" svg:height="0.999cm" draw:transform="skewX (0.00296705972839036) rotate (1.5707963267949) translate (15.002cm 19cm)">
          <text:p text:style-name="P68"><text:span text:style-name="T35">NULL</text:span></text:p>
          <draw:enhanced-geometry svg:viewBox="0 0 21600 21600" draw:type="rectangle" draw:enhanced-path="M 0 0 L 21600 0 21600 21600 0 21600 0 0 Z N"/>
        </draw:custom-shape>
        <draw:custom-shape draw:style-name="gr93" draw:text-style-name="P70" draw:layer="layout" svg:width="1cm" svg:height="1.5cm" svg:x="16cm" svg:y="16cm">
          <text:p text:style-name="P16"><text:span text:style-name="T13">2</text:span></text:p>
          <draw:enhanced-geometry svg:viewBox="0 0 21600 21600" draw:type="rectangle" draw:enhanced-path="M 0 0 L 21600 0 21600 21600 0 21600 0 0 Z N"/>
        </draw:custom-shape>
        <draw:custom-shape draw:style-name="gr93" draw:text-style-name="P70" draw:layer="layout" svg:width="1cm" svg:height="1.5cm" svg:x="16cm" svg:y="17.5cm">
          <text:p text:style-name="P16"><text:span text:style-name="T13">B</text:span></text:p>
          <draw:enhanced-geometry svg:viewBox="0 0 21600 21600" draw:type="rectangle" draw:enhanced-path="M 0 0 L 21600 0 21600 21600 0 21600 0 0 Z N"/>
        </draw:custom-shape>
        <draw:custom-shape draw:style-name="gr100" draw:text-style-name="P70" draw:layer="layout" svg:width="1cm" svg:height="1.5cm" svg:x="17cm" svg:y="16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70" draw:layer="layout" svg:width="1cm" svg:height="1.5cm" svg:x="17cm" svg:y="17.5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70" draw:layer="layout" svg:width="1cm" svg:height="1.5cm" svg:x="18cm" svg:y="16cm">
          <text:p text:style-name="P16"><text:span text:style-name="T13">2</text:span></text:p>
          <draw:enhanced-geometry svg:viewBox="0 0 21600 21600" draw:type="rectangle" draw:enhanced-path="M 0 0 L 21600 0 21600 21600 0 21600 0 0 Z N"/>
        </draw:custom-shape>
        <draw:custom-shape draw:style-name="gr93" draw:text-style-name="P70" draw:layer="layout" svg:width="1cm" svg:height="1.5cm" svg:x="18cm" svg:y="17.5cm">
          <text:p text:style-name="P16"><text:span text:style-name="T13">D</text:span></text:p>
          <draw:enhanced-geometry svg:viewBox="0 0 21600 21600" draw:type="rectangle" draw:enhanced-path="M 0 0 L 21600 0 21600 21600 0 21600 0 0 Z N"/>
        </draw:custom-shape>
        <draw:custom-shape draw:style-name="gr100" draw:text-style-name="P70" draw:layer="layout" svg:width="1cm" svg:height="1.5cm" svg:x="20.5cm" svg:y="16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70" draw:layer="layout" svg:width="1cm" svg:height="1.5cm" svg:x="20.5cm" svg:y="17.5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70" draw:layer="layout" svg:width="1cm" svg:height="1.5cm" svg:x="21.5cm" svg:y="16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70" draw:layer="layout" svg:width="1cm" svg:height="1.5cm" svg:x="21.5cm" svg:y="17.5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70" draw:layer="layout" svg:width="1cm" svg:height="1.5cm" svg:x="22.5cm" svg:y="16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70" draw:layer="layout" svg:width="1cm" svg:height="1.5cm" svg:x="22.5cm" svg:y="17.5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69" draw:layer="layout" svg:width="1.497cm" svg:height="0.999cm" draw:transform="skewX (0.00296705972839036) rotate (1.5707963267949) translate (19.502cm 17.5cm)">
          <text:p text:style-name="P68"><text:span text:style-name="T35">NULL</text:span></text:p>
          <draw:enhanced-geometry svg:viewBox="0 0 21600 21600" draw:type="rectangle" draw:enhanced-path="M 0 0 L 21600 0 21600 21600 0 21600 0 0 Z N"/>
        </draw:custom-shape>
        <draw:custom-shape draw:style-name="gr102" draw:text-style-name="P69" draw:layer="layout" svg:width="1.497cm" svg:height="0.999cm" draw:transform="skewX (0.00296705972839036) rotate (1.5707963267949) translate (4.502cm 19.002cm)">
          <text:p text:style-name="P68"><text:span text:style-name="T35">NULL</text:span></text:p>
          <draw:enhanced-geometry svg:viewBox="0 0 21600 21600" draw:type="rectangle" draw:enhanced-path="M 0 0 L 21600 0 21600 21600 0 21600 0 0 Z N"/>
        </draw:custom-shape>
        <draw:custom-shape draw:style-name="gr93" draw:text-style-name="P70" draw:layer="layout" svg:width="1cm" svg:height="1.5cm" svg:x="4.5cm" svg:y="16cm">
          <text:p text:style-name="P16"><text:span text:style-name="T13">2</text:span></text:p>
          <draw:enhanced-geometry svg:viewBox="0 0 21600 21600" draw:type="rectangle" draw:enhanced-path="M 0 0 L 21600 0 21600 21600 0 21600 0 0 Z N"/>
        </draw:custom-shape>
        <draw:custom-shape draw:style-name="gr101" draw:text-style-name="P74" draw:layer="layout" svg:width="1cm" svg:height="1.5cm" svg:x="19.5cm" svg:y="17.5cm">
          <text:p text:style-name="P16"><text:span text:style-name="T13">A</text:span></text:p>
          <draw:enhanced-geometry svg:viewBox="0 0 21600 21600" draw:type="rectangle" draw:enhanced-path="M 0 0 L 21600 0 21600 21600 0 21600 0 0 Z N"/>
        </draw:custom-shape>
        <draw:custom-shape draw:style-name="gr100" draw:text-style-name="P70" draw:layer="layout" svg:width="1cm" svg:height="1.5cm" svg:x="1.5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71" draw:layer="layout" svg:width="1cm" svg:height="3cm" svg:x="1.5cm" svg:y="16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71" draw:layer="layout" svg:width="1cm" svg:height="3cm" svg:x="2.5cm" svg:y="16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71" draw:layer="layout" svg:width="1cm" svg:height="3cm" svg:x="3.5cm" svg:y="16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71" xml:id="id248" draw:id="id248" draw:layer="layout" svg:width="1cm" svg:height="3cm" svg:x="6cm" svg:y="16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71" xml:id="id252" draw:id="id252" draw:layer="layout" svg:width="1cm" svg:height="3cm" svg:x="7cm" svg:y="16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71" draw:layer="layout" svg:width="1cm" svg:height="3cm" svg:x="8cm" svg:y="16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71" draw:layer="layout" svg:width="1cm" svg:height="3cm" svg:x="9cm" svg:y="16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71" draw:layer="layout" svg:width="1cm" svg:height="3cm" svg:x="10.5cm" svg:y="16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71" draw:layer="layout" svg:width="1cm" svg:height="3cm" svg:x="11.5cm" svg:y="16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71" draw:layer="layout" svg:width="1cm" svg:height="3cm" svg:x="12.5cm" svg:y="16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71" draw:layer="layout" svg:width="1cm" svg:height="3cm" svg:x="13.5cm" svg:y="16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71" draw:layer="layout" svg:width="1cm" svg:height="3cm" svg:x="16cm" svg:y="16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71" draw:layer="layout" svg:width="1cm" svg:height="3cm" svg:x="18cm" svg:y="16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71" draw:layer="layout" svg:width="1cm" svg:height="3cm" svg:x="17cm" svg:y="16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71" draw:layer="layout" svg:width="1cm" svg:height="3cm" svg:x="20.5cm" svg:y="16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71" draw:layer="layout" svg:width="1cm" svg:height="3cm" svg:x="21.5cm" svg:y="16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71" draw:layer="layout" svg:width="1cm" svg:height="3cm" svg:x="22.5cm" svg:y="16cm">
          <text:p/>
          <draw:enhanced-geometry svg:viewBox="0 0 21600 21600" draw:type="rectangle" draw:enhanced-path="M 0 0 L 21600 0 21600 21600 0 21600 0 0 Z N"/>
        </draw:custom-shape>
        <draw:connector draw:style-name="gr73" draw:text-style-name="P13" draw:layer="layout" draw:type="line" svg:x1="6.1cm" svg:y1="10cm" svg:x2="7.2cm" svg:y2="10cm" draw:start-shape="id240" draw:start-glue-point="1" draw:end-shape="id242" draw:end-glue-point="3" svg:d="M6100 10000h1100" svg:viewBox="0 0 1101 1">
          <text:p/>
        </draw:connector>
        <draw:connector draw:style-name="gr40" draw:text-style-name="P22" draw:layer="layout" draw:type="curve" svg:x1="21.25cm" svg:y1="10.5cm" svg:x2="20cm" svg:y2="16cm" draw:start-shape="id253" draw:start-glue-point="2" svg:d="M21250 10500c0 4501-1250 1752-1250 5500" svg:viewBox="0 0 1251 5501">
          <text:p/>
        </draw:connector>
        <draw:path draw:style-name="gr103" draw:text-style-name="P75" draw:layer="layout" svg:width="0.572cm" svg:height="0.787cm" svg:x="8.432cm" svg:y="4.714cm" svg:viewBox="0 0 573 788" svg:d="M573 223c0 35-8 67-24 96-16 28-46 58-90 89l-42 30c-25 18-43 36-56 55-12 18-19 38-20 60h-147c2-37 13-70 32-100 19-29 47-57 83-83 40-27 67-51 84-71 16-21 24-44 24-70 0-32-11-58-32-76-21-19-51-28-90-28-37 0-68 10-94 32-25 22-39 50-44 86l-157-7c10-74 41-132 92-174 52-41 118-62 201-62 87 0 155 20 205 59 50 40 75 94 75 164zM190 788v-149h159v149z">
          <text:p/>
        </draw:path>
        <draw:path draw:style-name="gr103" draw:text-style-name="P75" draw:layer="layout" svg:width="0.572cm" svg:height="0.787cm" svg:x="15.733cm" svg:y="4.714cm" svg:viewBox="0 0 573 788" svg:d="M573 223c0 35-8 67-24 96-16 28-46 58-90 89l-42 30c-25 18-43 36-56 55-12 18-19 38-20 60h-147c2-37 13-70 32-100 19-29 47-57 83-83 40-27 67-51 84-71 16-21 24-44 24-70 0-32-11-58-32-76-21-19-51-28-90-28-37 0-68 10-94 32-25 22-39 50-44 86l-157-7c10-74 41-132 92-174 52-41 118-62 201-62 87 0 155 20 205 59 50 40 75 94 75 164zM190 788v-149h159v149z">
          <text:p/>
        </draw:path>
        <draw:custom-shape draw:style-name="gr97" draw:text-style-name="P71" draw:layer="layout" svg:width="1cm" svg:height="3cm" svg:x="15cm" svg:y="16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71" draw:layer="layout" svg:width="1cm" svg:height="3cm" svg:x="19.5cm" svg:y="16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71" draw:layer="layout" svg:width="1cm" svg:height="3cm" svg:x="4.5cm" svg:y="16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5" draw:text-style-name="P28" draw:layer="layout" svg:width="16.799cm" svg:height="13.364cm" svg:x="2.1cm" svg:y="14.107cm" presentation:class="notes" presentation:user-transformed="true">
            <draw:text-box>
              <text:p text:style-name="P27"><text:span text:style-name="T6">Однако если запрос содержит условие только на второй столбец, индекс </text:span><text:span text:style-name="T6">оказывается бесполезным. На слайде видно, что листовые записи, в которых </text:span><text:span text:style-name="T6">второй столбец равен «A», могут оказаться в любом месте индекса — у нас нет </text:span><text:span text:style-name="T6">способа спуститься к ним от корня дерева.</text:span></text:p>
              <text:p text:style-name="P27"><text:span text:style-name="T6">Иногда в таких случаях планировщик все-таки прибегает к только индексному </text:span><text:span text:style-name="T6">сканированию, но при этом просматривается весь индекс целиком.</text:span></text:p>
              <text:p text:style-name="P27"><text:span text:style-name="T16">Аналогично, индекс не может выдавать записи в порядке, отличном</text:span><text:span text:style-name="T16"><text:line-break/></text:span><text:span text:style-name="T16">от указанного при создании индекса. Например, </text:span><text:span text:style-name="T6">показанный на слайде индекс не </text:span><text:span text:style-name="T6">может выдавать записи, отсортированные по первому столбцу в порядке </text:span><text:span text:style-name="T6">возрастания, а по второму — в порядке убывания.</text:span></text:p>
              <text:p text:style-name="P27"><text:span text:style-name="T6"/></text:p>
            </draw:text-box>
          </draw:frame>
        </presentation:notes>
      </draw:page>
      <draw:page draw:name="page25" draw:style-name="dp1" draw:master-page-name="master" presentation:presentation-page-layout-name="AL1T1">
        <office:forms form:automatic-focus="false" form:apply-design-mode="false"/>
        <draw:frame presentation:style-name="pr8" draw:text-style-name="P8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9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14" draw:text-style-name="P29" draw:layer="layout" svg:width="17.893cm" svg:height="11.728cm" svg:x="5.054cm" svg:y="6.182cm">
          <draw:image xlink:href="Pictures/10000001000001B9000001219F9F77CFE0FDB8A0.png" xlink:type="simple" xlink:show="embed" xlink:actuate="onLoad" draw:mime-type="image/png">
            <text:p text:style-name="P1"><text:span text:style-name="T18"/></text:p>
            <text:p text:style-name="P1"><text:span text:style-name="T18"/></text:p>
            <text:p text:style-name="P1"><text:span text:style-name="T18"/></text:p>
            <text:p text:style-name="P1"><text:span text:style-name="T18"><text:s text:c="11"/></text:span><text:span text:style-name="T18">$ psql</text:span></text:p>
            <text:p text:style-name="P1"><text:span text:style-name="T18"><text:s text:c="11"/></text:span><text:span text:style-name="T18">postgres=#</text:span></text:p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master" presentation:presentation-page-layout-name="AL1T1">
        <office:forms form:automatic-focus="false" form:apply-design-mode="false"/>
        <draw:frame presentation:style-name="pr19" draw:text-style-name="P55" draw:layer="layout" svg:width="23.946cm" svg:height="1.737cm" svg:x="1.2cm" svg:y="0.737cm" presentation:class="title" presentation:user-transformed="true">
          <draw:text-box>
            <text:p><text:span text:style-name="T25">Include-индексы</text:span></text:p>
          </draw:text-box>
        </draw:frame>
        <draw:frame presentation:style-name="pr9" draw:text-style-name="P8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46"><text:span text:style-name="T11">Индекс с дополнительными </text:span><text:span text:style-name="T11">неключевыми столбцами</text:span></text:p>
                <text:list>
                  <text:list-item>
                    <text:p text:style-name="P46"><text:span text:style-name="T36">CREATE INDEX ... INCLUDE (...)</text:span></text:p>
                  </text:list-item>
                </text:list>
              </text:list-item>
              <text:list-item>
                <text:p text:style-name="P9"><text:span text:style-name="T11">Неключевые столбцы</text:span></text:p>
                <text:list>
                  <text:list-item>
                    <text:p text:style-name="P14"><text:span text:style-name="T37">не используются при поиске по индексу</text:span></text:p>
                  </text:list-item>
                  <text:list-item>
                    <text:p text:style-name="P14"><text:span text:style-name="T37">не учитываются ограничением </text:span><text:span text:style-name="T37">уникальности</text:span></text:p>
                  </text:list-item>
                  <text:list-item>
                    <text:p><text:span text:style-name="T37">значения хранятся в индексной записи</text:span><text:span text:style-name="T37"><text:line-break/></text:span><text:span text:style-name="T37">и возвращаются без обращения к </text:span><text:span text:style-name="T37">таблице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20" draw:text-style-name="P12" draw:layer="layout" svg:width="16.799cm" svg:height="13.611cm" svg:x="2.1cm" svg:y="14.007cm" presentation:class="notes" presentation:user-transformed="true">
            <draw:text-box>
              <text:p text:style-name="P27"><text:span text:style-name="T6">Покрывающий индекс, как правило, увеличивает эффективность выборки. Чтобы </text:span><text:span text:style-name="T6">сделать индекс покрывающим, в него может понадобиться добавить столбцы, но </text:span><text:span text:style-name="T6">это не всегда возможно:</text:span></text:p>
              <text:list text:style-name="L1">
                <text:list-item>
                  <text:p text:style-name="P53"><text:span text:style-name="T6">добавление столбца в уникальный индекс нарушит гарантию уникальности </text:span><text:span text:style-name="T6">исходных столбцов;</text:span></text:p>
                </text:list-item>
                <text:list-item>
                  <text:p text:style-name="P53"><text:span text:style-name="T6">тип данных добавляемого столбца может не поддерживаться индексом.</text:span></text:p>
                </text:list-item>
              </text:list>
              <text:p text:style-name="P76"><text:span text:style-name="T6">В таких случаях можно добавить к индексу </text:span><text:span text:style-name="T22">неключевые столбцы</text:span><text:span text:style-name="T6">, указав их в </text:span><text:span text:style-name="T6">предложении INCLUDE.</text:span></text:p>
              <text:p text:style-name="P76"><text:span text:style-name="T34"><text:a xlink:href="https://postgrespro.ru/docs/postgresql/16/sql-createindex" xlink:type="simple">https://postgrespro.ru/docs/postgresql/16/sql-createindex</text:a></text:span><text:span text:style-name="T34"><text:s/></text:span></text:p>
              <text:p text:style-name="P76"><text:span text:style-name="T6">Значения таких столбцов не формируют дерево индекса, а просто хранятся как </text:span><text:span text:style-name="T6">дополнительные сведения в индексных записях листовых страниц. Поиск по </text:span><text:span text:style-name="T6">неключевым столбцам не работает, но их значения могут быть получены без </text:span><text:span text:style-name="T6">обращения к таблице.</text:span></text:p>
              <text:p text:style-name="P76"><text:span text:style-name="T6">В настоящее время include-индексы поддерживаются только для индексов на </text:span><text:span text:style-name="T6">основе B-деревьев, GiST и SP-GiST-индексов.</text:span></text:p>
              <text:p text:style-name="P77"><text:span text:style-name="T6">Include-индексы создаются, чтобы индекс стал покрывающим, но не стоит путать </text:span><text:span text:style-name="T6">эти два термина. Индекс вполне может быть покрывающим для некоторого запроса, </text:span><text:span text:style-name="T6">но не использовать предложение INCLUDE.</text:span><text:span text:style-name="T6"><text:line-break/></text:span><text:span text:style-name="T6">А include-индекс может не быть покрывающим для каких-то запросов.</text:span></text:p>
              <text:p text:style-name="P77"><text:span text:style-name="T6"/></text:p>
              <text:p text:style-name="P77"><text:span text:style-name="T6"/></text:p>
            </draw:text-box>
          </draw:frame>
        </presentation:notes>
      </draw:page>
      <draw:page draw:name="page27" draw:style-name="dp1" draw:master-page-name="master" presentation:presentation-page-layout-name="AL1T1">
        <office:forms form:automatic-focus="false" form:apply-design-mode="false"/>
        <draw:frame presentation:style-name="pr8" draw:text-style-name="P8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9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14" draw:text-style-name="P29" draw:layer="layout" svg:width="17.893cm" svg:height="11.728cm" svg:x="5.054cm" svg:y="6.182cm">
          <draw:image xlink:href="Pictures/10000001000001B9000001219F9F77CFE0FDB8A0.png" xlink:type="simple" xlink:show="embed" xlink:actuate="onLoad" draw:mime-type="image/png">
            <text:p text:style-name="P1"><text:span text:style-name="T18"/></text:p>
            <text:p text:style-name="P1"><text:span text:style-name="T18"/></text:p>
            <text:p text:style-name="P1"><text:span text:style-name="T18"/></text:p>
            <text:p text:style-name="P1"><text:span text:style-name="T18"><text:s text:c="11"/></text:span><text:span text:style-name="T18">$ psql</text:span></text:p>
            <text:p text:style-name="P1"><text:span text:style-name="T18"><text:s text:c="11"/></text:span><text:span text:style-name="T18">postgres=#</text:span></text:p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master" presentation:presentation-page-layout-name="AL1T1">
        <office:forms form:automatic-focus="false" form:apply-design-mode="false"/>
        <draw:frame presentation:style-name="pr16" draw:text-style-name="P8" draw:layer="layout" svg:width="20.136cm" svg:height="1.737cm" svg:x="1.2cm" svg:y="0.737cm" presentation:class="title" presentation:user-transformed="true">
          <draw:text-box>
            <text:p>Сравнение эффективности</text:p>
          </draw:text-box>
        </draw:frame>
        <draw:line draw:style-name="gr104" draw:text-style-name="P42" draw:layer="layout" svg:x1="1.324cm" svg:y1="15.934cm" svg:x2="24.946cm" svg:y2="15.934cm">
          <text:p/>
        </draw:line>
        <draw:line draw:style-name="gr104" draw:text-style-name="P42" draw:layer="layout" svg:x1="1.324cm" svg:y1="15.934cm" svg:x2="1.324cm" svg:y2="5.266cm">
          <text:p/>
        </draw:line>
        <draw:frame draw:style-name="gr105" draw:text-style-name="P78" draw:layer="layout" svg:width="2.301cm" svg:height="0.962cm" svg:x="0.824cm" svg:y="4.238cm">
          <draw:text-box>
            <text:p><text:span text:style-name="T20">время</text:span></text:p>
          </draw:text-box>
        </draw:frame>
        <draw:frame draw:style-name="gr106" draw:text-style-name="P78" draw:layer="layout" svg:width="4.731cm" svg:height="0.962cm" svg:x="20.566cm" svg:y="14.688cm">
          <draw:text-box>
            <text:p><text:span text:style-name="T20">селективность</text:span></text:p>
          </draw:text-box>
        </draw:frame>
        <draw:frame draw:style-name="gr107" draw:text-style-name="P79" draw:layer="layout" svg:width="0.853cm" svg:height="0.962cm" svg:x="0.979cm" svg:y="16.242cm">
          <draw:text-box>
            <text:p><text:span text:style-name="T38">0</text:span></text:p>
          </draw:text-box>
        </draw:frame>
        <draw:frame draw:style-name="gr107" draw:text-style-name="P79" draw:layer="layout" svg:width="0.853cm" svg:height="0.962cm" svg:x="22.75cm" svg:y="16.242cm">
          <draw:text-box>
            <text:p><text:span text:style-name="T38">1</text:span></text:p>
          </draw:text-box>
        </draw:frame>
        <draw:line draw:style-name="gr108" draw:text-style-name="P42" draw:layer="layout" svg:x1="23.128cm" svg:y1="15.934cm" svg:x2="23.128cm" svg:y2="16.242cm">
          <text:p/>
        </draw:line>
        <draw:line draw:style-name="gr108" draw:text-style-name="P42" draw:layer="layout" svg:x1="1.324cm" svg:y1="9.634cm" svg:x2="23.114cm" svg:y2="9.634cm">
          <text:p/>
        </draw:line>
        <draw:line draw:style-name="gr108" draw:text-style-name="P42" draw:layer="layout" svg:x1="1.324cm" svg:y1="15.24cm" svg:x2="7.112cm" svg:y2="5.266cm">
          <text:p/>
        </draw:line>
        <draw:line draw:style-name="gr108" draw:text-style-name="P42" draw:layer="layout" svg:x1="1.324cm" svg:y1="14.034cm" svg:x2="20.828cm" svg:y2="5.08cm">
          <text:p/>
        </draw:line>
        <draw:line draw:style-name="gr109" draw:text-style-name="P42" draw:layer="layout" svg:x1="2.28cm" svg:y1="13.58cm" svg:x2="2.28cm" svg:y2="15.93cm">
          <text:p/>
        </draw:line>
        <draw:line draw:style-name="gr109" draw:text-style-name="P42" draw:layer="layout" svg:x1="10.93cm" svg:y1="9.63cm" svg:x2="10.93cm" svg:y2="15.936cm">
          <text:p/>
        </draw:line>
        <draw:line draw:style-name="gr108" draw:text-style-name="P42" draw:layer="layout" svg:x1="10.928cm" svg:y1="15.934cm" svg:x2="10.928cm" svg:y2="16.242cm">
          <text:p/>
        </draw:line>
        <draw:line draw:style-name="gr108" draw:text-style-name="P42" draw:layer="layout" svg:x1="2.28cm" svg:y1="15.93cm" svg:x2="2.28cm" svg:y2="16.238cm">
          <text:p/>
        </draw:line>
        <draw:frame draw:style-name="gr110" draw:text-style-name="P79" draw:layer="layout" svg:width="1.057cm" svg:height="1.126cm" svg:x="1.8cm" svg:y="16.242cm">
          <draw:text-box>
            <text:p><text:span text:style-name="T38">s</text:span><text:span text:style-name="T39">1</text:span></text:p>
          </draw:text-box>
        </draw:frame>
        <draw:frame draw:style-name="gr110" draw:text-style-name="P79" draw:layer="layout" svg:width="1.057cm" svg:height="1.126cm" svg:x="10.5cm" svg:y="16.242cm">
          <draw:text-box>
            <text:p><text:span text:style-name="T38">s</text:span><text:span text:style-name="T39">2</text:span></text:p>
          </draw:text-box>
        </draw:frame>
        <draw:line draw:style-name="gr111" draw:text-style-name="P42" draw:layer="layout" svg:x1="10.93cm" svg:y1="9.63cm" svg:x2="23.114cm" svg:y2="9.634cm">
          <text:p/>
        </draw:line>
        <draw:frame draw:style-name="gr112" draw:text-style-name="P80" draw:layer="layout" svg:width="3.326cm" svg:height="0.878cm" draw:transform="rotate (1.04108889881462) translate (4.584cm 7.77cm)">
          <draw:text-box>
            <text:p><text:span text:style-name="T14">Index Scan</text:span></text:p>
          </draw:text-box>
        </draw:frame>
        <draw:frame draw:style-name="gr113" draw:text-style-name="P80" draw:layer="layout" svg:width="5.239cm" svg:height="0.878cm" draw:transform="rotate (0.435110582522186) translate (15.322cm 6.675cm)">
          <draw:text-box>
            <text:p><text:span text:style-name="T14">Bitmap Index Scan</text:span></text:p>
          </draw:text-box>
        </draw:frame>
        <draw:frame draw:style-name="gr114" draw:text-style-name="P80" draw:layer="layout" svg:width="2.949cm" svg:height="0.878cm" svg:x="20.178cm" svg:y="9.724cm">
          <draw:text-box>
            <text:p><text:span text:style-name="T14">Seq Scan</text:span></text:p>
          </draw:text-box>
        </draw:frame>
        <draw:custom-shape draw:style-name="gr115" draw:text-style-name="P24" draw:layer="layout" svg:width="5.588cm" svg:height="1.524cm" svg:x="7.974cm" svg:y="4.402cm">
          <text:p text:style-name="P23"><text:span text:style-name="T15">пропорционально</text:span></text:p>
          <text:p text:style-name="P23"><text:span text:style-name="T15">кол-ву строк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5024.15458937198 25509.245901639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15" draw:text-style-name="P24" draw:layer="layout" svg:width="5.588cm" svg:height="1.524cm" svg:x="21.128cm" svg:y="5.842cm">
          <text:p text:style-name="P23"><text:span text:style-name="T15">пропорционально</text:span></text:p>
          <text:p text:style-name="P23"><text:span text:style-name="T15">кол-ву страниц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5418.35748792271 -1558.0327868852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line draw:style-name="gr111" draw:text-style-name="P42" draw:layer="layout" svg:x1="1.324cm" svg:y1="15.24cm" svg:x2="2.28cm" svg:y2="13.58cm">
          <text:p/>
        </draw:line>
        <draw:line draw:style-name="gr111" draw:text-style-name="P42" draw:layer="layout" svg:x1="2.28cm" svg:y1="13.58cm" svg:x2="10.93cm" svg:y2="9.634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21" draw:text-style-name="P28" draw:layer="layout" svg:width="16.799cm" svg:height="14.121cm" svg:x="2.1cm" svg:y="14.107cm" presentation:class="notes" presentation:user-transformed="true">
            <draw:text-box>
              <text:p text:style-name="P27"><text:span text:style-name="T6">Индексное сканирование лучше всего работает при очень высокой селективности, </text:span><text:span text:style-name="T6">когда по индексу выбирается одно или несколько значений.</text:span></text:p>
              <text:p text:style-name="P27"><text:span text:style-name="T16">При средней селективности обычно лучше всего показывает себя сканирование по </text:span><text:span text:style-name="T16">битовой карте. Хотя этот способ требует предварительного построения битовой </text:span><text:span text:style-name="T16">карты, он </text:span><text:span text:style-name="T6">выигрывает</text:span><text:span text:style-name="T6"><text:line-break/></text:span><text:span text:style-name="T6">у индексного сканирования, поскольку обходится без повторных чтений одних и тех </text:span><text:span text:style-name="T6">же страниц (если только данные в таблице не расположены физически в нужном </text:span><text:span text:style-name="T6">порядке, что бывает нечасто). В худшем случае производительность индексного </text:span><text:span text:style-name="T6">доступа пропорциональна числу выбираемых строк, а сканирования по битовой </text:span><text:span text:style-name="T6">карте — числу страниц.</text:span></text:p>
              <text:p text:style-name="P27"><text:span text:style-name="T6">При низкой селективности лучше всего работает последовательное сканирование: </text:span><text:span text:style-name="T6">если надо выбрать все или почти все табличные строки, обращение к индексным </text:span><text:span text:style-name="T6">страницам только увеличивает накладные расходы. Этот эффект усиливается в </text:span><text:span text:style-name="T6">случае вращающихся дисков, где скорость произвольного чтения существенно </text:span><text:span text:style-name="T6">ниже скорости чтения последовательно расположенных страниц.</text:span></text:p>
              <text:p text:style-name="P27"><text:span text:style-name="T6">Значение селективности, при котором становится выгодно переключиться на </text:span><text:span text:style-name="T6">другой метод доступа, сильно зависит от конкретной таблицы и конкретного </text:span><text:span text:style-name="T6">индекса. Планировщик учитывает множество параметров, чтобы выбрать наиболее </text:span><text:span text:style-name="T6">подходящий способ.</text:span></text:p>
              <text:p text:style-name="P27"><text:span text:style-name="T6">Еще одно замечание: при индексном доступе результат возвращается </text:span><text:span text:style-name="T6">отсортированным, что в ряде случаев увеличивает привлекательность такого </text:span><text:span text:style-name="T6">доступа даже при низкой селективности.</text:span></text:p>
            </draw:text-box>
          </draw:frame>
        </presentation:notes>
      </draw:page>
      <draw:page draw:name="page29" draw:style-name="dp1" draw:master-page-name="master" presentation:presentation-page-layout-name="AL1T1">
        <office:forms form:automatic-focus="false" form:apply-design-mode="false"/>
        <draw:polygon draw:style-name="gr116" draw:text-style-name="P81" draw:layer="layout" svg:width="21.789cm" svg:height="9.991cm" svg:x="1.324cm" svg:y="5.248cm" svg:viewBox="0 0 21790 9992" draw:points="21790,6691 0,9990 0,9992 0,9992 0,9990 0,9958 5805,0 21790,0">
          <text:p/>
        </draw:polygon>
        <draw:frame presentation:style-name="pr16" draw:text-style-name="P8" draw:layer="layout" svg:width="20.136cm" svg:height="1.737cm" svg:x="1.2cm" svg:y="0.737cm" presentation:class="title" presentation:user-transformed="true">
          <draw:text-box>
            <text:p>Сравнение эффективности</text:p>
          </draw:text-box>
        </draw:frame>
        <draw:line draw:style-name="gr104" draw:text-style-name="P42" draw:layer="layout" svg:x1="1.324cm" svg:y1="15.934cm" svg:x2="24.946cm" svg:y2="15.934cm">
          <text:p/>
        </draw:line>
        <draw:line draw:style-name="gr104" draw:text-style-name="P42" draw:layer="layout" svg:x1="1.324cm" svg:y1="15.934cm" svg:x2="1.324cm" svg:y2="5.266cm">
          <text:p/>
        </draw:line>
        <draw:frame draw:style-name="gr105" draw:text-style-name="P78" draw:layer="layout" svg:width="2.301cm" svg:height="0.962cm" svg:x="0.824cm" svg:y="4.238cm">
          <draw:text-box>
            <text:p><text:span text:style-name="T20">время</text:span></text:p>
          </draw:text-box>
        </draw:frame>
        <draw:frame draw:style-name="gr106" draw:text-style-name="P78" draw:layer="layout" svg:width="4.731cm" svg:height="0.962cm" svg:x="20.566cm" svg:y="14.688cm">
          <draw:text-box>
            <text:p><text:span text:style-name="T20">селективность</text:span></text:p>
          </draw:text-box>
        </draw:frame>
        <draw:frame draw:style-name="gr107" draw:text-style-name="P79" draw:layer="layout" svg:width="0.853cm" svg:height="0.962cm" svg:x="0.979cm" svg:y="16.242cm">
          <draw:text-box>
            <text:p><text:span text:style-name="T38">0</text:span></text:p>
          </draw:text-box>
        </draw:frame>
        <draw:frame draw:style-name="gr107" draw:text-style-name="P79" draw:layer="layout" svg:width="0.853cm" svg:height="0.962cm" svg:x="22.75cm" svg:y="16.242cm">
          <draw:text-box>
            <text:p><text:span text:style-name="T38">1</text:span></text:p>
          </draw:text-box>
        </draw:frame>
        <draw:line draw:style-name="gr108" draw:text-style-name="P42" draw:layer="layout" svg:x1="23.128cm" svg:y1="15.934cm" svg:x2="23.128cm" svg:y2="16.242cm">
          <text:p/>
        </draw:line>
        <draw:line draw:style-name="gr108" draw:text-style-name="P42" draw:layer="layout" svg:x1="1.324cm" svg:y1="9.634cm" svg:x2="23.114cm" svg:y2="9.634cm">
          <text:p/>
        </draw:line>
        <draw:line draw:style-name="gr108" draw:text-style-name="P42" draw:layer="layout" svg:x1="1.324cm" svg:y1="15.24cm" svg:x2="7.112cm" svg:y2="5.266cm">
          <text:p/>
        </draw:line>
        <draw:line draw:style-name="gr108" draw:text-style-name="P42" draw:layer="layout" svg:x1="1.324cm" svg:y1="14.034cm" svg:x2="20.828cm" svg:y2="5.08cm">
          <text:p/>
        </draw:line>
        <draw:frame draw:style-name="gr112" draw:text-style-name="P80" draw:layer="layout" svg:width="3.326cm" svg:height="0.878cm" draw:transform="rotate (1.04108889881462) translate (4.584cm 7.77cm)">
          <draw:text-box>
            <text:p><text:span text:style-name="T14">Index Scan</text:span></text:p>
          </draw:text-box>
        </draw:frame>
        <draw:frame draw:style-name="gr113" draw:text-style-name="P80" draw:layer="layout" svg:width="5.239cm" svg:height="0.878cm" draw:transform="rotate (0.435110582522186) translate (15.322cm 6.675cm)">
          <draw:text-box>
            <text:p><text:span text:style-name="T14">Bitmap Index Scan</text:span></text:p>
          </draw:text-box>
        </draw:frame>
        <draw:frame draw:style-name="gr114" draw:text-style-name="P80" draw:layer="layout" svg:width="2.949cm" svg:height="0.878cm" svg:x="20.178cm" svg:y="9.724cm">
          <draw:text-box>
            <text:p><text:span text:style-name="T14">Seq Scan</text:span></text:p>
          </draw:text-box>
        </draw:frame>
        <draw:custom-shape draw:style-name="gr117" draw:text-style-name="P24" draw:layer="layout" svg:width="3.048cm" svg:height="1.524cm" svg:x="7.366cm" svg:y="6.096cm">
          <text:p text:style-name="P23"><text:span text:style-name="T15">худший</text:span></text:p>
          <text:p text:style-name="P23"><text:span text:style-name="T15">случай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9606.29714660544 16444.327868852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line draw:style-name="gr108" draw:text-style-name="P42" draw:layer="layout" svg:x1="1.324cm" svg:y1="15.24cm" svg:x2="23.114cm" svg:y2="11.938cm">
          <text:p/>
        </draw:line>
        <draw:frame draw:style-name="gr118" draw:text-style-name="P80" draw:layer="layout" svg:width="4.642cm" svg:height="0.878cm" draw:transform="rotate (0.145385926691128) translate (4.077cm 13.886cm)">
          <draw:text-box>
            <text:p><text:span text:style-name="T14">Index Only Scan</text:span></text:p>
          </draw:text-box>
        </draw:frame>
        <draw:custom-shape draw:style-name="gr117" draw:text-style-name="P24" draw:layer="layout" svg:width="3.048cm" svg:height="1.524cm" svg:x="12.7cm" svg:y="10.922cm">
          <text:p text:style-name="P23"><text:span text:style-name="T15">лучший</text:span></text:p>
          <text:p text:style-name="P23"><text:span text:style-name="T15">случай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4951.91866185635 34829.114754098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9" presentation:class="page"/>
          <draw:frame presentation:style-name="pr5" draw:text-style-name="P28" draw:layer="layout" svg:width="16.799cm" svg:height="13.364cm" svg:x="2.1cm" svg:y="14.107cm" presentation:class="notes" presentation:user-transformed="true">
            <draw:text-box>
              <text:p text:style-name="P27"><text:span text:style-name="T6">Эффективность сканирования только индекса сильно зависит</text:span><text:span text:style-name="T6"><text:line-break/></text:span><text:span text:style-name="T6">от актуальности карты видимости и от того, сколько страниц действительно </text:span><text:span text:style-name="T6">содержат только актуальные версии строк.</text:span></text:p>
              <text:p text:style-name="P27"><text:span text:style-name="T6">В лучшем случае этот метод доступа может быть эффективнее последовательного </text:span><text:span text:style-name="T6">сканирования даже при низкой селективности (если индекс меньше, чем таблица, и </text:span><text:span text:style-name="T6">особенно на SSD-дисках).</text:span></text:p>
              <text:p text:style-name="P27"><text:span text:style-name="T6">В худшем случае, когда требуется проверять видимость каждой строки, метод </text:span><text:span text:style-name="T6">вырождается в обычное индексное сканирование.</text:span></text:p>
              <text:p text:style-name="P27"><text:span text:style-name="T6">Поэтому планировщику приходится учитывать состояние карты видимости: при </text:span><text:span text:style-name="T6">неблагоприятном прогнозе исключительно индексное сканирование не применяется </text:span><text:span text:style-name="T6">из-за опасности получить замедление вместо ускорения.</text:span></text:p>
              <text:p text:style-name="P27"><text:span text:style-name="T6"/></text:p>
            </draw:text-box>
          </draw:frame>
        </presentation:notes>
      </draw:page>
      <draw:page draw:name="page30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Итоги</text:span></text:p>
          </draw:text-box>
        </draw:frame>
        <draw:frame presentation:style-name="pr4" draw:text-style-name="P64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9"><text:span text:style-name="T26">Оптимизатор располагает </text:span><text:span text:style-name="T26">несколькими методами доступа</text:span></text:p>
                <text:list>
                  <text:list-item>
                    <text:p text:style-name="P14"><text:span text:style-name="T12">последовательное сканирование</text:span></text:p>
                  </text:list-item>
                  <text:list-item>
                    <text:p text:style-name="P53"><text:span text:style-name="T12">сканирование индекса</text:span></text:p>
                  </text:list-item>
                  <text:list-item>
                    <text:p text:style-name="P14"><text:span text:style-name="T12">сканирование только индекса</text:span></text:p>
                  </text:list-item>
                  <text:list-item>
                    <text:p text:style-name="P82"><text:span text:style-name="T12">сканирование по битовой карте</text:span></text:p>
                  </text:list-item>
                </text:list>
              </text:list-item>
              <text:list-item>
                <text:p text:style-name="P9"><text:span text:style-name="T26">Модель стоимости учитывает </text:span><text:span text:style-name="T26">множество параметров</text:span></text:p>
                <text:p text:style-name="P9"><text:span text:style-name="T26"/></text:p>
                <text:p text:style-name="P9"><text:span text:style-name="T26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5" draw:text-style-name="P8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master" presentation:presentation-page-layout-name="AL1T1">
        <office:forms form:automatic-focus="false" form:apply-design-mode="false"/>
        <draw:frame presentation:style-name="pr8" draw:text-style-name="P8" draw:layer="layout" svg:width="19.8cm" svg:height="1.741cm" svg:x="1.2cm" svg:y="0.737cm" presentation:class="title" presentation:user-transformed="true">
          <draw:text-box>
            <text:p><text:span text:style-name="T10">Практика</text:span></text:p>
          </draw:text-box>
        </draw:frame>
        <draw:frame presentation:style-name="pr22" draw:text-style-name="P85" draw:layer="layout" svg:width="25.6cm" svg:height="14.4cm" svg:x="1.2cm" svg:y="4.8cm" presentation:class="outline" presentation:user-transformed="true">
          <draw:text-box>
            <text:list text:style-name="L4">
              <text:list-item>
                <text:p text:style-name="P65"><text:span text:style-name="T40">Убедитесь, что при повторном </text:span><text:span text:style-name="T40">выполнении запрос, </text:span><text:span text:style-name="T40">выбирающий</text:span><text:span text:style-name="T41"> все строки из </text:span><text:span text:style-name="T41">таблицы flights, читает данные</text:span><text:span text:style-name="T41"><text:line-break/></text:span><text:span text:style-name="T41">из кеша СУБД.</text:span></text:p>
              </text:list-item>
              <text:list-item>
                <text:p text:style-name="P65"><text:span text:style-name="T41">В демонстрации был создан </text:span><text:span text:style-name="T41">include-индекс для таблицы </text:span><text:span text:style-name="T41">билетов tickets. Замените им </text:span><text:span text:style-name="T41">индекс, поддерживающий </text:span><text:span text:style-name="T41">первичный ключ.</text:span></text:p>
              </text:list-item>
              <text:list-item>
                <text:p text:style-name="P84"><text:span text:style-name="T41">Создайте индекс по столбцу </text:span><text:span text:style-name="T41">amount таблицы перелетов </text:span><text:span text:style-name="T41">ticket_flights. Найдите перелеты </text:span><text:span text:style-name="T41">стоимостью более</text:span><text:span text:style-name="T41"><text:line-break/></text:span><text:span text:style-name="T41">12</text:span><text:span text:style-name="T42">0</text:span><text:span text:style-name="T41">000 руб. (примерно </text:span><text:span text:style-name="T42">1</text:span><text:span text:style-name="T41">% </text:span><text:span text:style-name="T41">строк). Какой метод доступа</text:span><text:span text:style-name="T41"><text:line-break/></text:span><text:span text:style-name="T41">был выбран?</text:span></text:p>
              </text:list-item>
              <text:list-item>
                <text:p text:style-name="P84"><text:span text:style-name="T41">Повторите п. 3 для стоимости </text:span><text:span text:style-name="T41">менее 4</text:span><text:span text:style-name="T42">2</text:span><text:span text:style-name="T41">000 руб. (около</text:span><text:span text:style-name="T41"><text:line-break/></text:span><text:span text:style-name="T41">9</text:span><text:span text:style-name="T42">0</text:span><text:span text:style-name="T41">% строк)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1" presentation:class="page"/>
          <draw:frame presentation:style-name="pr23" draw:text-style-name="P86" draw:layer="layout" svg:width="16.799cm" svg:height="13.844cm" svg:x="2.1cm" svg:y="14.107cm" presentation:class="notes" presentation:user-transformed="true">
            <draw:text-box>
              <text:p text:style-name="P53"><text:span text:style-name="T43">1. Используйте команду EXPLAIN с параметрами analyze и buffers.</text:span></text:p>
              <text:p text:style-name="P53"><text:span text:style-name="T43"/></text:p>
              <text:p text:style-name="P53"><text:span text:style-name="T44">4. П</text:span><text:span text:style-name="T43">опробуйте также запретить выбранный метод доступа (параметр </text:span><text:span text:style-name="T45">enable_seqscan</text:span><text:span text:style-name="T43">) и сравнить скорости выполнения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 style:font-charset="x-symbol"/>
    <style:font-face style:name="DejaVu Sans3" svg:font-family="'DejaVu Sans'" style:font-pitch="variable" style:font-charset="x-symbol"/>
    <style:font-face style:name="DejaVu Sans4" svg:font-family="'DejaVu Sans'" style:font-family-generic="modern" style:font-pitch="variable"/>
    <style:font-face style:name="DejaVu Sans5" svg:font-family="'DejaVu Sans'" style:font-pitch="variable"/>
    <style:font-face style:name="Droid Sans Fallback" svg:font-family="'Droid Sans Fallback'" style:font-family-generic="swiss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Mono2" svg:font-family="'Liberation Mono'" style:font-family-generic="modern" style:font-pitch="fixed"/>
    <style:font-face style:name="Liberation Mono3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/>
    <style:font-face style:name="Liberation Sans2" svg:font-family="'Liberation Sans'" style:font-adornments="Regular" style:font-family-generic="swiss"/>
    <style:font-face style:name="Liberation Sans3" svg:font-family="'Liberation Sans', Arial" style:font-family-generic="swiss" style:font-pitch="variable"/>
    <style:font-face style:name="Liberation Sans4" svg:font-family="'Liberation Sans'" style:font-family-generic="swiss" style:font-pitch="variable"/>
    <style:font-face style:name="Liberation Sans5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pitch="variable" style:font-charset="x-symbol"/>
    <style:font-face style:name="Liberation Serif4" svg:font-family="'Liberation Serif'" style:font-family-generic="modern" style:font-pitch="variable"/>
    <style:font-face style:name="Liberation Serif5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e6e6ff" draw:end-color="#f0e6ff" draw:start-intensity="100%" draw:end-intensity="100%" draw:angle="30deg" draw:border="0%"/>
    <draw:gradient draw:name="Index_20_Only_20_Scan_20_2" draw:display-name="Index Only Scan 2" draw:style="radial" draw:cx="0%" draw:cy="100%" draw:start-color="#ffffff" draw:end-color="#f0e6ff" draw:start-intensity="100%" draw:end-intensity="100%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2" draw:display-name="Hatching 2" draw:style="single" draw:color="#666666" draw:distance="0.2cm" draw:rotation="450"/>
    <draw:fill-image draw:name="Empty" xlink:href="Pictures/1000000000000008000000089442829B9654ACBA.png" xlink:type="simple" xlink:show="embed" xlink:actuate="onLoad"/>
    <draw:opacity draw:name="Transparency_20_2" draw:display-name="Transparency 2" draw:style="linear" draw:start="100%" draw:end="50%" draw:angle="0deg" draw:border="25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ashed" draw:display-name="Fine Dashed" draw:style="rect" draw:dots1="1" draw:dots1-length="197%" draw:distance="197%"/>
    <draw:stroke-dash draw:name="Long_20_Dash_20__28_Rounded_29_" draw:display-name="Long Dash (Rounded)" draw:style="round" draw:dots1="1" draw:dots1-length="301%" draw:distance="399%"/>
    <draw:stroke-dash draw:name="Long_20_dashed" draw:display-name="Long dashed" draw:style="rect" draw:dots1="1" draw:dots1-length="400%" draw:distance="4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loext:opacity="0%" fo:language="ru" fo:country="RU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3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3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loext:opacity="100%" style:font-name="Liberation Sans3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size-asian="10pt"/>
    </style:style>
    <style:style style:name="Table_20_Contents" style:display-name="Table Contents" style:family="graphic">
      <style:paragraph-properties style:text-autospace="none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FreeSans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Default_20_Drawing_20_Style_5f_1" style:display-name="Default Drawing Style_1" style:family="graphic">
      <style:graphic-properties draw:stroke="solid" draw:stroke-dash="Long_20_Dash_20__28_Rounded_29_" svg:stroke-width="0cm" svg:stroke-color="#b2b2b2" draw:marker-start-width="0.2cm" draw:marker-start-center="false" draw:marker-end-width="0.2cm" draw:marker-end-center="false" svg:stroke-linecap="round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eading" style:family="graphic">
      <style:paragraph-properties fo:margin-top="0.746cm" fo:margin-bottom="0.374cm" style:text-autospace="none"/>
      <style:text-properties style:font-name="Liberation Sans3" fo:font-family="'Liberation Sans', Arial" style:font-family-generic="swiss" style:font-pitch="variable" fo:font-size="14pt" style:font-name-asian="Arial Unicode MS" style:font-family-asian="'Arial Unicode MS'" style:font-pitch-asian="variable" style:font-size-asian="14pt"/>
    </style:style>
    <style:style style:name="master-background" style:family="presentation">
      <style:graphic-properties draw:stroke="none" draw:fill="none"/>
      <style:text-properties style:letter-kerning="true"/>
    </style:style>
    <style:style style:name="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outline1" style:family="presentation">
      <style:graphic-properties draw:stroke="none" draw:fill="none" draw:auto-grow-height="false" draw:fit-to-size="false" style:shrink-to-fit="true">
        <text:list-style style:name="master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8pt" style:font-style-asian="normal" style:font-weight-asian="normal" style:font-name-complex="FreeSans2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aster-outline2" style:family="presentation" style:parent-style-name="master-outline1">
      <style:paragraph-properties fo:margin-top="0cm" fo:margin-bottom="0.4cm"/>
      <style:text-properties style:font-name="Liberation Serif" fo:font-family="'Liberation Serif'" style:font-family-generic="roman" style:font-pitch="variable" fo:font-size="24pt" style:font-size-asian="24pt" style:font-size-complex="24pt"/>
    </style:style>
    <style:style style:name="master-outline3" style:family="presentation" style:parent-style-name="master-outline2">
      <style:paragraph-properties fo:margin-top="0cm" fo:margin-bottom="0.3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4" style:family="presentation" style:parent-style-name="master-outline3">
      <style:paragraph-properties fo:margin-top="0cm" fo:margin-bottom="0.2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5" style:family="presentation" style:parent-style-name="master-outline4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6" style:family="presentation" style:parent-style-name="master-outline5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7" style:family="presentation" style:parent-style-name="master-outline6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8" style:family="presentation" style:parent-style-name="master-outline7">
      <style:paragraph-properties fo:margin-top="0cm" fo:margin-bottom="0.1cm"/>
      <style:text-properties fo:font-size="20pt" style:font-size-asian="20pt" style:font-size-complex="20pt"/>
    </style:style>
    <style:style style:name="master-outline9" style:family="presentation" style:parent-style-name="master-outline8">
      <style:paragraph-properties fo:margin-top="0cm" fo:margin-bottom="0.1cm"/>
      <style:text-properties fo:font-size="20pt" style:font-size-asian="20pt" style:font-size-complex="20pt"/>
    </style:style>
    <style:style style:name="master-subtitle" style:family="presentation">
      <style:graphic-properties draw:stroke="none" draw:fill="none" draw:textarea-vertical-align="middle">
        <text:list-style style:name="mas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title" style:family="presentation">
      <style:graphic-properties draw:stroke="none" draw:fill="none" draw:textarea-horizontal-align="left" draw:textarea-vertical-align="top">
        <text:list-style style:name="mas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_5f__5f_-background" style:display-name="master1__-background" style:family="presentation">
      <style:graphic-properties draw:stroke="none" draw:fill="bitmap" draw:fill-image-name="Empty" draw:fill-image-width="21.33cm" draw:fill-image-height="16cm" style:repeat="no-repeat" draw:fill-image-ref-point-y="10%" draw:fill-image-ref-point="bottom"/>
      <style:text-properties style:letter-kerning="true"/>
    </style:style>
    <style:style style:name="master1_5f__5f_-backgroundobjects" style:display-name="master1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_5f__5f_-notes" style:display-name="master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_5f__5f_-outline1" style:display-name="master1__-outline1" style:family="presentation">
      <style:graphic-properties draw:stroke="none" draw:fill="none" draw:auto-grow-height="false" draw:fit-to-size="false" style:shrink-to-fit="true">
        <text:list-style style:name="master1_5f__5f_-outline1" style:display-name="master1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_5f_-outline2" style:display-name="master1__-outline2" style:family="presentation" style:parent-style-name="master1_5f__5f_-outline1">
      <style:paragraph-properties fo:margin-top="0cm" fo:margin-bottom="0.4cm"/>
      <style:text-properties fo:font-size="28pt" style:font-size-asian="28pt" style:font-size-complex="28pt"/>
    </style:style>
    <style:style style:name="master1_5f__5f_-outline3" style:display-name="master1__-outline3" style:family="presentation" style:parent-style-name="master1_5f__5f_-outline2">
      <style:paragraph-properties fo:margin-top="0cm" fo:margin-bottom="0.3cm"/>
      <style:text-properties fo:font-size="24pt" style:font-size-asian="24pt" style:font-size-complex="24pt"/>
    </style:style>
    <style:style style:name="master1_5f__5f_-outline4" style:display-name="master1__-outline4" style:family="presentation" style:parent-style-name="master1_5f__5f_-outline3">
      <style:paragraph-properties fo:margin-top="0cm" fo:margin-bottom="0.2cm"/>
      <style:text-properties fo:font-size="20pt" style:font-size-asian="20pt" style:font-size-complex="20pt"/>
    </style:style>
    <style:style style:name="master1_5f__5f_-outline5" style:display-name="master1__-outline5" style:family="presentation" style:parent-style-name="master1_5f__5f_-outline4">
      <style:paragraph-properties fo:margin-top="0cm" fo:margin-bottom="0.1cm"/>
      <style:text-properties fo:font-size="20pt" style:font-size-asian="20pt" style:font-size-complex="20pt"/>
    </style:style>
    <style:style style:name="master1_5f__5f_-outline6" style:display-name="master1__-outline6" style:family="presentation" style:parent-style-name="master1_5f__5f_-outline5">
      <style:paragraph-properties fo:margin-top="0cm" fo:margin-bottom="0.1cm"/>
      <style:text-properties fo:font-size="20pt" style:font-size-asian="20pt" style:font-size-complex="20pt"/>
    </style:style>
    <style:style style:name="master1_5f__5f_-outline7" style:display-name="master1__-outline7" style:family="presentation" style:parent-style-name="master1_5f__5f_-outline6">
      <style:paragraph-properties fo:margin-top="0cm" fo:margin-bottom="0.1cm"/>
      <style:text-properties fo:font-size="20pt" style:font-size-asian="20pt" style:font-size-complex="20pt"/>
    </style:style>
    <style:style style:name="master1_5f__5f_-outline8" style:display-name="master1__-outline8" style:family="presentation" style:parent-style-name="master1_5f__5f_-outline7">
      <style:paragraph-properties fo:margin-top="0cm" fo:margin-bottom="0.1cm"/>
      <style:text-properties fo:font-size="20pt" style:font-size-asian="20pt" style:font-size-complex="20pt"/>
    </style:style>
    <style:style style:name="master1_5f__5f_-outline9" style:display-name="master1__-outline9" style:family="presentation" style:parent-style-name="master1_5f__5f_-outline8">
      <style:paragraph-properties fo:margin-top="0cm" fo:margin-bottom="0.1cm"/>
      <style:text-properties fo:font-size="20pt" style:font-size-asian="20pt" style:font-size-complex="20pt"/>
    </style:style>
    <style:style style:name="master1_5f__5f_-subtitle" style:display-name="master1__-subtitle" style:family="presentation">
      <style:graphic-properties draw:stroke="none" draw:fill="none" draw:textarea-vertical-align="middle">
        <text:list-style style:name="master1_5f__5f_-subtitle" style:display-name="master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_5f_-title" style:display-name="master1__-title" style:family="presentation">
      <style:graphic-properties draw:stroke="none" draw:fill="none" draw:textarea-horizontal-align="left" draw:textarea-vertical-align="top">
        <text:list-style style:name="master1_5f__5f_-title" style:display-name="master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Empty" draw:fill-image-width="21.33cm" draw:fill-image-height="16cm" style:repeat="no-repeat" draw:fill-image-ref-point-y="10%" draw:fill-image-ref-point="botto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right" draw:textarea-vertical-align="middle" draw:auto-grow-width="false" fo:min-height="0.94cm" fo:min-width="3.026cm" fo:padding-right="0cm"/>
      <style:paragraph-properties style:writing-mode="lr-tb"/>
    </style:style>
    <style:style style:name="M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aster-backgroundobjects">
      <style:graphic-properties draw:stroke="none" draw:fill="gradient" draw:fill-color="#f0e6ff" draw:fill-gradient-name="Gradient_20_2" draw:textarea-vertical-align="middle" draw:auto-grow-height="false" fo:min-height="2.8cm" fo:min-width="28cm"/>
    </style:style>
    <style:style style:name="Mpr2" style:family="presentation" style:parent-style-name="master-outline1">
      <style:graphic-properties fo:min-height="12.18cm"/>
      <style:paragraph-properties style:writing-mode="lr-tb"/>
    </style:style>
    <style:style style:name="Mpr3" style:family="presentation" style:parent-style-name="mast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ast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aster1_5f__5f_-backgroundobjects">
      <style:graphic-properties draw:stroke="none" draw:fill="solid" draw:fill-color="#000033" draw:opacity="100%" draw:opacity-name="Transparency_20_2" draw:textarea-vertical-align="middle" draw:auto-grow-height="false" fo:min-height="4.572cm" fo:min-width="28cm" draw:shadow-opacity="100%"/>
    </style:style>
    <style:style style:name="Mpr6" style:family="presentation" style:parent-style-name="master1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aster1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color="#f0e6ff" draw:fill-gradient-name="Gradient_20_2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end"/>
    </style:style>
    <style:style style:name="MP9" style:family="paragraph">
      <loext:graphic-properties draw:fill="none" draw:fill-color="#ffffff"/>
      <style:paragraph-properties fo:text-align="end" style:writing-mode="lr-tb"/>
    </style:style>
    <style:style style:name="MP10" style:family="paragraph">
      <loext:graphic-properties draw:fill="solid" draw:fill-color="#000033" draw:opacity="100%" draw:opacity-name="Transparency_20_2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8pt" style:font-size-asian="28pt" style:font-size-complex="28pt"/>
    </style:style>
    <style:style style:name="MT3" style:family="text">
      <style:text-properties fo:font-size="24pt" style:font-size-asian="24pt" style:font-size-complex="24pt"/>
    </style:style>
    <style:style style:name="MT4" style:family="text">
      <style:text-properties fo:font-size="20pt" style:font-size-asian="20pt" style:font-size-complex="20pt"/>
    </style:style>
    <style:style style:name="MT5" style:family="text">
      <style:text-properties fo:color="#000033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aster-title" draw:layer="backgroundobjects" svg:width="19.8cm" svg:height="1.56cm" svg:x="1.4cm" svg:y="0.837cm" presentation:class="title" presentation:placeholder="true">
        <draw:text-box/>
      </draw:frame>
      <draw:frame presentation:style-name="Mpr2" draw:text-style-name="MP6" draw:layer="backgroundobjects" svg:width="25.6cm" svg:height="14.4cm" svg:x="1.2cm" svg:y="4.8cm" presentation:class="outline">
        <draw:text-box>
          <text:list text:style-name="ML3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7" draw:layer="backgroundobjects" svg:width="4.57cm" svg:height="1.93cm" svg:x="22.27cm" svg:y="0.37cm">
        <draw:image xlink:href="Pictures/100048B800001B6E00000B7822A3FAAEBE51E006.wmf" xlink:type="simple" xlink:show="embed" xlink:actuate="onLoad" draw:mime-type="image/x-wmf">
          <text:p/>
        </draw:image>
        <draw:image xlink:href="Pictures/10000001000001090000006F47BB9789C9C0FA55.png" xlink:type="simple" xlink:show="embed" xlink:actuate="onLoad" draw:mime-type="image/png"/>
      </draw:frame>
      <draw:frame draw:style-name="Mgr4" draw:text-style-name="MP9" draw:layer="backgroundobjects" svg:width="2.2cm" svg:height="1.19cm" svg:x="24.6cm" svg:y="19.2cm">
        <draw:text-box>
          <text:p text:style-name="MP8"><text:span text:style-name="MT5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aster-title" draw:layer="backgroundobjects" svg:width="14.848cm" svg:height="11.136cm" svg:x="3.075cm" svg:y="2.257cm" presentation:class="page"/>
        <draw:frame presentation:style-name="master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_5f__5f_" style:display-name="master1__" style:page-layout-name="PM1" draw:style-name="Mdp2">
      <office:forms form:automatic-focus="false" form:apply-design-mode="false"/>
      <draw:frame draw:style-name="Mgr3" draw:text-style-name="MP7" draw:layer="backgroundobjects" svg:width="28cm" svg:height="21.64cm" svg:x="0cm" svg:y="0cm">
        <draw:image xlink:href="Pictures/10000000000008A80000067E8F735EA6ED9F0C0B.jpg" xlink:type="simple" xlink:show="embed" xlink:actuate="onLoad" draw:mime-type="image/jpeg">
          <text:p/>
        </draw:image>
      </draw:frame>
      <draw:frame presentation:style-name="master1_5f__5f_-outline1" draw:layer="backgroundobjects" svg:width="25.199cm" svg:height="2.107cm" svg:x="1.4cm" svg:y="15.086cm" presentation:class="outline" presentation:placeholder="true">
        <draw:text-box/>
      </draw:frame>
      <draw:custom-shape presentation:style-name="Mpr5" draw:text-style-name="MP10" draw:layer="backgroundobjects" svg:width="28cm" svg:height="4.572cm" svg:x="0cm" svg:y="0cm">
        <text:p/>
        <draw:enhanced-geometry svg:viewBox="0 0 21600 21600" draw:type="rectangle" draw:enhanced-path="M 0 0 L 21600 0 21600 21600 0 21600 0 0 Z N"/>
      </draw:custom-shape>
      <draw:frame presentation:style-name="master1_5f__5f_-title" draw:layer="backgroundobjects" svg:width="25.24cm" svg:height="1.98cm" svg:x="1.43cm" svg:y="0.76cm" presentation:class="title" presentation:placeholder="true">
        <draw:text-box/>
      </draw:frame>
      <draw:frame draw:style-name="Mgr5" draw:text-style-name="MP7" draw:layer="backgroundobjects" svg:width="6.698cm" svg:height="3.018cm" svg:x="1.43cm" svg:y="5.522cm">
        <draw:image xlink:href="Pictures/10001EB70000819B00003A653728BE2E112D5303.svg" xlink:type="simple" xlink:show="embed" xlink:actuate="onLoad" draw:mime-type="image/svg+xml">
          <text:p/>
        </draw:image>
        <draw:image xlink:href="Pictures/100000010000041D000001DB7D2BDBE286204B70.png" xlink:type="simple" xlink:show="embed" xlink:actuate="onLoad" draw:mime-type="image/png"/>
      </draw:frame>
      <presentation:notes style:page-layout-name="PM0">
        <draw:page-thumbnail presentation:style-name="master1_5f__5f_-title" draw:layer="backgroundobjects" svg:width="0.001cm" svg:height="0.001cm" svg:x="0cm" svg:y="2.257cm" presentation:class="page"/>
        <draw:frame presentation:style-name="master1_5f__5f_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5-06-01T16:50:20.766729314</meta:creation-date>
    <meta:editing-duration>P26DT22H1M4S</meta:editing-duration>
    <meta:editing-cycles>1392</meta:editing-cycles>
    <meta:generator>LibreOffice/7.3.7.2$Linux_X86_64 LibreOffice_project/30$Build-2</meta:generator>
    <dc:date>2025-01-21T09:35:27.582781374</dc:date>
    <meta:document-statistic meta:object-count="1119"/>
    <meta:template xlink:type="simple" xlink:actuate="onRequest" xlink:title="master" xlink:href="../../../../../tmp/DBA1/master.otp" meta:date="2015-06-01T16:50:20.490561969"/>
  </office:meta>
</office:document-meta>
</file>